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63d877"/>
    </style:style>
    <style:style style:name="P2" style:family="paragraph" style:parent-style-name="Text_20_body">
      <style:text-properties officeooo:paragraph-rsid="027a6c0a"/>
    </style:style>
    <style:style style:name="P3" style:family="paragraph" style:parent-style-name="Text_20_body">
      <style:text-properties officeooo:paragraph-rsid="027b9921"/>
    </style:style>
    <style:style style:name="P4" style:family="paragraph" style:parent-style-name="Text_20_body">
      <style:text-properties officeooo:rsid="0253de4f" officeooo:paragraph-rsid="02553c18"/>
    </style:style>
    <style:style style:name="P5" style:family="paragraph" style:parent-style-name="Text_20_body">
      <style:text-properties officeooo:rsid="02549cd0" officeooo:paragraph-rsid="02549cd0"/>
    </style:style>
    <style:style style:name="P6" style:family="paragraph" style:parent-style-name="Text_20_body">
      <style:text-properties officeooo:rsid="009524be" officeooo:paragraph-rsid="02553c18"/>
    </style:style>
    <style:style style:name="P7" style:family="paragraph" style:parent-style-name="Text_20_body">
      <style:text-properties officeooo:rsid="02553c18" officeooo:paragraph-rsid="02553c18"/>
    </style:style>
    <style:style style:name="P8" style:family="paragraph" style:parent-style-name="Text_20_body">
      <style:text-properties officeooo:rsid="0257530a" officeooo:paragraph-rsid="0257530a"/>
    </style:style>
    <style:style style:name="P9" style:family="paragraph" style:parent-style-name="Text_20_body">
      <style:text-properties officeooo:rsid="025cac41" officeooo:paragraph-rsid="025cac41"/>
    </style:style>
    <style:style style:name="P10" style:family="paragraph" style:parent-style-name="Text_20_body">
      <style:text-properties style:text-underline-style="solid" style:text-underline-width="auto" style:text-underline-color="font-color" fo:font-weight="bold" officeooo:rsid="025cac41" officeooo:paragraph-rsid="025cac4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25d088c" officeooo:paragraph-rsid="025d088c"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261d249" officeooo:paragraph-rsid="0261d249" style:font-weight-asian="bold" style:font-weight-complex="bold"/>
    </style:style>
    <style:style style:name="P13" style:family="paragraph" style:parent-style-name="Text_20_body">
      <style:text-properties officeooo:rsid="025d088c" officeooo:paragraph-rsid="025d088c"/>
    </style:style>
    <style:style style:name="P14" style:family="paragraph" style:parent-style-name="Text_20_body">
      <style:text-properties officeooo:rsid="0261d249" officeooo:paragraph-rsid="025d088c"/>
    </style:style>
    <style:style style:name="P15" style:family="paragraph" style:parent-style-name="Text_20_body">
      <style:text-properties officeooo:rsid="0261dda2" officeooo:paragraph-rsid="0261dda2"/>
    </style:style>
    <style:style style:name="P16" style:family="paragraph" style:parent-style-name="Text_20_body">
      <style:text-properties officeooo:rsid="0272f10f" officeooo:paragraph-rsid="0271cf3b"/>
    </style:style>
    <style:style style:name="P17" style:family="paragraph" style:parent-style-name="Text_20_body">
      <style:text-properties officeooo:rsid="0275ef73" officeooo:paragraph-rsid="0275ef73"/>
    </style:style>
    <style:style style:name="P18" style:family="paragraph" style:parent-style-name="Text_20_body">
      <style:text-properties officeooo:rsid="02785373" officeooo:paragraph-rsid="02785373"/>
    </style:style>
    <style:style style:name="P19" style:family="paragraph" style:parent-style-name="Text_20_body">
      <style:text-properties officeooo:rsid="027c61dc" officeooo:paragraph-rsid="027b9921"/>
    </style:style>
    <style:style style:name="P20" style:family="paragraph" style:parent-style-name="Text_20_body">
      <style:text-properties officeooo:rsid="027e4de4" officeooo:paragraph-rsid="027e4de4"/>
    </style:style>
    <style:style style:name="P21" style:family="paragraph" style:parent-style-name="Text_20_body">
      <style:text-properties officeooo:rsid="027b8c44" officeooo:paragraph-rsid="0284a2e0"/>
    </style:style>
    <style:style style:name="P22" style:family="paragraph" style:parent-style-name="Text_20_body">
      <style:text-properties officeooo:rsid="027b8c44" officeooo:paragraph-rsid="02867709"/>
    </style:style>
    <style:style style:name="P23" style:family="paragraph" style:parent-style-name="Text_20_body">
      <style:text-properties officeooo:rsid="02896db4" officeooo:paragraph-rsid="02896db4"/>
    </style:style>
    <style:style style:name="P24" style:family="paragraph" style:parent-style-name="Text_20_body">
      <style:text-properties officeooo:rsid="0283b275" officeooo:paragraph-rsid="027a6c0a"/>
    </style:style>
    <style:style style:name="P25" style:family="paragraph" style:parent-style-name="Text_20_body">
      <style:text-properties officeooo:rsid="0284a2e0" officeooo:paragraph-rsid="0283b275"/>
    </style:style>
    <style:style style:name="P26" style:family="paragraph" style:parent-style-name="Text_20_body">
      <style:text-properties officeooo:rsid="0284a2e0" officeooo:paragraph-rsid="028c0a0c"/>
    </style:style>
    <style:style style:name="P27" style:family="paragraph" style:parent-style-name="Text_20_body">
      <style:text-properties officeooo:rsid="0284a2e0" officeooo:paragraph-rsid="028c406c"/>
    </style:style>
    <style:style style:name="P28" style:family="paragraph" style:parent-style-name="Text_20_body">
      <style:text-properties officeooo:rsid="0284a2e0" officeooo:paragraph-rsid="028f1840"/>
    </style:style>
    <style:style style:name="P29" style:family="paragraph" style:parent-style-name="Text_20_body">
      <style:text-properties officeooo:rsid="0284a2e0" officeooo:paragraph-rsid="02917a1b"/>
    </style:style>
    <style:style style:name="P30" style:family="paragraph" style:parent-style-name="Text_20_body">
      <style:text-properties officeooo:paragraph-rsid="029aa17b"/>
    </style:style>
    <style:style style:name="P31" style:family="paragraph" style:parent-style-name="Text_20_body">
      <style:text-properties officeooo:paragraph-rsid="02a14c41"/>
    </style:style>
    <style:style style:name="P32" style:family="paragraph" style:parent-style-name="Text_20_body">
      <style:text-properties officeooo:paragraph-rsid="02a5ac82"/>
    </style:style>
    <style:style style:name="P33" style:family="paragraph" style:parent-style-name="Text_20_body">
      <style:text-properties officeooo:paragraph-rsid="02b2b124"/>
    </style:style>
    <style:style style:name="P34" style:family="paragraph" style:parent-style-name="Text_20_body">
      <style:text-properties officeooo:rsid="02899a2b" officeooo:paragraph-rsid="02899a2b"/>
    </style:style>
    <style:style style:name="P35" style:family="paragraph" style:parent-style-name="Text_20_body">
      <style:text-properties officeooo:rsid="028c0a0c" officeooo:paragraph-rsid="028c0a0c"/>
    </style:style>
    <style:style style:name="P36" style:family="paragraph" style:parent-style-name="Text_20_body">
      <style:text-properties officeooo:rsid="028c406c" officeooo:paragraph-rsid="028c406c"/>
    </style:style>
    <style:style style:name="P37" style:family="paragraph" style:parent-style-name="Text_20_body">
      <style:text-properties officeooo:rsid="02917a1b" officeooo:paragraph-rsid="02917a1b"/>
    </style:style>
    <style:style style:name="P38" style:family="paragraph" style:parent-style-name="Text_20_body">
      <style:text-properties officeooo:rsid="02917a1b" officeooo:paragraph-rsid="02932354"/>
    </style:style>
    <style:style style:name="P39" style:family="paragraph" style:parent-style-name="Text_20_body">
      <style:text-properties officeooo:rsid="02932354" officeooo:paragraph-rsid="02932354"/>
    </style:style>
    <style:style style:name="P40" style:family="paragraph" style:parent-style-name="Text_20_body">
      <style:text-properties officeooo:rsid="02939d5f" officeooo:paragraph-rsid="02939d5f"/>
    </style:style>
    <style:style style:name="P41" style:family="paragraph" style:parent-style-name="Text_20_body">
      <style:text-properties officeooo:rsid="02956421" officeooo:paragraph-rsid="02956421"/>
    </style:style>
    <style:style style:name="P42" style:family="paragraph" style:parent-style-name="Text_20_body">
      <style:text-properties officeooo:rsid="0295bd5c" officeooo:paragraph-rsid="0295bd5c"/>
    </style:style>
    <style:style style:name="P43" style:family="paragraph" style:parent-style-name="Text_20_body">
      <style:text-properties fo:font-weight="bold" officeooo:rsid="0296e711" officeooo:paragraph-rsid="0296e711" style:font-weight-asian="bold" style:font-weight-complex="bold"/>
    </style:style>
    <style:style style:name="P44" style:family="paragraph" style:parent-style-name="Text_20_body">
      <style:text-properties officeooo:rsid="0296e711" officeooo:paragraph-rsid="0296e711"/>
    </style:style>
    <style:style style:name="P45" style:family="paragraph" style:parent-style-name="Text_20_body">
      <style:text-properties officeooo:rsid="029896c7" officeooo:paragraph-rsid="029896c7"/>
    </style:style>
    <style:style style:name="P46" style:family="paragraph" style:parent-style-name="Text_20_body">
      <style:text-properties officeooo:rsid="02990ce1" officeooo:paragraph-rsid="02990ce1"/>
    </style:style>
    <style:style style:name="P47" style:family="paragraph" style:parent-style-name="Text_20_body">
      <style:text-properties officeooo:rsid="0299f081" officeooo:paragraph-rsid="0299f081"/>
    </style:style>
    <style:style style:name="P48" style:family="paragraph" style:parent-style-name="Text_20_body">
      <style:text-properties officeooo:rsid="029aa17b" officeooo:paragraph-rsid="029aa17b"/>
    </style:style>
    <style:style style:name="P49" style:family="paragraph" style:parent-style-name="Text_20_body">
      <style:text-properties officeooo:rsid="029dd47c" officeooo:paragraph-rsid="029dd47c"/>
    </style:style>
    <style:style style:name="P50" style:family="paragraph" style:parent-style-name="Text_20_body">
      <style:text-properties officeooo:rsid="029f6122" officeooo:paragraph-rsid="029f6122"/>
    </style:style>
    <style:style style:name="P51" style:family="paragraph" style:parent-style-name="Text_20_body">
      <style:text-properties officeooo:rsid="02a14c41" officeooo:paragraph-rsid="02a14c41"/>
    </style:style>
    <style:style style:name="P52" style:family="paragraph" style:parent-style-name="Text_20_body">
      <style:text-properties officeooo:rsid="02a27a6b" officeooo:paragraph-rsid="02a27a6b"/>
    </style:style>
    <style:style style:name="P53" style:family="paragraph" style:parent-style-name="Text_20_body">
      <style:text-properties officeooo:rsid="02a431ae" officeooo:paragraph-rsid="02a431ae"/>
    </style:style>
    <style:style style:name="P54" style:family="paragraph" style:parent-style-name="Text_20_body">
      <style:text-properties officeooo:rsid="02a5ac82" officeooo:paragraph-rsid="02a5ac82"/>
    </style:style>
    <style:style style:name="P55" style:family="paragraph" style:parent-style-name="Text_20_body">
      <style:text-properties officeooo:rsid="02a676b7" officeooo:paragraph-rsid="02a676b7"/>
    </style:style>
    <style:style style:name="P56" style:family="paragraph" style:parent-style-name="Text_20_body">
      <style:text-properties officeooo:rsid="02a69535" officeooo:paragraph-rsid="02a69535"/>
    </style:style>
    <style:style style:name="P57" style:family="paragraph" style:parent-style-name="Text_20_body">
      <style:text-properties officeooo:rsid="02a7b3aa" officeooo:paragraph-rsid="02a7b3aa"/>
    </style:style>
    <style:style style:name="P58" style:family="paragraph" style:parent-style-name="Text_20_body">
      <style:text-properties officeooo:rsid="02a83ab6" officeooo:paragraph-rsid="02a83ab6"/>
    </style:style>
    <style:style style:name="P59" style:family="paragraph" style:parent-style-name="Text_20_body">
      <style:text-properties officeooo:rsid="02aa218f" officeooo:paragraph-rsid="02aa218f"/>
    </style:style>
    <style:style style:name="P60" style:family="paragraph" style:parent-style-name="Text_20_body">
      <style:text-properties officeooo:rsid="02abbbf1" officeooo:paragraph-rsid="02abbbf1"/>
    </style:style>
    <style:style style:name="P61" style:family="paragraph" style:parent-style-name="Text_20_body">
      <style:text-properties officeooo:rsid="02b2b124" officeooo:paragraph-rsid="02b2b124"/>
    </style:style>
    <style:style style:name="P62" style:family="paragraph" style:parent-style-name="Text_20_body">
      <style:text-properties officeooo:rsid="02b53717" officeooo:paragraph-rsid="02b53717"/>
    </style:style>
    <style:style style:name="P63" style:family="paragraph" style:parent-style-name="Text_20_body">
      <style:text-properties officeooo:paragraph-rsid="02c48574"/>
    </style:style>
    <style:style style:name="P64" style:family="paragraph" style:parent-style-name="Text_20_body">
      <style:paragraph-properties fo:text-align="center" style:justify-single-word="false"/>
      <style:text-properties officeooo:paragraph-rsid="02c61671"/>
    </style:style>
    <style:style style:name="P65" style:family="paragraph" style:parent-style-name="Text_20_body">
      <style:paragraph-properties fo:text-align="center" style:justify-single-word="false"/>
      <style:text-properties officeooo:paragraph-rsid="02f204cf"/>
    </style:style>
    <style:style style:name="P66" style:family="paragraph" style:parent-style-name="Text_20_body">
      <style:paragraph-properties fo:text-align="center" style:justify-single-word="false"/>
      <style:text-properties officeooo:paragraph-rsid="03230fda"/>
    </style:style>
    <style:style style:name="P67" style:family="paragraph" style:parent-style-name="Text_20_body">
      <style:paragraph-properties fo:text-align="center" style:justify-single-word="false"/>
      <style:text-properties officeooo:paragraph-rsid="039e1f37"/>
    </style:style>
    <style:style style:name="P68" style:family="paragraph" style:parent-style-name="Text_20_body">
      <style:paragraph-properties fo:text-align="center" style:justify-single-word="false"/>
      <style:text-properties officeooo:paragraph-rsid="047dd997"/>
    </style:style>
    <style:style style:name="P69" style:family="paragraph" style:parent-style-name="Text_20_body">
      <style:paragraph-properties fo:text-align="center" style:justify-single-word="false"/>
      <style:text-properties officeooo:paragraph-rsid="0482f645"/>
    </style:style>
    <style:style style:name="P70" style:family="paragraph" style:parent-style-name="Text_20_body">
      <style:paragraph-properties fo:text-align="center" style:justify-single-word="false"/>
      <style:text-properties fo:font-style="italic" officeooo:paragraph-rsid="02c48574" style:font-style-asian="italic" style:font-style-complex="italic"/>
    </style:style>
    <style:style style:name="P71" style:family="paragraph" style:parent-style-name="Text_20_body">
      <style:paragraph-properties fo:text-align="center" style:justify-single-word="false"/>
      <style:text-properties fo:font-style="italic" officeooo:paragraph-rsid="02f7774b" style:font-style-asian="italic" style:font-style-complex="italic"/>
    </style:style>
    <style:style style:name="P72" style:family="paragraph" style:parent-style-name="Text_20_body">
      <style:paragraph-properties fo:text-align="center" style:justify-single-word="false"/>
      <style:text-properties fo:font-style="italic" officeooo:paragraph-rsid="02fbbf75" style:font-style-asian="italic" style:font-style-complex="italic"/>
    </style:style>
    <style:style style:name="P73" style:family="paragraph" style:parent-style-name="Text_20_body">
      <style:paragraph-properties fo:text-align="center" style:justify-single-word="false"/>
      <style:text-properties fo:font-style="italic" officeooo:paragraph-rsid="02ff217e" style:font-style-asian="italic" style:font-style-complex="italic"/>
    </style:style>
    <style:style style:name="P74" style:family="paragraph" style:parent-style-name="Text_20_body">
      <style:paragraph-properties fo:text-align="center" style:justify-single-word="false"/>
      <style:text-properties fo:font-style="italic" officeooo:paragraph-rsid="030fe535" style:font-style-asian="italic" style:font-style-complex="italic"/>
    </style:style>
    <style:style style:name="P75" style:family="paragraph" style:parent-style-name="Text_20_body">
      <style:paragraph-properties fo:text-align="center" style:justify-single-word="false"/>
      <style:text-properties fo:font-style="italic" officeooo:paragraph-rsid="032117d2" style:font-style-asian="italic" style:font-style-complex="italic"/>
    </style:style>
    <style:style style:name="P76" style:family="paragraph" style:parent-style-name="Text_20_body">
      <style:paragraph-properties fo:text-align="center" style:justify-single-word="false"/>
      <style:text-properties fo:font-style="italic" officeooo:paragraph-rsid="03230fda" style:font-style-asian="italic" style:font-style-complex="italic"/>
    </style:style>
    <style:style style:name="P77" style:family="paragraph" style:parent-style-name="Text_20_body">
      <style:paragraph-properties fo:text-align="center" style:justify-single-word="false"/>
      <style:text-properties fo:font-style="italic" officeooo:paragraph-rsid="032d2fa6" style:font-style-asian="italic" style:font-style-complex="italic"/>
    </style:style>
    <style:style style:name="P78" style:family="paragraph" style:parent-style-name="Text_20_body">
      <style:paragraph-properties fo:text-align="center" style:justify-single-word="false"/>
      <style:text-properties fo:font-style="italic" officeooo:paragraph-rsid="039f8033" style:font-style-asian="italic" style:font-style-complex="italic"/>
    </style:style>
    <style:style style:name="P79" style:family="paragraph" style:parent-style-name="Text_20_body">
      <style:paragraph-properties fo:text-align="center" style:justify-single-word="false"/>
      <style:text-properties fo:font-style="italic" officeooo:paragraph-rsid="03a2513a" style:font-style-asian="italic" style:font-style-complex="italic"/>
    </style:style>
    <style:style style:name="P80" style:family="paragraph" style:parent-style-name="Text_20_body">
      <style:paragraph-properties fo:text-align="center" style:justify-single-word="false"/>
      <style:text-properties fo:font-style="italic" officeooo:paragraph-rsid="04132a95" style:font-style-asian="italic" style:font-style-complex="italic"/>
    </style:style>
    <style:style style:name="P81" style:family="paragraph" style:parent-style-name="Text_20_body">
      <style:paragraph-properties fo:text-align="center" style:justify-single-word="false"/>
      <style:text-properties fo:font-style="italic" officeooo:paragraph-rsid="0415f935" style:font-style-asian="italic" style:font-style-complex="italic"/>
    </style:style>
    <style:style style:name="P82" style:family="paragraph" style:parent-style-name="Text_20_body">
      <style:paragraph-properties fo:text-align="center" style:justify-single-word="false"/>
      <style:text-properties fo:font-style="italic" officeooo:paragraph-rsid="04897558" style:font-style-asian="italic" style:font-style-complex="italic"/>
    </style:style>
    <style:style style:name="P83" style:family="paragraph" style:parent-style-name="Text_20_body">
      <style:paragraph-properties fo:text-align="center" style:justify-single-word="false"/>
      <style:text-properties fo:font-style="italic" officeooo:paragraph-rsid="0575ae92" style:font-style-asian="italic" style:font-style-complex="italic"/>
    </style:style>
    <style:style style:name="P84" style:family="paragraph" style:parent-style-name="Text_20_body">
      <style:paragraph-properties fo:text-align="center" style:justify-single-word="false"/>
      <style:text-properties fo:font-style="italic" officeooo:rsid="02c48574" officeooo:paragraph-rsid="02c48574" style:font-style-asian="italic" style:font-style-complex="italic"/>
    </style:style>
    <style:style style:name="P85" style:family="paragraph" style:parent-style-name="Text_20_body">
      <style:paragraph-properties fo:text-align="center" style:justify-single-word="false"/>
      <style:text-properties fo:font-style="italic" officeooo:rsid="02cd0964" officeooo:paragraph-rsid="02cd0964" style:font-style-asian="italic" style:font-style-complex="italic"/>
    </style:style>
    <style:style style:name="P86" style:family="paragraph" style:parent-style-name="Text_20_body">
      <style:paragraph-properties fo:text-align="center" style:justify-single-word="false"/>
      <style:text-properties fo:font-style="italic" officeooo:rsid="02f06735" officeooo:paragraph-rsid="02f06735" style:font-style-asian="italic" style:font-style-complex="italic"/>
    </style:style>
    <style:style style:name="P87" style:family="paragraph" style:parent-style-name="Text_20_body">
      <style:paragraph-properties fo:text-align="center" style:justify-single-word="false"/>
      <style:text-properties fo:font-style="italic" officeooo:rsid="02f15253" officeooo:paragraph-rsid="02f15253" style:font-style-asian="italic" style:font-style-complex="italic"/>
    </style:style>
    <style:style style:name="P88" style:family="paragraph" style:parent-style-name="Text_20_body">
      <style:paragraph-properties fo:text-align="center" style:justify-single-word="false"/>
      <style:text-properties fo:font-style="italic" officeooo:rsid="02f4f7f0" officeooo:paragraph-rsid="02f4f7f0" style:font-style-asian="italic" style:font-style-complex="italic"/>
    </style:style>
    <style:style style:name="P89" style:family="paragraph" style:parent-style-name="Text_20_body">
      <style:paragraph-properties fo:text-align="center" style:justify-single-word="false"/>
      <style:text-properties fo:font-style="italic" officeooo:rsid="02f51bc2" officeooo:paragraph-rsid="02f51bc2" style:font-style-asian="italic" style:font-style-complex="italic"/>
    </style:style>
    <style:style style:name="P90" style:family="paragraph" style:parent-style-name="Text_20_body">
      <style:paragraph-properties fo:text-align="center" style:justify-single-word="false"/>
      <style:text-properties fo:font-style="italic" officeooo:rsid="02f66fa7" officeooo:paragraph-rsid="02f66fa7" style:font-style-asian="italic" style:font-style-complex="italic"/>
    </style:style>
    <style:style style:name="P91" style:family="paragraph" style:parent-style-name="Text_20_body">
      <style:paragraph-properties fo:text-align="center" style:justify-single-word="false"/>
      <style:text-properties fo:font-style="italic" officeooo:rsid="02faf59f" officeooo:paragraph-rsid="02faf59f" style:font-style-asian="italic" style:font-style-complex="italic"/>
    </style:style>
    <style:style style:name="P92" style:family="paragraph" style:parent-style-name="Text_20_body">
      <style:paragraph-properties fo:text-align="center" style:justify-single-word="false"/>
      <style:text-properties fo:font-style="italic" officeooo:rsid="02fd687f" officeooo:paragraph-rsid="02fd687f" style:font-style-asian="italic" style:font-style-complex="italic"/>
    </style:style>
    <style:style style:name="P93" style:family="paragraph" style:parent-style-name="Text_20_body">
      <style:paragraph-properties fo:text-align="center" style:justify-single-word="false"/>
      <style:text-properties fo:font-style="italic" officeooo:rsid="02fd90d8" officeooo:paragraph-rsid="02fd90d8" style:font-style-asian="italic" style:font-style-complex="italic"/>
    </style:style>
    <style:style style:name="P94" style:family="paragraph" style:parent-style-name="Text_20_body">
      <style:paragraph-properties fo:text-align="center" style:justify-single-word="false"/>
      <style:text-properties fo:font-style="italic" officeooo:rsid="02ff217e" officeooo:paragraph-rsid="02ff217e" style:font-style-asian="italic" style:font-style-complex="italic"/>
    </style:style>
    <style:style style:name="P95" style:family="paragraph" style:parent-style-name="Text_20_body">
      <style:paragraph-properties fo:text-align="center" style:justify-single-word="false"/>
      <style:text-properties fo:font-style="italic" officeooo:rsid="03017ba6" officeooo:paragraph-rsid="03017ba6" style:font-style-asian="italic" style:font-style-complex="italic"/>
    </style:style>
    <style:style style:name="P96" style:family="paragraph" style:parent-style-name="Text_20_body">
      <style:paragraph-properties fo:text-align="center" style:justify-single-word="false"/>
      <style:text-properties fo:font-style="italic" officeooo:rsid="030fe535" officeooo:paragraph-rsid="030fe535" style:font-style-asian="italic" style:font-style-complex="italic"/>
    </style:style>
    <style:style style:name="P97" style:family="paragraph" style:parent-style-name="Text_20_body">
      <style:paragraph-properties fo:text-align="center" style:justify-single-word="false"/>
      <style:text-properties fo:font-style="italic" officeooo:rsid="03146aff" officeooo:paragraph-rsid="0314fd91" style:font-style-asian="italic" style:font-style-complex="italic"/>
    </style:style>
    <style:style style:name="P98" style:family="paragraph" style:parent-style-name="Text_20_body">
      <style:paragraph-properties fo:text-align="justify" style:justify-single-word="false"/>
      <style:text-properties fo:font-style="italic" officeooo:rsid="03176f73" officeooo:paragraph-rsid="03176f73" style:font-style-asian="italic" style:font-style-complex="italic"/>
    </style:style>
    <style:style style:name="P99" style:family="paragraph" style:parent-style-name="Text_20_body">
      <style:paragraph-properties fo:text-align="center" style:justify-single-word="false"/>
      <style:text-properties fo:font-style="italic" officeooo:rsid="03189e3d" officeooo:paragraph-rsid="03189e3d" style:font-style-asian="italic" style:font-style-complex="italic"/>
    </style:style>
    <style:style style:name="P100" style:family="paragraph" style:parent-style-name="Text_20_body">
      <style:paragraph-properties fo:text-align="center" style:justify-single-word="false"/>
      <style:text-properties fo:font-style="italic" officeooo:rsid="031a8853" officeooo:paragraph-rsid="031a8853" style:font-style-asian="italic" style:font-style-complex="italic"/>
    </style:style>
    <style:style style:name="P101" style:family="paragraph" style:parent-style-name="Text_20_body">
      <style:paragraph-properties fo:text-align="center" style:justify-single-word="false"/>
      <style:text-properties fo:font-style="italic" officeooo:rsid="031c0eda" officeooo:paragraph-rsid="031c0eda" style:font-style-asian="italic" style:font-style-complex="italic"/>
    </style:style>
    <style:style style:name="P102" style:family="paragraph" style:parent-style-name="Text_20_body">
      <style:paragraph-properties fo:text-align="center" style:justify-single-word="false"/>
      <style:text-properties fo:font-style="italic" officeooo:rsid="0320f707" officeooo:paragraph-rsid="0320f707" style:font-style-asian="italic" style:font-style-complex="italic"/>
    </style:style>
    <style:style style:name="P103" style:family="paragraph" style:parent-style-name="Text_20_body">
      <style:paragraph-properties fo:text-align="center" style:justify-single-word="false"/>
      <style:text-properties fo:font-style="italic" officeooo:rsid="032117d2" officeooo:paragraph-rsid="032117d2" style:font-style-asian="italic" style:font-style-complex="italic"/>
    </style:style>
    <style:style style:name="P104" style:family="paragraph" style:parent-style-name="Text_20_body">
      <style:paragraph-properties fo:text-align="center" style:justify-single-word="false"/>
      <style:text-properties fo:font-style="italic" officeooo:rsid="032caf13" officeooo:paragraph-rsid="032caf13" style:font-style-asian="italic" style:font-style-complex="italic"/>
    </style:style>
    <style:style style:name="P105" style:family="paragraph" style:parent-style-name="Text_20_body">
      <style:paragraph-properties fo:text-align="center" style:justify-single-word="false"/>
      <style:text-properties fo:font-style="italic" officeooo:rsid="032caf13" officeooo:paragraph-rsid="033b5588" style:font-style-asian="italic" style:font-style-complex="italic"/>
    </style:style>
    <style:style style:name="P106" style:family="paragraph" style:parent-style-name="Text_20_body">
      <style:paragraph-properties fo:text-align="center" style:justify-single-word="false"/>
      <style:text-properties fo:font-style="italic" officeooo:rsid="032d2fa6" officeooo:paragraph-rsid="033c63d2" style:font-style-asian="italic" style:font-style-complex="italic"/>
    </style:style>
    <style:style style:name="P107" style:family="paragraph" style:parent-style-name="Text_20_body">
      <style:paragraph-properties fo:text-align="center" style:justify-single-word="false"/>
      <style:text-properties fo:font-style="italic" officeooo:rsid="032d2fa6" officeooo:paragraph-rsid="032d2fa6" style:font-style-asian="italic" style:font-style-complex="italic"/>
    </style:style>
    <style:style style:name="P108" style:family="paragraph" style:parent-style-name="Text_20_body">
      <style:paragraph-properties fo:text-align="center" style:justify-single-word="false"/>
      <style:text-properties fo:font-style="italic" officeooo:rsid="02fbbf75" officeooo:paragraph-rsid="03603a92" style:font-style-asian="italic" style:font-style-complex="italic"/>
    </style:style>
    <style:style style:name="P109" style:family="paragraph" style:parent-style-name="Text_20_body">
      <style:paragraph-properties fo:text-align="center" style:justify-single-word="false"/>
      <style:text-properties fo:font-style="italic" officeooo:rsid="02fbbf75" officeooo:paragraph-rsid="0365ff4a" style:font-style-asian="italic" style:font-style-complex="italic"/>
    </style:style>
    <style:style style:name="P110" style:family="paragraph" style:parent-style-name="Text_20_body">
      <style:paragraph-properties fo:text-align="center" style:justify-single-word="false"/>
      <style:text-properties fo:font-style="italic" officeooo:rsid="0334f43a" officeooo:paragraph-rsid="0334f43a" style:font-style-asian="italic" style:font-style-complex="italic"/>
    </style:style>
    <style:style style:name="P111" style:family="paragraph" style:parent-style-name="Text_20_body">
      <style:paragraph-properties fo:text-align="center" style:justify-single-word="false"/>
      <style:text-properties fo:font-style="italic" officeooo:rsid="033aad00" officeooo:paragraph-rsid="033aad00" style:font-style-asian="italic" style:font-style-complex="italic"/>
    </style:style>
    <style:style style:name="P112" style:family="paragraph" style:parent-style-name="Text_20_body">
      <style:paragraph-properties fo:text-align="center" style:justify-single-word="false"/>
      <style:text-properties fo:font-style="italic" officeooo:rsid="033acd81" officeooo:paragraph-rsid="033acd81" style:font-style-asian="italic" style:font-style-complex="italic"/>
    </style:style>
    <style:style style:name="P113" style:family="paragraph" style:parent-style-name="Text_20_body">
      <style:paragraph-properties fo:text-align="center" style:justify-single-word="false"/>
      <style:text-properties fo:font-style="italic" officeooo:rsid="034a2e9d" officeooo:paragraph-rsid="035e3e93" style:font-style-asian="italic" style:font-style-complex="italic"/>
    </style:style>
    <style:style style:name="P114" style:family="paragraph" style:parent-style-name="Text_20_body">
      <style:paragraph-properties fo:text-align="center" style:justify-single-word="false"/>
      <style:text-properties fo:font-style="italic" officeooo:rsid="034a2e9d" officeooo:paragraph-rsid="034a2e9d" style:font-style-asian="italic" style:font-style-complex="italic"/>
    </style:style>
    <style:style style:name="P115" style:family="paragraph" style:parent-style-name="Text_20_body">
      <style:paragraph-properties fo:text-align="center" style:justify-single-word="false"/>
      <style:text-properties fo:font-style="italic" officeooo:rsid="0347e09c" officeooo:paragraph-rsid="03510382" style:font-style-asian="italic" style:font-style-complex="italic"/>
    </style:style>
    <style:style style:name="P116" style:family="paragraph" style:parent-style-name="Text_20_body">
      <style:paragraph-properties fo:text-align="center" style:justify-single-word="false"/>
      <style:text-properties fo:font-style="italic" officeooo:rsid="034bcb77" officeooo:paragraph-rsid="034bcb77" style:font-style-asian="italic" style:font-style-complex="italic"/>
    </style:style>
    <style:style style:name="P117" style:family="paragraph" style:parent-style-name="Text_20_body">
      <style:paragraph-properties fo:text-align="center" style:justify-single-word="false"/>
      <style:text-properties fo:font-style="italic" officeooo:rsid="034ca6bc" officeooo:paragraph-rsid="034ca6bc" style:font-style-asian="italic" style:font-style-complex="italic"/>
    </style:style>
    <style:style style:name="P118" style:family="paragraph" style:parent-style-name="Text_20_body">
      <style:paragraph-properties fo:text-align="center" style:justify-single-word="false"/>
      <style:text-properties fo:font-style="italic" officeooo:rsid="03600a14" officeooo:paragraph-rsid="03600a14" style:font-style-asian="italic" style:font-style-complex="italic"/>
    </style:style>
    <style:style style:name="P119" style:family="paragraph" style:parent-style-name="Text_20_body">
      <style:paragraph-properties fo:text-align="center" style:justify-single-word="false"/>
      <style:text-properties fo:font-style="italic" officeooo:rsid="03600a14" officeooo:paragraph-rsid="0365ff4a" style:font-style-asian="italic" style:font-style-complex="italic"/>
    </style:style>
    <style:style style:name="P120" style:family="paragraph" style:parent-style-name="Text_20_body">
      <style:paragraph-properties fo:text-align="center" style:justify-single-word="false"/>
      <style:text-properties fo:font-style="italic" officeooo:rsid="03603a92" officeooo:paragraph-rsid="03603a92" style:font-style-asian="italic" style:font-style-complex="italic"/>
    </style:style>
    <style:style style:name="P121" style:family="paragraph" style:parent-style-name="Text_20_body">
      <style:paragraph-properties fo:text-align="center" style:justify-single-word="false"/>
      <style:text-properties fo:font-style="italic" officeooo:rsid="0361a74f" officeooo:paragraph-rsid="0361a74f" style:font-style-asian="italic" style:font-style-complex="italic"/>
    </style:style>
    <style:style style:name="P122" style:family="paragraph" style:parent-style-name="Text_20_body">
      <style:paragraph-properties fo:text-align="center" style:justify-single-word="false"/>
      <style:text-properties fo:font-style="italic" officeooo:rsid="036c3856" officeooo:paragraph-rsid="037f4810" style:font-style-asian="italic" style:font-style-complex="italic"/>
    </style:style>
    <style:style style:name="P123" style:family="paragraph" style:parent-style-name="Text_20_body">
      <style:paragraph-properties fo:text-align="center" style:justify-single-word="false"/>
      <style:text-properties fo:font-style="italic" officeooo:rsid="0374ba0c" officeooo:paragraph-rsid="0374ba0c" style:font-style-asian="italic" style:font-style-complex="italic"/>
    </style:style>
    <style:style style:name="P124" style:family="paragraph" style:parent-style-name="Text_20_body">
      <style:paragraph-properties fo:text-align="center" style:justify-single-word="false"/>
      <style:text-properties fo:font-style="italic" officeooo:rsid="037e9b50" officeooo:paragraph-rsid="037e9b50" style:font-style-asian="italic" style:font-style-complex="italic"/>
    </style:style>
    <style:style style:name="P125" style:family="paragraph" style:parent-style-name="Text_20_body">
      <style:paragraph-properties fo:text-align="center" style:justify-single-word="false"/>
      <style:text-properties fo:font-style="italic" officeooo:rsid="0382258c" officeooo:paragraph-rsid="0382de2b" style:font-style-asian="italic" style:font-style-complex="italic"/>
    </style:style>
    <style:style style:name="P126" style:family="paragraph" style:parent-style-name="Text_20_body">
      <style:paragraph-properties fo:text-align="center" style:justify-single-word="false"/>
      <style:text-properties fo:font-style="italic" officeooo:rsid="0386ff3f" officeooo:paragraph-rsid="0388ed16" style:font-style-asian="italic" style:font-style-complex="italic"/>
    </style:style>
    <style:style style:name="P127" style:family="paragraph" style:parent-style-name="Text_20_body">
      <style:paragraph-properties fo:text-align="center" style:justify-single-word="false"/>
      <style:text-properties fo:font-style="italic" officeooo:rsid="03d64110" officeooo:paragraph-rsid="03dbc50c" style:font-style-asian="italic" style:font-style-complex="italic"/>
    </style:style>
    <style:style style:name="P128" style:family="paragraph" style:parent-style-name="Text_20_body">
      <style:paragraph-properties fo:text-align="center" style:justify-single-word="false"/>
      <style:text-properties fo:font-style="italic" officeooo:rsid="03d64110" officeooo:paragraph-rsid="03db216e" style:font-style-asian="italic" style:font-style-complex="italic"/>
    </style:style>
    <style:style style:name="P129" style:family="paragraph" style:parent-style-name="Text_20_body">
      <style:paragraph-properties fo:text-align="center" style:justify-single-word="false"/>
      <style:text-properties fo:font-style="italic" officeooo:rsid="0398e85c" officeooo:paragraph-rsid="03dbc50c" style:font-style-asian="italic" style:font-style-complex="italic"/>
    </style:style>
    <style:style style:name="P130" style:family="paragraph" style:parent-style-name="Text_20_body">
      <style:paragraph-properties fo:text-align="center" style:justify-single-word="false"/>
      <style:text-properties fo:font-style="italic" officeooo:rsid="0398e85c" officeooo:paragraph-rsid="03e5218a" style:font-style-asian="italic" style:font-style-complex="italic"/>
    </style:style>
    <style:style style:name="P131" style:family="paragraph" style:parent-style-name="Text_20_body">
      <style:paragraph-properties fo:text-align="center" style:justify-single-word="false"/>
      <style:text-properties fo:font-style="italic" officeooo:rsid="0398e85c" officeooo:paragraph-rsid="03e7cdbd" style:font-style-asian="italic" style:font-style-complex="italic"/>
    </style:style>
    <style:style style:name="P132" style:family="paragraph" style:parent-style-name="Text_20_body">
      <style:paragraph-properties fo:text-align="center" style:justify-single-word="false"/>
      <style:text-properties fo:font-style="italic" officeooo:rsid="0398e85c" officeooo:paragraph-rsid="03ef940e" style:font-style-asian="italic" style:font-style-complex="italic"/>
    </style:style>
    <style:style style:name="P133" style:family="paragraph" style:parent-style-name="Text_20_body">
      <style:paragraph-properties fo:text-align="center" style:justify-single-word="false"/>
      <style:text-properties fo:font-style="italic" officeooo:rsid="0398e85c" officeooo:paragraph-rsid="03f5d273" style:font-style-asian="italic" style:font-style-complex="italic"/>
    </style:style>
    <style:style style:name="P134" style:family="paragraph" style:parent-style-name="Text_20_body">
      <style:paragraph-properties fo:text-align="center" style:justify-single-word="false"/>
      <style:text-properties fo:font-style="italic" officeooo:rsid="0398e85c" officeooo:paragraph-rsid="040791fa" style:font-style-asian="italic" style:font-style-complex="italic"/>
    </style:style>
    <style:style style:name="P135" style:family="paragraph" style:parent-style-name="Text_20_body">
      <style:paragraph-properties fo:text-align="center" style:justify-single-word="false"/>
      <style:text-properties fo:font-style="italic" officeooo:rsid="0398e85c" officeooo:paragraph-rsid="041dd73c" style:font-style-asian="italic" style:font-style-complex="italic"/>
    </style:style>
    <style:style style:name="P136" style:family="paragraph" style:parent-style-name="Text_20_body">
      <style:paragraph-properties fo:text-align="center" style:justify-single-word="false"/>
      <style:text-properties fo:font-style="italic" officeooo:rsid="0398e85c" officeooo:paragraph-rsid="041f85d4" style:font-style-asian="italic" style:font-style-complex="italic"/>
    </style:style>
    <style:style style:name="P137" style:family="paragraph" style:parent-style-name="Text_20_body">
      <style:paragraph-properties fo:text-align="center" style:justify-single-word="false"/>
      <style:text-properties fo:font-style="italic" officeooo:rsid="0398e85c" officeooo:paragraph-rsid="0421857e" style:font-style-asian="italic" style:font-style-complex="italic"/>
    </style:style>
    <style:style style:name="P138" style:family="paragraph" style:parent-style-name="Text_20_body">
      <style:paragraph-properties fo:text-align="center" style:justify-single-word="false"/>
      <style:text-properties fo:font-style="italic" officeooo:rsid="0398e85c" officeooo:paragraph-rsid="04222afc" style:font-style-asian="italic" style:font-style-complex="italic"/>
    </style:style>
    <style:style style:name="P139" style:family="paragraph" style:parent-style-name="Text_20_body">
      <style:paragraph-properties fo:text-align="center" style:justify-single-word="false"/>
      <style:text-properties fo:font-style="italic" officeooo:rsid="0398e85c" officeooo:paragraph-rsid="04270ef2" style:font-style-asian="italic" style:font-style-complex="italic"/>
    </style:style>
    <style:style style:name="P140" style:family="paragraph" style:parent-style-name="Text_20_body">
      <style:paragraph-properties fo:text-align="center" style:justify-single-word="false"/>
      <style:text-properties fo:font-style="italic" officeooo:rsid="0398e85c" officeooo:paragraph-rsid="04290cf4" style:font-style-asian="italic" style:font-style-complex="italic"/>
    </style:style>
    <style:style style:name="P141" style:family="paragraph" style:parent-style-name="Text_20_body">
      <style:paragraph-properties fo:text-align="center" style:justify-single-word="false"/>
      <style:text-properties fo:font-style="italic" officeooo:rsid="03e28a54" officeooo:paragraph-rsid="03e342b4" style:font-style-asian="italic" style:font-style-complex="italic"/>
    </style:style>
    <style:style style:name="P142" style:family="paragraph" style:parent-style-name="Text_20_body">
      <style:paragraph-properties fo:text-align="center" style:justify-single-word="false"/>
      <style:text-properties fo:font-style="italic" officeooo:rsid="03f21508" officeooo:paragraph-rsid="03f21508" style:font-style-asian="italic" style:font-style-complex="italic"/>
    </style:style>
    <style:style style:name="P143" style:family="paragraph" style:parent-style-name="Text_20_body">
      <style:paragraph-properties fo:text-align="center" style:justify-single-word="false"/>
      <style:text-properties fo:font-style="italic" officeooo:rsid="040ab262" officeooo:paragraph-rsid="040ab262" style:font-style-asian="italic" style:font-style-complex="italic"/>
    </style:style>
    <style:style style:name="P144" style:family="paragraph" style:parent-style-name="Text_20_body">
      <style:paragraph-properties fo:text-align="center" style:justify-single-word="false"/>
      <style:text-properties fo:font-style="italic" officeooo:rsid="04290cf4" officeooo:paragraph-rsid="04290cf4" style:font-style-asian="italic" style:font-style-complex="italic"/>
    </style:style>
    <style:style style:name="P145" style:family="paragraph" style:parent-style-name="Text_20_body">
      <style:paragraph-properties fo:text-align="center" style:justify-single-word="false"/>
      <style:text-properties fo:font-style="italic" officeooo:rsid="04407ad8" officeooo:paragraph-rsid="0445ba5c" style:font-style-asian="italic" style:font-style-complex="italic"/>
    </style:style>
    <style:style style:name="P146" style:family="paragraph" style:parent-style-name="Text_20_body">
      <style:paragraph-properties fo:text-align="center" style:justify-single-word="false"/>
      <style:text-properties fo:font-style="italic" officeooo:rsid="04407ad8" officeooo:paragraph-rsid="044b0757" style:font-style-asian="italic" style:font-style-complex="italic"/>
    </style:style>
    <style:style style:name="P147" style:family="paragraph" style:parent-style-name="Text_20_body">
      <style:paragraph-properties fo:text-align="center" style:justify-single-word="false"/>
      <style:text-properties fo:font-style="italic" officeooo:rsid="04407ad8" officeooo:paragraph-rsid="045a435a" style:font-style-asian="italic" style:font-style-complex="italic"/>
    </style:style>
    <style:style style:name="P148" style:family="paragraph" style:parent-style-name="Text_20_body">
      <style:paragraph-properties fo:text-align="center" style:justify-single-word="false"/>
      <style:text-properties fo:font-style="italic" officeooo:rsid="04407ad8" officeooo:paragraph-rsid="045dc96e" style:font-style-asian="italic" style:font-style-complex="italic"/>
    </style:style>
    <style:style style:name="P149" style:family="paragraph" style:parent-style-name="Text_20_body">
      <style:paragraph-properties fo:text-align="center" style:justify-single-word="false"/>
      <style:text-properties fo:font-style="italic" officeooo:rsid="04407ad8" officeooo:paragraph-rsid="0461c2be" style:font-style-asian="italic" style:font-style-complex="italic"/>
    </style:style>
    <style:style style:name="P150" style:family="paragraph" style:parent-style-name="Text_20_body">
      <style:paragraph-properties fo:text-align="center" style:justify-single-word="false"/>
      <style:text-properties fo:font-style="italic" officeooo:rsid="04407ad8" officeooo:paragraph-rsid="0463ae56" style:font-style-asian="italic" style:font-style-complex="italic"/>
    </style:style>
    <style:style style:name="P151" style:family="paragraph" style:parent-style-name="Text_20_body">
      <style:paragraph-properties fo:text-align="center" style:justify-single-word="false"/>
      <style:text-properties fo:font-style="italic" officeooo:rsid="04407ad8" officeooo:paragraph-rsid="049dad68" style:font-style-asian="italic" style:font-style-complex="italic"/>
    </style:style>
    <style:style style:name="P152" style:family="paragraph" style:parent-style-name="Text_20_body">
      <style:paragraph-properties fo:text-align="center" style:justify-single-word="false"/>
      <style:text-properties fo:font-style="italic" officeooo:rsid="04407ad8" officeooo:paragraph-rsid="04b5101d" style:font-style-asian="italic" style:font-style-complex="italic"/>
    </style:style>
    <style:style style:name="P153" style:family="paragraph" style:parent-style-name="Text_20_body">
      <style:paragraph-properties fo:text-align="center" style:justify-single-word="false"/>
      <style:text-properties fo:font-style="italic" officeooo:rsid="04407ad8" officeooo:paragraph-rsid="04b8d422" style:font-style-asian="italic" style:font-style-complex="italic"/>
    </style:style>
    <style:style style:name="P154" style:family="paragraph" style:parent-style-name="Text_20_body">
      <style:paragraph-properties fo:text-align="center" style:justify-single-word="false"/>
      <style:text-properties fo:font-style="italic" officeooo:rsid="04407ad8" officeooo:paragraph-rsid="04ba83d0" style:font-style-asian="italic" style:font-style-complex="italic"/>
    </style:style>
    <style:style style:name="P155" style:family="paragraph" style:parent-style-name="Text_20_body">
      <style:paragraph-properties fo:text-align="center" style:justify-single-word="false"/>
      <style:text-properties fo:font-style="italic" officeooo:rsid="04407ad8" officeooo:paragraph-rsid="04bf87d4" style:font-style-asian="italic" style:font-style-complex="italic"/>
    </style:style>
    <style:style style:name="P156" style:family="paragraph" style:parent-style-name="Text_20_body">
      <style:paragraph-properties fo:text-align="center" style:justify-single-word="false"/>
      <style:text-properties fo:font-style="italic" officeooo:rsid="04407ad8" officeooo:paragraph-rsid="04c0f19c" style:font-style-asian="italic" style:font-style-complex="italic"/>
    </style:style>
    <style:style style:name="P157" style:family="paragraph" style:parent-style-name="Text_20_body">
      <style:paragraph-properties fo:text-align="center" style:justify-single-word="false"/>
      <style:text-properties fo:font-style="italic" officeooo:rsid="04407ad8" officeooo:paragraph-rsid="04c20213" style:font-style-asian="italic" style:font-style-complex="italic"/>
    </style:style>
    <style:style style:name="P158" style:family="paragraph" style:parent-style-name="Text_20_body">
      <style:paragraph-properties fo:text-align="center" style:justify-single-word="false"/>
      <style:text-properties fo:font-style="italic" officeooo:rsid="04407ad8" officeooo:paragraph-rsid="04c30664" style:font-style-asian="italic" style:font-style-complex="italic"/>
    </style:style>
    <style:style style:name="P159" style:family="paragraph" style:parent-style-name="Text_20_body">
      <style:paragraph-properties fo:text-align="center" style:justify-single-word="false"/>
      <style:text-properties fo:font-style="italic" officeooo:rsid="04407ad8" officeooo:paragraph-rsid="050cbe1b" style:font-style-asian="italic" style:font-style-complex="italic"/>
    </style:style>
    <style:style style:name="P160" style:family="paragraph" style:parent-style-name="Text_20_body">
      <style:paragraph-properties fo:text-align="center" style:justify-single-word="false"/>
      <style:text-properties fo:font-style="italic" officeooo:rsid="04407ad8" officeooo:paragraph-rsid="0539a3a0" style:font-style-asian="italic" style:font-style-complex="italic"/>
    </style:style>
    <style:style style:name="P161" style:family="paragraph" style:parent-style-name="Text_20_body">
      <style:paragraph-properties fo:text-align="center" style:justify-single-word="false"/>
      <style:text-properties fo:font-style="italic" officeooo:rsid="04475aca" officeooo:paragraph-rsid="04475aca" style:font-style-asian="italic" style:font-style-complex="italic"/>
    </style:style>
    <style:style style:name="P162" style:family="paragraph" style:parent-style-name="Text_20_body">
      <style:paragraph-properties fo:text-align="center" style:justify-single-word="false"/>
      <style:text-properties fo:font-style="italic" officeooo:rsid="04476360" officeooo:paragraph-rsid="0448efc6" style:font-style-asian="italic" style:font-style-complex="italic"/>
    </style:style>
    <style:style style:name="P163" style:family="paragraph" style:parent-style-name="Text_20_body">
      <style:paragraph-properties fo:text-align="center" style:justify-single-word="false"/>
      <style:text-properties fo:font-style="italic" officeooo:rsid="04476360" officeooo:paragraph-rsid="04476360" style:font-style-asian="italic" style:font-style-complex="italic"/>
    </style:style>
    <style:style style:name="P164" style:family="paragraph" style:parent-style-name="Text_20_body">
      <style:paragraph-properties fo:text-align="center" style:justify-single-word="false"/>
      <style:text-properties fo:font-style="italic" officeooo:rsid="044ae4e0" officeooo:paragraph-rsid="044ae4e0" style:font-style-asian="italic" style:font-style-complex="italic"/>
    </style:style>
    <style:style style:name="P165" style:family="paragraph" style:parent-style-name="Text_20_body">
      <style:paragraph-properties fo:text-align="center" style:justify-single-word="false"/>
      <style:text-properties fo:font-style="italic" officeooo:rsid="044b0757" officeooo:paragraph-rsid="044b0757" style:font-style-asian="italic" style:font-style-complex="italic"/>
    </style:style>
    <style:style style:name="P166" style:family="paragraph" style:parent-style-name="Text_20_body">
      <style:paragraph-properties fo:text-align="center" style:justify-single-word="false"/>
      <style:text-properties fo:font-style="italic" officeooo:rsid="044b0757" officeooo:paragraph-rsid="0502b965" style:font-style-asian="italic" style:font-style-complex="italic"/>
    </style:style>
    <style:style style:name="P167" style:family="paragraph" style:parent-style-name="Text_20_body">
      <style:paragraph-properties fo:text-align="center" style:justify-single-word="false"/>
      <style:text-properties fo:font-style="italic" officeooo:rsid="045901d6" officeooo:paragraph-rsid="045a435a" style:font-style-asian="italic" style:font-style-complex="italic"/>
    </style:style>
    <style:style style:name="P168" style:family="paragraph" style:parent-style-name="Text_20_body">
      <style:paragraph-properties fo:text-align="center" style:justify-single-word="false"/>
      <style:text-properties fo:font-style="italic" officeooo:rsid="045901d6" officeooo:paragraph-rsid="0461c2be" style:font-style-asian="italic" style:font-style-complex="italic"/>
    </style:style>
    <style:style style:name="P169" style:family="paragraph" style:parent-style-name="Text_20_body">
      <style:paragraph-properties fo:text-align="center" style:justify-single-word="false"/>
      <style:text-properties fo:font-style="italic" officeooo:rsid="045c3641" officeooo:paragraph-rsid="045c3641" style:font-style-asian="italic" style:font-style-complex="italic"/>
    </style:style>
    <style:style style:name="P170" style:family="paragraph" style:parent-style-name="Text_20_body">
      <style:paragraph-properties fo:text-align="center" style:justify-single-word="false"/>
      <style:text-properties fo:font-style="italic" officeooo:rsid="045e8e61" officeooo:paragraph-rsid="045dc96e" style:font-style-asian="italic" style:font-style-complex="italic"/>
    </style:style>
    <style:style style:name="P171" style:family="paragraph" style:parent-style-name="Text_20_body">
      <style:paragraph-properties fo:text-align="justify" style:justify-single-word="false"/>
      <style:text-properties fo:font-style="italic" officeooo:rsid="045fd053" officeooo:paragraph-rsid="045fd053" style:font-style-asian="italic" style:font-style-complex="italic"/>
    </style:style>
    <style:style style:name="P172" style:family="paragraph" style:parent-style-name="Text_20_body">
      <style:paragraph-properties fo:text-align="center" style:justify-single-word="false"/>
      <style:text-properties fo:font-style="italic" officeooo:rsid="046f3f1a" officeooo:paragraph-rsid="046f3f1a" style:font-style-asian="italic" style:font-style-complex="italic"/>
    </style:style>
    <style:style style:name="P173" style:family="paragraph" style:parent-style-name="Text_20_body">
      <style:paragraph-properties fo:text-align="center" style:justify-single-word="false"/>
      <style:text-properties fo:font-style="italic" officeooo:rsid="0474e8e2" officeooo:paragraph-rsid="0474e8e2" style:font-style-asian="italic" style:font-style-complex="italic"/>
    </style:style>
    <style:style style:name="P174" style:family="paragraph" style:parent-style-name="Text_20_body">
      <style:paragraph-properties fo:text-align="center" style:justify-single-word="false"/>
      <style:text-properties fo:font-style="italic" officeooo:rsid="049aebea" officeooo:paragraph-rsid="049aebea" style:font-style-asian="italic" style:font-style-complex="italic"/>
    </style:style>
    <style:style style:name="P175" style:family="paragraph" style:parent-style-name="Text_20_body">
      <style:paragraph-properties fo:text-align="center" style:justify-single-word="false"/>
      <style:text-properties fo:font-style="italic" officeooo:rsid="04a149e0" officeooo:paragraph-rsid="04a149e0" style:font-style-asian="italic" style:font-style-complex="italic"/>
    </style:style>
    <style:style style:name="P176" style:family="paragraph" style:parent-style-name="Text_20_body">
      <style:paragraph-properties fo:text-align="center" style:justify-single-word="false"/>
      <style:text-properties fo:font-style="italic" officeooo:rsid="04b76f54" officeooo:paragraph-rsid="04b76f54" style:font-style-asian="italic" style:font-style-complex="italic"/>
    </style:style>
    <style:style style:name="P177" style:family="paragraph" style:parent-style-name="Text_20_body">
      <style:paragraph-properties fo:text-align="center" style:justify-single-word="false"/>
      <style:text-properties fo:font-style="italic" officeooo:rsid="047a7d9a" officeooo:paragraph-rsid="04d5a137" style:font-style-asian="italic" style:font-style-complex="italic"/>
    </style:style>
    <style:style style:name="P178" style:family="paragraph" style:parent-style-name="Text_20_body">
      <style:paragraph-properties fo:text-align="center" style:justify-single-word="false"/>
      <style:text-properties fo:font-style="italic" officeooo:rsid="047852d4" officeooo:paragraph-rsid="04ed3daa" style:font-style-asian="italic" style:font-style-complex="italic"/>
    </style:style>
    <style:style style:name="P179" style:family="paragraph" style:parent-style-name="Text_20_body">
      <style:paragraph-properties fo:text-align="center" style:justify-single-word="false"/>
      <style:text-properties fo:font-style="italic" officeooo:rsid="047852d4" officeooo:paragraph-rsid="04f1a085" style:font-style-asian="italic" style:font-style-complex="italic"/>
    </style:style>
    <style:style style:name="P180" style:family="paragraph" style:parent-style-name="Text_20_body">
      <style:paragraph-properties fo:text-align="center" style:justify-single-word="false"/>
      <style:text-properties fo:font-style="italic" officeooo:rsid="047852d4" officeooo:paragraph-rsid="04f29d59" style:font-style-asian="italic" style:font-style-complex="italic"/>
    </style:style>
    <style:style style:name="P181" style:family="paragraph" style:parent-style-name="Text_20_body">
      <style:paragraph-properties fo:text-align="center" style:justify-single-word="false"/>
      <style:text-properties fo:font-style="italic" officeooo:rsid="047852d4" officeooo:paragraph-rsid="04fa086b" style:font-style-asian="italic" style:font-style-complex="italic"/>
    </style:style>
    <style:style style:name="P182" style:family="paragraph" style:parent-style-name="Text_20_body">
      <style:paragraph-properties fo:text-align="center" style:justify-single-word="false"/>
      <style:text-properties fo:font-style="italic" officeooo:rsid="047852d4" officeooo:paragraph-rsid="04fd4087" style:font-style-asian="italic" style:font-style-complex="italic"/>
    </style:style>
    <style:style style:name="P183" style:family="paragraph" style:parent-style-name="Text_20_body">
      <style:paragraph-properties fo:text-align="center" style:justify-single-word="false"/>
      <style:text-properties fo:font-style="italic" officeooo:rsid="047852d4" officeooo:paragraph-rsid="04fe377a" style:font-style-asian="italic" style:font-style-complex="italic"/>
    </style:style>
    <style:style style:name="P184" style:family="paragraph" style:parent-style-name="Text_20_body">
      <style:paragraph-properties fo:text-align="center" style:justify-single-word="false"/>
      <style:text-properties fo:font-style="italic" officeooo:rsid="047852d4" officeooo:paragraph-rsid="04ff8fd6" style:font-style-asian="italic" style:font-style-complex="italic"/>
    </style:style>
    <style:style style:name="P185" style:family="paragraph" style:parent-style-name="Text_20_body">
      <style:paragraph-properties fo:text-align="center" style:justify-single-word="false"/>
      <style:text-properties fo:font-style="italic" officeooo:rsid="047852d4" officeooo:paragraph-rsid="05002b88" style:font-style-asian="italic" style:font-style-complex="italic"/>
    </style:style>
    <style:style style:name="P186" style:family="paragraph" style:parent-style-name="Text_20_body">
      <style:paragraph-properties fo:text-align="center" style:justify-single-word="false"/>
      <style:text-properties fo:font-style="italic" officeooo:rsid="047852d4" officeooo:paragraph-rsid="0502b965" style:font-style-asian="italic" style:font-style-complex="italic"/>
    </style:style>
    <style:style style:name="P187" style:family="paragraph" style:parent-style-name="Text_20_body">
      <style:paragraph-properties fo:text-align="center" style:justify-single-word="false"/>
      <style:text-properties fo:font-style="italic" officeooo:rsid="04d20724" officeooo:paragraph-rsid="04d20724" style:font-style-asian="italic" style:font-style-complex="italic"/>
    </style:style>
    <style:style style:name="P188" style:family="paragraph" style:parent-style-name="Text_20_body">
      <style:paragraph-properties fo:text-align="center" style:justify-single-word="false"/>
      <style:text-properties fo:font-style="italic" officeooo:rsid="04d68898" officeooo:paragraph-rsid="04d68898" style:font-style-asian="italic" style:font-style-complex="italic"/>
    </style:style>
    <style:style style:name="P189" style:family="paragraph" style:parent-style-name="Text_20_body">
      <style:paragraph-properties fo:text-align="center" style:justify-single-word="false"/>
      <style:text-properties fo:font-style="italic" officeooo:rsid="04ece5be" officeooo:paragraph-rsid="04ece5be" style:font-style-asian="italic" style:font-style-complex="italic"/>
    </style:style>
    <style:style style:name="P190" style:family="paragraph" style:parent-style-name="Text_20_body">
      <style:paragraph-properties fo:text-align="center" style:justify-single-word="false"/>
      <style:text-properties fo:font-style="italic" officeooo:rsid="04f5fbb4" officeooo:paragraph-rsid="04f5fbb4" style:font-style-asian="italic" style:font-style-complex="italic"/>
    </style:style>
    <style:style style:name="P191" style:family="paragraph" style:parent-style-name="Text_20_body">
      <style:paragraph-properties fo:text-align="center" style:justify-single-word="false"/>
      <style:text-properties fo:font-style="italic" officeooo:rsid="045594e6" officeooo:paragraph-rsid="052bbdd0" style:font-style-asian="italic" style:font-style-complex="italic"/>
    </style:style>
    <style:style style:name="P192" style:family="paragraph" style:parent-style-name="Text_20_body">
      <style:paragraph-properties fo:text-align="center" style:justify-single-word="false"/>
      <style:text-properties fo:font-style="italic" officeooo:rsid="045594e6" officeooo:paragraph-rsid="05345842" style:font-style-asian="italic" style:font-style-complex="italic"/>
    </style:style>
    <style:style style:name="P193" style:family="paragraph" style:parent-style-name="Text_20_body">
      <style:paragraph-properties fo:text-align="center" style:justify-single-word="false"/>
      <style:text-properties fo:font-style="italic" officeooo:rsid="045594e6" officeooo:paragraph-rsid="053531f5" style:font-style-asian="italic" style:font-style-complex="italic"/>
    </style:style>
    <style:style style:name="P194" style:family="paragraph" style:parent-style-name="Text_20_body">
      <style:paragraph-properties fo:text-align="center" style:justify-single-word="false"/>
      <style:text-properties fo:font-style="italic" officeooo:rsid="045594e6" officeooo:paragraph-rsid="05404868" style:font-style-asian="italic" style:font-style-complex="italic"/>
    </style:style>
    <style:style style:name="P195" style:family="paragraph" style:parent-style-name="Text_20_body">
      <style:paragraph-properties fo:text-align="center" style:justify-single-word="false"/>
      <style:text-properties fo:font-style="italic" officeooo:rsid="045594e6" officeooo:paragraph-rsid="05408bdc" style:font-style-asian="italic" style:font-style-complex="italic"/>
    </style:style>
    <style:style style:name="P196" style:family="paragraph" style:parent-style-name="Text_20_body">
      <style:paragraph-properties fo:text-align="center" style:justify-single-word="false"/>
      <style:text-properties fo:font-style="italic" officeooo:rsid="045594e6" officeooo:paragraph-rsid="054501d7" style:font-style-asian="italic" style:font-style-complex="italic"/>
    </style:style>
    <style:style style:name="P197" style:family="paragraph" style:parent-style-name="Text_20_body">
      <style:paragraph-properties fo:text-align="center" style:justify-single-word="false"/>
      <style:text-properties fo:font-style="italic" officeooo:rsid="045594e6" officeooo:paragraph-rsid="0546ef67" style:font-style-asian="italic" style:font-style-complex="italic"/>
    </style:style>
    <style:style style:name="P198" style:family="paragraph" style:parent-style-name="Text_20_body">
      <style:paragraph-properties fo:text-align="center" style:justify-single-word="false"/>
      <style:text-properties fo:font-style="italic" officeooo:rsid="045594e6" officeooo:paragraph-rsid="054a3c7b" style:font-style-asian="italic" style:font-style-complex="italic"/>
    </style:style>
    <style:style style:name="P199" style:family="paragraph" style:parent-style-name="Text_20_body">
      <style:paragraph-properties fo:text-align="center" style:justify-single-word="false"/>
      <style:text-properties fo:font-style="italic" officeooo:rsid="045594e6" officeooo:paragraph-rsid="054ba055" style:font-style-asian="italic" style:font-style-complex="italic"/>
    </style:style>
    <style:style style:name="P200" style:family="paragraph" style:parent-style-name="Text_20_body">
      <style:paragraph-properties fo:text-align="justify" style:justify-single-word="false"/>
      <style:text-properties fo:font-style="italic" officeooo:rsid="045594e6" officeooo:paragraph-rsid="052cd5ee" style:font-style-asian="italic" style:font-style-complex="italic"/>
    </style:style>
    <style:style style:name="P201" style:family="paragraph" style:parent-style-name="Text_20_body">
      <style:paragraph-properties fo:text-align="justify" style:justify-single-word="false"/>
      <style:text-properties fo:font-style="italic" officeooo:rsid="045594e6" officeooo:paragraph-rsid="052e44b7" style:font-style-asian="italic" style:font-style-complex="italic"/>
    </style:style>
    <style:style style:name="P202" style:family="paragraph" style:parent-style-name="Text_20_body">
      <style:paragraph-properties fo:text-align="justify" style:justify-single-word="false"/>
      <style:text-properties fo:font-style="italic" officeooo:rsid="045594e6" officeooo:paragraph-rsid="05391ff1" style:font-style-asian="italic" style:font-style-complex="italic"/>
    </style:style>
    <style:style style:name="P203" style:family="paragraph" style:parent-style-name="Text_20_body">
      <style:paragraph-properties fo:text-align="justify" style:justify-single-word="false"/>
      <style:text-properties fo:font-style="italic" officeooo:rsid="045594e6" officeooo:paragraph-rsid="0546ef67" style:font-style-asian="italic" style:font-style-complex="italic"/>
    </style:style>
    <style:style style:name="P204" style:family="paragraph" style:parent-style-name="Text_20_body">
      <style:paragraph-properties fo:text-align="center" style:justify-single-word="false"/>
      <style:text-properties fo:font-style="italic" officeooo:rsid="052abd52" officeooo:paragraph-rsid="052abd52" style:font-style-asian="italic" style:font-style-complex="italic"/>
    </style:style>
    <style:style style:name="P205" style:family="paragraph" style:parent-style-name="Text_20_body">
      <style:paragraph-properties fo:text-align="center" style:justify-single-word="false"/>
      <style:text-properties fo:font-style="italic" officeooo:rsid="052abd52" officeooo:paragraph-rsid="0539a3a0" style:font-style-asian="italic" style:font-style-complex="italic"/>
    </style:style>
    <style:style style:name="P206" style:family="paragraph" style:parent-style-name="Text_20_body">
      <style:paragraph-properties fo:text-align="center" style:justify-single-word="false"/>
      <style:text-properties fo:font-style="italic" officeooo:rsid="0530ef3a" officeooo:paragraph-rsid="0530ef3a" style:font-style-asian="italic" style:font-style-complex="italic"/>
    </style:style>
    <style:style style:name="P207" style:family="paragraph" style:parent-style-name="Text_20_body">
      <style:paragraph-properties fo:text-align="center" style:justify-single-word="false"/>
      <style:text-properties fo:font-style="italic" officeooo:rsid="0530ef3a" officeooo:paragraph-rsid="05345842" style:font-style-asian="italic" style:font-style-complex="italic"/>
    </style:style>
    <style:style style:name="P208" style:family="paragraph" style:parent-style-name="Text_20_body">
      <style:paragraph-properties fo:text-align="center" style:justify-single-word="false"/>
      <style:text-properties fo:font-style="italic" officeooo:rsid="0530ef3a" officeooo:paragraph-rsid="05404868" style:font-style-asian="italic" style:font-style-complex="italic"/>
    </style:style>
    <style:style style:name="P209" style:family="paragraph" style:parent-style-name="Text_20_body">
      <style:paragraph-properties fo:text-align="center" style:justify-single-word="false"/>
      <style:text-properties fo:font-style="italic" officeooo:rsid="0536916e" officeooo:paragraph-rsid="0536916e" style:font-style-asian="italic" style:font-style-complex="italic"/>
    </style:style>
    <style:style style:name="P210" style:family="paragraph" style:parent-style-name="Text_20_body">
      <style:paragraph-properties fo:text-align="center" style:justify-single-word="false"/>
      <style:text-properties fo:font-style="italic" officeooo:rsid="053aa645" officeooo:paragraph-rsid="053aa645" style:font-style-asian="italic" style:font-style-complex="italic"/>
    </style:style>
    <style:style style:name="P211" style:family="paragraph" style:parent-style-name="Text_20_body">
      <style:paragraph-properties fo:text-align="center" style:justify-single-word="false"/>
      <style:text-properties fo:font-style="italic" officeooo:rsid="053af1c8" officeooo:paragraph-rsid="053af1c8" style:font-style-asian="italic" style:font-style-complex="italic"/>
    </style:style>
    <style:style style:name="P212" style:family="paragraph" style:parent-style-name="Text_20_body">
      <style:paragraph-properties fo:text-align="center" style:justify-single-word="false"/>
      <style:text-properties fo:font-style="italic" officeooo:rsid="05475644" officeooo:paragraph-rsid="05475644" style:font-style-asian="italic" style:font-style-complex="italic"/>
    </style:style>
    <style:style style:name="P213" style:family="paragraph" style:parent-style-name="Text_20_body">
      <style:paragraph-properties fo:text-align="center" style:justify-single-word="false"/>
      <style:text-properties fo:font-style="italic" officeooo:rsid="054be011" officeooo:paragraph-rsid="054be011" style:font-style-asian="italic" style:font-style-complex="italic"/>
    </style:style>
    <style:style style:name="P214" style:family="paragraph" style:parent-style-name="Text_20_body">
      <style:paragraph-properties fo:text-align="center" style:justify-single-word="false"/>
      <style:text-properties fo:font-style="italic" officeooo:rsid="054f68e7" officeooo:paragraph-rsid="054f68e7" style:font-style-asian="italic" style:font-style-complex="italic"/>
    </style:style>
    <style:style style:name="P215" style:family="paragraph" style:parent-style-name="Text_20_body">
      <style:paragraph-properties fo:text-align="center" style:justify-single-word="false"/>
      <style:text-properties fo:font-style="italic" officeooo:rsid="054f7dea" officeooo:paragraph-rsid="054f7dea" style:font-style-asian="italic" style:font-style-complex="italic"/>
    </style:style>
    <style:style style:name="P216" style:family="paragraph" style:parent-style-name="Text_20_body">
      <style:paragraph-properties fo:text-align="center" style:justify-single-word="false"/>
      <style:text-properties fo:font-style="italic" officeooo:rsid="05727d3d" officeooo:paragraph-rsid="05727d3d" style:font-style-asian="italic" style:font-style-complex="italic"/>
    </style:style>
    <style:style style:name="P217" style:family="paragraph" style:parent-style-name="Text_20_body">
      <style:paragraph-properties fo:text-align="center" style:justify-single-word="false"/>
      <style:text-properties fo:font-style="italic" officeooo:rsid="0573c5f2" officeooo:paragraph-rsid="0573c5f2" style:font-style-asian="italic" style:font-style-complex="italic"/>
    </style:style>
    <style:style style:name="P218" style:family="paragraph" style:parent-style-name="Text_20_body">
      <style:paragraph-properties fo:text-align="center" style:justify-single-word="false"/>
      <style:text-properties fo:font-style="italic" officeooo:rsid="05752d11" officeooo:paragraph-rsid="05752d11" style:font-style-asian="italic" style:font-style-complex="italic"/>
    </style:style>
    <style:style style:name="P219" style:family="paragraph" style:parent-style-name="Text_20_body">
      <style:paragraph-properties fo:text-align="center" style:justify-single-word="false"/>
      <style:text-properties fo:font-style="italic" officeooo:rsid="05752d11" officeooo:paragraph-rsid="057989a5" style:font-style-asian="italic" style:font-style-complex="italic"/>
    </style:style>
    <style:style style:name="P220" style:family="paragraph" style:parent-style-name="Text_20_body">
      <style:paragraph-properties fo:text-align="center" style:justify-single-word="false"/>
      <style:text-properties fo:font-style="italic" officeooo:rsid="052cd5ee" officeooo:paragraph-rsid="0581cfde" style:font-style-asian="italic" style:font-style-complex="italic"/>
    </style:style>
    <style:style style:name="P221" style:family="paragraph" style:parent-style-name="Text_20_body">
      <style:paragraph-properties fo:text-align="center" style:justify-single-word="false"/>
      <style:text-properties fo:font-style="italic" officeooo:rsid="052cd5ee" officeooo:paragraph-rsid="059172cf" style:font-style-asian="italic" style:font-style-complex="italic"/>
    </style:style>
    <style:style style:name="P222" style:family="paragraph" style:parent-style-name="Text_20_body">
      <style:paragraph-properties fo:text-align="center" style:justify-single-word="false"/>
      <style:text-properties fo:font-style="italic" officeooo:rsid="052cd5ee" officeooo:paragraph-rsid="05941fc2" style:font-style-asian="italic" style:font-style-complex="italic"/>
    </style:style>
    <style:style style:name="P223" style:family="paragraph" style:parent-style-name="Text_20_body">
      <style:paragraph-properties fo:text-align="center" style:justify-single-word="false"/>
      <style:text-properties fo:font-style="italic" officeooo:rsid="052cd5ee" officeooo:paragraph-rsid="0597d6d2" style:font-style-asian="italic" style:font-style-complex="italic"/>
    </style:style>
    <style:style style:name="P224" style:family="paragraph" style:parent-style-name="Text_20_body">
      <style:paragraph-properties fo:text-align="center" style:justify-single-word="false"/>
      <style:text-properties fo:font-style="italic" officeooo:rsid="052cd5ee" officeooo:paragraph-rsid="0599a3f4" style:font-style-asian="italic" style:font-style-complex="italic"/>
    </style:style>
    <style:style style:name="P225" style:family="paragraph" style:parent-style-name="Text_20_body">
      <style:paragraph-properties fo:text-align="center" style:justify-single-word="false"/>
      <style:text-properties fo:font-style="italic" officeooo:rsid="052cd5ee" officeooo:paragraph-rsid="059c6d57" style:font-style-asian="italic" style:font-style-complex="italic"/>
    </style:style>
    <style:style style:name="P226" style:family="paragraph" style:parent-style-name="Text_20_body">
      <style:paragraph-properties fo:text-align="center" style:justify-single-word="false"/>
      <style:text-properties fo:font-style="italic" officeooo:rsid="052cd5ee" officeooo:paragraph-rsid="059d2639" style:font-style-asian="italic" style:font-style-complex="italic"/>
    </style:style>
    <style:style style:name="P227" style:family="paragraph" style:parent-style-name="Text_20_body">
      <style:paragraph-properties fo:text-align="center" style:justify-single-word="false"/>
      <style:text-properties fo:font-style="italic" officeooo:rsid="052cd5ee" officeooo:paragraph-rsid="05a368d3" style:font-style-asian="italic" style:font-style-complex="italic"/>
    </style:style>
    <style:style style:name="P228" style:family="paragraph" style:parent-style-name="Text_20_body">
      <style:paragraph-properties fo:text-align="center" style:justify-single-word="false"/>
      <style:text-properties fo:font-style="italic" officeooo:rsid="052cd5ee" officeooo:paragraph-rsid="05a6a956" style:font-style-asian="italic" style:font-style-complex="italic"/>
    </style:style>
    <style:style style:name="P229" style:family="paragraph" style:parent-style-name="Text_20_body">
      <style:paragraph-properties fo:text-align="center" style:justify-single-word="false"/>
      <style:text-properties fo:font-style="italic" officeooo:rsid="052cd5ee" officeooo:paragraph-rsid="05bda24a" style:font-style-asian="italic" style:font-style-complex="italic"/>
    </style:style>
    <style:style style:name="P230" style:family="paragraph" style:parent-style-name="Text_20_body">
      <style:paragraph-properties fo:text-align="center" style:justify-single-word="false"/>
      <style:text-properties fo:font-style="italic" fo:font-weight="normal" officeooo:rsid="02c48574" officeooo:paragraph-rsid="02c48574" style:font-style-asian="italic" style:font-weight-asian="normal" style:font-style-complex="italic" style:font-weight-complex="normal"/>
    </style:style>
    <style:style style:name="P231" style:family="paragraph" style:parent-style-name="Text_20_body">
      <style:paragraph-properties fo:text-align="center" style:justify-single-word="false"/>
      <style:text-properties fo:font-style="italic" style:text-underline-style="none" officeooo:rsid="033c63d2" officeooo:paragraph-rsid="033c63d2" style:font-style-asian="italic" style:font-style-complex="italic"/>
    </style:style>
    <style:style style:name="P232" style:family="paragraph" style:parent-style-name="Text_20_body">
      <style:paragraph-properties fo:text-align="justify" style:justify-single-word="false"/>
      <style:text-properties fo:font-style="italic" fo:font-weight="bold" officeooo:rsid="0540cf52" officeooo:paragraph-rsid="0540cf52" style:font-style-asian="italic" style:font-weight-asian="bold" style:font-style-complex="italic" style:font-weight-complex="bold"/>
    </style:style>
    <style:style style:name="P233" style:family="paragraph" style:parent-style-name="Text_20_body">
      <style:text-properties officeooo:paragraph-rsid="02c5ad9d"/>
    </style:style>
    <style:style style:name="P234" style:family="paragraph" style:parent-style-name="Text_20_body">
      <style:text-properties officeooo:paragraph-rsid="02c5f8dd"/>
    </style:style>
    <style:style style:name="P235" style:family="paragraph" style:parent-style-name="Text_20_body">
      <style:text-properties officeooo:paragraph-rsid="02c61671"/>
    </style:style>
    <style:style style:name="P236" style:family="paragraph" style:parent-style-name="Text_20_body">
      <style:text-properties officeooo:paragraph-rsid="02cf6e6d"/>
    </style:style>
    <style:style style:name="P237" style:family="paragraph" style:parent-style-name="Text_20_body">
      <style:text-properties officeooo:paragraph-rsid="02d0e48f"/>
    </style:style>
    <style:style style:name="P238" style:family="paragraph" style:parent-style-name="Text_20_body">
      <style:text-properties officeooo:paragraph-rsid="02d42823"/>
    </style:style>
    <style:style style:name="P239" style:family="paragraph" style:parent-style-name="Text_20_body">
      <style:text-properties officeooo:paragraph-rsid="02d579a5"/>
    </style:style>
    <style:style style:name="P240" style:family="paragraph" style:parent-style-name="Text_20_body">
      <style:text-properties officeooo:paragraph-rsid="02da0693"/>
    </style:style>
    <style:style style:name="P241" style:family="paragraph" style:parent-style-name="Text_20_body">
      <style:text-properties officeooo:paragraph-rsid="02dae868"/>
    </style:style>
    <style:style style:name="P242" style:family="paragraph" style:parent-style-name="Text_20_body">
      <style:text-properties officeooo:paragraph-rsid="02dea8d7"/>
    </style:style>
    <style:style style:name="P243" style:family="paragraph" style:parent-style-name="Text_20_body">
      <style:text-properties officeooo:paragraph-rsid="02e05579"/>
    </style:style>
    <style:style style:name="P244" style:family="paragraph" style:parent-style-name="Text_20_body">
      <style:text-properties officeooo:paragraph-rsid="02e2d0fd"/>
    </style:style>
    <style:style style:name="P245" style:family="paragraph" style:parent-style-name="Text_20_body">
      <style:text-properties officeooo:rsid="02c3b355" officeooo:paragraph-rsid="02c1fb61"/>
    </style:style>
    <style:style style:name="P246" style:family="paragraph" style:parent-style-name="Text_20_body">
      <style:text-properties officeooo:rsid="02c48574" officeooo:paragraph-rsid="02c48574"/>
    </style:style>
    <style:style style:name="P247" style:family="paragraph" style:parent-style-name="Text_20_body">
      <style:text-properties officeooo:rsid="02c4b152" officeooo:paragraph-rsid="02c4b152"/>
    </style:style>
    <style:style style:name="P248" style:family="paragraph" style:parent-style-name="Text_20_body">
      <style:text-properties officeooo:rsid="02c5f8dd" officeooo:paragraph-rsid="02c5f8dd"/>
    </style:style>
    <style:style style:name="P249" style:family="paragraph" style:parent-style-name="Text_20_body">
      <style:paragraph-properties fo:text-align="center" style:justify-single-word="false"/>
      <style:text-properties officeooo:rsid="02c61671" officeooo:paragraph-rsid="02c61671"/>
    </style:style>
    <style:style style:name="P250" style:family="paragraph" style:parent-style-name="Text_20_body">
      <style:text-properties officeooo:rsid="02c61671" officeooo:paragraph-rsid="02c61671"/>
    </style:style>
    <style:style style:name="P251" style:family="paragraph" style:parent-style-name="Text_20_body">
      <style:text-properties officeooo:rsid="02c6d024" officeooo:paragraph-rsid="02c6d024"/>
    </style:style>
    <style:style style:name="P252" style:family="paragraph" style:parent-style-name="Text_20_body">
      <style:text-properties officeooo:rsid="02cae2fb" officeooo:paragraph-rsid="02cae2fb"/>
    </style:style>
    <style:style style:name="P253" style:family="paragraph" style:parent-style-name="Text_20_body">
      <style:text-properties officeooo:rsid="02cc6e9a" officeooo:paragraph-rsid="02cc6e9a"/>
    </style:style>
    <style:style style:name="P254" style:family="paragraph" style:parent-style-name="Text_20_body">
      <style:text-properties officeooo:rsid="02ccef3a" officeooo:paragraph-rsid="02ccef3a"/>
    </style:style>
    <style:style style:name="P255" style:family="paragraph" style:parent-style-name="Text_20_body">
      <style:text-properties officeooo:rsid="02cd0964" officeooo:paragraph-rsid="02cd0964"/>
    </style:style>
    <style:style style:name="P256" style:family="paragraph" style:parent-style-name="Text_20_body">
      <style:text-properties officeooo:rsid="02cda653" officeooo:paragraph-rsid="02cda653"/>
    </style:style>
    <style:style style:name="P257" style:family="paragraph" style:parent-style-name="Text_20_body">
      <style:text-properties officeooo:rsid="02cdd0c5" officeooo:paragraph-rsid="02cdd0c5"/>
    </style:style>
    <style:style style:name="P258" style:family="paragraph" style:parent-style-name="Text_20_body">
      <style:text-properties officeooo:rsid="02cdd0c5" officeooo:paragraph-rsid="02cf6e6d"/>
    </style:style>
    <style:style style:name="P259" style:family="paragraph" style:parent-style-name="Text_20_body">
      <style:text-properties officeooo:rsid="02cf6e6d" officeooo:paragraph-rsid="02cf6e6d"/>
    </style:style>
    <style:style style:name="P260" style:family="paragraph" style:parent-style-name="Text_20_body">
      <style:text-properties officeooo:rsid="02d0e48f" officeooo:paragraph-rsid="02d0e48f"/>
    </style:style>
    <style:style style:name="P261" style:family="paragraph" style:parent-style-name="Text_20_body">
      <style:text-properties officeooo:rsid="02d0e48f" officeooo:paragraph-rsid="02d42823"/>
    </style:style>
    <style:style style:name="P262" style:family="paragraph" style:parent-style-name="Text_20_body">
      <style:text-properties officeooo:rsid="02d6aa75" officeooo:paragraph-rsid="02d6aa75"/>
    </style:style>
    <style:style style:name="P263" style:family="paragraph" style:parent-style-name="Text_20_body">
      <style:text-properties officeooo:rsid="02d735cd" officeooo:paragraph-rsid="02d735cd"/>
    </style:style>
    <style:style style:name="P264" style:family="paragraph" style:parent-style-name="Text_20_body">
      <style:text-properties officeooo:rsid="02d86348" officeooo:paragraph-rsid="02d86348"/>
    </style:style>
    <style:style style:name="P265" style:family="paragraph" style:parent-style-name="Text_20_body">
      <style:text-properties officeooo:rsid="02dae868" officeooo:paragraph-rsid="02dae868"/>
    </style:style>
    <style:style style:name="P266" style:family="paragraph" style:parent-style-name="Text_20_body">
      <style:text-properties officeooo:rsid="02e45f4e" officeooo:paragraph-rsid="02e45f4e"/>
    </style:style>
    <style:style style:name="P267" style:family="paragraph" style:parent-style-name="Text_20_body">
      <style:text-properties officeooo:paragraph-rsid="02e6b0bb"/>
    </style:style>
    <style:style style:name="P268" style:family="paragraph" style:parent-style-name="Text_20_body">
      <style:text-properties officeooo:paragraph-rsid="02eb0059"/>
    </style:style>
    <style:style style:name="P269" style:family="paragraph" style:parent-style-name="Text_20_body">
      <style:text-properties officeooo:paragraph-rsid="02ee80c0"/>
    </style:style>
    <style:style style:name="P270" style:family="paragraph" style:parent-style-name="Text_20_body">
      <style:text-properties officeooo:paragraph-rsid="02f204cf"/>
    </style:style>
    <style:style style:name="P271" style:family="paragraph" style:parent-style-name="Text_20_body">
      <style:paragraph-properties fo:text-align="justify" style:justify-single-word="false"/>
      <style:text-properties officeooo:paragraph-rsid="02fd90d8"/>
    </style:style>
    <style:style style:name="P272" style:family="paragraph" style:parent-style-name="Text_20_body">
      <style:paragraph-properties fo:text-align="justify" style:justify-single-word="false"/>
      <style:text-properties officeooo:paragraph-rsid="03024697"/>
    </style:style>
    <style:style style:name="P273" style:family="paragraph" style:parent-style-name="Text_20_body">
      <style:paragraph-properties fo:text-align="justify" style:justify-single-word="false"/>
      <style:text-properties officeooo:paragraph-rsid="0314fd91"/>
    </style:style>
    <style:style style:name="P274" style:family="paragraph" style:parent-style-name="Text_20_body">
      <style:paragraph-properties fo:text-align="justify" style:justify-single-word="false"/>
      <style:text-properties officeooo:paragraph-rsid="031727ee"/>
    </style:style>
    <style:style style:name="P275" style:family="paragraph" style:parent-style-name="Text_20_body">
      <style:paragraph-properties fo:text-align="justify" style:justify-single-word="false"/>
      <style:text-properties officeooo:paragraph-rsid="0319567c"/>
    </style:style>
    <style:style style:name="P276" style:family="paragraph" style:parent-style-name="Text_20_body">
      <style:paragraph-properties fo:text-align="justify" style:justify-single-word="false"/>
      <style:text-properties officeooo:paragraph-rsid="031a8853"/>
    </style:style>
    <style:style style:name="P277" style:family="paragraph" style:parent-style-name="Text_20_body">
      <style:paragraph-properties fo:text-align="justify" style:justify-single-word="false"/>
      <style:text-properties officeooo:paragraph-rsid="03246b64"/>
    </style:style>
    <style:style style:name="P278" style:family="paragraph" style:parent-style-name="Text_20_body">
      <style:paragraph-properties fo:text-align="justify" style:justify-single-word="false"/>
      <style:text-properties officeooo:paragraph-rsid="032571dc"/>
    </style:style>
    <style:style style:name="P279" style:family="paragraph" style:parent-style-name="Text_20_body">
      <style:paragraph-properties fo:text-align="justify" style:justify-single-word="false"/>
      <style:text-properties officeooo:paragraph-rsid="047f6f63"/>
    </style:style>
    <style:style style:name="P280" style:family="paragraph" style:parent-style-name="Text_20_body">
      <style:paragraph-properties fo:text-align="justify" style:justify-single-word="false"/>
      <style:text-properties officeooo:paragraph-rsid="04812398"/>
    </style:style>
    <style:style style:name="P281" style:family="paragraph" style:parent-style-name="Text_20_body">
      <style:text-properties officeooo:paragraph-rsid="02f66fa7"/>
    </style:style>
    <style:style style:name="P282" style:family="paragraph" style:parent-style-name="Text_20_body">
      <style:text-properties officeooo:paragraph-rsid="032d2fa6"/>
    </style:style>
    <style:style style:name="P283" style:family="paragraph" style:parent-style-name="Text_20_body">
      <style:text-properties officeooo:paragraph-rsid="032de230"/>
    </style:style>
    <style:style style:name="P284" style:family="paragraph" style:parent-style-name="Text_20_body">
      <style:text-properties officeooo:rsid="02e5f942" officeooo:paragraph-rsid="02e5f942"/>
    </style:style>
    <style:style style:name="P285" style:family="paragraph" style:parent-style-name="Text_20_body">
      <style:text-properties officeooo:rsid="02e7e0ea" officeooo:paragraph-rsid="02e7e0ea"/>
    </style:style>
    <style:style style:name="P286" style:family="paragraph" style:parent-style-name="Text_20_body">
      <style:text-properties officeooo:rsid="02e6b0bb" officeooo:paragraph-rsid="02e6b0bb"/>
    </style:style>
    <style:style style:name="P287" style:family="paragraph" style:parent-style-name="Text_20_body">
      <style:text-properties officeooo:rsid="02e6ec86" officeooo:paragraph-rsid="02e6b0bb"/>
    </style:style>
    <style:style style:name="P288" style:family="paragraph" style:parent-style-name="Text_20_body">
      <style:text-properties officeooo:rsid="02ea533d" officeooo:paragraph-rsid="02ea533d"/>
    </style:style>
    <style:style style:name="P289" style:family="paragraph" style:parent-style-name="Text_20_body">
      <style:text-properties officeooo:rsid="02ea623b" officeooo:paragraph-rsid="02ea623b"/>
    </style:style>
    <style:style style:name="P290" style:family="paragraph" style:parent-style-name="Text_20_body">
      <style:text-properties officeooo:rsid="02eb0059" officeooo:paragraph-rsid="02eb0059"/>
    </style:style>
    <style:style style:name="P291" style:family="paragraph" style:parent-style-name="Text_20_body">
      <style:text-properties officeooo:rsid="02ed1ded" officeooo:paragraph-rsid="02ed1ded"/>
    </style:style>
    <style:style style:name="P292" style:family="paragraph" style:parent-style-name="Text_20_body">
      <style:text-properties officeooo:rsid="02f06735" officeooo:paragraph-rsid="02f06735"/>
    </style:style>
    <style:style style:name="P293" style:family="paragraph" style:parent-style-name="Text_20_body">
      <style:text-properties officeooo:rsid="02f15253" officeooo:paragraph-rsid="02f15253"/>
    </style:style>
    <style:style style:name="P294" style:family="paragraph" style:parent-style-name="Text_20_body">
      <style:text-properties officeooo:rsid="02f204cf" officeooo:paragraph-rsid="02f204cf"/>
    </style:style>
    <style:style style:name="P295" style:family="paragraph" style:parent-style-name="Text_20_body">
      <style:paragraph-properties fo:text-align="justify" style:justify-single-word="false"/>
      <style:text-properties officeooo:rsid="02f204cf" officeooo:paragraph-rsid="02f204cf"/>
    </style:style>
    <style:style style:name="P296" style:family="paragraph" style:parent-style-name="Text_20_body">
      <style:paragraph-properties fo:text-align="justify" style:justify-single-word="false"/>
      <style:text-properties officeooo:rsid="02f4f7f0" officeooo:paragraph-rsid="02f4f7f0"/>
    </style:style>
    <style:style style:name="P297" style:family="paragraph" style:parent-style-name="Text_20_body">
      <style:text-properties officeooo:rsid="02f4f7f0" officeooo:paragraph-rsid="02f4f7f0"/>
    </style:style>
    <style:style style:name="P298" style:family="paragraph" style:parent-style-name="Text_20_body">
      <style:text-properties officeooo:rsid="02f51bc2" officeooo:paragraph-rsid="02f51bc2"/>
    </style:style>
    <style:style style:name="P299" style:family="paragraph" style:parent-style-name="Text_20_body">
      <style:text-properties officeooo:rsid="02f66fa7" officeooo:paragraph-rsid="02f66fa7"/>
    </style:style>
    <style:style style:name="P300" style:family="paragraph" style:parent-style-name="Text_20_body">
      <style:text-properties officeooo:rsid="02f7774b" officeooo:paragraph-rsid="02f7774b"/>
    </style:style>
    <style:style style:name="P301" style:family="paragraph" style:parent-style-name="Text_20_body">
      <style:text-properties officeooo:rsid="02faf59f" officeooo:paragraph-rsid="02faf59f"/>
    </style:style>
    <style:style style:name="P302" style:family="paragraph" style:parent-style-name="Text_20_body">
      <style:text-properties officeooo:rsid="02fbbf75" officeooo:paragraph-rsid="02fbbf75"/>
    </style:style>
    <style:style style:name="P303" style:family="paragraph" style:parent-style-name="Text_20_body">
      <style:paragraph-properties fo:text-align="justify" style:justify-single-word="false"/>
      <style:text-properties officeooo:rsid="02fbbf75" officeooo:paragraph-rsid="02fbbf75"/>
    </style:style>
    <style:style style:name="P304" style:family="paragraph" style:parent-style-name="Text_20_body">
      <style:paragraph-properties fo:text-align="justify" style:justify-single-word="false"/>
      <style:text-properties officeooo:rsid="02fbbf75" officeooo:paragraph-rsid="033c63d2"/>
    </style:style>
    <style:style style:name="P305" style:family="paragraph" style:parent-style-name="Text_20_body">
      <style:paragraph-properties fo:text-align="justify" style:justify-single-word="false"/>
      <style:text-properties officeooo:rsid="02fbbf75" officeooo:paragraph-rsid="033e1258"/>
    </style:style>
    <style:style style:name="P306" style:family="paragraph" style:parent-style-name="Text_20_body">
      <style:paragraph-properties fo:text-align="justify" style:justify-single-word="false"/>
      <style:text-properties officeooo:rsid="02fbbf75" officeooo:paragraph-rsid="033feb4b"/>
    </style:style>
    <style:style style:name="P307" style:family="paragraph" style:parent-style-name="Text_20_body">
      <style:paragraph-properties fo:text-align="justify" style:justify-single-word="false"/>
      <style:text-properties officeooo:rsid="02fbbf75" officeooo:paragraph-rsid="0341561a"/>
    </style:style>
    <style:style style:name="P308" style:family="paragraph" style:parent-style-name="Text_20_body">
      <style:paragraph-properties fo:text-align="justify" style:justify-single-word="false"/>
      <style:text-properties officeooo:rsid="02fbbf75" officeooo:paragraph-rsid="034ec2ca"/>
    </style:style>
    <style:style style:name="P309" style:family="paragraph" style:parent-style-name="Text_20_body">
      <style:paragraph-properties fo:text-align="justify" style:justify-single-word="false"/>
      <style:text-properties officeooo:rsid="02fbbf75" officeooo:paragraph-rsid="0351dd2a"/>
    </style:style>
    <style:style style:name="P310" style:family="paragraph" style:parent-style-name="Text_20_body">
      <style:paragraph-properties fo:text-align="justify" style:justify-single-word="false"/>
      <style:text-properties officeooo:rsid="02fbbf75" officeooo:paragraph-rsid="0354a820"/>
    </style:style>
    <style:style style:name="P311" style:family="paragraph" style:parent-style-name="Text_20_body">
      <style:paragraph-properties fo:text-align="justify" style:justify-single-word="false"/>
      <style:text-properties officeooo:rsid="02fbbf75" officeooo:paragraph-rsid="035769a6"/>
    </style:style>
    <style:style style:name="P312" style:family="paragraph" style:parent-style-name="Text_20_body">
      <style:paragraph-properties fo:text-align="justify" style:justify-single-word="false"/>
      <style:text-properties officeooo:rsid="02fbbf75" officeooo:paragraph-rsid="0359e6cc"/>
    </style:style>
    <style:style style:name="P313" style:family="paragraph" style:parent-style-name="Text_20_body">
      <style:paragraph-properties fo:text-align="justify" style:justify-single-word="false"/>
      <style:text-properties officeooo:rsid="02fbbf75" officeooo:paragraph-rsid="035e3e93"/>
    </style:style>
    <style:style style:name="P314" style:family="paragraph" style:parent-style-name="Text_20_body">
      <style:paragraph-properties fo:text-align="justify" style:justify-single-word="false"/>
      <style:text-properties officeooo:rsid="02fbbf75" officeooo:paragraph-rsid="03623ba6"/>
    </style:style>
    <style:style style:name="P315" style:family="paragraph" style:parent-style-name="Text_20_body">
      <style:paragraph-properties fo:text-align="justify" style:justify-single-word="false"/>
      <style:text-properties officeooo:rsid="02fd687f" officeooo:paragraph-rsid="02fd687f"/>
    </style:style>
    <style:style style:name="P316" style:family="paragraph" style:parent-style-name="Text_20_body">
      <style:paragraph-properties fo:text-align="justify" style:justify-single-word="false"/>
      <style:text-properties officeooo:rsid="02fd90d8" officeooo:paragraph-rsid="02fd90d8"/>
    </style:style>
    <style:style style:name="P317" style:family="paragraph" style:parent-style-name="Text_20_body">
      <style:paragraph-properties fo:text-align="center" style:justify-single-word="false"/>
      <style:text-properties officeooo:rsid="02fd90d8" officeooo:paragraph-rsid="02fd90d8"/>
    </style:style>
    <style:style style:name="P318" style:family="paragraph" style:parent-style-name="Text_20_body">
      <style:paragraph-properties fo:text-align="justify" style:justify-single-word="false"/>
      <style:text-properties officeooo:rsid="02ff217e" officeooo:paragraph-rsid="02ff217e"/>
    </style:style>
    <style:style style:name="P319" style:family="paragraph" style:parent-style-name="Text_20_body">
      <style:paragraph-properties fo:text-align="justify" style:justify-single-word="false"/>
      <style:text-properties officeooo:rsid="03017ba6" officeooo:paragraph-rsid="03017ba6"/>
    </style:style>
    <style:style style:name="P320" style:family="paragraph" style:parent-style-name="Text_20_body">
      <style:paragraph-properties fo:text-align="justify" style:justify-single-word="false"/>
      <style:text-properties officeooo:rsid="03024697" officeooo:paragraph-rsid="03024697"/>
    </style:style>
    <style:style style:name="P321" style:family="paragraph" style:parent-style-name="Text_20_body">
      <style:paragraph-properties fo:text-align="justify" style:justify-single-word="false"/>
      <style:text-properties officeooo:rsid="0302b43a" officeooo:paragraph-rsid="0302b43a"/>
    </style:style>
    <style:style style:name="P322" style:family="paragraph" style:parent-style-name="Text_20_body">
      <style:paragraph-properties fo:text-align="justify" style:justify-single-word="false"/>
      <style:text-properties officeooo:rsid="0306cd36" officeooo:paragraph-rsid="0306cd36"/>
    </style:style>
    <style:style style:name="P323" style:family="paragraph" style:parent-style-name="Text_20_body">
      <style:paragraph-properties fo:text-align="justify" style:justify-single-word="false"/>
      <style:text-properties officeooo:rsid="030cf2d6" officeooo:paragraph-rsid="030cf2d6"/>
    </style:style>
    <style:style style:name="P324" style:family="paragraph" style:parent-style-name="Text_20_body">
      <style:text-properties officeooo:rsid="030fe535" officeooo:paragraph-rsid="030fe535"/>
    </style:style>
    <style:style style:name="P325" style:family="paragraph" style:parent-style-name="Text_20_body">
      <style:paragraph-properties fo:text-align="justify" style:justify-single-word="false"/>
      <style:text-properties officeooo:rsid="03146aff" officeooo:paragraph-rsid="0314fd91"/>
    </style:style>
    <style:style style:name="P326" style:family="paragraph" style:parent-style-name="Text_20_body">
      <style:paragraph-properties fo:text-align="justify" style:justify-single-word="false"/>
      <style:text-properties officeooo:rsid="03166b39" officeooo:paragraph-rsid="03166b39"/>
    </style:style>
    <style:style style:name="P327" style:family="paragraph" style:parent-style-name="Text_20_body">
      <style:paragraph-properties fo:text-align="justify" style:justify-single-word="false"/>
      <style:text-properties officeooo:rsid="031727ee" officeooo:paragraph-rsid="031727ee"/>
    </style:style>
    <style:style style:name="P328" style:family="paragraph" style:parent-style-name="Text_20_body">
      <style:paragraph-properties fo:text-align="justify" style:justify-single-word="false"/>
      <style:text-properties officeooo:rsid="03176f73" officeooo:paragraph-rsid="03176f73"/>
    </style:style>
    <style:style style:name="P329" style:family="paragraph" style:parent-style-name="Text_20_body">
      <style:paragraph-properties fo:text-align="justify" style:justify-single-word="false"/>
      <style:text-properties officeooo:rsid="0317eff4" officeooo:paragraph-rsid="0317eff4"/>
    </style:style>
    <style:style style:name="P330" style:family="paragraph" style:parent-style-name="Text_20_body">
      <style:paragraph-properties fo:text-align="justify" style:justify-single-word="false"/>
      <style:text-properties officeooo:rsid="03189e3d" officeooo:paragraph-rsid="03189e3d"/>
    </style:style>
    <style:style style:name="P331" style:family="paragraph" style:parent-style-name="Text_20_body">
      <style:paragraph-properties fo:text-align="justify" style:justify-single-word="false"/>
      <style:text-properties officeooo:rsid="0319567c" officeooo:paragraph-rsid="0319567c"/>
    </style:style>
    <style:style style:name="P332" style:family="paragraph" style:parent-style-name="Text_20_body">
      <style:paragraph-properties fo:text-align="justify" style:justify-single-word="false"/>
      <style:text-properties officeooo:rsid="0319567c" officeooo:paragraph-rsid="032c165a"/>
    </style:style>
    <style:style style:name="P333" style:family="paragraph" style:parent-style-name="Text_20_body">
      <style:paragraph-properties fo:text-align="justify" style:justify-single-word="false"/>
      <style:text-properties officeooo:rsid="031efb18" officeooo:paragraph-rsid="031efb18"/>
    </style:style>
    <style:style style:name="P334" style:family="paragraph" style:parent-style-name="Text_20_body">
      <style:paragraph-properties fo:text-align="justify" style:justify-single-word="false"/>
      <style:text-properties officeooo:rsid="0320f707" officeooo:paragraph-rsid="0320f707"/>
    </style:style>
    <style:style style:name="P335" style:family="paragraph" style:parent-style-name="Text_20_body">
      <style:paragraph-properties fo:text-align="justify" style:justify-single-word="false"/>
      <style:text-properties officeooo:rsid="03246b64" officeooo:paragraph-rsid="02fbbf75"/>
    </style:style>
    <style:style style:name="P336" style:family="paragraph" style:parent-style-name="Text_20_body">
      <style:paragraph-properties fo:text-align="justify" style:justify-single-word="false"/>
      <style:text-properties officeooo:rsid="03246b64" officeooo:paragraph-rsid="03246b64"/>
    </style:style>
    <style:style style:name="P337" style:family="paragraph" style:parent-style-name="Text_20_body">
      <style:paragraph-properties fo:text-align="justify" style:justify-single-word="false"/>
      <style:text-properties officeooo:rsid="032571dc" officeooo:paragraph-rsid="032571dc"/>
    </style:style>
    <style:style style:name="P338" style:family="paragraph" style:parent-style-name="Text_20_body">
      <style:paragraph-properties fo:text-align="justify" style:justify-single-word="false"/>
      <style:text-properties officeooo:rsid="032694e2" officeooo:paragraph-rsid="032571dc"/>
    </style:style>
    <style:style style:name="P339" style:family="paragraph" style:parent-style-name="Text_20_body">
      <style:text-properties officeooo:rsid="032c165a" officeooo:paragraph-rsid="032c165a"/>
    </style:style>
    <style:style style:name="P340" style:family="paragraph" style:parent-style-name="Text_20_body">
      <style:text-properties officeooo:rsid="032caf13" officeooo:paragraph-rsid="032caf13"/>
    </style:style>
    <style:style style:name="P341" style:family="paragraph" style:parent-style-name="Text_20_body">
      <style:text-properties officeooo:rsid="032caf13" officeooo:paragraph-rsid="0334f43a"/>
    </style:style>
    <style:style style:name="P342" style:family="paragraph" style:parent-style-name="Text_20_body">
      <style:text-properties officeooo:rsid="032caf13" officeooo:paragraph-rsid="03390c57"/>
    </style:style>
    <style:style style:name="P343" style:family="paragraph" style:parent-style-name="Text_20_body">
      <style:text-properties officeooo:rsid="032d2fa6" officeooo:paragraph-rsid="032d2fa6"/>
    </style:style>
    <style:style style:name="P344" style:family="paragraph" style:parent-style-name="Text_20_body">
      <style:paragraph-properties fo:text-align="justify" style:justify-single-word="false"/>
      <style:text-properties officeooo:rsid="032d2fa6" officeooo:paragraph-rsid="033c63d2"/>
    </style:style>
    <style:style style:name="P345" style:family="paragraph" style:parent-style-name="Text_20_body">
      <style:text-properties officeooo:rsid="032de230" officeooo:paragraph-rsid="032de230"/>
    </style:style>
    <style:style style:name="P346" style:family="paragraph" style:parent-style-name="Text_20_body">
      <style:text-properties officeooo:rsid="03302405" officeooo:paragraph-rsid="03302405"/>
    </style:style>
    <style:style style:name="P347" style:family="paragraph" style:parent-style-name="Text_20_body">
      <style:text-properties officeooo:rsid="0330fe16" officeooo:paragraph-rsid="0330fe16"/>
    </style:style>
    <style:style style:name="P348" style:family="paragraph" style:parent-style-name="Text_20_body">
      <style:text-properties officeooo:paragraph-rsid="034605c9"/>
    </style:style>
    <style:style style:name="P349" style:family="paragraph" style:parent-style-name="Text_20_body">
      <style:text-properties officeooo:paragraph-rsid="0347e09c"/>
    </style:style>
    <style:style style:name="P350" style:family="paragraph" style:parent-style-name="Text_20_body">
      <style:text-properties officeooo:rsid="03338bac" officeooo:paragraph-rsid="03338bac"/>
    </style:style>
    <style:style style:name="P351" style:family="paragraph" style:parent-style-name="Text_20_body">
      <style:paragraph-properties fo:text-align="center" style:justify-single-word="false"/>
      <style:text-properties officeooo:rsid="03338bac" officeooo:paragraph-rsid="03338bac"/>
    </style:style>
    <style:style style:name="P352" style:family="paragraph" style:parent-style-name="Text_20_body">
      <style:text-properties officeooo:rsid="0334f43a" officeooo:paragraph-rsid="0334f43a"/>
    </style:style>
    <style:style style:name="P353" style:family="paragraph" style:parent-style-name="Text_20_body">
      <style:text-properties officeooo:rsid="033aad00" officeooo:paragraph-rsid="033aad00"/>
    </style:style>
    <style:style style:name="P354" style:family="paragraph" style:parent-style-name="Text_20_body">
      <style:text-properties officeooo:rsid="033b5588" officeooo:paragraph-rsid="033b5588"/>
    </style:style>
    <style:style style:name="P355" style:family="paragraph" style:parent-style-name="Text_20_body">
      <style:paragraph-properties fo:text-align="justify" style:justify-single-word="false"/>
      <style:text-properties officeooo:rsid="033c63d2" officeooo:paragraph-rsid="033c63d2"/>
    </style:style>
    <style:style style:name="P356" style:family="paragraph" style:parent-style-name="Text_20_body">
      <style:paragraph-properties fo:text-align="justify" style:justify-single-word="false"/>
      <style:text-properties officeooo:rsid="033e1258" officeooo:paragraph-rsid="033e1258"/>
    </style:style>
    <style:style style:name="P357" style:family="paragraph" style:parent-style-name="Text_20_body">
      <style:paragraph-properties fo:text-align="justify" style:justify-single-word="false"/>
      <style:text-properties officeooo:rsid="033feb4b" officeooo:paragraph-rsid="033feb4b"/>
    </style:style>
    <style:style style:name="P358" style:family="paragraph" style:parent-style-name="Text_20_body">
      <style:paragraph-properties fo:text-align="justify" style:justify-single-word="false"/>
      <style:text-properties officeooo:rsid="03410a9f" officeooo:paragraph-rsid="034605c9"/>
    </style:style>
    <style:style style:name="P359" style:family="paragraph" style:parent-style-name="Text_20_body">
      <style:text-properties officeooo:rsid="034633bf" officeooo:paragraph-rsid="034605c9"/>
    </style:style>
    <style:style style:name="P360" style:family="paragraph" style:parent-style-name="Text_20_body">
      <style:text-properties officeooo:rsid="0347e09c" officeooo:paragraph-rsid="035f3a2d"/>
    </style:style>
    <style:style style:name="P361" style:family="paragraph" style:parent-style-name="Text_20_body">
      <style:text-properties officeooo:rsid="0347e09c" officeooo:paragraph-rsid="0347e09c"/>
    </style:style>
    <style:style style:name="P362" style:family="paragraph" style:parent-style-name="Text_20_body">
      <style:paragraph-properties fo:text-align="justify" style:justify-single-word="false"/>
      <style:text-properties officeooo:rsid="0347e09c" officeooo:paragraph-rsid="0347e09c"/>
    </style:style>
    <style:style style:name="P363" style:family="paragraph" style:parent-style-name="Text_20_body">
      <style:paragraph-properties fo:text-align="justify" style:justify-single-word="false"/>
      <style:text-properties officeooo:rsid="034a2e9d" officeooo:paragraph-rsid="035e3e93"/>
    </style:style>
    <style:style style:name="P364" style:family="paragraph" style:parent-style-name="Text_20_body">
      <style:paragraph-properties fo:text-align="justify" style:justify-single-word="false"/>
      <style:text-properties officeooo:rsid="035bc558" officeooo:paragraph-rsid="035bc558"/>
    </style:style>
    <style:style style:name="P365" style:family="paragraph" style:parent-style-name="Text_20_body">
      <style:paragraph-properties fo:text-align="justify" style:justify-single-word="false"/>
      <style:text-properties officeooo:rsid="035aeab7" officeooo:paragraph-rsid="035aeab7"/>
    </style:style>
    <style:style style:name="P366" style:family="paragraph" style:parent-style-name="Text_20_body">
      <style:paragraph-properties fo:text-align="justify" style:justify-single-word="false"/>
      <style:text-properties officeooo:rsid="034bcb77" officeooo:paragraph-rsid="034bcb77"/>
    </style:style>
    <style:style style:name="P367" style:family="paragraph" style:parent-style-name="Text_20_body">
      <style:paragraph-properties fo:text-align="justify" style:justify-single-word="false"/>
      <style:text-properties officeooo:rsid="034ec2ca" officeooo:paragraph-rsid="034ec2ca"/>
    </style:style>
    <style:style style:name="P368" style:family="paragraph" style:parent-style-name="Text_20_body">
      <style:paragraph-properties fo:text-align="justify" style:justify-single-word="false"/>
      <style:text-properties officeooo:rsid="03510382" officeooo:paragraph-rsid="03510382"/>
    </style:style>
    <style:style style:name="P369" style:family="paragraph" style:parent-style-name="Text_20_body">
      <style:paragraph-properties fo:text-align="justify" style:justify-single-word="false"/>
      <style:text-properties officeooo:rsid="035347d8" officeooo:paragraph-rsid="035347d8"/>
    </style:style>
    <style:style style:name="P370" style:family="paragraph" style:parent-style-name="Text_20_body">
      <style:paragraph-properties fo:text-align="justify" style:justify-single-word="false"/>
      <style:text-properties officeooo:rsid="03540c51" officeooo:paragraph-rsid="03540c51"/>
    </style:style>
    <style:style style:name="P371" style:family="paragraph" style:parent-style-name="Text_20_body">
      <style:paragraph-properties fo:text-align="center" style:justify-single-word="false"/>
      <style:text-properties officeooo:rsid="035769a6" officeooo:paragraph-rsid="035769a6"/>
    </style:style>
    <style:style style:name="P372" style:family="paragraph" style:parent-style-name="Text_20_body">
      <style:paragraph-properties fo:text-align="justify" style:justify-single-word="false"/>
      <style:text-properties officeooo:rsid="0359049d" officeooo:paragraph-rsid="0359049d"/>
    </style:style>
    <style:style style:name="P373" style:family="paragraph" style:parent-style-name="Text_20_body">
      <style:paragraph-properties fo:text-align="justify" style:justify-single-word="false"/>
      <style:text-properties officeooo:rsid="0350e337" officeooo:paragraph-rsid="0350e337"/>
    </style:style>
    <style:style style:name="P374" style:family="paragraph" style:parent-style-name="Text_20_body">
      <style:paragraph-properties fo:text-align="justify" style:justify-single-word="false"/>
      <style:text-properties officeooo:rsid="0350e337" officeooo:paragraph-rsid="0392e076"/>
    </style:style>
    <style:style style:name="P375" style:family="paragraph" style:parent-style-name="Text_20_body">
      <style:paragraph-properties fo:text-align="justify" style:justify-single-word="false"/>
      <style:text-properties officeooo:rsid="03600a14" officeooo:paragraph-rsid="03600a14"/>
    </style:style>
    <style:style style:name="P376" style:family="paragraph" style:parent-style-name="Text_20_body">
      <style:paragraph-properties fo:text-align="justify" style:justify-single-word="false"/>
      <style:text-properties officeooo:rsid="03603a92" officeooo:paragraph-rsid="03603a92"/>
    </style:style>
    <style:style style:name="P377" style:family="paragraph" style:parent-style-name="Text_20_body">
      <style:paragraph-properties fo:text-align="justify" style:justify-single-word="false"/>
      <style:text-properties fo:font-style="normal" officeooo:rsid="0361a74f" officeooo:paragraph-rsid="0361a74f" style:font-style-asian="normal" style:font-style-complex="normal"/>
    </style:style>
    <style:style style:name="P378" style:family="paragraph" style:parent-style-name="Text_20_body">
      <style:paragraph-properties fo:text-align="justify" style:justify-single-word="false"/>
      <style:text-properties fo:font-style="normal" officeooo:rsid="0368e734" officeooo:paragraph-rsid="0365ff4a" style:font-style-asian="normal" style:font-style-complex="normal"/>
    </style:style>
    <style:style style:name="P379" style:family="paragraph" style:parent-style-name="Text_20_body">
      <style:paragraph-properties fo:text-align="justify" style:justify-single-word="false"/>
      <style:text-properties fo:font-style="normal" officeooo:rsid="036a08c7" officeooo:paragraph-rsid="036a08c7" style:font-style-asian="normal" style:font-style-complex="normal"/>
    </style:style>
    <style:style style:name="P380" style:family="paragraph" style:parent-style-name="Text_20_body">
      <style:text-properties fo:font-style="normal" officeooo:rsid="03a173e5" officeooo:paragraph-rsid="03a173e5" style:font-style-asian="normal" style:font-style-complex="normal"/>
    </style:style>
    <style:style style:name="P381" style:family="paragraph" style:parent-style-name="Text_20_body">
      <style:text-properties fo:font-style="normal" officeooo:rsid="03bc484d" officeooo:paragraph-rsid="03bc484d" style:font-style-asian="normal" style:font-style-complex="normal"/>
    </style:style>
    <style:style style:name="P382" style:family="paragraph" style:parent-style-name="Text_20_body">
      <style:text-properties fo:font-style="normal" officeooo:rsid="03bce787" officeooo:paragraph-rsid="03bce787" style:font-style-asian="normal" style:font-style-complex="normal"/>
    </style:style>
    <style:style style:name="P383" style:family="paragraph" style:parent-style-name="Text_20_body">
      <style:text-properties fo:font-style="normal" officeooo:rsid="03be691c" officeooo:paragraph-rsid="03bce787" style:font-style-asian="normal" style:font-style-complex="normal"/>
    </style:style>
    <style:style style:name="P384" style:family="paragraph" style:parent-style-name="Text_20_body">
      <style:text-properties fo:font-style="normal" officeooo:rsid="03e10e79" officeooo:paragraph-rsid="03e10e79" style:font-style-asian="normal" style:font-style-complex="normal"/>
    </style:style>
    <style:style style:name="P385" style:family="paragraph" style:parent-style-name="Text_20_body">
      <style:text-properties fo:font-style="normal" officeooo:rsid="03e342b4" officeooo:paragraph-rsid="03e342b4" style:font-style-asian="normal" style:font-style-complex="normal"/>
    </style:style>
    <style:style style:name="P386" style:family="paragraph" style:parent-style-name="Text_20_body">
      <style:text-properties fo:font-style="normal" officeooo:rsid="03e6968d" officeooo:paragraph-rsid="03e6968d" style:font-style-asian="normal" style:font-style-complex="normal"/>
    </style:style>
    <style:style style:name="P387" style:family="paragraph" style:parent-style-name="Text_20_body">
      <style:text-properties fo:font-style="normal" officeooo:rsid="03ea1c64" officeooo:paragraph-rsid="03ea1c64" style:font-style-asian="normal" style:font-style-complex="normal"/>
    </style:style>
    <style:style style:name="P388" style:family="paragraph" style:parent-style-name="Text_20_body">
      <style:text-properties fo:font-style="normal" officeooo:rsid="03eb8a3c" officeooo:paragraph-rsid="03eb8a3c" style:font-style-asian="normal" style:font-style-complex="normal"/>
    </style:style>
    <style:style style:name="P389" style:family="paragraph" style:parent-style-name="Text_20_body">
      <style:text-properties fo:font-style="normal" officeooo:rsid="03ee9865" officeooo:paragraph-rsid="03ee9865" style:font-style-asian="normal" style:font-style-complex="normal"/>
    </style:style>
    <style:style style:name="P390" style:family="paragraph" style:parent-style-name="Text_20_body">
      <style:text-properties fo:font-style="normal" officeooo:rsid="03f21508" officeooo:paragraph-rsid="03f21508" style:font-style-asian="normal" style:font-style-complex="normal"/>
    </style:style>
    <style:style style:name="P391" style:family="paragraph" style:parent-style-name="Text_20_body">
      <style:text-properties fo:font-style="normal" officeooo:rsid="03f49e73" officeooo:paragraph-rsid="03f49e73" style:font-style-asian="normal" style:font-style-complex="normal"/>
    </style:style>
    <style:style style:name="P392" style:family="paragraph" style:parent-style-name="Text_20_body">
      <style:text-properties fo:font-style="normal" officeooo:rsid="03f5d273" officeooo:paragraph-rsid="03f5d273" style:font-style-asian="normal" style:font-style-complex="normal"/>
    </style:style>
    <style:style style:name="P393" style:family="paragraph" style:parent-style-name="Text_20_body">
      <style:text-properties fo:font-style="normal" officeooo:rsid="03f8e1b6" officeooo:paragraph-rsid="03f8e1b6" style:font-style-asian="normal" style:font-style-complex="normal"/>
    </style:style>
    <style:style style:name="P394" style:family="paragraph" style:parent-style-name="Text_20_body">
      <style:text-properties fo:font-style="normal" officeooo:rsid="03feb5d1" officeooo:paragraph-rsid="03feb5d1" style:font-style-asian="normal" style:font-style-complex="normal"/>
    </style:style>
    <style:style style:name="P395" style:family="paragraph" style:parent-style-name="Text_20_body">
      <style:text-properties fo:font-style="normal" officeooo:rsid="040218b9" officeooo:paragraph-rsid="040218b9" style:font-style-asian="normal" style:font-style-complex="normal"/>
    </style:style>
    <style:style style:name="P396" style:family="paragraph" style:parent-style-name="Text_20_body">
      <style:text-properties fo:font-style="normal" officeooo:rsid="04045dbb" officeooo:paragraph-rsid="04045dbb" style:font-style-asian="normal" style:font-style-complex="normal"/>
    </style:style>
    <style:style style:name="P397" style:family="paragraph" style:parent-style-name="Text_20_body">
      <style:text-properties fo:font-style="normal" officeooo:rsid="040791fa" officeooo:paragraph-rsid="040791fa" style:font-style-asian="normal" style:font-style-complex="normal"/>
    </style:style>
    <style:style style:name="P398" style:family="paragraph" style:parent-style-name="Text_20_body">
      <style:text-properties fo:font-style="normal" officeooo:rsid="0407a701" officeooo:paragraph-rsid="0407a701" style:font-style-asian="normal" style:font-style-complex="normal"/>
    </style:style>
    <style:style style:name="P399" style:family="paragraph" style:parent-style-name="Text_20_body">
      <style:text-properties fo:font-style="normal" officeooo:rsid="0408c904" officeooo:paragraph-rsid="0408c904" style:font-style-asian="normal" style:font-style-complex="normal"/>
    </style:style>
    <style:style style:name="P400" style:family="paragraph" style:parent-style-name="Text_20_body">
      <style:text-properties fo:font-style="normal" officeooo:rsid="040c8f78" officeooo:paragraph-rsid="040ab262" style:font-style-asian="normal" style:font-style-complex="normal"/>
    </style:style>
    <style:style style:name="P401" style:family="paragraph" style:parent-style-name="Text_20_body">
      <style:text-properties fo:font-style="normal" officeooo:rsid="040d9271" officeooo:paragraph-rsid="040d9271" style:font-style-asian="normal" style:font-style-complex="normal"/>
    </style:style>
    <style:style style:name="P402" style:family="paragraph" style:parent-style-name="Text_20_body">
      <style:text-properties fo:font-style="normal" officeooo:rsid="040f7868" officeooo:paragraph-rsid="040f7868" style:font-style-asian="normal" style:font-style-complex="normal"/>
    </style:style>
    <style:style style:name="P403" style:family="paragraph" style:parent-style-name="Text_20_body">
      <style:text-properties fo:font-style="normal" officeooo:rsid="041187eb" officeooo:paragraph-rsid="040f7868" style:font-style-asian="normal" style:font-style-complex="normal"/>
    </style:style>
    <style:style style:name="P404" style:family="paragraph" style:parent-style-name="Text_20_body">
      <style:text-properties fo:font-style="normal" officeooo:rsid="04193d44" officeooo:paragraph-rsid="04193d44" style:font-style-asian="normal" style:font-style-complex="normal"/>
    </style:style>
    <style:style style:name="P405" style:family="paragraph" style:parent-style-name="Text_20_body">
      <style:text-properties fo:font-style="normal" officeooo:rsid="041c99ea" officeooo:paragraph-rsid="041c99ea" style:font-style-asian="normal" style:font-style-complex="normal"/>
    </style:style>
    <style:style style:name="P406" style:family="paragraph" style:parent-style-name="Text_20_body">
      <style:text-properties fo:font-style="normal" officeooo:rsid="041dd73c" officeooo:paragraph-rsid="041dd73c" style:font-style-asian="normal" style:font-style-complex="normal"/>
    </style:style>
    <style:style style:name="P407" style:family="paragraph" style:parent-style-name="Text_20_body">
      <style:text-properties fo:font-style="normal" officeooo:rsid="04290cf4" officeooo:paragraph-rsid="04290cf4" style:font-style-asian="normal" style:font-style-complex="normal"/>
    </style:style>
    <style:style style:name="P408" style:family="paragraph" style:parent-style-name="Text_20_body">
      <style:paragraph-properties fo:text-align="justify" style:justify-single-word="false"/>
      <style:text-properties fo:font-style="normal" officeooo:rsid="042a71f2" officeooo:paragraph-rsid="042a71f2" style:font-style-asian="normal" style:font-style-complex="normal"/>
    </style:style>
    <style:style style:name="P409" style:family="paragraph" style:parent-style-name="Text_20_body">
      <style:paragraph-properties fo:text-align="center" style:justify-single-word="false"/>
      <style:text-properties fo:font-style="normal" officeooo:rsid="042a71f2" officeooo:paragraph-rsid="042a71f2" style:font-style-asian="normal" style:font-style-complex="normal"/>
    </style:style>
    <style:style style:name="P410" style:family="paragraph" style:parent-style-name="Text_20_body">
      <style:text-properties fo:font-style="normal" officeooo:rsid="042c3c38" officeooo:paragraph-rsid="042c3c38" style:font-style-asian="normal" style:font-style-complex="normal"/>
    </style:style>
    <style:style style:name="P411" style:family="paragraph" style:parent-style-name="Text_20_body">
      <style:text-properties fo:font-style="normal" officeooo:rsid="042d94d8" officeooo:paragraph-rsid="042c3c38" style:font-style-asian="normal" style:font-style-complex="normal"/>
    </style:style>
    <style:style style:name="P412" style:family="paragraph" style:parent-style-name="Text_20_body">
      <style:text-properties fo:font-style="normal" officeooo:rsid="04329ca1" officeooo:paragraph-rsid="04329ca1" style:font-style-asian="normal" style:font-style-complex="normal"/>
    </style:style>
    <style:style style:name="P413" style:family="paragraph" style:parent-style-name="Text_20_body">
      <style:text-properties fo:font-style="normal" officeooo:rsid="04348348" officeooo:paragraph-rsid="04348348" style:font-style-asian="normal" style:font-style-complex="normal"/>
    </style:style>
    <style:style style:name="P414" style:family="paragraph" style:parent-style-name="Text_20_body">
      <style:text-properties fo:font-style="normal" officeooo:rsid="04369f69" officeooo:paragraph-rsid="04369f69" style:font-style-asian="normal" style:font-style-complex="normal"/>
    </style:style>
    <style:style style:name="P415" style:family="paragraph" style:parent-style-name="Text_20_body">
      <style:text-properties fo:font-style="normal" officeooo:rsid="04407ad8" style:font-style-asian="normal" style:font-style-complex="normal"/>
    </style:style>
    <style:style style:name="P416" style:family="paragraph" style:parent-style-name="Text_20_body">
      <style:text-properties fo:font-style="normal" officeooo:rsid="04407ad8" officeooo:paragraph-rsid="04407ad8" style:font-style-asian="normal" style:font-style-complex="normal"/>
    </style:style>
    <style:style style:name="P417" style:family="paragraph" style:parent-style-name="Text_20_body">
      <style:paragraph-properties fo:text-align="center" style:justify-single-word="false"/>
      <style:text-properties fo:font-style="normal" officeooo:rsid="04407ad8" officeooo:paragraph-rsid="0498fd63" style:font-style-asian="normal" style:font-style-complex="normal"/>
    </style:style>
    <style:style style:name="P418" style:family="paragraph" style:parent-style-name="Text_20_body">
      <style:paragraph-properties fo:text-align="center" style:justify-single-word="false"/>
      <style:text-properties fo:font-style="normal" officeooo:rsid="04407ad8" officeooo:paragraph-rsid="04b4af2c" style:font-style-asian="normal" style:font-style-complex="normal"/>
    </style:style>
    <style:style style:name="P419" style:family="paragraph" style:parent-style-name="Text_20_body">
      <style:paragraph-properties fo:text-align="justify" style:justify-single-word="false"/>
      <style:text-properties fo:font-style="normal" officeooo:rsid="04407ad8" officeooo:paragraph-rsid="044e5df8" style:font-style-asian="normal" style:font-style-complex="normal"/>
    </style:style>
    <style:style style:name="P420" style:family="paragraph" style:parent-style-name="Text_20_body">
      <style:paragraph-properties fo:text-align="justify" style:justify-single-word="false"/>
      <style:text-properties fo:font-style="normal" officeooo:rsid="04407ad8" officeooo:paragraph-rsid="044f1d4c" style:font-style-asian="normal" style:font-style-complex="normal"/>
    </style:style>
    <style:style style:name="P421" style:family="paragraph" style:parent-style-name="Text_20_body">
      <style:paragraph-properties fo:text-align="justify" style:justify-single-word="false"/>
      <style:text-properties fo:font-style="normal" officeooo:rsid="04407ad8" officeooo:paragraph-rsid="0450a551" style:font-style-asian="normal" style:font-style-complex="normal"/>
    </style:style>
    <style:style style:name="P422" style:family="paragraph" style:parent-style-name="Text_20_body">
      <style:paragraph-properties fo:text-align="justify" style:justify-single-word="false"/>
      <style:text-properties fo:font-style="normal" officeooo:rsid="04407ad8" officeooo:paragraph-rsid="0456682e" style:font-style-asian="normal" style:font-style-complex="normal"/>
    </style:style>
    <style:style style:name="P423" style:family="paragraph" style:parent-style-name="Text_20_body">
      <style:paragraph-properties fo:text-align="justify" style:justify-single-word="false"/>
      <style:text-properties fo:font-style="normal" officeooo:rsid="04407ad8" officeooo:paragraph-rsid="04722f7d" style:font-style-asian="normal" style:font-style-complex="normal"/>
    </style:style>
    <style:style style:name="P424" style:family="paragraph" style:parent-style-name="Text_20_body">
      <style:paragraph-properties fo:text-align="justify" style:justify-single-word="false"/>
      <style:text-properties fo:font-style="normal" officeooo:rsid="04407ad8" officeooo:paragraph-rsid="0497ccff" style:font-style-asian="normal" style:font-style-complex="normal"/>
    </style:style>
    <style:style style:name="P425" style:family="paragraph" style:parent-style-name="Text_20_body">
      <style:paragraph-properties fo:text-align="justify" style:justify-single-word="false"/>
      <style:text-properties fo:font-style="normal" officeooo:rsid="04407ad8" officeooo:paragraph-rsid="04a178cb" style:font-style-asian="normal" style:font-style-complex="normal"/>
    </style:style>
    <style:style style:name="P426" style:family="paragraph" style:parent-style-name="Text_20_body">
      <style:paragraph-properties fo:text-align="justify" style:justify-single-word="false"/>
      <style:text-properties fo:font-style="normal" officeooo:rsid="04407ad8" officeooo:paragraph-rsid="04a80282" style:font-style-asian="normal" style:font-style-complex="normal"/>
    </style:style>
    <style:style style:name="P427" style:family="paragraph" style:parent-style-name="Text_20_body">
      <style:paragraph-properties fo:text-align="justify" style:justify-single-word="false"/>
      <style:text-properties fo:font-style="normal" officeooo:rsid="04407ad8" officeooo:paragraph-rsid="04ad93f6" style:font-style-asian="normal" style:font-style-complex="normal"/>
    </style:style>
    <style:style style:name="P428" style:family="paragraph" style:parent-style-name="Text_20_body">
      <style:paragraph-properties fo:text-align="justify" style:justify-single-word="false"/>
      <style:text-properties fo:font-style="normal" officeooo:rsid="04407ad8" officeooo:paragraph-rsid="04c5614d" style:font-style-asian="normal" style:font-style-complex="normal"/>
    </style:style>
    <style:style style:name="P429" style:family="paragraph" style:parent-style-name="Text_20_body">
      <style:paragraph-properties fo:text-align="justify" style:justify-single-word="false"/>
      <style:text-properties fo:font-style="normal" officeooo:rsid="04407ad8" officeooo:paragraph-rsid="04c7d80d" style:font-style-asian="normal" style:font-style-complex="normal"/>
    </style:style>
    <style:style style:name="P430" style:family="paragraph" style:parent-style-name="Text_20_body">
      <style:paragraph-properties fo:text-align="justify" style:justify-single-word="false"/>
      <style:text-properties fo:font-style="normal" officeooo:paragraph-rsid="04897558" style:font-style-asian="normal" style:font-style-complex="normal"/>
    </style:style>
    <style:style style:name="P431" style:family="paragraph" style:parent-style-name="Text_20_body">
      <style:paragraph-properties fo:text-align="justify" style:justify-single-word="false"/>
      <style:text-properties fo:font-style="normal" officeooo:paragraph-rsid="048b490d" style:font-style-asian="normal" style:font-style-complex="normal"/>
    </style:style>
    <style:style style:name="P432" style:family="paragraph" style:parent-style-name="Text_20_body">
      <style:text-properties fo:font-style="normal" officeooo:rsid="0445ba5c" officeooo:paragraph-rsid="0445ba5c" style:font-style-asian="normal" style:font-style-complex="normal"/>
    </style:style>
    <style:style style:name="P433" style:family="paragraph" style:parent-style-name="Text_20_body">
      <style:text-properties fo:font-style="normal" officeooo:rsid="04476360" officeooo:paragraph-rsid="04476360" style:font-style-asian="normal" style:font-style-complex="normal"/>
    </style:style>
    <style:style style:name="P434" style:family="paragraph" style:parent-style-name="Text_20_body">
      <style:paragraph-properties fo:text-align="justify" style:justify-single-word="false"/>
      <style:text-properties fo:font-style="normal" officeooo:rsid="044b0757" officeooo:paragraph-rsid="044b0757" style:font-style-asian="normal" style:font-style-complex="normal"/>
    </style:style>
    <style:style style:name="P435" style:family="paragraph" style:parent-style-name="Text_20_body">
      <style:paragraph-properties fo:text-align="justify" style:justify-single-word="false"/>
      <style:text-properties fo:font-style="normal" officeooo:rsid="044b0757" officeooo:paragraph-rsid="05099bcf" style:font-style-asian="normal" style:font-style-complex="normal"/>
    </style:style>
    <style:style style:name="P436" style:family="paragraph" style:parent-style-name="Text_20_body">
      <style:paragraph-properties fo:text-align="justify" style:justify-single-word="false"/>
      <style:text-properties fo:font-style="normal" officeooo:rsid="044b0757" officeooo:paragraph-rsid="050b4fa1" style:font-style-asian="normal" style:font-style-complex="normal"/>
    </style:style>
    <style:style style:name="P437" style:family="paragraph" style:parent-style-name="Text_20_body">
      <style:paragraph-properties fo:text-align="justify" style:justify-single-word="false"/>
      <style:text-properties fo:font-style="normal" officeooo:rsid="0450a551" officeooo:paragraph-rsid="0450a551" style:font-style-asian="normal" style:font-style-complex="normal"/>
    </style:style>
    <style:style style:name="P438" style:family="paragraph" style:parent-style-name="Text_20_body">
      <style:paragraph-properties fo:text-align="justify" style:justify-single-word="false"/>
      <style:text-properties fo:font-style="normal" officeooo:rsid="045901d6" officeooo:paragraph-rsid="045a435a" style:font-style-asian="normal" style:font-style-complex="normal"/>
    </style:style>
    <style:style style:name="P439" style:family="paragraph" style:parent-style-name="Text_20_body">
      <style:paragraph-properties fo:text-align="justify" style:justify-single-word="false"/>
      <style:text-properties fo:font-style="normal" officeooo:rsid="045dc96e" officeooo:paragraph-rsid="045dc96e" style:font-style-asian="normal" style:font-style-complex="normal"/>
    </style:style>
    <style:style style:name="P440" style:family="paragraph" style:parent-style-name="Text_20_body">
      <style:paragraph-properties fo:text-align="justify" style:justify-single-word="false"/>
      <style:text-properties fo:font-style="normal" officeooo:rsid="046dab35" officeooo:paragraph-rsid="046dab35" style:font-style-asian="normal" style:font-style-complex="normal"/>
    </style:style>
    <style:style style:name="P441" style:family="paragraph" style:parent-style-name="Text_20_body">
      <style:paragraph-properties fo:text-align="justify" style:justify-single-word="false"/>
      <style:text-properties fo:font-style="normal" officeooo:rsid="0474e8e2" officeooo:paragraph-rsid="0474e8e2" style:font-style-asian="normal" style:font-style-complex="normal"/>
    </style:style>
    <style:style style:name="P442" style:family="paragraph" style:parent-style-name="Text_20_body">
      <style:paragraph-properties fo:text-align="justify" style:justify-single-word="false"/>
      <style:text-properties fo:font-style="normal" officeooo:rsid="0475b5a5" officeooo:paragraph-rsid="0475b5a5" style:font-style-asian="normal" style:font-style-complex="normal"/>
    </style:style>
    <style:style style:name="P443" style:family="paragraph" style:parent-style-name="Text_20_body">
      <style:paragraph-properties fo:text-align="justify" style:justify-single-word="false"/>
      <style:text-properties fo:font-style="normal" officeooo:rsid="047852d4" officeooo:paragraph-rsid="047852d4" style:font-style-asian="normal" style:font-style-complex="normal"/>
    </style:style>
    <style:style style:name="P444" style:family="paragraph" style:parent-style-name="Text_20_body">
      <style:paragraph-properties fo:text-align="justify" style:justify-single-word="false"/>
      <style:text-properties fo:font-style="normal" officeooo:rsid="047852d4" officeooo:paragraph-rsid="04f36a40" style:font-style-asian="normal" style:font-style-complex="normal"/>
    </style:style>
    <style:style style:name="P445" style:family="paragraph" style:parent-style-name="Text_20_body">
      <style:paragraph-properties fo:text-align="justify" style:justify-single-word="false"/>
      <style:text-properties fo:font-style="normal" officeooo:rsid="047852d4" officeooo:paragraph-rsid="04f5fbb4" style:font-style-asian="normal" style:font-style-complex="normal"/>
    </style:style>
    <style:style style:name="P446" style:family="paragraph" style:parent-style-name="Text_20_body">
      <style:paragraph-properties fo:text-align="center" style:justify-single-word="false"/>
      <style:text-properties fo:font-style="normal" officeooo:rsid="047a7d9a" officeooo:paragraph-rsid="047a7d9a" style:font-style-asian="normal" style:font-style-complex="normal"/>
    </style:style>
    <style:style style:name="P447" style:family="paragraph" style:parent-style-name="Text_20_body">
      <style:paragraph-properties fo:text-align="center" style:justify-single-word="false"/>
      <style:text-properties fo:font-style="normal" officeooo:rsid="047a7d9a" officeooo:paragraph-rsid="04e1f8ed" style:font-style-asian="normal" style:font-style-complex="normal"/>
    </style:style>
    <style:style style:name="P448" style:family="paragraph" style:parent-style-name="Text_20_body">
      <style:paragraph-properties fo:text-align="justify" style:justify-single-word="false"/>
      <style:text-properties fo:font-style="normal" officeooo:rsid="047a7d9a" officeooo:paragraph-rsid="047a7d9a" style:font-style-asian="normal" style:font-style-complex="normal"/>
    </style:style>
    <style:style style:name="P449" style:family="paragraph" style:parent-style-name="Text_20_body">
      <style:paragraph-properties fo:text-align="justify" style:justify-single-word="false"/>
      <style:text-properties fo:font-style="normal" officeooo:rsid="047a7d9a" officeooo:paragraph-rsid="04d19e1f" style:font-style-asian="normal" style:font-style-complex="normal"/>
    </style:style>
    <style:style style:name="P450" style:family="paragraph" style:parent-style-name="Text_20_body">
      <style:paragraph-properties fo:text-align="justify" style:justify-single-word="false"/>
      <style:text-properties fo:font-style="normal" officeooo:rsid="047a7d9a" officeooo:paragraph-rsid="04d7b34b" style:font-style-asian="normal" style:font-style-complex="normal"/>
    </style:style>
    <style:style style:name="P451" style:family="paragraph" style:parent-style-name="Text_20_body">
      <style:paragraph-properties fo:text-align="justify" style:justify-single-word="false"/>
      <style:text-properties fo:font-style="normal" officeooo:rsid="047a7d9a" officeooo:paragraph-rsid="04dd63f2" style:font-style-asian="normal" style:font-style-complex="normal"/>
    </style:style>
    <style:style style:name="P452" style:family="paragraph" style:parent-style-name="Text_20_body">
      <style:paragraph-properties fo:text-align="justify" style:justify-single-word="false"/>
      <style:text-properties fo:font-style="normal" officeooo:rsid="047a7d9a" officeooo:paragraph-rsid="04e00508" style:font-style-asian="normal" style:font-style-complex="normal"/>
    </style:style>
    <style:style style:name="P453" style:family="paragraph" style:parent-style-name="Text_20_body">
      <style:paragraph-properties fo:text-align="justify" style:justify-single-word="false"/>
      <style:text-properties fo:font-style="normal" officeooo:rsid="047a7d9a" officeooo:paragraph-rsid="04e664f7" style:font-style-asian="normal" style:font-style-complex="normal"/>
    </style:style>
    <style:style style:name="P454" style:family="paragraph" style:parent-style-name="Text_20_body">
      <style:paragraph-properties fo:text-align="justify" style:justify-single-word="false"/>
      <style:text-properties fo:font-style="normal" officeooo:rsid="047c69f0" officeooo:paragraph-rsid="047c69f0" style:font-style-asian="normal" style:font-style-complex="normal"/>
    </style:style>
    <style:style style:name="P455" style:family="paragraph" style:parent-style-name="Text_20_body">
      <style:paragraph-properties fo:text-align="justify" style:justify-single-word="false"/>
      <style:text-properties fo:font-style="normal" officeooo:rsid="048b490d" officeooo:paragraph-rsid="048b490d" style:font-style-asian="normal" style:font-style-complex="normal"/>
    </style:style>
    <style:style style:name="P456" style:family="paragraph" style:parent-style-name="Text_20_body">
      <style:paragraph-properties fo:text-align="justify" style:justify-single-word="false"/>
      <style:text-properties fo:font-style="normal" officeooo:rsid="048e082e" officeooo:paragraph-rsid="048e082e" style:font-style-asian="normal" style:font-style-complex="normal"/>
    </style:style>
    <style:style style:name="P457" style:family="paragraph" style:parent-style-name="Text_20_body">
      <style:paragraph-properties fo:text-align="justify" style:justify-single-word="false"/>
      <style:text-properties fo:font-style="normal" officeooo:rsid="048fd3d8" officeooo:paragraph-rsid="048fd3d8" style:font-style-asian="normal" style:font-style-complex="normal"/>
    </style:style>
    <style:style style:name="P458" style:family="paragraph" style:parent-style-name="Text_20_body">
      <style:paragraph-properties fo:text-align="justify" style:justify-single-word="false"/>
      <style:text-properties fo:font-style="normal" officeooo:rsid="04915878" officeooo:paragraph-rsid="04915878" style:font-style-asian="normal" style:font-style-complex="normal"/>
    </style:style>
    <style:style style:name="P459" style:family="paragraph" style:parent-style-name="Text_20_body">
      <style:paragraph-properties fo:text-align="justify" style:justify-single-word="false"/>
      <style:text-properties fo:font-style="normal" officeooo:rsid="0498fd63" officeooo:paragraph-rsid="0498fd63" style:font-style-asian="normal" style:font-style-complex="normal"/>
    </style:style>
    <style:style style:name="P460" style:family="paragraph" style:parent-style-name="Text_20_body">
      <style:paragraph-properties fo:text-align="justify" style:justify-single-word="false"/>
      <style:text-properties fo:font-style="normal" officeooo:rsid="049a5d87" officeooo:paragraph-rsid="049a5d87" style:font-style-asian="normal" style:font-style-complex="normal"/>
    </style:style>
    <style:style style:name="P461" style:family="paragraph" style:parent-style-name="Text_20_body">
      <style:paragraph-properties fo:text-align="justify" style:justify-single-word="false"/>
      <style:text-properties fo:font-style="normal" officeooo:rsid="049cd960" officeooo:paragraph-rsid="049cd960" style:font-style-asian="normal" style:font-style-complex="normal"/>
    </style:style>
    <style:style style:name="P462" style:family="paragraph" style:parent-style-name="Text_20_body">
      <style:paragraph-properties fo:text-align="justify" style:justify-single-word="false"/>
      <style:text-properties fo:font-style="normal" officeooo:rsid="049dad68" officeooo:paragraph-rsid="049dad68" style:font-style-asian="normal" style:font-style-complex="normal"/>
    </style:style>
    <style:style style:name="P463" style:family="paragraph" style:parent-style-name="Text_20_body">
      <style:paragraph-properties fo:text-align="justify" style:justify-single-word="false"/>
      <style:text-properties fo:font-style="normal" officeooo:rsid="049ec0ba" officeooo:paragraph-rsid="049dad68" style:font-style-asian="normal" style:font-style-complex="normal"/>
    </style:style>
    <style:style style:name="P464" style:family="paragraph" style:parent-style-name="Text_20_body">
      <style:paragraph-properties fo:text-align="justify" style:justify-single-word="false"/>
      <style:text-properties fo:font-style="normal" officeooo:rsid="04a149e0" officeooo:paragraph-rsid="04a149e0" style:font-style-asian="normal" style:font-style-complex="normal"/>
    </style:style>
    <style:style style:name="P465" style:family="paragraph" style:parent-style-name="Text_20_body">
      <style:paragraph-properties fo:text-align="justify" style:justify-single-word="false"/>
      <style:text-properties fo:font-style="normal" officeooo:rsid="04aa370a" officeooo:paragraph-rsid="04aa370a" style:font-style-asian="normal" style:font-style-complex="normal"/>
    </style:style>
    <style:style style:name="P466" style:family="paragraph" style:parent-style-name="Text_20_body">
      <style:paragraph-properties fo:text-align="justify" style:justify-single-word="false"/>
      <style:text-properties fo:font-style="normal" officeooo:rsid="04aadb83" officeooo:paragraph-rsid="04aadb83" style:font-style-asian="normal" style:font-style-complex="normal"/>
    </style:style>
    <style:style style:name="P467" style:family="paragraph" style:parent-style-name="Text_20_body">
      <style:paragraph-properties fo:text-align="justify" style:justify-single-word="false"/>
      <style:text-properties fo:font-style="normal" officeooo:rsid="04ad93f6" officeooo:paragraph-rsid="04ad93f6" style:font-style-asian="normal" style:font-style-complex="normal"/>
    </style:style>
    <style:style style:name="P468" style:family="paragraph" style:parent-style-name="Text_20_body">
      <style:paragraph-properties fo:text-align="justify" style:justify-single-word="false"/>
      <style:text-properties fo:font-style="normal" officeooo:rsid="04b344db" officeooo:paragraph-rsid="04b344db" style:font-style-asian="normal" style:font-style-complex="normal"/>
    </style:style>
    <style:style style:name="P469" style:family="paragraph" style:parent-style-name="Text_20_body">
      <style:paragraph-properties fo:text-align="justify" style:justify-single-word="false"/>
      <style:text-properties fo:font-style="normal" officeooo:rsid="04b5101d" officeooo:paragraph-rsid="04b5101d" style:font-style-asian="normal" style:font-style-complex="normal"/>
    </style:style>
    <style:style style:name="P470" style:family="paragraph" style:parent-style-name="Text_20_body">
      <style:paragraph-properties fo:text-align="justify" style:justify-single-word="false"/>
      <style:text-properties fo:font-style="normal" officeooo:rsid="04c42ac1" officeooo:paragraph-rsid="04c42ac1" style:font-style-asian="normal" style:font-style-complex="normal"/>
    </style:style>
    <style:style style:name="P471" style:family="paragraph" style:parent-style-name="Text_20_body">
      <style:paragraph-properties fo:text-align="justify" style:justify-single-word="false"/>
      <style:text-properties fo:font-style="normal" officeooo:rsid="04c75cf9" officeooo:paragraph-rsid="04c75cf9" style:font-style-asian="normal" style:font-style-complex="normal"/>
    </style:style>
    <style:style style:name="P472" style:family="paragraph" style:parent-style-name="Text_20_body">
      <style:paragraph-properties fo:text-align="justify" style:justify-single-word="false"/>
      <style:text-properties fo:font-style="normal" officeooo:rsid="04c7d80d" officeooo:paragraph-rsid="04c7d80d" style:font-style-asian="normal" style:font-style-complex="normal"/>
    </style:style>
    <style:style style:name="P473" style:family="paragraph" style:parent-style-name="Text_20_body">
      <style:paragraph-properties fo:text-align="justify" style:justify-single-word="false"/>
      <style:text-properties fo:font-style="normal" officeooo:rsid="04cc416c" officeooo:paragraph-rsid="04cc416c" style:font-style-asian="normal" style:font-style-complex="normal"/>
    </style:style>
    <style:style style:name="P474" style:family="paragraph" style:parent-style-name="Text_20_body">
      <style:paragraph-properties fo:text-align="justify" style:justify-single-word="false"/>
      <style:text-properties fo:font-style="normal" officeooo:rsid="04cff8c8" officeooo:paragraph-rsid="04cff8c8" style:font-style-asian="normal" style:font-style-complex="normal"/>
    </style:style>
    <style:style style:name="P475" style:family="paragraph" style:parent-style-name="Text_20_body">
      <style:paragraph-properties fo:text-align="justify" style:justify-single-word="false"/>
      <style:text-properties fo:font-style="normal" officeooo:rsid="04d19e1f" officeooo:paragraph-rsid="04d19e1f" style:font-style-asian="normal" style:font-style-complex="normal"/>
    </style:style>
    <style:style style:name="P476" style:family="paragraph" style:parent-style-name="Text_20_body">
      <style:paragraph-properties fo:text-align="justify" style:justify-single-word="false"/>
      <style:text-properties fo:font-style="normal" officeooo:rsid="04d1e4ae" officeooo:paragraph-rsid="04d1e4ae" style:font-style-asian="normal" style:font-style-complex="normal"/>
    </style:style>
    <style:style style:name="P477" style:family="paragraph" style:parent-style-name="Text_20_body">
      <style:paragraph-properties fo:text-align="justify" style:justify-single-word="false"/>
      <style:text-properties fo:font-style="normal" officeooo:rsid="04d20724" officeooo:paragraph-rsid="04d20724" style:font-style-asian="normal" style:font-style-complex="normal"/>
    </style:style>
    <style:style style:name="P478" style:family="paragraph" style:parent-style-name="Text_20_body">
      <style:paragraph-properties fo:text-align="justify" style:justify-single-word="false"/>
      <style:text-properties fo:font-style="normal" officeooo:rsid="04d30309" officeooo:paragraph-rsid="04d30309" style:font-style-asian="normal" style:font-style-complex="normal"/>
    </style:style>
    <style:style style:name="P479" style:family="paragraph" style:parent-style-name="Text_20_body">
      <style:paragraph-properties fo:text-align="justify" style:justify-single-word="false"/>
      <style:text-properties fo:font-style="normal" officeooo:rsid="04d41e61" officeooo:paragraph-rsid="04d41e61" style:font-style-asian="normal" style:font-style-complex="normal"/>
    </style:style>
    <style:style style:name="P480" style:family="paragraph" style:parent-style-name="Text_20_body">
      <style:paragraph-properties fo:text-align="justify" style:justify-single-word="false"/>
      <style:text-properties fo:font-style="normal" officeooo:rsid="04d5a137" officeooo:paragraph-rsid="04d5a137" style:font-style-asian="normal" style:font-style-complex="normal"/>
    </style:style>
    <style:style style:name="P481" style:family="paragraph" style:parent-style-name="Text_20_body">
      <style:paragraph-properties fo:text-align="center" style:justify-single-word="false"/>
      <style:text-properties fo:font-style="normal" officeooo:rsid="04d5a137" officeooo:paragraph-rsid="04d5a137" style:font-style-asian="normal" style:font-style-complex="normal"/>
    </style:style>
    <style:style style:name="P482" style:family="paragraph" style:parent-style-name="Text_20_body">
      <style:paragraph-properties fo:text-align="justify" style:justify-single-word="false"/>
      <style:text-properties fo:font-style="normal" officeooo:rsid="04d68898" officeooo:paragraph-rsid="04d68898" style:font-style-asian="normal" style:font-style-complex="normal"/>
    </style:style>
    <style:style style:name="P483" style:family="paragraph" style:parent-style-name="Text_20_body">
      <style:paragraph-properties fo:text-align="justify" style:justify-single-word="false"/>
      <style:text-properties fo:font-style="normal" officeooo:rsid="04d7e440" officeooo:paragraph-rsid="04d7e440" style:font-style-asian="normal" style:font-style-complex="normal"/>
    </style:style>
    <style:style style:name="P484" style:family="paragraph" style:parent-style-name="Text_20_body">
      <style:paragraph-properties fo:text-align="justify" style:justify-single-word="false"/>
      <style:text-properties fo:font-style="normal" officeooo:rsid="04dd63f2" officeooo:paragraph-rsid="04dd63f2" style:font-style-asian="normal" style:font-style-complex="normal"/>
    </style:style>
    <style:style style:name="P485" style:family="paragraph" style:parent-style-name="Text_20_body">
      <style:paragraph-properties fo:text-align="justify" style:justify-single-word="false"/>
      <style:text-properties fo:font-style="normal" officeooo:rsid="04dba6fa" officeooo:paragraph-rsid="04dba6fa" style:font-style-asian="normal" style:font-style-complex="normal"/>
    </style:style>
    <style:style style:name="P486" style:family="paragraph" style:parent-style-name="Text_20_body">
      <style:paragraph-properties fo:text-align="justify" style:justify-single-word="false"/>
      <style:text-properties fo:font-style="normal" officeooo:rsid="04e00508" officeooo:paragraph-rsid="04e00508" style:font-style-asian="normal" style:font-style-complex="normal"/>
    </style:style>
    <style:style style:name="P487" style:family="paragraph" style:parent-style-name="Text_20_body">
      <style:paragraph-properties fo:text-align="center" style:justify-single-word="false"/>
      <style:text-properties fo:font-style="normal" officeooo:rsid="04e1f8ed" officeooo:paragraph-rsid="04e1f8ed" style:font-style-asian="normal" style:font-style-complex="normal"/>
    </style:style>
    <style:style style:name="P488" style:family="paragraph" style:parent-style-name="Text_20_body">
      <style:paragraph-properties fo:text-align="center" style:justify-single-word="false"/>
      <style:text-properties fo:font-style="normal" officeooo:rsid="04e32f12" officeooo:paragraph-rsid="04e32f12" style:font-style-asian="normal" style:font-style-complex="normal"/>
    </style:style>
    <style:style style:name="P489" style:family="paragraph" style:parent-style-name="Text_20_body">
      <style:paragraph-properties fo:text-align="justify" style:justify-single-word="false"/>
      <style:text-properties fo:font-style="normal" officeooo:rsid="04e5f875" officeooo:paragraph-rsid="04e5f875" style:font-style-asian="normal" style:font-style-complex="normal"/>
    </style:style>
    <style:style style:name="P490" style:family="paragraph" style:parent-style-name="Text_20_body">
      <style:paragraph-properties fo:text-align="justify" style:justify-single-word="false"/>
      <style:text-properties fo:font-style="normal" officeooo:rsid="04e664f7" officeooo:paragraph-rsid="04e664f7" style:font-style-asian="normal" style:font-style-complex="normal"/>
    </style:style>
    <style:style style:name="P491" style:family="paragraph" style:parent-style-name="Text_20_body">
      <style:paragraph-properties fo:text-align="justify" style:justify-single-word="false"/>
      <style:text-properties fo:font-style="normal" officeooo:rsid="04e7f963" officeooo:paragraph-rsid="04e7f963" style:font-style-asian="normal" style:font-style-complex="normal"/>
    </style:style>
    <style:style style:name="P492" style:family="paragraph" style:parent-style-name="Text_20_body">
      <style:paragraph-properties fo:text-align="justify" style:justify-single-word="false"/>
      <style:text-properties fo:font-style="normal" officeooo:rsid="04eb524e" officeooo:paragraph-rsid="04eb524e" style:font-style-asian="normal" style:font-style-complex="normal"/>
    </style:style>
    <style:style style:name="P493" style:family="paragraph" style:parent-style-name="Text_20_body">
      <style:paragraph-properties fo:text-align="justify" style:justify-single-word="false"/>
      <style:text-properties fo:font-style="normal" officeooo:rsid="04e98dab" officeooo:paragraph-rsid="04e98dab" style:font-style-asian="normal" style:font-style-complex="normal"/>
    </style:style>
    <style:style style:name="P494" style:family="paragraph" style:parent-style-name="Text_20_body">
      <style:paragraph-properties fo:text-align="justify" style:justify-single-word="false"/>
      <style:text-properties fo:font-style="normal" officeooo:rsid="04ed3daa" officeooo:paragraph-rsid="04ed3daa" style:font-style-asian="normal" style:font-style-complex="normal"/>
    </style:style>
    <style:style style:name="P495" style:family="paragraph" style:parent-style-name="Text_20_body">
      <style:paragraph-properties fo:text-align="justify" style:justify-single-word="false"/>
      <style:text-properties fo:font-style="normal" officeooo:rsid="04ee7c3b" officeooo:paragraph-rsid="04ee7c3b" style:font-style-asian="normal" style:font-style-complex="normal"/>
    </style:style>
    <style:style style:name="P496" style:family="paragraph" style:parent-style-name="Text_20_body">
      <style:paragraph-properties fo:text-align="justify" style:justify-single-word="false"/>
      <style:text-properties fo:font-style="normal" officeooo:rsid="04eef4d3" officeooo:paragraph-rsid="04eef4d3" style:font-style-asian="normal" style:font-style-complex="normal"/>
    </style:style>
    <style:style style:name="P497" style:family="paragraph" style:parent-style-name="Text_20_body">
      <style:paragraph-properties fo:text-align="justify" style:justify-single-word="false"/>
      <style:text-properties fo:font-style="normal" officeooo:rsid="04ef1aa0" officeooo:paragraph-rsid="04ef1aa0" style:font-style-asian="normal" style:font-style-complex="normal"/>
    </style:style>
    <style:style style:name="P498" style:family="paragraph" style:parent-style-name="Text_20_body">
      <style:paragraph-properties fo:text-align="justify" style:justify-single-word="false"/>
      <style:text-properties fo:font-style="normal" officeooo:rsid="04f049df" officeooo:paragraph-rsid="04f049df" style:font-style-asian="normal" style:font-style-complex="normal"/>
    </style:style>
    <style:style style:name="P499" style:family="paragraph" style:parent-style-name="Text_20_body">
      <style:paragraph-properties fo:text-align="justify" style:justify-single-word="false"/>
      <style:text-properties fo:font-style="normal" officeooo:rsid="04f29d59" officeooo:paragraph-rsid="04f29d59" style:font-style-asian="normal" style:font-style-complex="normal"/>
    </style:style>
    <style:style style:name="P500" style:family="paragraph" style:parent-style-name="Text_20_body">
      <style:paragraph-properties fo:text-align="justify" style:justify-single-word="false"/>
      <style:text-properties fo:font-style="normal" officeooo:rsid="04f7799b" officeooo:paragraph-rsid="04f7799b" style:font-style-asian="normal" style:font-style-complex="normal"/>
    </style:style>
    <style:style style:name="P501" style:family="paragraph" style:parent-style-name="Text_20_body">
      <style:paragraph-properties fo:text-align="justify" style:justify-single-word="false"/>
      <style:text-properties fo:font-style="normal" officeooo:rsid="04f837df" officeooo:paragraph-rsid="04f837df" style:font-style-asian="normal" style:font-style-complex="normal"/>
    </style:style>
    <style:style style:name="P502" style:family="paragraph" style:parent-style-name="Text_20_body">
      <style:paragraph-properties fo:text-align="justify" style:justify-single-word="false"/>
      <style:text-properties fo:font-style="normal" officeooo:rsid="04fa086b" officeooo:paragraph-rsid="04fa086b" style:font-style-asian="normal" style:font-style-complex="normal"/>
    </style:style>
    <style:style style:name="P503" style:family="paragraph" style:parent-style-name="Text_20_body">
      <style:paragraph-properties fo:text-align="justify" style:justify-single-word="false"/>
      <style:text-properties fo:font-style="normal" officeooo:rsid="04fb9f3b" officeooo:paragraph-rsid="04fb9f3b" style:font-style-asian="normal" style:font-style-complex="normal"/>
    </style:style>
    <style:style style:name="P504" style:family="paragraph" style:parent-style-name="Text_20_body">
      <style:paragraph-properties fo:text-align="justify" style:justify-single-word="false"/>
      <style:text-properties fo:font-style="normal" officeooo:rsid="04fd4087" officeooo:paragraph-rsid="04fd4087" style:font-style-asian="normal" style:font-style-complex="normal"/>
    </style:style>
    <style:style style:name="P505" style:family="paragraph" style:parent-style-name="Text_20_body">
      <style:paragraph-properties fo:text-align="justify" style:justify-single-word="false"/>
      <style:text-properties fo:font-style="normal" officeooo:rsid="0502b965" officeooo:paragraph-rsid="0502b965" style:font-style-asian="normal" style:font-style-complex="normal"/>
    </style:style>
    <style:style style:name="P506" style:family="paragraph" style:parent-style-name="Text_20_body">
      <style:paragraph-properties fo:text-align="justify" style:justify-single-word="false"/>
      <style:text-properties fo:font-style="normal" officeooo:rsid="0507d2e5" officeooo:paragraph-rsid="0507d2e5" style:font-style-asian="normal" style:font-style-complex="normal"/>
    </style:style>
    <style:style style:name="P507" style:family="paragraph" style:parent-style-name="Text_20_body">
      <style:paragraph-properties fo:text-align="justify" style:justify-single-word="false"/>
      <style:text-properties fo:font-style="normal" officeooo:rsid="05086d1b" officeooo:paragraph-rsid="05086d1b" style:font-style-asian="normal" style:font-style-complex="normal"/>
    </style:style>
    <style:style style:name="P508" style:family="paragraph" style:parent-style-name="Text_20_body">
      <style:text-properties fo:font-style="normal" officeooo:rsid="050cbe1b" officeooo:paragraph-rsid="050cbe1b" style:font-style-asian="normal" style:font-style-complex="normal"/>
    </style:style>
    <style:style style:name="P509" style:family="paragraph" style:parent-style-name="Text_20_body">
      <style:text-properties fo:font-style="normal" officeooo:rsid="052abd52" officeooo:paragraph-rsid="052abd52" style:font-style-asian="normal" style:font-style-complex="normal"/>
    </style:style>
    <style:style style:name="P510" style:family="paragraph" style:parent-style-name="Text_20_body">
      <style:paragraph-properties fo:text-align="justify" style:justify-single-word="false"/>
      <style:text-properties fo:font-style="normal" officeooo:rsid="052cd5ee" officeooo:paragraph-rsid="052cd5ee" style:font-style-asian="normal" style:font-style-complex="normal"/>
    </style:style>
    <style:style style:name="P511" style:family="paragraph" style:parent-style-name="Text_20_body">
      <style:paragraph-properties fo:text-align="justify" style:justify-single-word="false"/>
      <style:text-properties fo:font-style="normal" officeooo:rsid="052cd5ee" officeooo:paragraph-rsid="057a20af" style:font-style-asian="normal" style:font-style-complex="normal"/>
    </style:style>
    <style:style style:name="P512" style:family="paragraph" style:parent-style-name="Text_20_body">
      <style:paragraph-properties fo:text-align="justify" style:justify-single-word="false"/>
      <style:text-properties fo:font-style="normal" officeooo:rsid="052cd5ee" officeooo:paragraph-rsid="057c3a31" style:font-style-asian="normal" style:font-style-complex="normal"/>
    </style:style>
    <style:style style:name="P513" style:family="paragraph" style:parent-style-name="Text_20_body">
      <style:paragraph-properties fo:text-align="justify" style:justify-single-word="false"/>
      <style:text-properties fo:font-style="normal" officeooo:rsid="052cd5ee" officeooo:paragraph-rsid="057dd965" style:font-style-asian="normal" style:font-style-complex="normal"/>
    </style:style>
    <style:style style:name="P514" style:family="paragraph" style:parent-style-name="Text_20_body">
      <style:paragraph-properties fo:text-align="justify" style:justify-single-word="false"/>
      <style:text-properties fo:font-style="normal" officeooo:rsid="052cd5ee" officeooo:paragraph-rsid="05a3cd61" style:font-style-asian="normal" style:font-style-complex="normal"/>
    </style:style>
    <style:style style:name="P515" style:family="paragraph" style:parent-style-name="Text_20_body">
      <style:paragraph-properties fo:text-align="justify" style:justify-single-word="false"/>
      <style:text-properties fo:font-style="normal" officeooo:rsid="052cd5ee" officeooo:paragraph-rsid="05aa8d6e" style:font-style-asian="normal" style:font-style-complex="normal"/>
    </style:style>
    <style:style style:name="P516" style:family="paragraph" style:parent-style-name="Text_20_body">
      <style:paragraph-properties fo:text-align="justify" style:justify-single-word="false"/>
      <style:text-properties fo:font-style="normal" officeooo:rsid="052cd5ee" officeooo:paragraph-rsid="05bda24a" style:font-style-asian="normal" style:font-style-complex="normal"/>
    </style:style>
    <style:style style:name="P517" style:family="paragraph" style:parent-style-name="Text_20_body">
      <style:paragraph-properties fo:text-align="justify" style:justify-single-word="false"/>
      <style:text-properties fo:font-style="normal" officeooo:rsid="052cd5ee" officeooo:paragraph-rsid="05c1ee9c" style:font-style-asian="normal" style:font-style-complex="normal"/>
    </style:style>
    <style:style style:name="P518" style:family="paragraph" style:parent-style-name="Text_20_body">
      <style:paragraph-properties fo:text-align="justify" style:justify-single-word="false"/>
      <style:text-properties fo:font-style="normal" officeooo:rsid="052cd5ee" officeooo:paragraph-rsid="05c4345b" style:font-style-asian="normal" style:font-style-complex="normal"/>
    </style:style>
    <style:style style:name="P519" style:family="paragraph" style:parent-style-name="Text_20_body">
      <style:paragraph-properties fo:text-align="justify" style:justify-single-word="false"/>
      <style:text-properties fo:font-style="normal" officeooo:rsid="052cd5ee" officeooo:paragraph-rsid="05c96777" style:font-style-asian="normal" style:font-style-complex="normal"/>
    </style:style>
    <style:style style:name="P520" style:family="paragraph" style:parent-style-name="Text_20_body">
      <style:paragraph-properties fo:text-align="justify" style:justify-single-word="false"/>
      <style:text-properties fo:font-style="normal" officeooo:rsid="052cd5ee" officeooo:paragraph-rsid="05cfa48e" style:font-style-asian="normal" style:font-style-complex="normal"/>
    </style:style>
    <style:style style:name="P521" style:family="paragraph" style:parent-style-name="Text_20_body">
      <style:paragraph-properties fo:text-align="center" style:justify-single-word="false"/>
      <style:text-properties fo:font-style="normal" officeooo:rsid="052cd5ee" officeooo:paragraph-rsid="05b38add" style:font-style-asian="normal" style:font-style-complex="normal"/>
    </style:style>
    <style:style style:name="P522" style:family="paragraph" style:parent-style-name="Text_20_body">
      <style:paragraph-properties fo:text-align="center" style:justify-single-word="false"/>
      <style:text-properties fo:font-style="normal" officeooo:rsid="052cd5ee" officeooo:paragraph-rsid="05b56c43" style:font-style-asian="normal" style:font-style-complex="normal"/>
    </style:style>
    <style:style style:name="P523" style:family="paragraph" style:parent-style-name="Text_20_body">
      <style:paragraph-properties fo:text-align="justify" style:justify-single-word="false"/>
      <style:text-properties fo:font-style="normal" officeooo:rsid="052e44b7" officeooo:paragraph-rsid="052e44b7" style:font-style-asian="normal" style:font-style-complex="normal"/>
    </style:style>
    <style:style style:name="P524" style:family="paragraph" style:parent-style-name="Text_20_body">
      <style:paragraph-properties fo:text-align="justify" style:justify-single-word="false"/>
      <style:text-properties fo:font-style="normal" officeooo:rsid="052ffbcb" officeooo:paragraph-rsid="052ffbcb" style:font-style-asian="normal" style:font-style-complex="normal"/>
    </style:style>
    <style:style style:name="P525" style:family="paragraph" style:parent-style-name="Text_20_body">
      <style:paragraph-properties fo:text-align="justify" style:justify-single-word="false"/>
      <style:text-properties fo:font-style="normal" officeooo:rsid="0530ef3a" officeooo:paragraph-rsid="0530ef3a" style:font-style-asian="normal" style:font-style-complex="normal"/>
    </style:style>
    <style:style style:name="P526" style:family="paragraph" style:parent-style-name="Text_20_body">
      <style:paragraph-properties fo:text-align="justify" style:justify-single-word="false"/>
      <style:text-properties fo:font-style="normal" officeooo:rsid="0532afae" officeooo:paragraph-rsid="0532afae" style:font-style-asian="normal" style:font-style-complex="normal"/>
    </style:style>
    <style:style style:name="P527" style:family="paragraph" style:parent-style-name="Text_20_body">
      <style:paragraph-properties fo:text-align="justify" style:justify-single-word="false"/>
      <style:text-properties fo:font-style="normal" officeooo:rsid="05330a5e" officeooo:paragraph-rsid="05330a5e" style:font-style-asian="normal" style:font-style-complex="normal"/>
    </style:style>
    <style:style style:name="P528" style:family="paragraph" style:parent-style-name="Text_20_body">
      <style:paragraph-properties fo:text-align="justify" style:justify-single-word="false"/>
      <style:text-properties fo:font-style="normal" officeooo:rsid="05342d83" officeooo:paragraph-rsid="05342d83" style:font-style-asian="normal" style:font-style-complex="normal"/>
    </style:style>
    <style:style style:name="P529" style:family="paragraph" style:parent-style-name="Text_20_body">
      <style:paragraph-properties fo:text-align="justify" style:justify-single-word="false"/>
      <style:text-properties fo:font-style="normal" officeooo:rsid="0536916e" officeooo:paragraph-rsid="0536916e" style:font-style-asian="normal" style:font-style-complex="normal"/>
    </style:style>
    <style:style style:name="P530" style:family="paragraph" style:parent-style-name="Text_20_body">
      <style:paragraph-properties fo:text-align="justify" style:justify-single-word="false"/>
      <style:text-properties fo:font-style="normal" officeooo:rsid="05397226" officeooo:paragraph-rsid="05391ff1" style:font-style-asian="normal" style:font-style-complex="normal"/>
    </style:style>
    <style:style style:name="P531" style:family="paragraph" style:parent-style-name="Text_20_body">
      <style:paragraph-properties fo:text-align="justify" style:justify-single-word="false"/>
      <style:text-properties fo:font-style="normal" officeooo:rsid="05397226" officeooo:paragraph-rsid="05397226" style:font-style-asian="normal" style:font-style-complex="normal"/>
    </style:style>
    <style:style style:name="P532" style:family="paragraph" style:parent-style-name="Text_20_body">
      <style:paragraph-properties fo:text-align="justify" style:justify-single-word="false"/>
      <style:text-properties fo:font-style="normal" officeooo:rsid="053de79d" officeooo:paragraph-rsid="053de79d" style:font-style-asian="normal" style:font-style-complex="normal"/>
    </style:style>
    <style:style style:name="P533" style:family="paragraph" style:parent-style-name="Text_20_body">
      <style:paragraph-properties fo:text-align="justify" style:justify-single-word="false"/>
      <style:text-properties fo:font-style="normal" officeooo:rsid="053f974f" officeooo:paragraph-rsid="053f974f" style:font-style-asian="normal" style:font-style-complex="normal"/>
    </style:style>
    <style:style style:name="P534" style:family="paragraph" style:parent-style-name="Text_20_body">
      <style:paragraph-properties fo:text-align="justify" style:justify-single-word="false"/>
      <style:text-properties fo:font-style="normal" officeooo:rsid="053fbac1" officeooo:paragraph-rsid="053fbac1" style:font-style-asian="normal" style:font-style-complex="normal"/>
    </style:style>
    <style:style style:name="P535" style:family="paragraph" style:parent-style-name="Text_20_body">
      <style:paragraph-properties fo:text-align="justify" style:justify-single-word="false"/>
      <style:text-properties fo:font-style="normal" officeooo:rsid="0540cf52" officeooo:paragraph-rsid="0540cf52" style:font-style-asian="normal" style:font-style-complex="normal"/>
    </style:style>
    <style:style style:name="P536" style:family="paragraph" style:parent-style-name="Text_20_body">
      <style:paragraph-properties fo:text-align="justify" style:justify-single-word="false"/>
      <style:text-properties fo:font-style="normal" officeooo:rsid="054501d7" officeooo:paragraph-rsid="054501d7" style:font-style-asian="normal" style:font-style-complex="normal"/>
    </style:style>
    <style:style style:name="P537" style:family="paragraph" style:parent-style-name="Text_20_body">
      <style:paragraph-properties fo:text-align="justify" style:justify-single-word="false"/>
      <style:text-properties fo:font-style="normal" officeooo:rsid="054953e0" officeooo:paragraph-rsid="054953e0" style:font-style-asian="normal" style:font-style-complex="normal"/>
    </style:style>
    <style:style style:name="P538" style:family="paragraph" style:parent-style-name="Text_20_body">
      <style:paragraph-properties fo:text-align="justify" style:justify-single-word="false"/>
      <style:text-properties fo:font-style="normal" officeooo:rsid="054a1a0b" officeooo:paragraph-rsid="054a1a0b" style:font-style-asian="normal" style:font-style-complex="normal"/>
    </style:style>
    <style:style style:name="P539" style:family="paragraph" style:parent-style-name="Text_20_body">
      <style:paragraph-properties fo:text-align="justify" style:justify-single-word="false"/>
      <style:text-properties fo:font-style="normal" officeooo:rsid="054a3c7b" officeooo:paragraph-rsid="054a3c7b" style:font-style-asian="normal" style:font-style-complex="normal"/>
    </style:style>
    <style:style style:name="P540" style:family="paragraph" style:parent-style-name="Text_20_body">
      <style:paragraph-properties fo:text-align="justify" style:justify-single-word="false"/>
      <style:text-properties fo:font-style="normal" officeooo:rsid="054cf4c4" officeooo:paragraph-rsid="054cf4c4" style:font-style-asian="normal" style:font-style-complex="normal"/>
    </style:style>
    <style:style style:name="P541" style:family="paragraph" style:parent-style-name="Text_20_body">
      <style:paragraph-properties fo:text-align="justify" style:justify-single-word="false"/>
      <style:text-properties fo:font-style="normal" officeooo:rsid="0551dbd8" officeooo:paragraph-rsid="0551dbd8" style:font-style-asian="normal" style:font-style-complex="normal"/>
    </style:style>
    <style:style style:name="P542" style:family="paragraph" style:parent-style-name="Text_20_body">
      <style:paragraph-properties fo:text-align="justify" style:justify-single-word="false"/>
      <style:text-properties fo:font-style="normal" officeooo:rsid="05521b82" officeooo:paragraph-rsid="05521b82" style:font-style-asian="normal" style:font-style-complex="normal"/>
    </style:style>
    <style:style style:name="P543" style:family="paragraph" style:parent-style-name="Text_20_body">
      <style:text-properties fo:font-style="normal" officeooo:rsid="05560cad" officeooo:paragraph-rsid="05560cad" style:font-style-asian="normal" style:font-style-complex="normal"/>
    </style:style>
    <style:style style:name="P544" style:family="paragraph" style:parent-style-name="Text_20_body">
      <style:text-properties fo:font-style="normal" officeooo:rsid="0557946d" officeooo:paragraph-rsid="0557946d" style:font-style-asian="normal" style:font-style-complex="normal"/>
    </style:style>
    <style:style style:name="P545" style:family="paragraph" style:parent-style-name="Text_20_body">
      <style:paragraph-properties fo:text-align="justify" style:justify-single-word="false"/>
      <style:text-properties fo:font-style="normal" officeooo:rsid="0558a350" officeooo:paragraph-rsid="0558a350" style:font-style-asian="normal" style:font-style-complex="normal"/>
    </style:style>
    <style:style style:name="P546" style:family="paragraph" style:parent-style-name="Text_20_body">
      <style:paragraph-properties fo:text-align="justify" style:justify-single-word="false"/>
      <style:text-properties fo:font-style="normal" officeooo:rsid="055a9de0" officeooo:paragraph-rsid="055a9de0" style:font-style-asian="normal" style:font-style-complex="normal"/>
    </style:style>
    <style:style style:name="P547" style:family="paragraph" style:parent-style-name="Text_20_body">
      <style:text-properties fo:font-style="normal" officeooo:rsid="055bcf09" officeooo:paragraph-rsid="055bcf09" style:font-style-asian="normal" style:font-style-complex="normal"/>
    </style:style>
    <style:style style:name="P548" style:family="paragraph" style:parent-style-name="Text_20_body">
      <style:text-properties fo:font-style="normal" officeooo:rsid="056d827a" officeooo:paragraph-rsid="056d827a" style:font-style-asian="normal" style:font-style-complex="normal"/>
    </style:style>
    <style:style style:name="P549" style:family="paragraph" style:parent-style-name="Text_20_body">
      <style:text-properties fo:font-style="normal" officeooo:rsid="0570bf5a" officeooo:paragraph-rsid="0570bf5a" style:font-style-asian="normal" style:font-style-complex="normal"/>
    </style:style>
    <style:style style:name="P550" style:family="paragraph" style:parent-style-name="Text_20_body">
      <style:text-properties fo:font-style="normal" officeooo:rsid="0573c320" officeooo:paragraph-rsid="0573c320" style:font-style-asian="normal" style:font-style-complex="normal"/>
    </style:style>
    <style:style style:name="P551" style:family="paragraph" style:parent-style-name="Text_20_body">
      <style:text-properties fo:font-style="normal" officeooo:rsid="0573c5f2" officeooo:paragraph-rsid="0573c5f2" style:font-style-asian="normal" style:font-style-complex="normal"/>
    </style:style>
    <style:style style:name="P552" style:family="paragraph" style:parent-style-name="Text_20_body">
      <style:paragraph-properties fo:text-align="justify" style:justify-single-word="false"/>
      <style:text-properties fo:font-style="normal" officeooo:rsid="05752d11" officeooo:paragraph-rsid="05752d11" style:font-style-asian="normal" style:font-style-complex="normal"/>
    </style:style>
    <style:style style:name="P553" style:family="paragraph" style:parent-style-name="Text_20_body">
      <style:text-properties fo:font-style="normal" officeooo:rsid="056ebc23" officeooo:paragraph-rsid="056ebc23" style:font-style-asian="normal" style:font-style-complex="normal"/>
    </style:style>
    <style:style style:name="P554" style:family="paragraph" style:parent-style-name="Text_20_body">
      <style:paragraph-properties fo:text-align="justify" style:justify-single-word="false"/>
      <style:text-properties fo:font-style="normal" fo:font-weight="normal" officeooo:rsid="037e9b50" officeooo:paragraph-rsid="037e9b50" style:font-style-asian="normal" style:font-weight-asian="normal" style:font-style-complex="normal" style:font-weight-complex="normal"/>
    </style:style>
    <style:style style:name="P555" style:family="paragraph" style:parent-style-name="Text_20_body">
      <style:paragraph-properties fo:text-align="justify" style:justify-single-word="false"/>
      <style:text-properties officeooo:rsid="0361a74f" officeooo:paragraph-rsid="0361a74f"/>
    </style:style>
    <style:style style:name="P556" style:family="paragraph" style:parent-style-name="Text_20_body">
      <style:paragraph-properties fo:text-align="justify" style:justify-single-word="false"/>
      <style:text-properties officeooo:rsid="0365334e" officeooo:paragraph-rsid="0365334e"/>
    </style:style>
    <style:style style:name="P557" style:family="paragraph" style:parent-style-name="Text_20_body">
      <style:paragraph-properties fo:text-align="justify" style:justify-single-word="false"/>
      <style:text-properties officeooo:rsid="036a08c7" officeooo:paragraph-rsid="036a08c7"/>
    </style:style>
    <style:style style:name="P558" style:family="paragraph" style:parent-style-name="Text_20_body">
      <style:paragraph-properties fo:text-align="justify" style:justify-single-word="false"/>
      <style:text-properties officeooo:rsid="036a4861" officeooo:paragraph-rsid="036a4861"/>
    </style:style>
    <style:style style:name="P559" style:family="paragraph" style:parent-style-name="Text_20_body">
      <style:paragraph-properties fo:text-align="justify" style:justify-single-word="false"/>
      <style:text-properties officeooo:rsid="036aec4c" officeooo:paragraph-rsid="036aec4c"/>
    </style:style>
    <style:style style:name="P560" style:family="paragraph" style:parent-style-name="Text_20_body">
      <style:paragraph-properties fo:text-align="justify" style:justify-single-word="false"/>
      <style:text-properties officeooo:rsid="036c3856" officeooo:paragraph-rsid="036c3856"/>
    </style:style>
    <style:style style:name="P561" style:family="paragraph" style:parent-style-name="Text_20_body">
      <style:paragraph-properties fo:text-align="justify" style:justify-single-word="false"/>
      <style:text-properties officeooo:rsid="036c3856" officeooo:paragraph-rsid="03832f50"/>
    </style:style>
    <style:style style:name="P562" style:family="paragraph" style:parent-style-name="Text_20_body">
      <style:paragraph-properties fo:text-align="justify" style:justify-single-word="false"/>
      <style:text-properties officeooo:rsid="036c3856" officeooo:paragraph-rsid="038343eb"/>
    </style:style>
    <style:style style:name="P563" style:family="paragraph" style:parent-style-name="Text_20_body">
      <style:paragraph-properties fo:text-align="justify" style:justify-single-word="false"/>
      <style:text-properties officeooo:rsid="036c3856" officeooo:paragraph-rsid="0383c4fd"/>
    </style:style>
    <style:style style:name="P564" style:family="paragraph" style:parent-style-name="Text_20_body">
      <style:paragraph-properties fo:text-align="justify" style:justify-single-word="false"/>
      <style:text-properties officeooo:rsid="036c3856" officeooo:paragraph-rsid="0388ed16"/>
    </style:style>
    <style:style style:name="P565" style:family="paragraph" style:parent-style-name="Text_20_body">
      <style:paragraph-properties fo:text-align="justify" style:justify-single-word="false"/>
      <style:text-properties officeooo:rsid="036c3856" officeooo:paragraph-rsid="038a6d03"/>
    </style:style>
    <style:style style:name="P566" style:family="paragraph" style:parent-style-name="Text_20_body">
      <style:paragraph-properties fo:text-align="justify" style:justify-single-word="false"/>
      <style:text-properties officeooo:rsid="036c3856" officeooo:paragraph-rsid="038f5e67"/>
    </style:style>
    <style:style style:name="P567" style:family="paragraph" style:parent-style-name="Text_20_body">
      <style:paragraph-properties fo:text-align="justify" style:justify-single-word="false"/>
      <style:text-properties officeooo:rsid="036cf92a" officeooo:paragraph-rsid="036cf92a"/>
    </style:style>
    <style:style style:name="P568" style:family="paragraph" style:parent-style-name="Text_20_body">
      <style:paragraph-properties fo:text-align="justify" style:justify-single-word="false"/>
      <style:text-properties officeooo:rsid="036e2429" officeooo:paragraph-rsid="036e2429"/>
    </style:style>
    <style:style style:name="P569" style:family="paragraph" style:parent-style-name="Text_20_body">
      <style:text-properties officeooo:rsid="03707c24"/>
    </style:style>
    <style:style style:name="P570" style:family="paragraph" style:parent-style-name="Text_20_body">
      <style:paragraph-properties fo:text-align="justify" style:justify-single-word="false"/>
      <style:text-properties officeooo:rsid="03707c24" officeooo:paragraph-rsid="03707c24"/>
    </style:style>
    <style:style style:name="P571" style:family="paragraph" style:parent-style-name="Text_20_body">
      <style:text-properties officeooo:rsid="03707c24" officeooo:paragraph-rsid="03788cb7"/>
    </style:style>
    <style:style style:name="P572" style:family="paragraph" style:parent-style-name="Text_20_body">
      <style:text-properties officeooo:paragraph-rsid="03a5570d"/>
    </style:style>
    <style:style style:name="P573" style:family="paragraph" style:parent-style-name="Text_20_body">
      <style:text-properties officeooo:paragraph-rsid="03aa7674"/>
    </style:style>
    <style:style style:name="P574" style:family="paragraph" style:parent-style-name="Text_20_body">
      <style:text-properties officeooo:paragraph-rsid="03ad06ec"/>
    </style:style>
    <style:style style:name="P575" style:family="paragraph" style:parent-style-name="Text_20_body">
      <style:text-properties officeooo:paragraph-rsid="03b0631e"/>
    </style:style>
    <style:style style:name="P576" style:family="paragraph" style:parent-style-name="Text_20_body">
      <style:text-properties officeooo:paragraph-rsid="03b34bfe"/>
    </style:style>
    <style:style style:name="P577" style:family="paragraph" style:parent-style-name="Text_20_body">
      <style:text-properties officeooo:paragraph-rsid="03ba6e97"/>
    </style:style>
    <style:style style:name="P578" style:family="paragraph" style:parent-style-name="Text_20_body">
      <style:text-properties officeooo:paragraph-rsid="03bce787"/>
    </style:style>
    <style:style style:name="P579" style:family="paragraph" style:parent-style-name="Text_20_body">
      <style:text-properties officeooo:paragraph-rsid="03c18685"/>
    </style:style>
    <style:style style:name="P580" style:family="paragraph" style:parent-style-name="Text_20_body">
      <style:text-properties officeooo:paragraph-rsid="03c83725"/>
    </style:style>
    <style:style style:name="P581" style:family="paragraph" style:parent-style-name="Text_20_body">
      <style:text-properties officeooo:paragraph-rsid="03ceea5c"/>
    </style:style>
    <style:style style:name="P582" style:family="paragraph" style:parent-style-name="Text_20_body">
      <style:text-properties officeooo:paragraph-rsid="03d047aa"/>
    </style:style>
    <style:style style:name="P583" style:family="paragraph" style:parent-style-name="Text_20_body">
      <style:text-properties officeooo:rsid="0374ba0c" officeooo:paragraph-rsid="0374ba0c"/>
    </style:style>
    <style:style style:name="P584" style:family="paragraph" style:parent-style-name="Text_20_body">
      <style:text-properties officeooo:rsid="03757704" officeooo:paragraph-rsid="03757704"/>
    </style:style>
    <style:style style:name="P585" style:family="paragraph" style:parent-style-name="Text_20_body">
      <style:paragraph-properties fo:text-align="justify" style:justify-single-word="false"/>
      <style:text-properties officeooo:rsid="03788cb7" officeooo:paragraph-rsid="03788cb7"/>
    </style:style>
    <style:style style:name="P586" style:family="paragraph" style:parent-style-name="Text_20_body">
      <style:paragraph-properties fo:text-align="justify" style:justify-single-word="false"/>
      <style:text-properties officeooo:rsid="0378ddf8" officeooo:paragraph-rsid="0378ddf8"/>
    </style:style>
    <style:style style:name="P587" style:family="paragraph" style:parent-style-name="Text_20_body">
      <style:paragraph-properties fo:text-align="justify" style:justify-single-word="false"/>
      <style:text-properties officeooo:rsid="0380f95b" officeooo:paragraph-rsid="0380f95b"/>
    </style:style>
    <style:style style:name="P588" style:family="paragraph" style:parent-style-name="Text_20_body">
      <style:paragraph-properties fo:text-align="justify" style:justify-single-word="false"/>
      <style:text-properties officeooo:rsid="0382258c" officeooo:paragraph-rsid="0382de2b"/>
    </style:style>
    <style:style style:name="P589" style:family="paragraph" style:parent-style-name="Text_20_body">
      <style:paragraph-properties fo:text-align="justify" style:justify-single-word="false"/>
      <style:text-properties officeooo:rsid="0382de2b" officeooo:paragraph-rsid="0382de2b"/>
    </style:style>
    <style:style style:name="P590" style:family="paragraph" style:parent-style-name="Text_20_body">
      <style:paragraph-properties fo:text-align="justify" style:justify-single-word="false"/>
      <style:text-properties officeooo:rsid="0385756c" officeooo:paragraph-rsid="038343eb"/>
    </style:style>
    <style:style style:name="P591" style:family="paragraph" style:parent-style-name="Text_20_body">
      <style:paragraph-properties fo:text-align="justify" style:justify-single-word="false"/>
      <style:text-properties officeooo:rsid="0383c4fd" officeooo:paragraph-rsid="0383c4fd"/>
    </style:style>
    <style:style style:name="P592" style:family="paragraph" style:parent-style-name="Text_20_body">
      <style:paragraph-properties fo:text-align="justify" style:justify-single-word="false"/>
      <style:text-properties officeooo:rsid="0385e783" officeooo:paragraph-rsid="038a6d03"/>
    </style:style>
    <style:style style:name="P593" style:family="paragraph" style:parent-style-name="Text_20_body">
      <style:paragraph-properties fo:text-align="justify" style:justify-single-word="false"/>
      <style:text-properties officeooo:rsid="038bb08e" officeooo:paragraph-rsid="038a6d03"/>
    </style:style>
    <style:style style:name="P594" style:family="paragraph" style:parent-style-name="Text_20_body">
      <style:paragraph-properties fo:text-align="justify" style:justify-single-word="false"/>
      <style:text-properties officeooo:rsid="03928343" officeooo:paragraph-rsid="03928343"/>
    </style:style>
    <style:style style:name="P595" style:family="paragraph" style:parent-style-name="Text_20_body">
      <style:paragraph-properties fo:text-align="justify" style:justify-single-word="false"/>
      <style:text-properties officeooo:rsid="039425f2" officeooo:paragraph-rsid="039425f2"/>
    </style:style>
    <style:style style:name="P596" style:family="paragraph" style:parent-style-name="Text_20_body">
      <style:paragraph-properties fo:text-align="justify" style:justify-single-word="false"/>
      <style:text-properties officeooo:rsid="0395c3a6" officeooo:paragraph-rsid="0395c3a6"/>
    </style:style>
    <style:style style:name="P597" style:family="paragraph" style:parent-style-name="Text_20_body">
      <style:paragraph-properties fo:text-align="justify" style:justify-single-word="false"/>
      <style:text-properties officeooo:rsid="03973e1c" officeooo:paragraph-rsid="03973e1c"/>
    </style:style>
    <style:style style:name="P598" style:family="paragraph" style:parent-style-name="Text_20_body">
      <style:paragraph-properties fo:text-align="justify" style:justify-single-word="false"/>
      <style:text-properties officeooo:rsid="03976d3f" officeooo:paragraph-rsid="03976d3f"/>
    </style:style>
    <style:style style:name="P599" style:family="paragraph" style:parent-style-name="Text_20_body">
      <style:text-properties officeooo:rsid="039a1bb1" officeooo:paragraph-rsid="039a1bb1"/>
    </style:style>
    <style:style style:name="P600" style:family="paragraph" style:parent-style-name="Text_20_body">
      <style:text-properties officeooo:rsid="039f8033" officeooo:paragraph-rsid="039f8033"/>
    </style:style>
    <style:style style:name="P601" style:family="paragraph" style:parent-style-name="Text_20_body">
      <style:text-properties officeooo:rsid="0398e85c"/>
    </style:style>
    <style:style style:name="P602" style:family="paragraph" style:parent-style-name="Text_20_body">
      <style:text-properties officeooo:rsid="0398e85c" officeooo:paragraph-rsid="0398e85c"/>
    </style:style>
    <style:style style:name="P603" style:family="paragraph" style:parent-style-name="Text_20_body">
      <style:text-properties officeooo:rsid="0398e85c" officeooo:paragraph-rsid="03dd8524"/>
    </style:style>
    <style:style style:name="P604" style:family="paragraph" style:parent-style-name="Text_20_body">
      <style:text-properties officeooo:rsid="0398e85c" officeooo:paragraph-rsid="03dfa787"/>
    </style:style>
    <style:style style:name="P605" style:family="paragraph" style:parent-style-name="Text_20_body">
      <style:text-properties officeooo:rsid="0398e85c" officeooo:paragraph-rsid="03e5218a"/>
    </style:style>
    <style:style style:name="P606" style:family="paragraph" style:parent-style-name="Text_20_body">
      <style:text-properties officeooo:rsid="0398e85c" officeooo:paragraph-rsid="03e7cdbd"/>
    </style:style>
    <style:style style:name="P607" style:family="paragraph" style:parent-style-name="Text_20_body">
      <style:text-properties officeooo:rsid="0398e85c" officeooo:paragraph-rsid="03ea1c64"/>
    </style:style>
    <style:style style:name="P608" style:family="paragraph" style:parent-style-name="Text_20_body">
      <style:text-properties officeooo:rsid="0398e85c" officeooo:paragraph-rsid="03fa0cf0"/>
    </style:style>
    <style:style style:name="P609" style:family="paragraph" style:parent-style-name="Text_20_body">
      <style:text-properties officeooo:rsid="0398e85c" officeooo:paragraph-rsid="03fb23cc"/>
    </style:style>
    <style:style style:name="P610" style:family="paragraph" style:parent-style-name="Text_20_body">
      <style:text-properties officeooo:rsid="0398e85c" officeooo:paragraph-rsid="03ffd2f3"/>
    </style:style>
    <style:style style:name="P611" style:family="paragraph" style:parent-style-name="Text_20_body">
      <style:text-properties officeooo:rsid="0398e85c" officeooo:paragraph-rsid="0402d53a"/>
    </style:style>
    <style:style style:name="P612" style:family="paragraph" style:parent-style-name="Text_20_body">
      <style:text-properties officeooo:rsid="0398e85c" officeooo:paragraph-rsid="040ab262"/>
    </style:style>
    <style:style style:name="P613" style:family="paragraph" style:parent-style-name="Text_20_body">
      <style:text-properties officeooo:rsid="0398e85c" officeooo:paragraph-rsid="040d9271"/>
    </style:style>
    <style:style style:name="P614" style:family="paragraph" style:parent-style-name="Text_20_body">
      <style:text-properties officeooo:rsid="0398e85c" officeooo:paragraph-rsid="040f7868"/>
    </style:style>
    <style:style style:name="P615" style:family="paragraph" style:parent-style-name="Text_20_body">
      <style:text-properties officeooo:rsid="0398e85c" officeooo:paragraph-rsid="04227c6a"/>
    </style:style>
    <style:style style:name="P616" style:family="paragraph" style:parent-style-name="Text_20_body">
      <style:text-properties officeooo:rsid="0398e85c" officeooo:paragraph-rsid="042c3c38"/>
    </style:style>
    <style:style style:name="P617" style:family="paragraph" style:parent-style-name="Text_20_body">
      <style:text-properties officeooo:rsid="0398e85c" officeooo:paragraph-rsid="042f08f9"/>
    </style:style>
    <style:style style:name="P618" style:family="paragraph" style:parent-style-name="Text_20_body">
      <style:text-properties officeooo:rsid="0398e85c" officeooo:paragraph-rsid="043211f3"/>
    </style:style>
    <style:style style:name="P619" style:family="paragraph" style:parent-style-name="Text_20_body">
      <style:text-properties officeooo:rsid="0398e85c" officeooo:paragraph-rsid="043c32ea"/>
    </style:style>
    <style:style style:name="P620" style:family="paragraph" style:parent-style-name="Text_20_body">
      <style:text-properties officeooo:rsid="03ad06ec" officeooo:paragraph-rsid="03ad06ec"/>
    </style:style>
    <style:style style:name="P621" style:family="paragraph" style:parent-style-name="Text_20_body">
      <style:text-properties officeooo:rsid="03b0631e" officeooo:paragraph-rsid="03b0631e"/>
    </style:style>
    <style:style style:name="P622" style:family="paragraph" style:parent-style-name="Text_20_body">
      <style:text-properties officeooo:rsid="03b5f7f8" officeooo:paragraph-rsid="03b34bfe"/>
    </style:style>
    <style:style style:name="P623" style:family="paragraph" style:parent-style-name="Text_20_body">
      <style:text-properties officeooo:rsid="03b653de" officeooo:paragraph-rsid="03b653de"/>
    </style:style>
    <style:style style:name="P624" style:family="paragraph" style:parent-style-name="Text_20_body">
      <style:text-properties officeooo:rsid="03b914a6" officeooo:paragraph-rsid="03b653de"/>
    </style:style>
    <style:style style:name="P625" style:family="paragraph" style:parent-style-name="Text_20_body">
      <style:text-properties officeooo:rsid="03b914a6" officeooo:paragraph-rsid="03b914a6"/>
    </style:style>
    <style:style style:name="P626" style:family="paragraph" style:parent-style-name="Text_20_body">
      <style:text-properties officeooo:rsid="03ba3e21" officeooo:paragraph-rsid="03ba3e21"/>
    </style:style>
    <style:style style:name="P627" style:family="paragraph" style:parent-style-name="Text_20_body">
      <style:text-properties officeooo:rsid="03c42692" officeooo:paragraph-rsid="03c42692"/>
    </style:style>
    <style:style style:name="P628" style:family="paragraph" style:parent-style-name="Text_20_body">
      <style:text-properties officeooo:rsid="03c59a9f" officeooo:paragraph-rsid="03c59a9f"/>
    </style:style>
    <style:style style:name="P629" style:family="paragraph" style:parent-style-name="Text_20_body">
      <style:text-properties officeooo:rsid="03c64bb6" officeooo:paragraph-rsid="03c64bb6"/>
    </style:style>
    <style:style style:name="P630" style:family="paragraph" style:parent-style-name="Text_20_body">
      <style:text-properties officeooo:rsid="03c7c932" officeooo:paragraph-rsid="03c7c932"/>
    </style:style>
    <style:style style:name="P631" style:family="paragraph" style:parent-style-name="Text_20_body">
      <style:text-properties officeooo:rsid="03c83725" officeooo:paragraph-rsid="03c83725"/>
    </style:style>
    <style:style style:name="P632" style:family="paragraph" style:parent-style-name="Text_20_body">
      <style:text-properties officeooo:rsid="03ceea5c" officeooo:paragraph-rsid="03ceea5c"/>
    </style:style>
    <style:style style:name="P633" style:family="paragraph" style:parent-style-name="Text_20_body">
      <style:text-properties officeooo:rsid="03d4fbe5" officeooo:paragraph-rsid="03d4fbe5"/>
    </style:style>
    <style:style style:name="P634" style:family="paragraph" style:parent-style-name="Text_20_body">
      <style:text-properties officeooo:rsid="03d64110"/>
    </style:style>
    <style:style style:name="P635" style:family="paragraph" style:parent-style-name="Text_20_body">
      <style:text-properties officeooo:rsid="03d64110" officeooo:paragraph-rsid="03d98ff4"/>
    </style:style>
    <style:style style:name="P636" style:family="paragraph" style:parent-style-name="Text_20_body">
      <style:text-properties officeooo:paragraph-rsid="0415f935"/>
    </style:style>
    <style:style style:name="P637" style:family="paragraph" style:parent-style-name="Text_20_body">
      <style:text-properties officeooo:paragraph-rsid="041a6e02"/>
    </style:style>
    <style:style style:name="P638" style:family="paragraph" style:parent-style-name="Text_20_body">
      <style:text-properties officeooo:rsid="03d98ff4" officeooo:paragraph-rsid="03d98ff4"/>
    </style:style>
    <style:style style:name="P639" style:family="paragraph" style:parent-style-name="Text_20_body">
      <style:text-properties officeooo:rsid="03da0234" officeooo:paragraph-rsid="03da0234"/>
    </style:style>
    <style:style style:name="P640" style:family="paragraph" style:parent-style-name="Text_20_body">
      <style:text-properties officeooo:rsid="03da0234" officeooo:paragraph-rsid="03dbc50c"/>
    </style:style>
    <style:style style:name="P641" style:family="paragraph" style:parent-style-name="Text_20_body">
      <style:text-properties officeooo:rsid="03da0234" officeooo:paragraph-rsid="03db216e"/>
    </style:style>
    <style:style style:name="P642" style:family="paragraph" style:parent-style-name="Text_20_body">
      <style:text-properties officeooo:rsid="03dbc50c" officeooo:paragraph-rsid="03dbc50c"/>
    </style:style>
    <style:style style:name="P643" style:family="paragraph" style:parent-style-name="Text_20_body">
      <style:text-properties officeooo:rsid="03dd8524" officeooo:paragraph-rsid="03dd8524"/>
    </style:style>
    <style:style style:name="P644" style:family="paragraph" style:parent-style-name="Text_20_body">
      <style:text-properties officeooo:rsid="03dfa787" officeooo:paragraph-rsid="03dfa787"/>
    </style:style>
    <style:style style:name="P645" style:family="paragraph" style:parent-style-name="Text_20_body">
      <style:text-properties officeooo:paragraph-rsid="04859105"/>
    </style:style>
    <style:style style:name="P646" style:family="paragraph" style:parent-style-name="Text_20_body">
      <style:text-properties officeooo:paragraph-rsid="0487b7a3"/>
    </style:style>
    <style:style style:name="P647" style:family="paragraph" style:parent-style-name="Text_20_body">
      <style:text-properties officeooo:paragraph-rsid="04941ace"/>
    </style:style>
    <style:style style:name="P648" style:family="paragraph" style:parent-style-name="Text_20_body">
      <style:text-properties officeooo:paragraph-rsid="04951691"/>
    </style:style>
    <style:style style:name="P649" style:family="paragraph" style:parent-style-name="Text_20_body">
      <style:paragraph-properties fo:text-align="center" style:justify-single-word="false"/>
      <style:text-properties officeooo:rsid="047e0b40" officeooo:paragraph-rsid="047e0b40"/>
    </style:style>
    <style:style style:name="P650" style:family="paragraph" style:parent-style-name="Text_20_body">
      <style:paragraph-properties fo:text-align="justify" style:justify-single-word="false"/>
      <style:text-properties officeooo:rsid="047f6f63" officeooo:paragraph-rsid="047f6f63"/>
    </style:style>
    <style:style style:name="P651" style:family="paragraph" style:parent-style-name="Text_20_body">
      <style:paragraph-properties fo:text-align="center" style:justify-single-word="false"/>
      <style:text-properties officeooo:rsid="04812398" officeooo:paragraph-rsid="04812398"/>
    </style:style>
    <style:style style:name="P652" style:family="paragraph" style:parent-style-name="Text_20_body">
      <style:paragraph-properties fo:text-align="justify" style:justify-single-word="false"/>
      <style:text-properties officeooo:rsid="0482a2ba" officeooo:paragraph-rsid="0482a2ba"/>
    </style:style>
    <style:style style:name="P653" style:family="paragraph" style:parent-style-name="Text_20_body">
      <style:paragraph-properties fo:text-align="justify" style:justify-single-word="false"/>
      <style:text-properties officeooo:rsid="0482f645" officeooo:paragraph-rsid="0482f645"/>
    </style:style>
    <style:style style:name="P654" style:family="paragraph" style:parent-style-name="Text_20_body">
      <style:text-properties officeooo:rsid="0489651d" officeooo:paragraph-rsid="04897558"/>
    </style:style>
    <style:style style:name="P655" style:family="paragraph" style:parent-style-name="Text_20_body">
      <style:text-properties officeooo:rsid="0493a216" officeooo:paragraph-rsid="0493a216"/>
    </style:style>
    <style:style style:name="P656" style:family="paragraph" style:parent-style-name="Text_20_body">
      <style:text-properties officeooo:rsid="0494fed2" officeooo:paragraph-rsid="04941ace"/>
    </style:style>
    <style:style style:name="P657" style:family="paragraph" style:parent-style-name="Text_20_body">
      <style:text-properties officeooo:rsid="04ec40ab" officeooo:paragraph-rsid="04ec40ab"/>
    </style:style>
    <style:style style:name="P658" style:family="paragraph" style:parent-style-name="Text_20_body">
      <style:text-properties officeooo:rsid="04ece5be" officeooo:paragraph-rsid="04ece5be"/>
    </style:style>
    <style:style style:name="P659" style:family="paragraph" style:parent-style-name="Text_20_body">
      <style:text-properties officeooo:rsid="050fa506" officeooo:paragraph-rsid="050fa506"/>
    </style:style>
    <style:style style:name="P660" style:family="paragraph" style:parent-style-name="Text_20_body">
      <style:text-properties officeooo:rsid="05115023" officeooo:paragraph-rsid="05115023"/>
    </style:style>
    <style:style style:name="P661" style:family="paragraph" style:parent-style-name="Text_20_body">
      <style:text-properties officeooo:rsid="0511a76c" officeooo:paragraph-rsid="0511a76c"/>
    </style:style>
    <style:style style:name="P662" style:family="paragraph" style:parent-style-name="Text_20_body">
      <style:text-properties officeooo:rsid="0513c53b" officeooo:paragraph-rsid="0513c53b"/>
    </style:style>
    <style:style style:name="P663" style:family="paragraph" style:parent-style-name="Text_20_body">
      <style:text-properties officeooo:rsid="0515c215" officeooo:paragraph-rsid="0515c215"/>
    </style:style>
    <style:style style:name="P664" style:family="paragraph" style:parent-style-name="Text_20_body">
      <style:text-properties officeooo:rsid="0524786e" officeooo:paragraph-rsid="0524786e"/>
    </style:style>
    <style:style style:name="P665" style:family="paragraph" style:parent-style-name="Text_20_body">
      <style:text-properties officeooo:rsid="0525abd5" officeooo:paragraph-rsid="0525abd5"/>
    </style:style>
    <style:style style:name="P666" style:family="paragraph" style:parent-style-name="Text_20_body">
      <style:text-properties officeooo:rsid="054aac31" officeooo:paragraph-rsid="054aac31"/>
    </style:style>
    <style:style style:name="P667" style:family="paragraph" style:parent-style-name="Text_20_body">
      <style:text-properties officeooo:paragraph-rsid="05b0a87b"/>
    </style:style>
    <style:style style:name="P668" style:family="paragraph" style:parent-style-name="Heading_20_1">
      <style:text-properties officeooo:rsid="0255e4ed" officeooo:paragraph-rsid="0255e4ed"/>
    </style:style>
    <style:style style:name="P669" style:family="paragraph" style:parent-style-name="Heading_20_1">
      <style:text-properties officeooo:rsid="029896c7"/>
    </style:style>
    <style:style style:name="P670" style:family="paragraph" style:parent-style-name="Heading_20_1">
      <style:text-properties officeooo:rsid="02a5ac82"/>
    </style:style>
    <style:style style:name="P671" style:family="paragraph" style:parent-style-name="Heading_20_1">
      <style:text-properties officeooo:rsid="02cc6e9a"/>
    </style:style>
    <style:style style:name="P672" style:family="paragraph" style:parent-style-name="Heading_20_1">
      <style:text-properties officeooo:rsid="02e5f942" officeooo:paragraph-rsid="02e5f942"/>
    </style:style>
    <style:style style:name="P673" style:family="paragraph" style:parent-style-name="Heading_20_1">
      <style:text-properties officeooo:rsid="02e946fb"/>
    </style:style>
    <style:style style:name="P674" style:family="paragraph" style:parent-style-name="Heading_20_1">
      <style:text-properties fo:font-style="normal" officeooo:rsid="043211f3" style:font-style-asian="normal" style:font-style-complex="normal"/>
    </style:style>
    <style:style style:name="P675" style:family="paragraph" style:parent-style-name="Heading_20_1">
      <style:text-properties fo:font-style="normal" officeooo:rsid="055b7889" officeooo:paragraph-rsid="055b7889" style:font-style-asian="normal" style:font-style-complex="normal"/>
    </style:style>
    <style:style style:name="P676" style:family="paragraph" style:parent-style-name="Heading_20_1">
      <style:text-properties officeooo:rsid="050fa506" officeooo:paragraph-rsid="050fa506"/>
    </style:style>
    <style:style style:name="P677" style:family="paragraph" style:parent-style-name="Heading_20_1">
      <style:paragraph-properties fo:break-before="page"/>
      <style:text-properties officeooo:rsid="0304d2ff"/>
    </style:style>
    <style:style style:name="P678" style:family="paragraph" style:parent-style-name="Text_20_body" style:list-style-name="L1">
      <style:text-properties officeooo:rsid="02549cd0" officeooo:paragraph-rsid="02549cd0"/>
    </style:style>
    <style:style style:name="P679" style:family="paragraph" style:parent-style-name="Text_20_body" style:list-style-name="L1">
      <style:text-properties officeooo:rsid="02553c18" officeooo:paragraph-rsid="02553c18"/>
    </style:style>
    <style:style style:name="P680" style:family="paragraph" style:parent-style-name="Text_20_body" style:list-style-name="L2">
      <style:text-properties officeooo:paragraph-rsid="02594e54"/>
    </style:style>
    <style:style style:name="P681" style:family="paragraph" style:parent-style-name="Text_20_body" style:list-style-name="L3">
      <style:text-properties officeooo:rsid="025cac41" officeooo:paragraph-rsid="025cac41"/>
    </style:style>
    <style:style style:name="P682" style:family="paragraph" style:parent-style-name="Text_20_body" style:list-style-name="L4">
      <style:text-properties officeooo:rsid="025cac41" officeooo:paragraph-rsid="025cac41"/>
    </style:style>
    <style:style style:name="P683" style:family="paragraph" style:parent-style-name="Text_20_body" style:list-style-name="L5">
      <style:text-properties officeooo:paragraph-rsid="025d088c"/>
    </style:style>
    <style:style style:name="P684" style:family="paragraph" style:parent-style-name="Text_20_body" style:list-style-name="L5">
      <style:text-properties officeooo:paragraph-rsid="0261d249"/>
    </style:style>
    <style:style style:name="P685" style:family="paragraph" style:parent-style-name="Text_20_body" style:list-style-name="L5">
      <style:text-properties officeooo:rsid="025db485" officeooo:paragraph-rsid="025db485"/>
    </style:style>
    <style:style style:name="P686" style:family="paragraph" style:parent-style-name="Text_20_body" style:list-style-name="L5">
      <style:text-properties officeooo:rsid="0261d249" officeooo:paragraph-rsid="0261d249"/>
    </style:style>
    <style:style style:name="P687" style:family="paragraph" style:parent-style-name="Text_20_body" style:list-style-name="L6">
      <style:text-properties officeooo:rsid="0261d249" officeooo:paragraph-rsid="0261d249"/>
    </style:style>
    <style:style style:name="P688" style:family="paragraph" style:parent-style-name="Text_20_body" style:list-style-name="L5">
      <style:text-properties officeooo:rsid="025d088c" officeooo:paragraph-rsid="025d088c"/>
    </style:style>
    <style:style style:name="P689" style:family="paragraph" style:parent-style-name="Text_20_body" style:list-style-name="L6">
      <style:text-properties officeooo:rsid="0261dda2" officeooo:paragraph-rsid="0261dda2"/>
    </style:style>
    <style:style style:name="P690" style:family="paragraph" style:parent-style-name="Text_20_body" style:list-style-name="L7">
      <style:text-properties officeooo:paragraph-rsid="026728e2"/>
    </style:style>
    <style:style style:name="P691" style:family="paragraph" style:parent-style-name="Text_20_body" style:list-style-name="L7">
      <style:text-properties officeooo:paragraph-rsid="0263d877"/>
    </style:style>
    <style:style style:name="P692" style:family="paragraph" style:parent-style-name="Text_20_body" style:list-style-name="L7">
      <style:text-properties officeooo:paragraph-rsid="0271cf3b"/>
    </style:style>
    <style:style style:name="P693" style:family="paragraph" style:parent-style-name="Text_20_body" style:list-style-name="L7">
      <style:text-properties officeooo:rsid="0263d877" officeooo:paragraph-rsid="0263d877"/>
    </style:style>
    <style:style style:name="P694" style:family="paragraph" style:parent-style-name="Text_20_body" style:list-style-name="L7">
      <style:text-properties officeooo:rsid="0271cf3b" officeooo:paragraph-rsid="0271cf3b"/>
    </style:style>
    <style:style style:name="P695" style:family="paragraph" style:parent-style-name="Text_20_body" style:list-style-name="L8">
      <style:text-properties officeooo:rsid="02a676b7" officeooo:paragraph-rsid="02a676b7"/>
    </style:style>
    <style:style style:name="P696" style:family="paragraph" style:parent-style-name="Text_20_body" style:list-style-name="L9">
      <style:text-properties officeooo:paragraph-rsid="02a69535"/>
    </style:style>
    <style:style style:name="P697" style:family="paragraph" style:parent-style-name="Text_20_body" style:list-style-name="L9">
      <style:text-properties officeooo:rsid="02a69535" officeooo:paragraph-rsid="02a69535"/>
    </style:style>
    <style:style style:name="P698" style:family="paragraph" style:parent-style-name="Text_20_body" style:list-style-name="L9">
      <style:text-properties officeooo:rsid="02a74d39" officeooo:paragraph-rsid="02a74d39"/>
    </style:style>
    <style:style style:name="P699" style:family="paragraph" style:parent-style-name="Text_20_body" style:list-style-name="L10">
      <style:text-properties officeooo:paragraph-rsid="02a971b6"/>
    </style:style>
    <style:style style:name="P700" style:family="paragraph" style:parent-style-name="Text_20_body" style:list-style-name="L10">
      <style:text-properties officeooo:paragraph-rsid="02aa218f"/>
    </style:style>
    <style:style style:name="P701" style:family="paragraph" style:parent-style-name="Text_20_body" style:list-style-name="L10">
      <style:text-properties officeooo:rsid="02a83ab6" officeooo:paragraph-rsid="02a83ab6"/>
    </style:style>
    <style:style style:name="P702" style:family="paragraph" style:parent-style-name="Text_20_body" style:list-style-name="L11">
      <style:text-properties officeooo:paragraph-rsid="02ad12cc"/>
    </style:style>
    <style:style style:name="P703" style:family="paragraph" style:parent-style-name="Text_20_body" style:list-style-name="L11">
      <style:text-properties officeooo:rsid="02abbbf1" officeooo:paragraph-rsid="02abbbf1"/>
    </style:style>
    <style:style style:name="P704" style:family="paragraph" style:parent-style-name="Text_20_body" style:list-style-name="L11">
      <style:text-properties officeooo:rsid="02aefd05" officeooo:paragraph-rsid="02aefd05"/>
    </style:style>
    <style:style style:name="P705" style:family="paragraph" style:parent-style-name="Text_20_body" style:list-style-name="L11">
      <style:text-properties officeooo:rsid="02b0e75f" officeooo:paragraph-rsid="02b0e75f"/>
    </style:style>
    <style:style style:name="P706" style:family="paragraph" style:parent-style-name="Text_20_body" style:list-style-name="L12">
      <style:text-properties officeooo:paragraph-rsid="02b2b124"/>
    </style:style>
    <style:style style:name="P707" style:family="paragraph" style:parent-style-name="Text_20_body" style:list-style-name="L12">
      <style:text-properties officeooo:paragraph-rsid="02b6e88a"/>
    </style:style>
    <style:style style:name="P708" style:family="paragraph" style:parent-style-name="Text_20_body" style:list-style-name="L12">
      <style:text-properties officeooo:paragraph-rsid="02babd63"/>
    </style:style>
    <style:style style:name="P709" style:family="paragraph" style:parent-style-name="Text_20_body" style:list-style-name="L12">
      <style:text-properties officeooo:paragraph-rsid="02bd801c"/>
    </style:style>
    <style:style style:name="P710" style:family="paragraph" style:parent-style-name="Text_20_body" style:list-style-name="L12">
      <style:text-properties officeooo:paragraph-rsid="02be404b"/>
    </style:style>
    <style:style style:name="P711" style:family="paragraph" style:parent-style-name="Text_20_body" style:list-style-name="L12">
      <style:text-properties officeooo:paragraph-rsid="02c1fb61"/>
    </style:style>
    <style:style style:name="P712" style:family="paragraph" style:parent-style-name="Text_20_body" style:list-style-name="L12">
      <style:text-properties officeooo:rsid="02b6e88a" officeooo:paragraph-rsid="02b6e88a"/>
    </style:style>
    <style:style style:name="P713" style:family="paragraph" style:parent-style-name="Text_20_body" style:list-style-name="L13">
      <style:text-properties officeooo:rsid="02c5f8dd" officeooo:paragraph-rsid="02c5f8dd"/>
    </style:style>
    <style:style style:name="P714" style:family="paragraph" style:parent-style-name="Text_20_body" style:list-style-name="L14">
      <style:text-properties officeooo:paragraph-rsid="02c843e2"/>
    </style:style>
    <style:style style:name="P715" style:family="paragraph" style:parent-style-name="Text_20_body" style:list-style-name="L14">
      <style:text-properties officeooo:paragraph-rsid="02ca296c"/>
    </style:style>
    <style:style style:name="P716" style:family="paragraph" style:parent-style-name="Text_20_body" style:list-style-name="L14">
      <style:text-properties officeooo:rsid="02c6d024" officeooo:paragraph-rsid="02c6d024"/>
    </style:style>
    <style:style style:name="P717" style:family="paragraph" style:parent-style-name="Text_20_body" style:list-style-name="L15">
      <style:paragraph-properties>
        <style:tab-stops>
          <style:tab-stop style:position="1.517cm"/>
        </style:tab-stops>
      </style:paragraph-properties>
      <style:text-properties officeooo:rsid="02cc6e9a" officeooo:paragraph-rsid="02cc6e9a"/>
    </style:style>
    <style:style style:name="P718" style:family="paragraph" style:parent-style-name="Text_20_body" style:list-style-name="L16">
      <style:text-properties officeooo:paragraph-rsid="02e45f4e"/>
    </style:style>
    <style:style style:name="P719" style:family="paragraph" style:parent-style-name="Text_20_body" style:list-style-name="L16">
      <style:text-properties officeooo:rsid="02e45f4e" officeooo:paragraph-rsid="02e45f4e"/>
    </style:style>
    <style:style style:name="P720" style:family="paragraph" style:parent-style-name="Text_20_body" style:list-style-name="L17">
      <style:paragraph-properties fo:text-align="justify" style:justify-single-word="false"/>
      <style:text-properties officeooo:paragraph-rsid="0306cd36"/>
    </style:style>
    <style:style style:name="P721" style:family="paragraph" style:parent-style-name="Text_20_body" style:list-style-name="L17">
      <style:paragraph-properties fo:text-align="justify" style:justify-single-word="false"/>
      <style:text-properties officeooo:paragraph-rsid="0309d392"/>
    </style:style>
    <style:style style:name="P722" style:family="paragraph" style:parent-style-name="Text_20_body" style:list-style-name="L18">
      <style:paragraph-properties fo:text-align="justify" style:justify-single-word="false"/>
      <style:text-properties officeooo:paragraph-rsid="034605c9"/>
    </style:style>
    <style:style style:name="P723" style:family="paragraph" style:parent-style-name="Text_20_body" style:list-style-name="L33">
      <style:paragraph-properties fo:text-align="justify" style:justify-single-word="false"/>
      <style:text-properties officeooo:paragraph-rsid="05d15e10"/>
    </style:style>
    <style:style style:name="P724" style:family="paragraph" style:parent-style-name="Text_20_body" style:list-style-name="L33">
      <style:paragraph-properties fo:text-align="justify" style:justify-single-word="false"/>
      <style:text-properties officeooo:paragraph-rsid="05d4e1f4"/>
    </style:style>
    <style:style style:name="P725" style:family="paragraph" style:parent-style-name="Text_20_body" style:list-style-name="L33">
      <style:paragraph-properties fo:text-align="justify" style:justify-single-word="false"/>
      <style:text-properties officeooo:paragraph-rsid="05d6d57b"/>
    </style:style>
    <style:style style:name="P726" style:family="paragraph" style:parent-style-name="Text_20_body" style:list-style-name="L17">
      <style:paragraph-properties fo:text-align="justify" style:justify-single-word="false"/>
      <style:text-properties officeooo:rsid="030853d2" officeooo:paragraph-rsid="030853d2"/>
    </style:style>
    <style:style style:name="P727" style:family="paragraph" style:parent-style-name="Text_20_body" style:list-style-name="L17">
      <style:paragraph-properties fo:text-align="justify" style:justify-single-word="false"/>
      <style:text-properties officeooo:rsid="030cf2d6" officeooo:paragraph-rsid="030cf2d6"/>
    </style:style>
    <style:style style:name="P728" style:family="paragraph" style:parent-style-name="Text_20_body" style:list-style-name="L19">
      <style:text-properties officeooo:rsid="03428d7f" officeooo:paragraph-rsid="03443548"/>
    </style:style>
    <style:style style:name="P729" style:family="paragraph" style:parent-style-name="Text_20_body" style:list-style-name="L20">
      <style:paragraph-properties fo:text-align="justify" style:justify-single-word="false"/>
      <style:text-properties officeooo:rsid="036e2429" officeooo:paragraph-rsid="036e2429"/>
    </style:style>
    <style:style style:name="P730" style:family="paragraph" style:parent-style-name="Text_20_body" style:list-style-name="L21">
      <style:paragraph-properties fo:text-align="justify" style:justify-single-word="false"/>
      <style:text-properties officeooo:rsid="036c3856" officeooo:paragraph-rsid="0379a4f6"/>
    </style:style>
    <style:style style:name="P731" style:family="paragraph" style:parent-style-name="Text_20_body" style:list-style-name="L21">
      <style:paragraph-properties fo:text-align="justify" style:justify-single-word="false"/>
      <style:text-properties fo:font-style="normal" fo:font-weight="normal" officeooo:rsid="036c3856" officeooo:paragraph-rsid="037adee3" style:font-style-asian="normal" style:font-weight-asian="normal" style:font-style-complex="normal" style:font-weight-complex="normal"/>
    </style:style>
    <style:style style:name="P732" style:family="paragraph" style:parent-style-name="Text_20_body" style:list-style-name="L22">
      <style:text-properties fo:font-style="normal" officeooo:rsid="04348348" officeooo:paragraph-rsid="04348348" style:font-style-asian="normal" style:font-style-complex="normal"/>
    </style:style>
    <style:style style:name="P733" style:family="paragraph" style:parent-style-name="Text_20_body" style:list-style-name="L22">
      <style:text-properties fo:font-style="normal" officeooo:rsid="043502bc" officeooo:paragraph-rsid="043502bc" style:font-style-asian="normal" style:font-style-complex="normal"/>
    </style:style>
    <style:style style:name="P734" style:family="paragraph" style:parent-style-name="Text_20_body" style:list-style-name="L22">
      <style:text-properties fo:font-style="normal" officeooo:rsid="04369f69" officeooo:paragraph-rsid="04369f69" style:font-style-asian="normal" style:font-style-complex="normal"/>
    </style:style>
    <style:style style:name="P735" style:family="paragraph" style:parent-style-name="Text_20_body" style:list-style-name="L23">
      <style:text-properties fo:font-style="normal" officeooo:rsid="043c32ea" officeooo:paragraph-rsid="043c32ea" style:font-style-asian="normal" style:font-style-complex="normal"/>
    </style:style>
    <style:style style:name="P736" style:family="paragraph" style:parent-style-name="Text_20_body" style:list-style-name="L24">
      <style:paragraph-properties fo:text-align="justify" style:justify-single-word="false"/>
      <style:text-properties fo:font-style="normal" officeooo:rsid="049014af" officeooo:paragraph-rsid="049014af" style:font-style-asian="normal" style:font-style-complex="normal"/>
    </style:style>
    <style:style style:name="P737" style:family="paragraph" style:parent-style-name="Text_20_body" style:list-style-name="L24">
      <style:paragraph-properties fo:text-align="justify" style:justify-single-word="false"/>
      <style:text-properties fo:font-style="normal" officeooo:rsid="04915878" officeooo:paragraph-rsid="04915878" style:font-style-asian="normal" style:font-style-complex="normal"/>
    </style:style>
    <style:style style:name="P738" style:family="paragraph" style:parent-style-name="Text_20_body" style:list-style-name="L26">
      <style:paragraph-properties fo:text-align="justify" style:justify-single-word="false"/>
      <style:text-properties fo:font-style="normal" officeooo:rsid="04407ad8" officeooo:paragraph-rsid="04c86d94" style:font-style-asian="normal" style:font-style-complex="normal"/>
    </style:style>
    <style:style style:name="P739" style:family="paragraph" style:parent-style-name="Text_20_body" style:list-style-name="L26">
      <style:paragraph-properties fo:text-align="justify" style:justify-single-word="false"/>
      <style:text-properties fo:font-style="normal" officeooo:rsid="04ca66a8" officeooo:paragraph-rsid="04ca66a8" style:font-style-asian="normal" style:font-style-complex="normal"/>
    </style:style>
    <style:style style:name="P740" style:family="paragraph" style:parent-style-name="Text_20_body" style:list-style-name="L26">
      <style:paragraph-properties fo:text-align="justify" style:justify-single-word="false"/>
      <style:text-properties fo:font-style="normal" officeooo:rsid="04cc416c" officeooo:paragraph-rsid="04cc416c" style:font-style-asian="normal" style:font-style-complex="normal"/>
    </style:style>
    <style:style style:name="P741" style:family="paragraph" style:parent-style-name="Text_20_body" style:list-style-name="L31">
      <style:text-properties fo:font-style="normal" officeooo:rsid="055ed7a1" officeooo:paragraph-rsid="0561ce27" style:font-style-asian="normal" style:font-style-complex="normal"/>
    </style:style>
    <style:style style:name="P742" style:family="paragraph" style:parent-style-name="Text_20_body" style:list-style-name="L31">
      <style:text-properties fo:font-style="normal" officeooo:rsid="0563a1e8" officeooo:paragraph-rsid="0563a1e8" style:font-style-asian="normal" style:font-style-complex="normal"/>
    </style:style>
    <style:style style:name="P743" style:family="paragraph" style:parent-style-name="Text_20_body" style:list-style-name="L31">
      <style:text-properties fo:font-style="normal" officeooo:rsid="0564bc2f" officeooo:paragraph-rsid="0564bc2f" style:font-style-asian="normal" style:font-style-complex="normal"/>
    </style:style>
    <style:style style:name="P744" style:family="paragraph" style:parent-style-name="Text_20_body" style:list-style-name="L31">
      <style:text-properties fo:font-style="normal" officeooo:rsid="056d827a" officeooo:paragraph-rsid="056d827a" style:font-style-asian="normal" style:font-style-complex="normal"/>
    </style:style>
    <style:style style:name="P745" style:family="paragraph" style:parent-style-name="Text_20_body">
      <style:paragraph-properties fo:text-align="justify" style:justify-single-word="false"/>
      <style:text-properties fo:font-style="normal" officeooo:rsid="0578135b" officeooo:paragraph-rsid="0578135b" style:font-style-asian="normal" style:font-style-complex="normal"/>
    </style:style>
    <style:style style:name="P746" style:family="paragraph" style:parent-style-name="Text_20_body">
      <style:paragraph-properties fo:text-align="justify" style:justify-single-word="false"/>
      <style:text-properties fo:font-style="normal" officeooo:rsid="057989a5" officeooo:paragraph-rsid="057989a5" style:font-style-asian="normal" style:font-style-complex="normal"/>
    </style:style>
    <style:style style:name="P747" style:family="paragraph" style:parent-style-name="Text_20_body">
      <style:paragraph-properties fo:text-align="justify" style:justify-single-word="false"/>
      <style:text-properties fo:font-style="normal" officeooo:rsid="057dd965" officeooo:paragraph-rsid="057dd965" style:font-style-asian="normal" style:font-style-complex="normal"/>
    </style:style>
    <style:style style:name="P748" style:family="paragraph" style:parent-style-name="Text_20_body">
      <style:paragraph-properties fo:text-align="justify" style:justify-single-word="false"/>
      <style:text-properties fo:font-style="normal" officeooo:rsid="0580cfa7" officeooo:paragraph-rsid="0580cfa7" style:font-style-asian="normal" style:font-style-complex="normal"/>
    </style:style>
    <style:style style:name="P749" style:family="paragraph" style:parent-style-name="Text_20_body">
      <style:paragraph-properties fo:text-align="justify" style:justify-single-word="false"/>
      <style:text-properties fo:font-style="normal" officeooo:rsid="0581cfde" officeooo:paragraph-rsid="0581cfde" style:font-style-asian="normal" style:font-style-complex="normal"/>
    </style:style>
    <style:style style:name="P750" style:family="paragraph" style:parent-style-name="Text_20_body">
      <style:paragraph-properties fo:text-align="justify" style:justify-single-word="false"/>
      <style:text-properties fo:font-style="normal" officeooo:rsid="05846794" officeooo:paragraph-rsid="05846794" style:font-style-asian="normal" style:font-style-complex="normal"/>
    </style:style>
    <style:style style:name="P751" style:family="paragraph" style:parent-style-name="Text_20_body">
      <style:paragraph-properties fo:text-align="justify" style:justify-single-word="false"/>
      <style:text-properties fo:font-style="normal" officeooo:rsid="058a2978" officeooo:paragraph-rsid="058a2978" style:font-style-asian="normal" style:font-style-complex="normal"/>
    </style:style>
    <style:style style:name="P752" style:family="paragraph" style:parent-style-name="Text_20_body">
      <style:paragraph-properties fo:text-align="justify" style:justify-single-word="false"/>
      <style:text-properties fo:font-style="normal" officeooo:rsid="058b9eab" officeooo:paragraph-rsid="058b9eab" style:font-style-asian="normal" style:font-style-complex="normal"/>
    </style:style>
    <style:style style:name="P753" style:family="paragraph" style:parent-style-name="Text_20_body">
      <style:paragraph-properties fo:text-align="justify" style:justify-single-word="false"/>
      <style:text-properties fo:font-style="normal" officeooo:rsid="058d7910" officeooo:paragraph-rsid="058d7910" style:font-style-asian="normal" style:font-style-complex="normal"/>
    </style:style>
    <style:style style:name="P754" style:family="paragraph" style:parent-style-name="Text_20_body">
      <style:paragraph-properties fo:text-align="justify" style:justify-single-word="false"/>
      <style:text-properties fo:font-style="normal" officeooo:rsid="05900bba" officeooo:paragraph-rsid="05900bba" style:font-style-asian="normal" style:font-style-complex="normal"/>
    </style:style>
    <style:style style:name="P755" style:family="paragraph" style:parent-style-name="Text_20_body">
      <style:paragraph-properties fo:text-align="justify" style:justify-single-word="false"/>
      <style:text-properties fo:font-style="normal" officeooo:rsid="0597d6d2" officeooo:paragraph-rsid="0597d6d2" style:font-style-asian="normal" style:font-style-complex="normal"/>
    </style:style>
    <style:style style:name="P756" style:family="paragraph" style:parent-style-name="Text_20_body">
      <style:paragraph-properties fo:text-align="justify" style:justify-single-word="false"/>
      <style:text-properties fo:font-style="normal" officeooo:rsid="059c6d57" officeooo:paragraph-rsid="059c6d57" style:font-style-asian="normal" style:font-style-complex="normal"/>
    </style:style>
    <style:style style:name="P757" style:family="paragraph" style:parent-style-name="Text_20_body">
      <style:paragraph-properties fo:text-align="justify" style:justify-single-word="false"/>
      <style:text-properties fo:font-style="normal" officeooo:rsid="059d2639" officeooo:paragraph-rsid="059d2639" style:font-style-asian="normal" style:font-style-complex="normal"/>
    </style:style>
    <style:style style:name="P758" style:family="paragraph" style:parent-style-name="Text_20_body">
      <style:paragraph-properties fo:text-align="justify" style:justify-single-word="false"/>
      <style:text-properties fo:font-style="normal" officeooo:rsid="05a3cd61" officeooo:paragraph-rsid="05a3cd61" style:font-style-asian="normal" style:font-style-complex="normal"/>
    </style:style>
    <style:style style:name="P759" style:family="paragraph" style:parent-style-name="Text_20_body">
      <style:paragraph-properties fo:text-align="justify" style:justify-single-word="false"/>
      <style:text-properties fo:font-style="normal" officeooo:rsid="05a4ff32" officeooo:paragraph-rsid="05a4ff32" style:font-style-asian="normal" style:font-style-complex="normal"/>
    </style:style>
    <style:style style:name="P760" style:family="paragraph" style:parent-style-name="Text_20_body">
      <style:paragraph-properties fo:text-align="justify" style:justify-single-word="false"/>
      <style:text-properties fo:font-style="normal" officeooo:rsid="05a6a956" officeooo:paragraph-rsid="05a6a956" style:font-style-asian="normal" style:font-style-complex="normal"/>
    </style:style>
    <style:style style:name="P761" style:family="paragraph" style:parent-style-name="Text_20_body">
      <style:paragraph-properties fo:text-align="justify" style:justify-single-word="false"/>
      <style:text-properties fo:font-style="normal" officeooo:rsid="05ae489e" officeooo:paragraph-rsid="05ae489e" style:font-style-asian="normal" style:font-style-complex="normal"/>
    </style:style>
    <style:style style:name="P762" style:family="paragraph" style:parent-style-name="Text_20_body">
      <style:paragraph-properties fo:text-align="justify" style:justify-single-word="false"/>
      <style:text-properties fo:font-style="normal" officeooo:rsid="05b13f2d" officeooo:paragraph-rsid="05b13f2d" style:font-style-asian="normal" style:font-style-complex="normal"/>
    </style:style>
    <style:style style:name="P763" style:family="paragraph" style:parent-style-name="Text_20_body">
      <style:paragraph-properties fo:text-align="justify" style:justify-single-word="false"/>
      <style:text-properties fo:font-style="normal" officeooo:rsid="05b13f2d" officeooo:paragraph-rsid="05e5a659" style:font-style-asian="normal" style:font-style-complex="normal"/>
    </style:style>
    <style:style style:name="P764" style:family="paragraph" style:parent-style-name="Text_20_body">
      <style:paragraph-properties fo:text-align="justify" style:justify-single-word="false"/>
      <style:text-properties fo:font-style="normal" officeooo:rsid="05b13f2d" officeooo:paragraph-rsid="05e6f1d4" style:font-style-asian="normal" style:font-style-complex="normal"/>
    </style:style>
    <style:style style:name="P765" style:family="paragraph" style:parent-style-name="Text_20_body">
      <style:paragraph-properties fo:text-align="justify" style:justify-single-word="false"/>
      <style:text-properties fo:font-style="normal" officeooo:rsid="05b13f2d" officeooo:paragraph-rsid="05e715b7" style:font-style-asian="normal" style:font-style-complex="normal"/>
    </style:style>
    <style:style style:name="P766" style:family="paragraph" style:parent-style-name="Text_20_body">
      <style:paragraph-properties fo:text-align="justify" style:justify-single-word="false"/>
      <style:text-properties fo:font-style="normal" officeooo:rsid="05b13f2d" officeooo:paragraph-rsid="05e964f3" style:font-style-asian="normal" style:font-style-complex="normal"/>
    </style:style>
    <style:style style:name="P767" style:family="paragraph" style:parent-style-name="Text_20_body">
      <style:paragraph-properties fo:text-align="justify" style:justify-single-word="false"/>
      <style:text-properties fo:font-style="normal" officeooo:rsid="05b13f2d" officeooo:paragraph-rsid="05ea88d2" style:font-style-asian="normal" style:font-style-complex="normal"/>
    </style:style>
    <style:style style:name="P768" style:family="paragraph" style:parent-style-name="Text_20_body">
      <style:paragraph-properties fo:text-align="justify" style:justify-single-word="false"/>
      <style:text-properties fo:font-style="normal" officeooo:rsid="05b13f2d" officeooo:paragraph-rsid="06019b4f" style:font-style-asian="normal" style:font-style-complex="normal"/>
    </style:style>
    <style:style style:name="P769" style:family="paragraph" style:parent-style-name="Text_20_body" style:list-style-name="L34">
      <style:paragraph-properties fo:text-align="justify" style:justify-single-word="false"/>
      <style:text-properties fo:font-style="normal" officeooo:rsid="05b13f2d" officeooo:paragraph-rsid="06019b4f" style:font-style-asian="normal" style:font-style-complex="normal"/>
    </style:style>
    <style:style style:name="P770" style:family="paragraph" style:parent-style-name="Text_20_body" style:list-style-name="L34">
      <style:paragraph-properties fo:text-align="justify" style:justify-single-word="false"/>
      <style:text-properties fo:font-style="normal" officeooo:rsid="05b13f2d" officeooo:paragraph-rsid="0604d749" style:font-style-asian="normal" style:font-style-complex="normal"/>
    </style:style>
    <style:style style:name="P771" style:family="paragraph" style:parent-style-name="Text_20_body" style:list-style-name="L34">
      <style:paragraph-properties fo:text-align="justify" style:justify-single-word="false"/>
      <style:text-properties fo:font-style="normal" officeooo:rsid="05b13f2d" officeooo:paragraph-rsid="0606c41b" style:font-style-asian="normal" style:font-style-complex="normal"/>
    </style:style>
    <style:style style:name="P772" style:family="paragraph" style:parent-style-name="Text_20_body" style:list-style-name="L34">
      <style:paragraph-properties fo:text-align="justify" style:justify-single-word="false"/>
      <style:text-properties fo:font-style="normal" officeooo:rsid="05b13f2d" officeooo:paragraph-rsid="06077e30" style:font-style-asian="normal" style:font-style-complex="normal"/>
    </style:style>
    <style:style style:name="P773" style:family="paragraph" style:parent-style-name="Text_20_body" style:list-style-name="L34">
      <style:paragraph-properties fo:text-align="justify" style:justify-single-word="false"/>
      <style:text-properties fo:font-style="normal" officeooo:rsid="05b13f2d" officeooo:paragraph-rsid="0608181f" style:font-style-asian="normal" style:font-style-complex="normal"/>
    </style:style>
    <style:style style:name="P774" style:family="paragraph" style:parent-style-name="Text_20_body" style:list-style-name="L34">
      <style:paragraph-properties fo:text-align="justify" style:justify-single-word="false"/>
      <style:text-properties fo:font-style="normal" officeooo:rsid="05b13f2d" officeooo:paragraph-rsid="06092d4d" style:font-style-asian="normal" style:font-style-complex="normal"/>
    </style:style>
    <style:style style:name="P775" style:family="paragraph" style:parent-style-name="Text_20_body" style:list-style-name="L34">
      <style:paragraph-properties fo:text-align="justify" style:justify-single-word="false"/>
      <style:text-properties fo:font-style="normal" officeooo:rsid="05b13f2d" officeooo:paragraph-rsid="060b259a" style:font-style-asian="normal" style:font-style-complex="normal"/>
    </style:style>
    <style:style style:name="P776" style:family="paragraph" style:parent-style-name="Text_20_body" style:list-style-name="L34">
      <style:paragraph-properties fo:text-align="justify" style:justify-single-word="false"/>
      <style:text-properties fo:font-style="normal" officeooo:rsid="05b13f2d" officeooo:paragraph-rsid="060b5b71" style:font-style-asian="normal" style:font-style-complex="normal"/>
    </style:style>
    <style:style style:name="P777" style:family="paragraph" style:parent-style-name="Text_20_body" style:list-style-name="L34">
      <style:paragraph-properties fo:text-align="justify" style:justify-single-word="false"/>
      <style:text-properties fo:font-style="normal" officeooo:rsid="05b13f2d" officeooo:paragraph-rsid="060b9eb1" style:font-style-asian="normal" style:font-style-complex="normal"/>
    </style:style>
    <style:style style:name="P778" style:family="paragraph" style:parent-style-name="Text_20_body">
      <style:paragraph-properties fo:text-align="justify" style:justify-single-word="false"/>
      <style:text-properties fo:font-style="normal" officeooo:rsid="05b13f2d" officeooo:paragraph-rsid="060b9eb1" style:font-style-asian="normal" style:font-style-complex="normal"/>
    </style:style>
    <style:style style:name="P779" style:family="paragraph" style:parent-style-name="Text_20_body">
      <style:paragraph-properties fo:text-align="justify" style:justify-single-word="false"/>
      <style:text-properties fo:font-style="normal" officeooo:rsid="05b13f2d" officeooo:paragraph-rsid="060cd0dc" style:font-style-asian="normal" style:font-style-complex="normal"/>
    </style:style>
    <style:style style:name="P780" style:family="paragraph" style:parent-style-name="Text_20_body">
      <style:paragraph-properties fo:text-align="justify" style:justify-single-word="false"/>
      <style:text-properties fo:font-style="normal" officeooo:rsid="05b13f2d" officeooo:paragraph-rsid="060e0cef" style:font-style-asian="normal" style:font-style-complex="normal"/>
    </style:style>
    <style:style style:name="P781" style:family="paragraph" style:parent-style-name="Text_20_body">
      <style:paragraph-properties fo:text-align="justify" style:justify-single-word="false"/>
      <style:text-properties fo:font-style="normal" officeooo:rsid="05b13f2d" officeooo:paragraph-rsid="060e83b1" style:font-style-asian="normal" style:font-style-complex="normal"/>
    </style:style>
    <style:style style:name="P782" style:family="paragraph" style:parent-style-name="Text_20_body">
      <style:paragraph-properties fo:text-align="justify" style:justify-single-word="false"/>
      <style:text-properties fo:font-style="normal" officeooo:rsid="05b13f2d" officeooo:paragraph-rsid="060fce34" style:font-style-asian="normal" style:font-style-complex="normal"/>
    </style:style>
    <style:style style:name="P783" style:family="paragraph" style:parent-style-name="Text_20_body">
      <style:paragraph-properties fo:text-align="justify" style:justify-single-word="false"/>
      <style:text-properties fo:font-style="normal" officeooo:rsid="05b13f2d" officeooo:paragraph-rsid="061062fb" style:font-style-asian="normal" style:font-style-complex="normal"/>
    </style:style>
    <style:style style:name="P784" style:family="paragraph" style:parent-style-name="Text_20_body">
      <style:paragraph-properties fo:text-align="justify" style:justify-single-word="false"/>
      <style:text-properties fo:font-style="normal" officeooo:rsid="05b13f2d" officeooo:paragraph-rsid="0613f3ae" style:font-style-asian="normal" style:font-style-complex="normal"/>
    </style:style>
    <style:style style:name="P785" style:family="paragraph" style:parent-style-name="Text_20_body">
      <style:paragraph-properties fo:text-align="justify" style:justify-single-word="false"/>
      <style:text-properties fo:font-style="normal" officeooo:rsid="05b13f2d" officeooo:paragraph-rsid="06151382" style:font-style-asian="normal" style:font-style-complex="normal"/>
    </style:style>
    <style:style style:name="P786" style:family="paragraph" style:parent-style-name="Text_20_body">
      <style:paragraph-properties fo:text-align="center" style:justify-single-word="false"/>
      <style:text-properties fo:font-style="normal" officeooo:rsid="05b13f2d" officeooo:paragraph-rsid="05b13f2d" style:font-style-asian="normal" style:font-style-complex="normal"/>
    </style:style>
    <style:style style:name="P787" style:family="paragraph" style:parent-style-name="Text_20_body">
      <style:paragraph-properties fo:text-align="center" style:justify-single-word="false"/>
      <style:text-properties fo:font-style="normal" officeooo:rsid="05b13f2d" officeooo:paragraph-rsid="05e5a659" style:font-style-asian="normal" style:font-style-complex="normal"/>
    </style:style>
    <style:style style:name="P788" style:family="paragraph" style:parent-style-name="Text_20_body">
      <style:paragraph-properties fo:text-align="center" style:justify-single-word="false"/>
      <style:text-properties fo:font-style="normal" officeooo:rsid="05b13f2d" officeooo:paragraph-rsid="05e6f1d4" style:font-style-asian="normal" style:font-style-complex="normal"/>
    </style:style>
    <style:style style:name="P789" style:family="paragraph" style:parent-style-name="Text_20_body">
      <style:paragraph-properties fo:text-align="center" style:justify-single-word="false"/>
      <style:text-properties fo:font-style="normal" officeooo:rsid="05b13f2d" officeooo:paragraph-rsid="05ea88d2" style:font-style-asian="normal" style:font-style-complex="normal"/>
    </style:style>
    <style:style style:name="P790" style:family="paragraph" style:parent-style-name="Text_20_body">
      <style:paragraph-properties fo:text-align="center" style:justify-single-word="false"/>
      <style:text-properties fo:font-style="normal" officeooo:rsid="05b13f2d" officeooo:paragraph-rsid="05f2cc02" style:font-style-asian="normal" style:font-style-complex="normal"/>
    </style:style>
    <style:style style:name="P791" style:family="paragraph" style:parent-style-name="Text_20_body">
      <style:paragraph-properties fo:text-align="center" style:justify-single-word="false"/>
      <style:text-properties fo:font-style="normal" officeooo:rsid="05b13f2d" officeooo:paragraph-rsid="061062fb" style:font-style-asian="normal" style:font-style-complex="normal"/>
    </style:style>
    <style:style style:name="P792" style:family="paragraph" style:parent-style-name="Text_20_body">
      <style:paragraph-properties fo:text-align="center" style:justify-single-word="false"/>
      <style:text-properties fo:font-style="normal" officeooo:rsid="05b13f2d" officeooo:paragraph-rsid="0613f3ae" style:font-style-asian="normal" style:font-style-complex="normal"/>
    </style:style>
    <style:style style:name="P793" style:family="paragraph" style:parent-style-name="Text_20_body">
      <style:paragraph-properties fo:text-align="justify" style:justify-single-word="false"/>
      <style:text-properties fo:font-style="normal" officeooo:rsid="05b26eff" officeooo:paragraph-rsid="05b26eff" style:font-style-asian="normal" style:font-style-complex="normal"/>
    </style:style>
    <style:style style:name="P794" style:family="paragraph" style:parent-style-name="Text_20_body">
      <style:paragraph-properties fo:text-align="justify" style:justify-single-word="false"/>
      <style:text-properties fo:font-style="normal" officeooo:rsid="05b360ec" officeooo:paragraph-rsid="05b360ec" style:font-style-asian="normal" style:font-style-complex="normal"/>
    </style:style>
    <style:style style:name="P795" style:family="paragraph" style:parent-style-name="Text_20_body">
      <style:paragraph-properties fo:text-align="justify" style:justify-single-word="false"/>
      <style:text-properties fo:font-style="normal" officeooo:rsid="05b3790f" officeooo:paragraph-rsid="05b3790f" style:font-style-asian="normal" style:font-style-complex="normal"/>
    </style:style>
    <style:style style:name="P796" style:family="paragraph" style:parent-style-name="Text_20_body">
      <style:paragraph-properties fo:text-align="center" style:justify-single-word="false"/>
      <style:text-properties fo:font-style="normal" officeooo:rsid="05b38add" officeooo:paragraph-rsid="05b38add" style:font-style-asian="normal" style:font-style-complex="normal"/>
    </style:style>
    <style:style style:name="P797" style:family="paragraph" style:parent-style-name="Text_20_body">
      <style:paragraph-properties fo:text-align="center" style:justify-single-word="false"/>
      <style:text-properties fo:font-style="normal" officeooo:rsid="05b56c43" officeooo:paragraph-rsid="05b56c43" style:font-style-asian="normal" style:font-style-complex="normal"/>
    </style:style>
    <style:style style:name="P798" style:family="paragraph" style:parent-style-name="Text_20_body">
      <style:paragraph-properties fo:text-align="justify" style:justify-single-word="false"/>
      <style:text-properties fo:font-style="normal" officeooo:rsid="05b6d311" officeooo:paragraph-rsid="05b6d311" style:font-style-asian="normal" style:font-style-complex="normal"/>
    </style:style>
    <style:style style:name="P799" style:family="paragraph" style:parent-style-name="Text_20_body">
      <style:paragraph-properties fo:text-align="justify" style:justify-single-word="false"/>
      <style:text-properties fo:font-style="normal" officeooo:rsid="05b6d34e" officeooo:paragraph-rsid="05b6d34e" style:font-style-asian="normal" style:font-style-complex="normal"/>
    </style:style>
    <style:style style:name="P800" style:family="paragraph" style:parent-style-name="Text_20_body">
      <style:paragraph-properties fo:text-align="justify" style:justify-single-word="false"/>
      <style:text-properties fo:font-style="normal" officeooo:rsid="05b888da" officeooo:paragraph-rsid="05b888da" style:font-style-asian="normal" style:font-style-complex="normal"/>
    </style:style>
    <style:style style:name="P801" style:family="paragraph" style:parent-style-name="Text_20_body">
      <style:paragraph-properties fo:text-align="justify" style:justify-single-word="false"/>
      <style:text-properties fo:font-style="normal" officeooo:rsid="05ba6d31" officeooo:paragraph-rsid="05ba6d31" style:font-style-asian="normal" style:font-style-complex="normal"/>
    </style:style>
    <style:style style:name="P802" style:family="paragraph" style:parent-style-name="Text_20_body">
      <style:paragraph-properties fo:text-align="justify" style:justify-single-word="false"/>
      <style:text-properties fo:font-style="normal" officeooo:rsid="05bda24a" officeooo:paragraph-rsid="05bda24a" style:font-style-asian="normal" style:font-style-complex="normal"/>
    </style:style>
    <style:style style:name="P803" style:family="paragraph" style:parent-style-name="Text_20_body">
      <style:paragraph-properties fo:text-align="justify" style:justify-single-word="false"/>
      <style:text-properties fo:font-style="normal" officeooo:rsid="05c3c861" officeooo:paragraph-rsid="05c3c861" style:font-style-asian="normal" style:font-style-complex="normal"/>
    </style:style>
    <style:style style:name="P804" style:family="paragraph" style:parent-style-name="Text_20_body">
      <style:paragraph-properties fo:text-align="justify" style:justify-single-word="false"/>
      <style:text-properties fo:font-style="normal" officeooo:rsid="05c7f2ea" officeooo:paragraph-rsid="05c7f2ea" style:font-style-asian="normal" style:font-style-complex="normal"/>
    </style:style>
    <style:style style:name="P805" style:family="paragraph" style:parent-style-name="Text_20_body">
      <style:paragraph-properties fo:text-align="justify" style:justify-single-word="false"/>
      <style:text-properties fo:font-style="normal" officeooo:rsid="05c93fe2" officeooo:paragraph-rsid="05c93fe2" style:font-style-asian="normal" style:font-style-complex="normal"/>
    </style:style>
    <style:style style:name="P806" style:family="paragraph" style:parent-style-name="Text_20_body">
      <style:paragraph-properties fo:text-align="justify" style:justify-single-word="false"/>
      <style:text-properties fo:font-style="normal" officeooo:rsid="05c9ac88" officeooo:paragraph-rsid="05c96777" style:font-style-asian="normal" style:font-style-complex="normal"/>
    </style:style>
    <style:style style:name="P807" style:family="paragraph" style:parent-style-name="Text_20_body">
      <style:paragraph-properties fo:text-align="justify" style:justify-single-word="false"/>
      <style:text-properties fo:font-style="normal" officeooo:rsid="05ce0506" officeooo:paragraph-rsid="05ce0506" style:font-style-asian="normal" style:font-style-complex="normal"/>
    </style:style>
    <style:style style:name="P808" style:family="paragraph" style:parent-style-name="Text_20_body">
      <style:paragraph-properties fo:text-align="justify" style:justify-single-word="false"/>
      <style:text-properties fo:font-style="normal" officeooo:rsid="05d0aa49" officeooo:paragraph-rsid="05d15e10" style:font-style-asian="normal" style:font-style-complex="normal"/>
    </style:style>
    <style:style style:name="P809" style:family="paragraph" style:parent-style-name="Text_20_body">
      <style:paragraph-properties fo:text-align="justify" style:justify-single-word="false"/>
      <style:text-properties fo:font-style="normal" officeooo:rsid="05d0aa49" officeooo:paragraph-rsid="05d0aa49" style:font-style-asian="normal" style:font-style-complex="normal"/>
    </style:style>
    <style:style style:name="P810" style:family="paragraph" style:parent-style-name="Text_20_body" style:list-style-name="L33">
      <style:paragraph-properties fo:text-align="justify" style:justify-single-word="false"/>
      <style:text-properties fo:font-style="normal" officeooo:rsid="05d6d57b" officeooo:paragraph-rsid="05d6d57b" style:font-style-asian="normal" style:font-style-complex="normal"/>
    </style:style>
    <style:style style:name="P811" style:family="paragraph" style:parent-style-name="Text_20_body">
      <style:paragraph-properties fo:text-align="justify" style:justify-single-word="false"/>
      <style:text-properties fo:font-style="normal" officeooo:rsid="05da54a1" officeooo:paragraph-rsid="05da54a1" style:font-style-asian="normal" style:font-style-complex="normal"/>
    </style:style>
    <style:style style:name="P812" style:family="paragraph" style:parent-style-name="Text_20_body">
      <style:paragraph-properties fo:text-align="justify" style:justify-single-word="false"/>
      <style:text-properties fo:font-style="normal" officeooo:rsid="05dc37be" officeooo:paragraph-rsid="05dc37be" style:font-style-asian="normal" style:font-style-complex="normal"/>
    </style:style>
    <style:style style:name="P813" style:family="paragraph" style:parent-style-name="Text_20_body">
      <style:paragraph-properties fo:text-align="justify" style:justify-single-word="false"/>
      <style:text-properties fo:font-style="normal" officeooo:rsid="05dd48a7" officeooo:paragraph-rsid="05dd48a7" style:font-style-asian="normal" style:font-style-complex="normal"/>
    </style:style>
    <style:style style:name="P814" style:family="paragraph" style:parent-style-name="Text_20_body">
      <style:paragraph-properties fo:text-align="justify" style:justify-single-word="false"/>
      <style:text-properties fo:font-style="normal" officeooo:rsid="052cd5ee" officeooo:paragraph-rsid="05dec3e5" style:font-style-asian="normal" style:font-style-complex="normal"/>
    </style:style>
    <style:style style:name="P815" style:family="paragraph" style:parent-style-name="Text_20_body">
      <style:paragraph-properties fo:text-align="justify" style:justify-single-word="false"/>
      <style:text-properties fo:font-style="normal" officeooo:rsid="052cd5ee" officeooo:paragraph-rsid="05e3ac83" style:font-style-asian="normal" style:font-style-complex="normal"/>
    </style:style>
    <style:style style:name="P816" style:family="paragraph" style:parent-style-name="Text_20_body">
      <style:paragraph-properties fo:text-align="justify" style:justify-single-word="false"/>
      <style:text-properties fo:font-style="normal" officeooo:rsid="052cd5ee" officeooo:paragraph-rsid="05e4d5cc" style:font-style-asian="normal" style:font-style-complex="normal"/>
    </style:style>
    <style:style style:name="P817" style:family="paragraph" style:parent-style-name="Text_20_body">
      <style:paragraph-properties fo:text-align="center" style:justify-single-word="false"/>
      <style:text-properties fo:font-style="normal" officeooo:rsid="052cd5ee" officeooo:paragraph-rsid="05e4d5cc" style:font-style-asian="normal" style:font-style-complex="normal"/>
    </style:style>
    <style:style style:name="P818" style:family="paragraph" style:parent-style-name="Text_20_body" style:list-style-name="L23">
      <style:text-properties officeooo:paragraph-rsid="043c32ea"/>
    </style:style>
    <style:style style:name="P819" style:family="paragraph" style:parent-style-name="Text_20_body" style:list-style-name="L23">
      <style:text-properties officeooo:paragraph-rsid="043dda79"/>
    </style:style>
    <style:style style:name="P820" style:family="paragraph" style:parent-style-name="Text_20_body" style:list-style-name="L23">
      <style:text-properties officeooo:paragraph-rsid="043e8936"/>
    </style:style>
    <style:style style:name="P821" style:family="paragraph" style:parent-style-name="Text_20_body" style:list-style-name="L25">
      <style:text-properties officeooo:rsid="04951691" officeooo:paragraph-rsid="04951691"/>
    </style:style>
    <style:style style:name="P822" style:family="paragraph" style:parent-style-name="Text_20_body" style:list-style-name="L25">
      <style:text-properties officeooo:rsid="0495cbda" officeooo:paragraph-rsid="0495cbda"/>
    </style:style>
    <style:style style:name="P823" style:family="paragraph" style:parent-style-name="Text_20_body" style:list-style-name="L27">
      <style:text-properties officeooo:rsid="05115023" officeooo:paragraph-rsid="05115023"/>
    </style:style>
    <style:style style:name="P824" style:family="paragraph" style:parent-style-name="Text_20_body" style:list-style-name="L28">
      <style:text-properties officeooo:paragraph-rsid="051c4669"/>
    </style:style>
    <style:style style:name="P825" style:family="paragraph" style:parent-style-name="Text_20_body" style:list-style-name="L28">
      <style:text-properties officeooo:paragraph-rsid="0515c215"/>
    </style:style>
    <style:style style:name="P826" style:family="paragraph" style:parent-style-name="Text_20_body" style:list-style-name="L28">
      <style:text-properties officeooo:paragraph-rsid="052158fc"/>
    </style:style>
    <style:style style:name="P827" style:family="paragraph" style:parent-style-name="Text_20_body" style:list-style-name="L28">
      <style:text-properties officeooo:rsid="051c4669" officeooo:paragraph-rsid="051c4669"/>
    </style:style>
    <style:style style:name="P828" style:family="paragraph" style:parent-style-name="Text_20_body" style:list-style-name="L28">
      <style:text-properties officeooo:rsid="051db22e" officeooo:paragraph-rsid="051db22e"/>
    </style:style>
    <style:style style:name="P829" style:family="paragraph" style:parent-style-name="Text_20_body" style:list-style-name="L28">
      <style:text-properties officeooo:rsid="051f6cc4" officeooo:paragraph-rsid="051f6cc4"/>
    </style:style>
    <style:style style:name="P830" style:family="paragraph" style:parent-style-name="Text_20_body" style:list-style-name="L28">
      <style:text-properties officeooo:rsid="0520c75a" officeooo:paragraph-rsid="0520c75a"/>
    </style:style>
    <style:style style:name="P831" style:family="paragraph" style:parent-style-name="Text_20_body" style:list-style-name="L28">
      <style:text-properties officeooo:rsid="05230cf5" officeooo:paragraph-rsid="05230cf5"/>
    </style:style>
    <style:style style:name="P832" style:family="paragraph" style:parent-style-name="Text_20_body" style:list-style-name="L28">
      <style:text-properties officeooo:rsid="0524786e" officeooo:paragraph-rsid="0524786e"/>
    </style:style>
    <style:style style:name="P833" style:family="paragraph" style:parent-style-name="Text_20_body" style:list-style-name="L29">
      <style:text-properties officeooo:rsid="0525abd5" officeooo:paragraph-rsid="0525abd5"/>
    </style:style>
    <style:style style:name="P834" style:family="paragraph" style:parent-style-name="Text_20_body" style:list-style-name="L29">
      <style:text-properties officeooo:rsid="0525abd5" officeooo:paragraph-rsid="05280d62"/>
    </style:style>
    <style:style style:name="P835" style:family="paragraph" style:parent-style-name="Text_20_body" style:list-style-name="L29">
      <style:text-properties officeooo:rsid="052a053a" officeooo:paragraph-rsid="052a053a"/>
    </style:style>
    <style:style style:name="P836" style:family="paragraph" style:parent-style-name="Text_20_body" style:list-style-name="L30">
      <style:text-properties officeooo:paragraph-rsid="05581a4e"/>
    </style:style>
    <style:style style:name="P837" style:family="paragraph" style:parent-style-name="Text_20_body" style:list-style-name="L31">
      <style:text-properties officeooo:paragraph-rsid="0561ce27"/>
    </style:style>
    <style:style style:name="P838" style:family="paragraph" style:parent-style-name="Text_20_body" style:list-style-name="L31">
      <style:text-properties officeooo:paragraph-rsid="05667673"/>
    </style:style>
    <style:style style:name="P839" style:family="paragraph" style:parent-style-name="Text_20_body" style:list-style-name="L31">
      <style:text-properties officeooo:paragraph-rsid="056b1fc2"/>
    </style:style>
    <style:style style:name="P840" style:family="paragraph" style:parent-style-name="Text_20_body">
      <style:paragraph-properties fo:text-align="center" style:justify-single-word="false"/>
      <style:text-properties fo:font-style="italic" officeooo:rsid="0578135b" officeooo:paragraph-rsid="0578135b" style:font-style-asian="italic" style:font-style-complex="italic"/>
    </style:style>
    <style:style style:name="P841" style:family="paragraph" style:parent-style-name="Text_20_body">
      <style:paragraph-properties fo:text-align="center" style:justify-single-word="false"/>
      <style:text-properties fo:font-style="italic" officeooo:rsid="0580cfa7" officeooo:paragraph-rsid="0580cfa7" style:font-style-asian="italic" style:font-style-complex="italic"/>
    </style:style>
    <style:style style:name="P842" style:family="paragraph" style:parent-style-name="Text_20_body">
      <style:paragraph-properties fo:text-align="center" style:justify-single-word="false"/>
      <style:text-properties fo:font-style="italic" officeooo:rsid="0597d6d2" officeooo:paragraph-rsid="0597d6d2" style:font-style-asian="italic" style:font-style-complex="italic"/>
    </style:style>
    <style:style style:name="P843" style:family="paragraph" style:parent-style-name="Text_20_body">
      <style:paragraph-properties fo:text-align="center" style:justify-single-word="false"/>
      <style:text-properties fo:font-style="italic" officeooo:rsid="05a009f7" officeooo:paragraph-rsid="05a009f7" style:font-style-asian="italic" style:font-style-complex="italic"/>
    </style:style>
    <style:style style:name="P844" style:family="paragraph" style:parent-style-name="Text_20_body">
      <style:paragraph-properties fo:text-align="center" style:justify-single-word="false"/>
      <style:text-properties fo:font-style="italic" officeooo:rsid="05a1ec45" officeooo:paragraph-rsid="05a1ec45" style:font-style-asian="italic" style:font-style-complex="italic"/>
    </style:style>
    <style:style style:name="P845" style:family="paragraph" style:parent-style-name="Text_20_body">
      <style:paragraph-properties fo:text-align="center" style:justify-single-word="false"/>
      <style:text-properties fo:font-style="italic" officeooo:rsid="05a791f5" officeooo:paragraph-rsid="05a791f5" style:font-style-asian="italic" style:font-style-complex="italic"/>
    </style:style>
    <style:style style:name="P846" style:family="paragraph" style:parent-style-name="Text_20_body">
      <style:paragraph-properties fo:text-align="center" style:justify-single-word="false"/>
      <style:text-properties fo:font-style="italic" officeooo:rsid="05a7ce52" officeooo:paragraph-rsid="05a7ce52" style:font-style-asian="italic" style:font-style-complex="italic"/>
    </style:style>
    <style:style style:name="P847" style:family="paragraph" style:parent-style-name="Text_20_body">
      <style:paragraph-properties fo:text-align="center" style:justify-single-word="false"/>
      <style:text-properties fo:font-style="italic" officeooo:rsid="05a92722" officeooo:paragraph-rsid="05a92722" style:font-style-asian="italic" style:font-style-complex="italic"/>
    </style:style>
    <style:style style:name="P848" style:family="paragraph" style:parent-style-name="Text_20_body">
      <style:paragraph-properties fo:text-align="center" style:justify-single-word="false"/>
      <style:text-properties fo:font-style="italic" officeooo:rsid="05bc4572" officeooo:paragraph-rsid="05bda24a" style:font-style-asian="italic" style:font-style-complex="italic"/>
    </style:style>
    <style:style style:name="P849" style:family="paragraph" style:parent-style-name="Text_20_body">
      <style:paragraph-properties fo:text-align="center" style:justify-single-word="false"/>
      <style:text-properties fo:font-style="italic" officeooo:rsid="05c7f2ea" officeooo:paragraph-rsid="05c7f2ea" style:font-style-asian="italic" style:font-style-complex="italic"/>
    </style:style>
    <style:style style:name="P850" style:family="paragraph" style:parent-style-name="Text_20_body">
      <style:paragraph-properties fo:text-align="center" style:justify-single-word="false"/>
      <style:text-properties fo:font-style="italic" officeooo:rsid="05b13f2d" officeooo:paragraph-rsid="060e83b1" style:font-style-asian="italic" style:font-style-complex="italic"/>
    </style:style>
    <style:style style:name="P851" style:family="paragraph" style:parent-style-name="Text_20_body" style:list-style-name="L35">
      <style:paragraph-properties fo:text-align="justify" style:justify-single-word="false"/>
      <style:text-properties fo:font-style="italic" officeooo:rsid="05b13f2d" officeooo:paragraph-rsid="060e0cef" style:font-style-asian="italic" style:font-style-complex="italic"/>
    </style:style>
    <style:style style:name="P852" style:family="paragraph" style:parent-style-name="Text_20_body">
      <style:paragraph-properties fo:text-align="center" style:justify-single-word="false"/>
      <style:text-properties fo:font-style="italic" officeooo:rsid="0551465f" officeooo:paragraph-rsid="0551465f" style:font-style-asian="italic" style:font-style-complex="italic"/>
    </style:style>
    <style:style style:name="P853" style:family="paragraph" style:parent-style-name="Text_20_body">
      <style:text-properties officeooo:rsid="05863570" officeooo:paragraph-rsid="05863570"/>
    </style:style>
    <style:style style:name="P854" style:family="paragraph" style:parent-style-name="Text_20_body" style:list-style-name="L32">
      <style:text-properties officeooo:paragraph-rsid="05863570"/>
    </style:style>
    <style:style style:name="P855" style:family="paragraph" style:parent-style-name="Text_20_body">
      <style:text-properties officeooo:rsid="05b06269" officeooo:paragraph-rsid="05b06269"/>
    </style:style>
    <style:style style:name="P856" style:family="paragraph" style:parent-style-name="Text_20_body">
      <style:paragraph-properties fo:text-align="center" style:justify-single-word="false"/>
      <style:text-properties officeooo:paragraph-rsid="05f6cbd1"/>
    </style:style>
    <style:style style:name="P857" style:family="paragraph" style:parent-style-name="Text_20_body">
      <style:text-properties officeooo:paragraph-rsid="060bd083"/>
    </style:style>
    <style:style style:name="P858" style:family="paragraph" style:parent-style-name="Text_20_body">
      <style:text-properties officeooo:paragraph-rsid="060c2e4e"/>
    </style:style>
    <style:style style:name="P859" style:family="paragraph" style:parent-style-name="Heading_20_1" style:master-page-name="Standard">
      <style:paragraph-properties style:page-number="auto"/>
      <style:text-properties officeooo:rsid="0253de4f" officeooo:paragraph-rsid="0253de4f"/>
    </style:style>
    <style:style style:name="P860" style:family="paragraph" style:parent-style-name="Heading_20_1">
      <style:text-properties officeooo:rsid="05846794"/>
    </style:style>
    <style:style style:name="P861" style:family="paragraph" style:parent-style-name="Heading_20_2">
      <style:text-properties officeooo:rsid="025cac41" officeooo:paragraph-rsid="025cac41"/>
    </style:style>
    <style:style style:name="P862" style:family="paragraph" style:parent-style-name="Heading_20_2">
      <style:text-properties officeooo:rsid="0274bedc" officeooo:paragraph-rsid="0274bedc"/>
    </style:style>
    <style:style style:name="P863" style:family="paragraph" style:parent-style-name="Heading_20_2">
      <style:text-properties officeooo:rsid="02b28cac"/>
    </style:style>
    <style:style style:name="P864" style:family="paragraph" style:parent-style-name="Heading_20_2">
      <style:text-properties officeooo:rsid="02c48574"/>
    </style:style>
    <style:style style:name="P865" style:family="paragraph" style:parent-style-name="Heading_20_2">
      <style:text-properties officeooo:rsid="02cd0964"/>
    </style:style>
    <style:style style:name="P866" style:family="paragraph" style:parent-style-name="Heading_20_2">
      <style:text-properties officeooo:rsid="02cf6e6d" officeooo:paragraph-rsid="02cf6e6d"/>
    </style:style>
    <style:style style:name="P867" style:family="paragraph" style:parent-style-name="Heading_20_2">
      <style:text-properties officeooo:paragraph-rsid="02d42823"/>
    </style:style>
    <style:style style:name="P868" style:family="paragraph" style:parent-style-name="Heading_20_2">
      <style:text-properties officeooo:rsid="02e59f9e"/>
    </style:style>
    <style:style style:name="P869" style:family="paragraph" style:parent-style-name="Heading_20_2">
      <style:text-properties officeooo:rsid="0334f43a"/>
    </style:style>
    <style:style style:name="P870" style:family="paragraph" style:parent-style-name="Heading_20_2">
      <style:text-properties officeooo:rsid="036c3856"/>
    </style:style>
    <style:style style:name="P871" style:family="paragraph" style:parent-style-name="Heading_20_2">
      <style:text-properties officeooo:rsid="03d64110"/>
    </style:style>
    <style:style style:name="P872" style:family="paragraph" style:parent-style-name="Heading_20_2">
      <style:text-properties fo:font-style="normal" officeooo:rsid="03f37d97" style:font-style-asian="normal" style:font-style-complex="normal"/>
    </style:style>
    <style:style style:name="P873" style:family="paragraph" style:parent-style-name="Heading_20_2">
      <style:text-properties fo:font-style="normal" officeooo:rsid="04407ad8" style:font-style-asian="normal" style:font-style-complex="normal"/>
    </style:style>
    <style:style style:name="P874" style:family="paragraph" style:parent-style-name="Heading_20_2">
      <style:text-properties fo:font-style="normal" officeooo:rsid="05397226" style:font-style-asian="normal" style:font-style-complex="normal"/>
    </style:style>
    <style:style style:name="P875" style:family="paragraph" style:parent-style-name="Heading_20_2">
      <style:text-properties fo:font-style="normal" officeooo:rsid="05537851" style:font-style-asian="normal" style:font-style-complex="normal"/>
    </style:style>
    <style:style style:name="P876" style:family="paragraph" style:parent-style-name="Heading_20_2">
      <style:text-properties officeooo:rsid="04936336"/>
    </style:style>
    <style:style style:name="P877" style:family="paragraph" style:parent-style-name="Heading_20_2">
      <style:text-properties officeooo:rsid="04cf6627"/>
    </style:style>
    <style:style style:name="P878" style:family="paragraph" style:parent-style-name="Heading_20_2">
      <style:text-properties officeooo:rsid="04ec40ab" officeooo:paragraph-rsid="04ec40ab"/>
    </style:style>
    <style:style style:name="P879" style:family="paragraph" style:parent-style-name="Heading_20_2">
      <style:text-properties officeooo:rsid="054aac31"/>
    </style:style>
    <style:style style:name="P880" style:family="paragraph" style:parent-style-name="Heading_20_2">
      <style:text-properties officeooo:paragraph-rsid="057079b8"/>
    </style:style>
    <style:style style:name="P881" style:family="paragraph" style:parent-style-name="Heading_20_2">
      <style:text-properties officeooo:rsid="059c6d57"/>
    </style:style>
    <style:style style:name="P882" style:family="paragraph" style:parent-style-name="Heading_20_2">
      <style:text-properties officeooo:rsid="05b027fd"/>
    </style:style>
    <style:style style:name="P883" style:family="paragraph" style:parent-style-name="Heading_20_3">
      <style:text-properties officeooo:rsid="0319567c"/>
    </style:style>
    <style:style style:name="P884" style:family="paragraph" style:parent-style-name="Heading_20_3">
      <style:text-properties officeooo:rsid="03284598"/>
    </style:style>
    <style:style style:name="P885" style:family="paragraph" style:parent-style-name="Heading_20_3">
      <style:text-properties officeooo:rsid="03338bac"/>
    </style:style>
    <style:style style:name="P886" style:family="paragraph" style:parent-style-name="Heading_20_3">
      <style:text-properties officeooo:rsid="03707c24"/>
    </style:style>
    <style:style style:name="P887" style:family="paragraph" style:parent-style-name="Heading_20_3">
      <style:text-properties officeooo:rsid="0398e85c"/>
    </style:style>
    <style:style style:name="P888" style:family="paragraph" style:parent-style-name="Heading_20_3">
      <style:text-properties fo:font-style="normal" officeooo:rsid="0405dc89" style:font-style-asian="normal" style:font-style-complex="normal"/>
    </style:style>
    <style:style style:name="P889" style:family="paragraph" style:parent-style-name="Heading_20_3">
      <style:text-properties fo:font-style="normal" officeooo:rsid="041187eb" style:font-style-asian="normal" style:font-style-complex="normal"/>
    </style:style>
    <style:style style:name="P890" style:family="paragraph" style:parent-style-name="Heading_20_3">
      <style:text-properties fo:font-style="normal" officeooo:rsid="054aac31" style:font-style-asian="normal" style:font-style-complex="normal"/>
    </style:style>
    <style:style style:name="P891" style:family="paragraph" style:parent-style-name="Heading_20_3">
      <style:text-properties fo:font-style="normal" officeooo:rsid="054ebfc6" style:font-style-asian="normal" style:font-style-complex="normal"/>
    </style:style>
    <style:style style:name="P892" style:family="paragraph" style:parent-style-name="Heading_20_3">
      <style:text-properties officeooo:rsid="0448efc6"/>
    </style:style>
    <style:style style:name="P893" style:family="paragraph" style:parent-style-name="Heading_20_3">
      <style:text-properties officeooo:rsid="046dab35"/>
    </style:style>
    <style:style style:name="P894" style:family="paragraph" style:parent-style-name="Heading_20_3">
      <style:text-properties officeooo:rsid="047a7d9a"/>
    </style:style>
    <style:style style:name="P895" style:family="paragraph" style:parent-style-name="Heading_20_3">
      <style:text-properties officeooo:rsid="047dd997"/>
    </style:style>
    <style:style style:name="P896" style:family="paragraph" style:parent-style-name="Heading_20_3">
      <style:text-properties officeooo:rsid="04845ce9" officeooo:paragraph-rsid="04845ce9"/>
    </style:style>
    <style:style style:name="P897" style:family="paragraph" style:parent-style-name="Heading_20_3">
      <style:text-properties officeooo:rsid="054cf4c4"/>
    </style:style>
    <style:style style:name="P898" style:family="paragraph">
      <style:paragraph-properties fo:text-align="center"/>
    </style:style>
    <style:style style:name="T1" style:family="text">
      <style:text-properties officeooo:rsid="02553c18"/>
    </style:style>
    <style:style style:name="T2" style:family="text">
      <style:text-properties officeooo:rsid="02594e54"/>
    </style:style>
    <style:style style:name="T3" style:family="text">
      <style:text-properties officeooo:rsid="025b19ef"/>
    </style:style>
    <style:style style:name="T4" style:family="text">
      <style:text-properties officeooo:rsid="025b8894"/>
    </style:style>
    <style:style style:name="T5" style:family="text">
      <style:text-properties officeooo:rsid="025be25d"/>
    </style:style>
    <style:style style:name="T6" style:family="text">
      <style:text-properties officeooo:rsid="025d088c"/>
    </style:style>
    <style:style style:name="T7" style:family="text">
      <style:text-properties officeooo:rsid="025db485"/>
    </style:style>
    <style:style style:name="T8" style:family="text">
      <style:text-properties officeooo:rsid="025ee614"/>
    </style:style>
    <style:style style:name="T9" style:family="text">
      <style:text-properties officeooo:rsid="026063b6"/>
    </style:style>
    <style:style style:name="T10" style:family="text">
      <style:text-properties officeooo:rsid="026188b9"/>
    </style:style>
    <style:style style:name="T11" style:family="text">
      <style:text-properties officeooo:rsid="0261d249"/>
    </style:style>
    <style:style style:name="T12" style:family="text">
      <style:text-properties officeooo:rsid="0263d877"/>
    </style:style>
    <style:style style:name="T13" style:family="text">
      <style:text-properties officeooo:rsid="02662af1"/>
    </style:style>
    <style:style style:name="T14" style:family="text">
      <style:text-properties officeooo:rsid="026728e2"/>
    </style:style>
    <style:style style:name="T15" style:family="text">
      <style:text-properties officeooo:rsid="02693721"/>
    </style:style>
    <style:style style:name="T16" style:family="text">
      <style:text-properties officeooo:rsid="026b2edb"/>
    </style:style>
    <style:style style:name="T17" style:family="text">
      <style:text-properties officeooo:rsid="026cbcff"/>
    </style:style>
    <style:style style:name="T18" style:family="text">
      <style:text-properties officeooo:rsid="026cbdb7"/>
    </style:style>
    <style:style style:name="T19" style:family="text">
      <style:text-properties officeooo:rsid="026d6c90"/>
    </style:style>
    <style:style style:name="T20" style:family="text">
      <style:text-properties officeooo:rsid="026f2a84"/>
    </style:style>
    <style:style style:name="T21" style:family="text">
      <style:text-properties officeooo:rsid="02705d67"/>
    </style:style>
    <style:style style:name="T22" style:family="text">
      <style:text-properties officeooo:rsid="0271cf3b"/>
    </style:style>
    <style:style style:name="T23" style:family="text">
      <style:text-properties officeooo:rsid="0272f10f"/>
    </style:style>
    <style:style style:name="T24" style:family="text">
      <style:text-properties officeooo:rsid="02738f19"/>
    </style:style>
    <style:style style:name="T25" style:family="text">
      <style:text-properties officeooo:rsid="02785373"/>
    </style:style>
    <style:style style:name="T26" style:family="text">
      <style:text-properties officeooo:rsid="027a6c0a"/>
    </style:style>
    <style:style style:name="T27" style:family="text">
      <style:text-properties officeooo:rsid="027b8c44"/>
    </style:style>
    <style:style style:name="T28" style:family="text">
      <style:text-properties officeooo:rsid="027b9921"/>
    </style:style>
    <style:style style:name="T29" style:family="text">
      <style:text-properties officeooo:rsid="027c61dc"/>
    </style:style>
    <style:style style:name="T30" style:family="text">
      <style:text-properties officeooo:rsid="027f4093"/>
    </style:style>
    <style:style style:name="T31" style:family="text">
      <style:text-properties officeooo:rsid="0281321b"/>
    </style:style>
    <style:style style:name="T32" style:family="text">
      <style:text-properties officeooo:rsid="02830933"/>
    </style:style>
    <style:style style:name="T33" style:family="text">
      <style:text-properties officeooo:rsid="028390e5"/>
    </style:style>
    <style:style style:name="T34" style:family="text">
      <style:text-properties officeooo:rsid="0283b275"/>
    </style:style>
    <style:style style:name="T35" style:family="text">
      <style:text-properties officeooo:rsid="0284a2e0"/>
    </style:style>
    <style:style style:name="T36" style:family="text">
      <style:text-properties fo:font-weight="bold" officeooo:rsid="0283b275" style:font-weight-asian="bold" style:font-weight-complex="bold"/>
    </style:style>
    <style:style style:name="T37" style:family="text">
      <style:text-properties fo:font-weight="bold" officeooo:rsid="02917a1b" style:font-weight-asian="bold" style:font-weight-complex="bold"/>
    </style:style>
    <style:style style:name="T38" style:family="text">
      <style:text-properties fo:font-weight="bold" officeooo:rsid="02bf5fe3" style:font-weight-asian="bold" style:font-weight-complex="bold"/>
    </style:style>
    <style:style style:name="T39" style:family="text">
      <style:text-properties fo:font-weight="bold" officeooo:rsid="02c5ad9d" style:font-weight-asian="bold" style:font-weight-complex="bold"/>
    </style:style>
    <style:style style:name="T40" style:family="text">
      <style:text-properties fo:font-weight="bold" officeooo:rsid="02c48574" style:font-weight-asian="bold" style:font-weight-complex="bold"/>
    </style:style>
    <style:style style:name="T41" style:family="text">
      <style:text-properties fo:font-weight="bold" officeooo:rsid="02c5f8dd" style:font-weight-asian="bold" style:font-weight-complex="bold"/>
    </style:style>
    <style:style style:name="T42" style:family="text">
      <style:text-properties fo:font-weight="bold" officeooo:rsid="03230fda" style:font-weight-asian="bold" style:font-weight-complex="bold"/>
    </style:style>
    <style:style style:name="T43" style:family="text">
      <style:text-properties fo:font-weight="bold" officeooo:rsid="032de230" style:font-weight-asian="bold" style:font-weight-complex="bold"/>
    </style:style>
    <style:style style:name="T44" style:family="text">
      <style:text-properties fo:font-weight="bold" officeooo:rsid="03329734" style:font-weight-asian="bold" style:font-weight-complex="bold"/>
    </style:style>
    <style:style style:name="T45" style:family="text">
      <style:text-properties fo:font-weight="bold" officeooo:rsid="03390c57" style:font-weight-asian="bold" style:font-weight-complex="bold"/>
    </style:style>
    <style:style style:name="T46" style:family="text">
      <style:text-properties fo:font-weight="bold" officeooo:rsid="03410a9f" style:font-weight-asian="bold" style:font-weight-complex="bold"/>
    </style:style>
    <style:style style:name="T47" style:family="text">
      <style:text-properties fo:font-weight="bold" officeooo:rsid="0347e09c" style:font-weight-asian="bold" style:font-weight-complex="bold"/>
    </style:style>
    <style:style style:name="T48" style:family="text">
      <style:text-properties fo:font-weight="bold" officeooo:rsid="034f7b9d" style:font-weight-asian="bold" style:font-weight-complex="bold"/>
    </style:style>
    <style:style style:name="T49" style:family="text">
      <style:text-properties fo:font-weight="bold" officeooo:rsid="0350e337" style:font-weight-asian="bold" style:font-weight-complex="bold"/>
    </style:style>
    <style:style style:name="T50" style:family="text">
      <style:text-properties fo:font-weight="bold" officeooo:rsid="0379a4f6" style:font-weight-asian="bold" style:font-weight-complex="bold"/>
    </style:style>
    <style:style style:name="T51" style:family="text">
      <style:text-properties officeooo:rsid="02867709"/>
    </style:style>
    <style:style style:name="T52" style:family="text">
      <style:text-properties officeooo:rsid="0288612c"/>
    </style:style>
    <style:style style:name="T53" style:family="text">
      <style:text-properties officeooo:rsid="028a8ae5"/>
    </style:style>
    <style:style style:name="T54" style:family="text">
      <style:text-properties officeooo:rsid="028c0a0c"/>
    </style:style>
    <style:style style:name="T55" style:family="text">
      <style:text-properties officeooo:rsid="028c406c"/>
    </style:style>
    <style:style style:name="T56" style:family="text">
      <style:text-properties officeooo:rsid="028d99ef"/>
    </style:style>
    <style:style style:name="T57" style:family="text">
      <style:text-properties officeooo:rsid="028f1840"/>
    </style:style>
    <style:style style:name="T58" style:family="text">
      <style:text-properties officeooo:rsid="028fced9"/>
    </style:style>
    <style:style style:name="T59" style:family="text">
      <style:text-properties officeooo:rsid="02917a1b"/>
    </style:style>
    <style:style style:name="T60" style:family="text">
      <style:text-properties officeooo:rsid="0296e711"/>
    </style:style>
    <style:style style:name="T61" style:family="text">
      <style:text-properties officeooo:rsid="029aa17b"/>
    </style:style>
    <style:style style:name="T62" style:family="text">
      <style:text-properties officeooo:rsid="029bd30d"/>
    </style:style>
    <style:style style:name="T63" style:family="text">
      <style:text-properties officeooo:rsid="029bf49c"/>
    </style:style>
    <style:style style:name="T64" style:family="text">
      <style:text-properties officeooo:rsid="029f6122"/>
    </style:style>
    <style:style style:name="T65" style:family="text">
      <style:text-properties officeooo:rsid="02a14c41"/>
    </style:style>
    <style:style style:name="T66" style:family="text">
      <style:text-properties officeooo:rsid="02a5ac82"/>
    </style:style>
    <style:style style:name="T67" style:family="text">
      <style:text-properties officeooo:rsid="02a676b7"/>
    </style:style>
    <style:style style:name="T68" style:family="text">
      <style:text-properties officeooo:rsid="02a69535"/>
    </style:style>
    <style:style style:name="T69" style:family="text">
      <style:text-properties officeooo:rsid="02a74d39"/>
    </style:style>
    <style:style style:name="T70" style:family="text">
      <style:text-properties officeooo:rsid="02a971b6"/>
    </style:style>
    <style:style style:name="T71" style:family="text">
      <style:text-properties officeooo:rsid="02aa218f"/>
    </style:style>
    <style:style style:name="T72" style:family="text">
      <style:text-properties officeooo:rsid="02ab4475"/>
    </style:style>
    <style:style style:name="T73" style:family="text">
      <style:text-properties officeooo:rsid="02ad12cc"/>
    </style:style>
    <style:style style:name="T74" style:family="text">
      <style:text-properties officeooo:rsid="02ae58e1"/>
    </style:style>
    <style:style style:name="T75" style:family="text">
      <style:text-properties officeooo:rsid="02b05c66"/>
    </style:style>
    <style:style style:name="T76" style:family="text">
      <style:text-properties officeooo:rsid="02b2b124"/>
    </style:style>
    <style:style style:name="T77" style:family="text">
      <style:text-properties officeooo:rsid="02b53717"/>
    </style:style>
    <style:style style:name="T78" style:family="text">
      <style:text-properties officeooo:rsid="02b5f588"/>
    </style:style>
    <style:style style:name="T79" style:family="text">
      <style:text-properties officeooo:rsid="02b6e88a"/>
    </style:style>
    <style:style style:name="T80" style:family="text">
      <style:text-properties officeooo:rsid="02b79de4"/>
    </style:style>
    <style:style style:name="T81" style:family="text">
      <style:text-properties officeooo:rsid="02babd63"/>
    </style:style>
    <style:style style:name="T82" style:family="text">
      <style:text-properties officeooo:rsid="02bc8bd2"/>
    </style:style>
    <style:style style:name="T83" style:family="text">
      <style:text-properties officeooo:rsid="02bd801c"/>
    </style:style>
    <style:style style:name="T84" style:family="text">
      <style:text-properties officeooo:rsid="02be050c"/>
    </style:style>
    <style:style style:name="T85" style:family="text">
      <style:text-properties officeooo:rsid="02be404b"/>
    </style:style>
    <style:style style:name="T86" style:family="text">
      <style:text-properties officeooo:rsid="02bf5fe3"/>
    </style:style>
    <style:style style:name="T87" style:family="text">
      <style:text-properties officeooo:rsid="02c1e638"/>
    </style:style>
    <style:style style:name="T88" style:family="text">
      <style:text-properties officeooo:rsid="02c1fb61"/>
    </style:style>
    <style:style style:name="T89" style:family="text">
      <style:text-properties officeooo:rsid="02c3b355"/>
    </style:style>
    <style:style style:name="T90" style:family="text">
      <style:text-properties officeooo:rsid="02c48574"/>
    </style:style>
    <style:style style:name="T91" style:family="text">
      <style:text-properties officeooo:rsid="02c4b152"/>
    </style:style>
    <style:style style:name="T92" style:family="text">
      <style:text-properties officeooo:rsid="02c5ad9d"/>
    </style:style>
    <style:style style:name="T93" style:family="text">
      <style:text-properties officeooo:rsid="02c5f8dd"/>
    </style:style>
    <style:style style:name="T94" style:family="text">
      <style:text-properties fo:font-weight="normal" officeooo:rsid="02c5ad9d" style:font-weight-asian="normal" style:font-weight-complex="normal"/>
    </style:style>
    <style:style style:name="T95" style:family="text">
      <style:text-properties fo:font-weight="normal" officeooo:rsid="0379a4f6" style:font-weight-asian="normal" style:font-weight-complex="normal"/>
    </style:style>
    <style:style style:name="T96" style:family="text">
      <style:text-properties officeooo:rsid="02c61671"/>
    </style:style>
    <style:style style:name="T97" style:family="text">
      <style:text-properties fo:font-style="italic" officeooo:rsid="02c61671" style:font-style-asian="italic" style:font-style-complex="italic"/>
    </style:style>
    <style:style style:name="T98" style:family="text">
      <style:text-properties fo:font-style="italic" officeooo:rsid="02f300f7" style:font-style-asian="italic" style:font-style-complex="italic"/>
    </style:style>
    <style:style style:name="T99" style:family="text">
      <style:text-properties fo:font-style="italic" officeooo:rsid="02f204cf" style:font-style-asian="italic" style:font-style-complex="italic"/>
    </style:style>
    <style:style style:name="T100" style:family="text">
      <style:text-properties fo:font-style="italic" officeooo:rsid="02fd90d8" style:font-style-asian="italic" style:font-style-complex="italic"/>
    </style:style>
    <style:style style:name="T101" style:family="text">
      <style:text-properties fo:font-style="italic" officeooo:rsid="03024697" style:font-style-asian="italic" style:font-style-complex="italic"/>
    </style:style>
    <style:style style:name="T102" style:family="text">
      <style:text-properties fo:font-style="italic" officeooo:rsid="031727ee" style:font-style-asian="italic" style:font-style-complex="italic"/>
    </style:style>
    <style:style style:name="T103" style:family="text">
      <style:text-properties fo:font-style="italic" officeooo:rsid="0319567c" style:font-style-asian="italic" style:font-style-complex="italic"/>
    </style:style>
    <style:style style:name="T104" style:family="text">
      <style:text-properties fo:font-style="italic" officeooo:rsid="031a8853" style:font-style-asian="italic" style:font-style-complex="italic"/>
    </style:style>
    <style:style style:name="T105" style:family="text">
      <style:text-properties fo:font-style="italic" officeooo:rsid="032117d2" style:font-style-asian="italic" style:font-style-complex="italic"/>
    </style:style>
    <style:style style:name="T106" style:family="text">
      <style:text-properties fo:font-style="italic" officeooo:rsid="032326de" style:font-style-asian="italic" style:font-style-complex="italic"/>
    </style:style>
    <style:style style:name="T107" style:family="text">
      <style:text-properties fo:font-style="italic" officeooo:rsid="03246b64" style:font-style-asian="italic" style:font-style-complex="italic"/>
    </style:style>
    <style:style style:name="T108" style:family="text">
      <style:text-properties fo:font-style="italic" officeooo:rsid="032d2fa6" style:font-style-asian="italic" style:font-style-complex="italic"/>
    </style:style>
    <style:style style:name="T109" style:family="text">
      <style:text-properties fo:font-style="italic" officeooo:rsid="033c63d2" style:font-style-asian="italic" style:font-style-complex="italic"/>
    </style:style>
    <style:style style:name="T110" style:family="text">
      <style:text-properties fo:font-style="italic" officeooo:rsid="0359e6cc" style:font-style-asian="italic" style:font-style-complex="italic"/>
    </style:style>
    <style:style style:name="T111" style:family="text">
      <style:text-properties fo:font-style="italic" officeooo:rsid="03623ba6" style:font-style-asian="italic" style:font-style-complex="italic"/>
    </style:style>
    <style:style style:name="T112" style:family="text">
      <style:text-properties fo:font-style="italic" officeooo:rsid="0379a4f6" style:font-style-asian="italic" style:font-style-complex="italic"/>
    </style:style>
    <style:style style:name="T113" style:family="text">
      <style:text-properties fo:font-style="italic" officeooo:rsid="03832f50" style:font-style-asian="italic" style:font-style-complex="italic"/>
    </style:style>
    <style:style style:name="T114" style:family="text">
      <style:text-properties fo:font-style="italic" officeooo:rsid="0383c4fd" style:font-style-asian="italic" style:font-style-complex="italic"/>
    </style:style>
    <style:style style:name="T115" style:family="text">
      <style:text-properties fo:font-style="italic" officeooo:rsid="0385e783" style:font-style-asian="italic" style:font-style-complex="italic"/>
    </style:style>
    <style:style style:name="T116" style:family="text">
      <style:text-properties fo:font-style="italic" officeooo:rsid="038a6d03" style:font-style-asian="italic" style:font-style-complex="italic"/>
    </style:style>
    <style:style style:name="T117" style:family="text">
      <style:text-properties fo:font-style="italic" officeooo:rsid="039e1f37" style:font-style-asian="italic" style:font-style-complex="italic"/>
    </style:style>
    <style:style style:name="T118" style:family="text">
      <style:text-properties fo:font-style="italic" officeooo:rsid="03ba6e97" style:font-style-asian="italic" style:font-style-complex="italic"/>
    </style:style>
    <style:style style:name="T119" style:family="text">
      <style:text-properties fo:font-style="italic" officeooo:rsid="03c18685" style:font-style-asian="italic" style:font-style-complex="italic"/>
    </style:style>
    <style:style style:name="T120" style:family="text">
      <style:text-properties fo:font-style="italic" officeooo:rsid="03a5570d" style:font-style-asian="italic" style:font-style-complex="italic"/>
    </style:style>
    <style:style style:name="T121" style:family="text">
      <style:text-properties fo:font-style="italic" officeooo:rsid="03db216e" style:font-style-asian="italic" style:font-style-complex="italic"/>
    </style:style>
    <style:style style:name="T122" style:family="text">
      <style:text-properties fo:font-style="italic" officeooo:rsid="03dbc50c" style:font-style-asian="italic" style:font-style-complex="italic"/>
    </style:style>
    <style:style style:name="T123" style:family="text">
      <style:text-properties fo:font-style="italic" officeooo:rsid="03dfa787" style:font-style-asian="italic" style:font-style-complex="italic"/>
    </style:style>
    <style:style style:name="T124" style:family="text">
      <style:text-properties fo:font-style="italic" officeooo:rsid="03e7cdbd" style:font-style-asian="italic" style:font-style-complex="italic"/>
    </style:style>
    <style:style style:name="T125" style:family="text">
      <style:text-properties fo:font-style="italic" officeooo:rsid="03ea1c64" style:font-style-asian="italic" style:font-style-complex="italic"/>
    </style:style>
    <style:style style:name="T126" style:family="text">
      <style:text-properties fo:font-style="italic" officeooo:rsid="0402d53a" style:font-style-asian="italic" style:font-style-complex="italic"/>
    </style:style>
    <style:style style:name="T127" style:family="text">
      <style:text-properties fo:font-style="italic" officeooo:rsid="0450a551" style:font-style-asian="italic" style:font-style-complex="italic"/>
    </style:style>
    <style:style style:name="T128" style:family="text">
      <style:text-properties fo:font-style="italic" officeooo:rsid="044e9064" style:font-style-asian="italic" style:font-style-complex="italic"/>
    </style:style>
    <style:style style:name="T129" style:family="text">
      <style:text-properties fo:font-style="italic" officeooo:rsid="0473b229" style:font-style-asian="italic" style:font-style-complex="italic"/>
    </style:style>
    <style:style style:name="T130" style:family="text">
      <style:text-properties fo:font-style="italic" officeooo:rsid="0474e8e2" style:font-style-asian="italic" style:font-style-complex="italic"/>
    </style:style>
    <style:style style:name="T131" style:family="text">
      <style:text-properties fo:font-style="italic" officeooo:rsid="04a80282" style:font-style-asian="italic" style:font-style-complex="italic"/>
    </style:style>
    <style:style style:name="T132" style:family="text">
      <style:text-properties fo:font-style="italic" officeooo:rsid="04b4af2c" style:font-style-asian="italic" style:font-style-complex="italic"/>
    </style:style>
    <style:style style:name="T133" style:family="text">
      <style:text-properties fo:font-style="italic" officeooo:rsid="04d7b34b" style:font-style-asian="italic" style:font-style-complex="italic"/>
    </style:style>
    <style:style style:name="T134" style:family="text">
      <style:text-properties fo:font-style="italic" officeooo:rsid="050b4fa1" style:font-style-asian="italic" style:font-style-complex="italic"/>
    </style:style>
    <style:style style:name="T135" style:family="text">
      <style:text-properties fo:font-style="italic" officeooo:rsid="050c9027" style:font-style-asian="italic" style:font-style-complex="italic"/>
    </style:style>
    <style:style style:name="T136" style:family="text">
      <style:text-properties fo:font-style="italic" officeooo:rsid="057989a5" style:font-style-asian="italic" style:font-style-complex="italic"/>
    </style:style>
    <style:style style:name="T137" style:family="text">
      <style:text-properties fo:font-style="italic" officeooo:rsid="05aa8d6e" style:font-style-asian="italic" style:font-style-complex="italic"/>
    </style:style>
    <style:style style:name="T138" style:family="text">
      <style:text-properties fo:font-style="italic" officeooo:rsid="05ac1c87" style:font-style-asian="italic" style:font-style-complex="italic"/>
    </style:style>
    <style:style style:name="T139" style:family="text">
      <style:text-properties fo:font-style="italic" officeooo:rsid="05ac747a" style:font-style-asian="italic" style:font-style-complex="italic"/>
    </style:style>
    <style:style style:name="T140" style:family="text">
      <style:text-properties fo:font-style="italic" officeooo:rsid="05ad6ca1" style:font-style-asian="italic" style:font-style-complex="italic"/>
    </style:style>
    <style:style style:name="T141" style:family="text">
      <style:text-properties fo:font-style="italic" officeooo:rsid="05b0a87b" style:font-style-asian="italic" style:font-style-complex="italic"/>
    </style:style>
    <style:style style:name="T142" style:family="text">
      <style:text-properties fo:font-style="italic" officeooo:rsid="05b2ec95" style:font-style-asian="italic" style:font-style-complex="italic"/>
    </style:style>
    <style:style style:name="T143" style:family="text">
      <style:text-properties fo:font-style="italic" fo:font-weight="normal" officeooo:rsid="04d19e1f" style:font-style-asian="italic" style:font-weight-asian="normal" style:font-style-complex="italic" style:font-weight-complex="normal"/>
    </style:style>
    <style:style style:name="T144" style:family="text">
      <style:text-properties officeooo:rsid="02c843e2"/>
    </style:style>
    <style:style style:name="T145" style:family="text">
      <style:text-properties officeooo:rsid="02ca296c"/>
    </style:style>
    <style:style style:name="T146" style:family="text">
      <style:text-properties officeooo:rsid="02cd0964"/>
    </style:style>
    <style:style style:name="T147" style:family="text">
      <style:text-properties officeooo:rsid="02cda653"/>
    </style:style>
    <style:style style:name="T148" style:family="text">
      <style:text-properties officeooo:rsid="02cdd0c5"/>
    </style:style>
    <style:style style:name="T149" style:family="text">
      <style:text-properties officeooo:rsid="02cf6e6d"/>
    </style:style>
    <style:style style:name="T150" style:family="text">
      <style:text-properties officeooo:rsid="02d0e48f"/>
    </style:style>
    <style:style style:name="T151" style:family="text">
      <style:text-properties officeooo:rsid="02d0efd4"/>
    </style:style>
    <style:style style:name="T152" style:family="text">
      <style:text-properties officeooo:rsid="02d2ed77"/>
    </style:style>
    <style:style style:name="T153" style:family="text">
      <style:text-properties officeooo:rsid="02d42823"/>
    </style:style>
    <style:style style:name="T154" style:family="text">
      <style:text-properties officeooo:rsid="02d579a5"/>
    </style:style>
    <style:style style:name="T155" style:family="text">
      <style:text-properties officeooo:rsid="02d86348"/>
    </style:style>
    <style:style style:name="T156" style:family="text">
      <style:text-properties officeooo:rsid="02da0693"/>
    </style:style>
    <style:style style:name="T157" style:family="text">
      <style:text-properties officeooo:rsid="02dae868"/>
    </style:style>
    <style:style style:name="T158" style:family="text">
      <style:text-properties officeooo:rsid="02dea8d7"/>
    </style:style>
    <style:style style:name="T159" style:family="text">
      <style:text-properties officeooo:rsid="02e05579"/>
    </style:style>
    <style:style style:name="T160" style:family="text">
      <style:text-properties officeooo:rsid="02e0e329"/>
    </style:style>
    <style:style style:name="T161" style:family="text">
      <style:text-properties officeooo:rsid="02e1888d"/>
    </style:style>
    <style:style style:name="T162" style:family="text">
      <style:text-properties officeooo:rsid="02e2d0fd"/>
    </style:style>
    <style:style style:name="T163" style:family="text">
      <style:text-properties officeooo:rsid="02e45f4e"/>
    </style:style>
    <style:style style:name="T164" style:family="text">
      <style:text-properties officeooo:rsid="02e59dfd"/>
    </style:style>
    <style:style style:name="T165" style:family="text">
      <style:text-properties officeooo:rsid="02e6b0bb"/>
    </style:style>
    <style:style style:name="T166" style:family="text">
      <style:text-properties officeooo:rsid="02e6ec86"/>
    </style:style>
    <style:style style:name="T167" style:family="text">
      <style:text-properties officeooo:rsid="02e7e0ea"/>
    </style:style>
    <style:style style:name="T168" style:family="text">
      <style:text-properties officeooo:rsid="02eb0059"/>
    </style:style>
    <style:style style:name="T169" style:family="text">
      <style:text-properties officeooo:rsid="02ed1ded"/>
    </style:style>
    <style:style style:name="T170" style:family="text">
      <style:text-properties officeooo:rsid="02ee80c0"/>
    </style:style>
    <style:style style:name="T171" style:family="text">
      <style:text-properties officeooo:rsid="02ef0ae4"/>
    </style:style>
    <style:style style:name="T172" style:family="text">
      <style:text-properties officeooo:rsid="02f204cf"/>
    </style:style>
    <style:style style:name="T173" style:family="text">
      <style:text-properties officeooo:rsid="02f2a3bb"/>
    </style:style>
    <style:style style:name="T174" style:family="text">
      <style:text-properties officeooo:rsid="02f66fa7"/>
    </style:style>
    <style:style style:name="T175" style:family="text">
      <style:text-properties officeooo:rsid="02f7774b"/>
    </style:style>
    <style:style style:name="T176" style:family="text">
      <style:text-properties officeooo:rsid="02fbbf75"/>
    </style:style>
    <style:style style:name="T177" style:family="text">
      <style:text-properties officeooo:rsid="02fd687f"/>
    </style:style>
    <style:style style:name="T178" style:family="text">
      <style:text-properties officeooo:rsid="02fd90d8"/>
    </style:style>
    <style:style style:name="T179" style:family="text">
      <style:text-properties officeooo:rsid="02ff217e"/>
    </style:style>
    <style:style style:name="T180" style:family="text">
      <style:text-properties officeooo:rsid="030053af"/>
    </style:style>
    <style:style style:name="T181" style:family="text">
      <style:text-properties officeooo:rsid="03024697"/>
    </style:style>
    <style:style style:name="T182" style:family="text">
      <style:text-properties officeooo:rsid="0303ce40"/>
    </style:style>
    <style:style style:name="T183" style:family="text">
      <style:text-properties officeooo:rsid="0306cd36"/>
    </style:style>
    <style:style style:name="T184" style:family="text">
      <style:text-properties officeooo:rsid="03082c8e"/>
    </style:style>
    <style:style style:name="T185" style:family="text">
      <style:text-properties officeooo:rsid="0309d392"/>
    </style:style>
    <style:style style:name="T186" style:family="text">
      <style:text-properties officeooo:rsid="030b649a"/>
    </style:style>
    <style:style style:name="T187" style:family="text">
      <style:text-properties officeooo:rsid="030d9209"/>
    </style:style>
    <style:style style:name="T188" style:family="text">
      <style:text-properties officeooo:rsid="030e76f6"/>
    </style:style>
    <style:style style:name="T189" style:family="text">
      <style:text-properties officeooo:rsid="030fe535"/>
    </style:style>
    <style:style style:name="T190" style:family="text">
      <style:text-properties officeooo:rsid="031145b8"/>
    </style:style>
    <style:style style:name="T191" style:family="text">
      <style:text-properties officeooo:rsid="0314fd91"/>
    </style:style>
    <style:style style:name="T192" style:family="text">
      <style:text-properties officeooo:rsid="03166b39"/>
    </style:style>
    <style:style style:name="T193" style:family="text">
      <style:text-properties officeooo:rsid="031727ee"/>
    </style:style>
    <style:style style:name="T194" style:family="text">
      <style:text-properties officeooo:rsid="0317299f"/>
    </style:style>
    <style:style style:name="T195" style:family="text">
      <style:text-properties officeooo:rsid="0319567c"/>
    </style:style>
    <style:style style:name="T196" style:family="text">
      <style:text-properties officeooo:rsid="031a8853"/>
    </style:style>
    <style:style style:name="T197" style:family="text">
      <style:text-properties officeooo:rsid="032117d2"/>
    </style:style>
    <style:style style:name="T198" style:family="text">
      <style:text-properties officeooo:rsid="03230fda"/>
    </style:style>
    <style:style style:name="T199" style:family="text">
      <style:text-properties officeooo:rsid="03246b64"/>
    </style:style>
    <style:style style:name="T200" style:family="text">
      <style:text-properties officeooo:rsid="032571dc"/>
    </style:style>
    <style:style style:name="T201" style:family="text">
      <style:text-properties officeooo:rsid="032694e2"/>
    </style:style>
    <style:style style:name="T202" style:family="text">
      <style:text-properties officeooo:rsid="032d2fa6"/>
    </style:style>
    <style:style style:name="T203" style:family="text">
      <style:text-properties officeooo:rsid="032de230"/>
    </style:style>
    <style:style style:name="T204" style:family="text">
      <style:text-properties officeooo:rsid="0336a4fb"/>
    </style:style>
    <style:style style:name="T205" style:family="text">
      <style:text-properties officeooo:rsid="03378016"/>
    </style:style>
    <style:style style:name="T206" style:family="text">
      <style:text-properties officeooo:rsid="033890a4"/>
    </style:style>
    <style:style style:name="T207" style:family="text">
      <style:text-properties officeooo:rsid="03390c57"/>
    </style:style>
    <style:style style:name="T208" style:family="text">
      <style:text-properties officeooo:rsid="033b5588"/>
    </style:style>
    <style:style style:name="T209" style:family="text">
      <style:text-properties officeooo:rsid="033c63d2"/>
    </style:style>
    <style:style style:name="T210" style:family="text">
      <style:text-properties officeooo:rsid="033e1258"/>
    </style:style>
    <style:style style:name="T211" style:family="text">
      <style:text-properties officeooo:rsid="033e7e07"/>
    </style:style>
    <style:style style:name="T212" style:family="text">
      <style:text-properties officeooo:rsid="033feb4b"/>
    </style:style>
    <style:style style:name="T213" style:family="text">
      <style:text-properties officeooo:rsid="03410a9f"/>
    </style:style>
    <style:style style:name="T214" style:family="text">
      <style:text-properties officeooo:rsid="03428b9a"/>
    </style:style>
    <style:style style:name="T215" style:family="text">
      <style:text-properties officeooo:rsid="03428d7f"/>
    </style:style>
    <style:style style:name="T216" style:family="text">
      <style:text-properties officeooo:rsid="034605c9"/>
    </style:style>
    <style:style style:name="T217" style:family="text">
      <style:text-properties officeooo:rsid="034633bf"/>
    </style:style>
    <style:style style:name="T218" style:family="text">
      <style:text-properties officeooo:rsid="0347e09c"/>
    </style:style>
    <style:style style:name="T219" style:family="text">
      <style:text-properties officeooo:rsid="03491e32"/>
    </style:style>
    <style:style style:name="T220" style:family="text">
      <style:text-properties officeooo:rsid="034a2e9d"/>
    </style:style>
    <style:style style:name="T221" style:family="text">
      <style:text-properties officeooo:rsid="034d3fdb"/>
    </style:style>
    <style:style style:name="T222" style:family="text">
      <style:text-properties officeooo:rsid="034ec2ca"/>
    </style:style>
    <style:style style:name="T223" style:family="text">
      <style:text-properties officeooo:rsid="034f7b9d"/>
    </style:style>
    <style:style style:name="T224" style:family="text">
      <style:text-properties officeooo:rsid="0351dd2a"/>
    </style:style>
    <style:style style:name="T225" style:family="text">
      <style:text-properties officeooo:rsid="035212b0"/>
    </style:style>
    <style:style style:name="T226" style:family="text">
      <style:text-properties officeooo:rsid="0354a820"/>
    </style:style>
    <style:style style:name="T227" style:family="text">
      <style:text-properties officeooo:rsid="03568939"/>
    </style:style>
    <style:style style:name="T228" style:family="text">
      <style:text-properties officeooo:rsid="035769a6"/>
    </style:style>
    <style:style style:name="T229" style:family="text">
      <style:text-properties officeooo:rsid="0359049d"/>
    </style:style>
    <style:style style:name="T230" style:family="text">
      <style:text-properties officeooo:rsid="0359e6cc"/>
    </style:style>
    <style:style style:name="T231" style:family="text">
      <style:text-properties officeooo:rsid="035e3e93"/>
    </style:style>
    <style:style style:name="T232" style:family="text">
      <style:text-properties officeooo:rsid="03603a92"/>
    </style:style>
    <style:style style:name="T233" style:family="text">
      <style:text-properties officeooo:rsid="03623ba6"/>
    </style:style>
    <style:style style:name="T234" style:family="text">
      <style:text-properties officeooo:rsid="0366f9fd"/>
    </style:style>
    <style:style style:name="T235" style:family="text">
      <style:text-properties officeooo:rsid="0368e734"/>
    </style:style>
    <style:style style:name="T236" style:family="text">
      <style:text-properties officeooo:rsid="03691da9"/>
    </style:style>
    <style:style style:name="T237" style:family="text">
      <style:text-properties officeooo:rsid="0371b0bc"/>
    </style:style>
    <style:style style:name="T238" style:family="text">
      <style:text-properties officeooo:rsid="03760257"/>
    </style:style>
    <style:style style:name="T239" style:family="text">
      <style:text-properties officeooo:rsid="03770b99"/>
    </style:style>
    <style:style style:name="T240" style:family="text">
      <style:text-properties officeooo:rsid="0379a4f6"/>
    </style:style>
    <style:style style:name="T241" style:family="text">
      <style:text-properties officeooo:rsid="037adee3"/>
    </style:style>
    <style:style style:name="T242" style:family="text">
      <style:text-properties officeooo:rsid="037b4ae9"/>
    </style:style>
    <style:style style:name="T243" style:family="text">
      <style:text-properties officeooo:rsid="037d0bf8"/>
    </style:style>
    <style:style style:name="T244" style:family="text">
      <style:text-properties officeooo:rsid="037e9b50"/>
    </style:style>
    <style:style style:name="T245" style:family="text">
      <style:text-properties officeooo:rsid="037f4810"/>
    </style:style>
    <style:style style:name="T246" style:family="text">
      <style:text-properties officeooo:rsid="03832f50"/>
    </style:style>
    <style:style style:name="T247" style:family="text">
      <style:text-properties officeooo:rsid="038343eb"/>
    </style:style>
    <style:style style:name="T248" style:family="text">
      <style:text-properties officeooo:rsid="0383c4fd"/>
    </style:style>
    <style:style style:name="T249" style:family="text">
      <style:text-properties officeooo:rsid="0385756c"/>
    </style:style>
    <style:style style:name="T250" style:family="text">
      <style:text-properties officeooo:rsid="0385e783"/>
    </style:style>
    <style:style style:name="T251" style:family="text">
      <style:text-properties officeooo:rsid="0386ff3f"/>
    </style:style>
    <style:style style:name="T252" style:family="text">
      <style:text-properties officeooo:rsid="038bb08e"/>
    </style:style>
    <style:style style:name="T253" style:family="text">
      <style:text-properties officeooo:rsid="038f5e67"/>
    </style:style>
    <style:style style:name="T254" style:family="text">
      <style:text-properties officeooo:rsid="039097d9"/>
    </style:style>
    <style:style style:name="T255" style:family="text">
      <style:text-properties officeooo:rsid="0392e076"/>
    </style:style>
    <style:style style:name="T256" style:family="text">
      <style:text-properties officeooo:rsid="039425f2"/>
    </style:style>
    <style:style style:name="T257" style:family="text">
      <style:text-properties officeooo:rsid="039e1f37"/>
    </style:style>
    <style:style style:name="T258" style:family="text">
      <style:text-properties officeooo:rsid="039f8033"/>
    </style:style>
    <style:style style:name="T259" style:family="text">
      <style:text-properties officeooo:rsid="03a057bc"/>
    </style:style>
    <style:style style:name="T260" style:family="text">
      <style:text-properties officeooo:rsid="03a0f5b8"/>
    </style:style>
    <style:style style:name="T261" style:family="text">
      <style:text-properties officeooo:rsid="03a2513a"/>
    </style:style>
    <style:style style:name="T262" style:family="text">
      <style:text-properties officeooo:rsid="03a43d46"/>
    </style:style>
    <style:style style:name="T263" style:family="text">
      <style:text-properties officeooo:rsid="03a5570d"/>
    </style:style>
    <style:style style:name="T264" style:family="text">
      <style:text-properties officeooo:rsid="03a6b56a"/>
    </style:style>
    <style:style style:name="T265" style:family="text">
      <style:text-properties officeooo:rsid="03a8a763"/>
    </style:style>
    <style:style style:name="T266" style:family="text">
      <style:text-properties officeooo:rsid="03aa7674"/>
    </style:style>
    <style:style style:name="T267" style:family="text">
      <style:text-properties officeooo:rsid="03ac004b"/>
    </style:style>
    <style:style style:name="T268" style:family="text">
      <style:text-properties officeooo:rsid="03ad06ec"/>
    </style:style>
    <style:style style:name="T269" style:family="text">
      <style:text-properties officeooo:rsid="03ad668c"/>
    </style:style>
    <style:style style:name="T270" style:family="text">
      <style:text-properties officeooo:rsid="03ae58dd"/>
    </style:style>
    <style:style style:name="T271" style:family="text">
      <style:text-properties officeooo:rsid="03b0631e"/>
    </style:style>
    <style:style style:name="T272" style:family="text">
      <style:text-properties officeooo:rsid="03b1e272"/>
    </style:style>
    <style:style style:name="T273" style:family="text">
      <style:text-properties officeooo:rsid="03b275e8"/>
    </style:style>
    <style:style style:name="T274" style:family="text">
      <style:text-properties officeooo:rsid="03b34bfe"/>
    </style:style>
    <style:style style:name="T275" style:family="text">
      <style:text-properties officeooo:rsid="03b40051"/>
    </style:style>
    <style:style style:name="T276" style:family="text">
      <style:text-properties officeooo:rsid="03b5f7f8"/>
    </style:style>
    <style:style style:name="T277" style:family="text">
      <style:text-properties officeooo:rsid="03ba6e97"/>
    </style:style>
    <style:style style:name="T278" style:family="text">
      <style:text-properties fo:font-style="normal" officeooo:rsid="03ba6e97" style:font-style-asian="normal" style:font-style-complex="normal"/>
    </style:style>
    <style:style style:name="T279" style:family="text">
      <style:text-properties fo:font-style="normal" officeooo:rsid="03bc0eb0" style:font-style-asian="normal" style:font-style-complex="normal"/>
    </style:style>
    <style:style style:name="T280" style:family="text">
      <style:text-properties fo:font-style="normal" officeooo:rsid="03bce787" style:font-style-asian="normal" style:font-style-complex="normal"/>
    </style:style>
    <style:style style:name="T281" style:family="text">
      <style:text-properties fo:font-style="normal" officeooo:rsid="03be691c" style:font-style-asian="normal" style:font-style-complex="normal"/>
    </style:style>
    <style:style style:name="T282" style:family="text">
      <style:text-properties fo:font-style="normal" officeooo:rsid="03c18685" style:font-style-asian="normal" style:font-style-complex="normal"/>
    </style:style>
    <style:style style:name="T283" style:family="text">
      <style:text-properties fo:font-style="normal" officeooo:rsid="03e5218a" style:font-style-asian="normal" style:font-style-complex="normal"/>
    </style:style>
    <style:style style:name="T284" style:family="text">
      <style:text-properties fo:font-style="normal" officeooo:rsid="03e55d6f" style:font-style-asian="normal" style:font-style-complex="normal"/>
    </style:style>
    <style:style style:name="T285" style:family="text">
      <style:text-properties fo:font-style="normal" officeooo:rsid="03e7cdbd" style:font-style-asian="normal" style:font-style-complex="normal"/>
    </style:style>
    <style:style style:name="T286" style:family="text">
      <style:text-properties fo:font-style="normal" officeooo:rsid="03e99cd2" style:font-style-asian="normal" style:font-style-complex="normal"/>
    </style:style>
    <style:style style:name="T287" style:family="text">
      <style:text-properties fo:font-style="normal" officeooo:rsid="03ea1c64" style:font-style-asian="normal" style:font-style-complex="normal"/>
    </style:style>
    <style:style style:name="T288" style:family="text">
      <style:text-properties fo:font-style="normal" officeooo:rsid="03fa0cf0" style:font-style-asian="normal" style:font-style-complex="normal"/>
    </style:style>
    <style:style style:name="T289" style:family="text">
      <style:text-properties fo:font-style="normal" officeooo:rsid="03faf0be" style:font-style-asian="normal" style:font-style-complex="normal"/>
    </style:style>
    <style:style style:name="T290" style:family="text">
      <style:text-properties fo:font-style="normal" officeooo:rsid="03fb23cc" style:font-style-asian="normal" style:font-style-complex="normal"/>
    </style:style>
    <style:style style:name="T291" style:family="text">
      <style:text-properties fo:font-style="normal" officeooo:rsid="03fcf15c" style:font-style-asian="normal" style:font-style-complex="normal"/>
    </style:style>
    <style:style style:name="T292" style:family="text">
      <style:text-properties fo:font-style="normal" officeooo:rsid="03ffd2f3" style:font-style-asian="normal" style:font-style-complex="normal"/>
    </style:style>
    <style:style style:name="T293" style:family="text">
      <style:text-properties fo:font-style="normal" officeooo:rsid="04015d47" style:font-style-asian="normal" style:font-style-complex="normal"/>
    </style:style>
    <style:style style:name="T294" style:family="text">
      <style:text-properties fo:font-style="normal" officeooo:rsid="0402d53a" style:font-style-asian="normal" style:font-style-complex="normal"/>
    </style:style>
    <style:style style:name="T295" style:family="text">
      <style:text-properties fo:font-style="normal" officeooo:rsid="040ab262" style:font-style-asian="normal" style:font-style-complex="normal"/>
    </style:style>
    <style:style style:name="T296" style:family="text">
      <style:text-properties fo:font-style="normal" officeooo:rsid="040c8f78" style:font-style-asian="normal" style:font-style-complex="normal"/>
    </style:style>
    <style:style style:name="T297" style:family="text">
      <style:text-properties fo:font-style="normal" officeooo:rsid="040d9271" style:font-style-asian="normal" style:font-style-complex="normal"/>
    </style:style>
    <style:style style:name="T298" style:family="text">
      <style:text-properties fo:font-style="normal" officeooo:rsid="040e58d1" style:font-style-asian="normal" style:font-style-complex="normal"/>
    </style:style>
    <style:style style:name="T299" style:family="text">
      <style:text-properties fo:font-style="normal" officeooo:rsid="040f7868" style:font-style-asian="normal" style:font-style-complex="normal"/>
    </style:style>
    <style:style style:name="T300" style:family="text">
      <style:text-properties fo:font-style="normal" officeooo:rsid="04117557" style:font-style-asian="normal" style:font-style-complex="normal"/>
    </style:style>
    <style:style style:name="T301" style:family="text">
      <style:text-properties fo:font-style="normal" officeooo:rsid="041187eb" style:font-style-asian="normal" style:font-style-complex="normal"/>
    </style:style>
    <style:style style:name="T302" style:family="text">
      <style:text-properties fo:font-style="normal" officeooo:rsid="04132a95" style:font-style-asian="normal" style:font-style-complex="normal"/>
    </style:style>
    <style:style style:name="T303" style:family="text">
      <style:text-properties fo:font-style="normal" officeooo:rsid="04143d93" style:font-style-asian="normal" style:font-style-complex="normal"/>
    </style:style>
    <style:style style:name="T304" style:family="text">
      <style:text-properties fo:font-style="normal" officeooo:rsid="0415f935" style:font-style-asian="normal" style:font-style-complex="normal"/>
    </style:style>
    <style:style style:name="T305" style:family="text">
      <style:text-properties fo:font-style="normal" officeooo:rsid="041798f0" style:font-style-asian="normal" style:font-style-complex="normal"/>
    </style:style>
    <style:style style:name="T306" style:family="text">
      <style:text-properties fo:font-style="normal" officeooo:rsid="0418d4de" style:font-style-asian="normal" style:font-style-complex="normal"/>
    </style:style>
    <style:style style:name="T307" style:family="text">
      <style:text-properties fo:font-style="normal" officeooo:rsid="041a6e02" style:font-style-asian="normal" style:font-style-complex="normal"/>
    </style:style>
    <style:style style:name="T308" style:family="text">
      <style:text-properties fo:font-style="normal" officeooo:rsid="041c2040" style:font-style-asian="normal" style:font-style-complex="normal"/>
    </style:style>
    <style:style style:name="T309" style:family="text">
      <style:text-properties fo:font-style="normal" officeooo:rsid="04227c6a" style:font-style-asian="normal" style:font-style-complex="normal"/>
    </style:style>
    <style:style style:name="T310" style:family="text">
      <style:text-properties fo:font-style="normal" officeooo:rsid="04246385" style:font-style-asian="normal" style:font-style-complex="normal"/>
    </style:style>
    <style:style style:name="T311" style:family="text">
      <style:text-properties fo:font-style="normal" officeooo:rsid="042c3c38" style:font-style-asian="normal" style:font-style-complex="normal"/>
    </style:style>
    <style:style style:name="T312" style:family="text">
      <style:text-properties fo:font-style="normal" officeooo:rsid="042d7292" style:font-style-asian="normal" style:font-style-complex="normal"/>
    </style:style>
    <style:style style:name="T313" style:family="text">
      <style:text-properties fo:font-style="normal" officeooo:rsid="042d94d8" style:font-style-asian="normal" style:font-style-complex="normal"/>
    </style:style>
    <style:style style:name="T314" style:family="text">
      <style:text-properties fo:font-style="normal" officeooo:rsid="042f08f9" style:font-style-asian="normal" style:font-style-complex="normal"/>
    </style:style>
    <style:style style:name="T315" style:family="text">
      <style:text-properties fo:font-style="normal" officeooo:rsid="0430d585" style:font-style-asian="normal" style:font-style-complex="normal"/>
    </style:style>
    <style:style style:name="T316" style:family="text">
      <style:text-properties fo:font-style="normal" officeooo:rsid="043211f3" style:font-style-asian="normal" style:font-style-complex="normal"/>
    </style:style>
    <style:style style:name="T317" style:family="text">
      <style:text-properties fo:font-style="normal" officeooo:rsid="04324c25" style:font-style-asian="normal" style:font-style-complex="normal"/>
    </style:style>
    <style:style style:name="T318" style:family="text">
      <style:text-properties fo:font-style="normal" officeooo:rsid="043258ae" style:font-style-asian="normal" style:font-style-complex="normal"/>
    </style:style>
    <style:style style:name="T319" style:family="text">
      <style:text-properties fo:font-style="normal" officeooo:rsid="04381f6f" style:font-style-asian="normal" style:font-style-complex="normal"/>
    </style:style>
    <style:style style:name="T320" style:family="text">
      <style:text-properties fo:font-style="normal" officeooo:rsid="0439ad57" style:font-style-asian="normal" style:font-style-complex="normal"/>
    </style:style>
    <style:style style:name="T321" style:family="text">
      <style:text-properties fo:font-style="normal" officeooo:rsid="043a6ef7" style:font-style-asian="normal" style:font-style-complex="normal"/>
    </style:style>
    <style:style style:name="T322" style:family="text">
      <style:text-properties fo:font-style="normal" officeooo:rsid="043c32ea" style:font-style-asian="normal" style:font-style-complex="normal"/>
    </style:style>
    <style:style style:name="T323" style:family="text">
      <style:text-properties fo:font-style="normal" officeooo:rsid="043dda79" style:font-style-asian="normal" style:font-style-complex="normal"/>
    </style:style>
    <style:style style:name="T324" style:family="text">
      <style:text-properties fo:font-style="normal" officeooo:rsid="043e8936" style:font-style-asian="normal" style:font-style-complex="normal"/>
    </style:style>
    <style:style style:name="T325" style:family="text">
      <style:text-properties fo:font-style="normal" officeooo:rsid="04b5101d" style:font-style-asian="normal" style:font-style-complex="normal"/>
    </style:style>
    <style:style style:name="T326" style:family="text">
      <style:text-properties fo:font-style="normal" officeooo:rsid="04b5fc8f" style:font-style-asian="normal" style:font-style-complex="normal"/>
    </style:style>
    <style:style style:name="T327" style:family="text">
      <style:text-properties fo:font-style="normal" officeooo:rsid="04b8d422" style:font-style-asian="normal" style:font-style-complex="normal"/>
    </style:style>
    <style:style style:name="T328" style:family="text">
      <style:text-properties fo:font-style="normal" officeooo:rsid="052cd5ee" style:font-style-asian="normal" style:font-style-complex="normal"/>
    </style:style>
    <style:style style:name="T329" style:family="text">
      <style:text-properties fo:font-style="normal" officeooo:rsid="052e44b7" style:font-style-asian="normal" style:font-style-complex="normal"/>
    </style:style>
    <style:style style:name="T330" style:family="text">
      <style:text-properties fo:font-style="normal" officeooo:rsid="052f16ae" style:font-style-asian="normal" style:font-style-complex="normal"/>
    </style:style>
    <style:style style:name="T331" style:family="text">
      <style:text-properties fo:font-style="normal" officeooo:rsid="05391ff1" style:font-style-asian="normal" style:font-style-complex="normal"/>
    </style:style>
    <style:style style:name="T332" style:family="text">
      <style:text-properties fo:font-style="normal" officeooo:rsid="05397226" style:font-style-asian="normal" style:font-style-complex="normal"/>
    </style:style>
    <style:style style:name="T333" style:family="text">
      <style:text-properties fo:font-style="normal" officeooo:rsid="0546ef67" style:font-style-asian="normal" style:font-style-complex="normal"/>
    </style:style>
    <style:style style:name="T334" style:family="text">
      <style:text-properties fo:font-style="normal" officeooo:rsid="0557946d" style:font-style-asian="normal" style:font-style-complex="normal"/>
    </style:style>
    <style:style style:name="T335" style:family="text">
      <style:text-properties fo:font-style="normal" officeooo:rsid="05580659" style:font-style-asian="normal" style:font-style-complex="normal"/>
    </style:style>
    <style:style style:name="T336" style:family="text">
      <style:text-properties fo:font-style="normal" officeooo:rsid="05581a4e" style:font-style-asian="normal" style:font-style-complex="normal"/>
    </style:style>
    <style:style style:name="T337" style:family="text">
      <style:text-properties fo:font-style="normal" officeooo:rsid="0558a350" style:font-style-asian="normal" style:font-style-complex="normal"/>
    </style:style>
    <style:style style:name="T338" style:family="text">
      <style:text-properties fo:font-style="normal" officeooo:rsid="055a9de0" style:font-style-asian="normal" style:font-style-complex="normal"/>
    </style:style>
    <style:style style:name="T339" style:family="text">
      <style:text-properties fo:font-style="normal" officeooo:rsid="055bcf09" style:font-style-asian="normal" style:font-style-complex="normal"/>
    </style:style>
    <style:style style:name="T340" style:family="text">
      <style:text-properties fo:font-style="normal" officeooo:rsid="055ded36" style:font-style-asian="normal" style:font-style-complex="normal"/>
    </style:style>
    <style:style style:name="T341" style:family="text">
      <style:text-properties fo:font-style="normal" officeooo:rsid="0560c4d9" style:font-style-asian="normal" style:font-style-complex="normal"/>
    </style:style>
    <style:style style:name="T342" style:family="text">
      <style:text-properties fo:font-style="normal" officeooo:rsid="05613797" style:font-style-asian="normal" style:font-style-complex="normal"/>
    </style:style>
    <style:style style:name="T343" style:family="text">
      <style:text-properties fo:font-style="normal" officeooo:rsid="0561ce27" style:font-style-asian="normal" style:font-style-complex="normal"/>
    </style:style>
    <style:style style:name="T344" style:family="text">
      <style:text-properties fo:font-style="normal" officeooo:rsid="05667673" style:font-style-asian="normal" style:font-style-complex="normal"/>
    </style:style>
    <style:style style:name="T345" style:family="text">
      <style:text-properties fo:font-style="normal" officeooo:rsid="05679870" style:font-style-asian="normal" style:font-style-complex="normal"/>
    </style:style>
    <style:style style:name="T346" style:family="text">
      <style:text-properties fo:font-style="normal" officeooo:rsid="056a618d" style:font-style-asian="normal" style:font-style-complex="normal"/>
    </style:style>
    <style:style style:name="T347" style:family="text">
      <style:text-properties fo:font-style="normal" officeooo:rsid="056b1fc2" style:font-style-asian="normal" style:font-style-complex="normal"/>
    </style:style>
    <style:style style:name="T348" style:family="text">
      <style:text-properties fo:font-style="normal" officeooo:rsid="056bc6e0" style:font-style-asian="normal" style:font-style-complex="normal"/>
    </style:style>
    <style:style style:name="T349" style:family="text">
      <style:text-properties fo:font-style="normal" officeooo:rsid="056ebc23" style:font-style-asian="normal" style:font-style-complex="normal"/>
    </style:style>
    <style:style style:name="T350" style:family="text">
      <style:text-properties fo:font-style="normal" officeooo:rsid="057079b8" style:font-style-asian="normal" style:font-style-complex="normal"/>
    </style:style>
    <style:style style:name="T351" style:family="text">
      <style:text-properties fo:font-style="normal" officeooo:rsid="05d0aa49" style:font-style-asian="normal" style:font-style-complex="normal"/>
    </style:style>
    <style:style style:name="T352" style:family="text">
      <style:text-properties fo:font-style="normal" officeooo:rsid="05d2449b" style:font-style-asian="normal" style:font-style-complex="normal"/>
    </style:style>
    <style:style style:name="T353" style:family="text">
      <style:text-properties fo:font-style="normal" officeooo:rsid="05d3d1eb" style:font-style-asian="normal" style:font-style-complex="normal"/>
    </style:style>
    <style:style style:name="T354" style:family="text">
      <style:text-properties fo:font-style="normal" officeooo:rsid="05d4e1f4" style:font-style-asian="normal" style:font-style-complex="normal"/>
    </style:style>
    <style:style style:name="T355" style:family="text">
      <style:text-properties fo:font-style="normal" officeooo:rsid="05d6d57b" style:font-style-asian="normal" style:font-style-complex="normal"/>
    </style:style>
    <style:style style:name="T356" style:family="text">
      <style:text-properties fo:font-style="normal" officeooo:rsid="05d8aaf5" style:font-style-asian="normal" style:font-style-complex="normal"/>
    </style:style>
    <style:style style:name="T357" style:family="text">
      <style:text-properties fo:font-style="normal" officeooo:rsid="05d8fe0c" style:font-style-asian="normal" style:font-style-complex="normal"/>
    </style:style>
    <style:style style:name="T358" style:family="text">
      <style:text-properties officeooo:rsid="03c83725"/>
    </style:style>
    <style:style style:name="T359" style:family="text">
      <style:text-properties officeooo:rsid="03ca2804"/>
    </style:style>
    <style:style style:name="T360" style:family="text">
      <style:text-properties officeooo:rsid="03cbb54b"/>
    </style:style>
    <style:style style:name="T361" style:family="text">
      <style:text-properties officeooo:rsid="03ceea5c"/>
    </style:style>
    <style:style style:name="T362" style:family="text">
      <style:text-properties officeooo:rsid="03d047aa"/>
    </style:style>
    <style:style style:name="T363" style:family="text">
      <style:text-properties officeooo:rsid="03d11073"/>
    </style:style>
    <style:style style:name="T364" style:family="text">
      <style:text-properties officeooo:rsid="03d2572a"/>
    </style:style>
    <style:style style:name="T365" style:family="text">
      <style:text-properties officeooo:rsid="03d2d782"/>
    </style:style>
    <style:style style:name="T366" style:family="text">
      <style:text-properties officeooo:rsid="03d2ea93"/>
    </style:style>
    <style:style style:name="T367" style:family="text">
      <style:text-properties officeooo:rsid="03d3d7c3"/>
    </style:style>
    <style:style style:name="T368" style:family="text">
      <style:text-properties officeooo:rsid="03d98ff4"/>
    </style:style>
    <style:style style:name="T369" style:family="text">
      <style:text-properties officeooo:rsid="03da0234"/>
    </style:style>
    <style:style style:name="T370" style:family="text">
      <style:text-properties officeooo:rsid="03db216e"/>
    </style:style>
    <style:style style:name="T371" style:family="text">
      <style:text-properties officeooo:rsid="03dbc50c"/>
    </style:style>
    <style:style style:name="T372" style:family="text">
      <style:text-properties officeooo:rsid="03dd8524"/>
    </style:style>
    <style:style style:name="T373" style:family="text">
      <style:text-properties officeooo:rsid="03de0b69"/>
    </style:style>
    <style:style style:name="T374" style:family="text">
      <style:text-properties officeooo:rsid="03dfa787"/>
    </style:style>
    <style:style style:name="T375" style:family="text">
      <style:text-properties officeooo:rsid="03e5218a"/>
    </style:style>
    <style:style style:name="T376" style:family="text">
      <style:text-properties officeooo:rsid="03e7cdbd"/>
    </style:style>
    <style:style style:name="T377" style:family="text">
      <style:text-properties officeooo:rsid="03ef940e"/>
    </style:style>
    <style:style style:name="T378" style:family="text">
      <style:text-properties officeooo:rsid="03f08afc"/>
    </style:style>
    <style:style style:name="T379" style:family="text">
      <style:text-properties officeooo:rsid="03f11d18"/>
    </style:style>
    <style:style style:name="T380" style:family="text">
      <style:text-properties officeooo:rsid="03f5d273"/>
    </style:style>
    <style:style style:name="T381" style:family="text">
      <style:text-properties officeooo:rsid="03f7065c"/>
    </style:style>
    <style:style style:name="T382" style:family="text">
      <style:text-properties officeooo:rsid="03f75614"/>
    </style:style>
    <style:style style:name="T383" style:family="text">
      <style:text-properties officeooo:rsid="040791fa"/>
    </style:style>
    <style:style style:name="T384" style:family="text">
      <style:text-properties officeooo:rsid="0407a701"/>
    </style:style>
    <style:style style:name="T385" style:family="text">
      <style:text-properties officeooo:rsid="0408a3ef"/>
    </style:style>
    <style:style style:name="T386" style:family="text">
      <style:text-properties officeooo:rsid="04132a95"/>
    </style:style>
    <style:style style:name="T387" style:family="text">
      <style:text-properties officeooo:rsid="04143d93"/>
    </style:style>
    <style:style style:name="T388" style:family="text">
      <style:text-properties officeooo:rsid="041dd73c"/>
    </style:style>
    <style:style style:name="T389" style:family="text">
      <style:text-properties officeooo:rsid="041de68b"/>
    </style:style>
    <style:style style:name="T390" style:family="text">
      <style:text-properties officeooo:rsid="041f85d4"/>
    </style:style>
    <style:style style:name="T391" style:family="text">
      <style:text-properties officeooo:rsid="041fc47a"/>
    </style:style>
    <style:style style:name="T392" style:family="text">
      <style:text-properties officeooo:rsid="0421857e"/>
    </style:style>
    <style:style style:name="T393" style:family="text">
      <style:text-properties officeooo:rsid="04222afc"/>
    </style:style>
    <style:style style:name="T394" style:family="text">
      <style:text-properties officeooo:rsid="04270ef2"/>
    </style:style>
    <style:style style:name="T395" style:family="text">
      <style:text-properties officeooo:rsid="04290cf4"/>
    </style:style>
    <style:style style:name="T396" style:family="text">
      <style:text-properties officeooo:rsid="04448b71"/>
    </style:style>
    <style:style style:name="T397" style:family="text">
      <style:text-properties officeooo:rsid="0445ba5c"/>
    </style:style>
    <style:style style:name="T398" style:family="text">
      <style:text-properties officeooo:rsid="04475aca"/>
    </style:style>
    <style:style style:name="T399" style:family="text">
      <style:text-properties officeooo:rsid="04476360"/>
    </style:style>
    <style:style style:name="T400" style:family="text">
      <style:text-properties officeooo:rsid="044b0757"/>
    </style:style>
    <style:style style:name="T401" style:family="text">
      <style:text-properties officeooo:rsid="044c82c5"/>
    </style:style>
    <style:style style:name="T402" style:family="text">
      <style:text-properties officeooo:rsid="044e5df8"/>
    </style:style>
    <style:style style:name="T403" style:family="text">
      <style:text-properties officeooo:rsid="044e9064"/>
    </style:style>
    <style:style style:name="T404" style:family="text">
      <style:text-properties officeooo:rsid="044f1d4c"/>
    </style:style>
    <style:style style:name="T405" style:family="text">
      <style:text-properties officeooo:rsid="0450a551"/>
    </style:style>
    <style:style style:name="T406" style:family="text">
      <style:text-properties officeooo:rsid="045594e6"/>
    </style:style>
    <style:style style:name="T407" style:family="text">
      <style:text-properties officeooo:rsid="04564e89"/>
    </style:style>
    <style:style style:name="T408" style:family="text">
      <style:text-properties officeooo:rsid="0456682e"/>
    </style:style>
    <style:style style:name="T409" style:family="text">
      <style:text-properties officeooo:rsid="04583913"/>
    </style:style>
    <style:style style:name="T410" style:family="text">
      <style:text-properties officeooo:rsid="045901d6"/>
    </style:style>
    <style:style style:name="T411" style:family="text">
      <style:text-properties officeooo:rsid="045a435a"/>
    </style:style>
    <style:style style:name="T412" style:family="text">
      <style:text-properties officeooo:rsid="045c3641"/>
    </style:style>
    <style:style style:name="T413" style:family="text">
      <style:text-properties officeooo:rsid="045dc96e"/>
    </style:style>
    <style:style style:name="T414" style:family="text">
      <style:text-properties officeooo:rsid="045e8e61"/>
    </style:style>
    <style:style style:name="T415" style:family="text">
      <style:text-properties officeooo:rsid="0461c2be"/>
    </style:style>
    <style:style style:name="T416" style:family="text">
      <style:text-properties officeooo:rsid="0463ae56"/>
    </style:style>
    <style:style style:name="T417" style:family="text">
      <style:text-properties officeooo:rsid="0467399a"/>
    </style:style>
    <style:style style:name="T418" style:family="text">
      <style:text-properties officeooo:rsid="0468211e"/>
    </style:style>
    <style:style style:name="T419" style:family="text">
      <style:text-properties officeooo:rsid="04690573"/>
    </style:style>
    <style:style style:name="T420" style:family="text">
      <style:text-properties officeooo:rsid="046aa130"/>
    </style:style>
    <style:style style:name="T421" style:family="text">
      <style:text-properties officeooo:rsid="046c6f4a"/>
    </style:style>
    <style:style style:name="T422" style:family="text">
      <style:text-properties officeooo:rsid="04722f7d"/>
    </style:style>
    <style:style style:name="T423" style:family="text">
      <style:text-properties officeooo:rsid="0473b229"/>
    </style:style>
    <style:style style:name="T424" style:family="text">
      <style:text-properties officeooo:rsid="047dd997"/>
    </style:style>
    <style:style style:name="T425" style:family="text">
      <style:text-properties officeooo:rsid="047e0b40"/>
    </style:style>
    <style:style style:name="T426" style:family="text">
      <style:text-properties officeooo:rsid="047f6f63"/>
    </style:style>
    <style:style style:name="T427" style:family="text">
      <style:text-properties officeooo:rsid="048013b4"/>
    </style:style>
    <style:style style:name="T428" style:family="text">
      <style:text-properties officeooo:rsid="0480910d"/>
    </style:style>
    <style:style style:name="T429" style:family="text">
      <style:text-properties officeooo:rsid="04812398"/>
    </style:style>
    <style:style style:name="T430" style:family="text">
      <style:text-properties officeooo:rsid="0482a2ba"/>
    </style:style>
    <style:style style:name="T431" style:family="text">
      <style:text-properties officeooo:rsid="0482f645"/>
    </style:style>
    <style:style style:name="T432" style:family="text">
      <style:text-properties officeooo:rsid="04859105"/>
    </style:style>
    <style:style style:name="T433" style:family="text">
      <style:text-properties officeooo:rsid="04874557"/>
    </style:style>
    <style:style style:name="T434" style:family="text">
      <style:text-properties officeooo:rsid="0487b7a3"/>
    </style:style>
    <style:style style:name="T435" style:family="text">
      <style:text-properties officeooo:rsid="0489651d"/>
    </style:style>
    <style:style style:name="T436" style:family="text">
      <style:text-properties officeooo:rsid="04897558"/>
    </style:style>
    <style:style style:name="T437" style:family="text">
      <style:text-properties officeooo:rsid="0489f0e1"/>
    </style:style>
    <style:style style:name="T438" style:family="text">
      <style:text-properties officeooo:rsid="048b490d"/>
    </style:style>
    <style:style style:name="T439" style:family="text">
      <style:text-properties officeooo:rsid="048c3a4f"/>
    </style:style>
    <style:style style:name="T440" style:family="text">
      <style:text-properties officeooo:rsid="04941ace"/>
    </style:style>
    <style:style style:name="T441" style:family="text">
      <style:text-properties officeooo:rsid="0494fed2"/>
    </style:style>
    <style:style style:name="T442" style:family="text">
      <style:text-properties officeooo:rsid="04951691"/>
    </style:style>
    <style:style style:name="T443" style:family="text">
      <style:text-properties officeooo:rsid="0497a0a7"/>
    </style:style>
    <style:style style:name="T444" style:family="text">
      <style:text-properties officeooo:rsid="0497ccff"/>
    </style:style>
    <style:style style:name="T445" style:family="text">
      <style:text-properties officeooo:rsid="04983b78"/>
    </style:style>
    <style:style style:name="T446" style:family="text">
      <style:text-properties officeooo:rsid="0498a848"/>
    </style:style>
    <style:style style:name="T447" style:family="text">
      <style:text-properties officeooo:rsid="0498fd63"/>
    </style:style>
    <style:style style:name="T448" style:family="text">
      <style:text-properties officeooo:rsid="049a5d87"/>
    </style:style>
    <style:style style:name="T449" style:family="text">
      <style:text-properties officeooo:rsid="049dad68"/>
    </style:style>
    <style:style style:name="T450" style:family="text">
      <style:text-properties officeooo:rsid="049ec0ba"/>
    </style:style>
    <style:style style:name="T451" style:family="text">
      <style:text-properties officeooo:rsid="04a178cb"/>
    </style:style>
    <style:style style:name="T452" style:family="text">
      <style:text-properties officeooo:rsid="04a55d28"/>
    </style:style>
    <style:style style:name="T453" style:family="text">
      <style:text-properties officeooo:rsid="04a5b145"/>
    </style:style>
    <style:style style:name="T454" style:family="text">
      <style:text-properties officeooo:rsid="04a80282"/>
    </style:style>
    <style:style style:name="T455" style:family="text">
      <style:text-properties officeooo:rsid="04ad93f6"/>
    </style:style>
    <style:style style:name="T456" style:family="text">
      <style:text-properties officeooo:rsid="04af40db"/>
    </style:style>
    <style:style style:name="T457" style:family="text">
      <style:text-properties officeooo:rsid="04af8dd4"/>
    </style:style>
    <style:style style:name="T458" style:family="text">
      <style:text-properties officeooo:rsid="04b1612f"/>
    </style:style>
    <style:style style:name="T459" style:family="text">
      <style:text-properties officeooo:rsid="04b4bcda"/>
    </style:style>
    <style:style style:name="T460" style:family="text">
      <style:text-properties officeooo:rsid="04b5101d"/>
    </style:style>
    <style:style style:name="T461" style:family="text">
      <style:text-properties officeooo:rsid="04b76f54"/>
    </style:style>
    <style:style style:name="T462" style:family="text">
      <style:text-properties officeooo:rsid="04b8d422"/>
    </style:style>
    <style:style style:name="T463" style:family="text">
      <style:text-properties officeooo:rsid="04b9ece8"/>
    </style:style>
    <style:style style:name="T464" style:family="text">
      <style:text-properties officeooo:rsid="04ba83d0"/>
    </style:style>
    <style:style style:name="T465" style:family="text">
      <style:text-properties officeooo:rsid="04bdc15e"/>
    </style:style>
    <style:style style:name="T466" style:family="text">
      <style:text-properties officeooo:rsid="04bf87d4"/>
    </style:style>
    <style:style style:name="T467" style:family="text">
      <style:text-properties officeooo:rsid="04bfe2a4"/>
    </style:style>
    <style:style style:name="T468" style:family="text">
      <style:text-properties officeooo:rsid="04c0f19c"/>
    </style:style>
    <style:style style:name="T469" style:family="text">
      <style:text-properties officeooo:rsid="04c20213"/>
    </style:style>
    <style:style style:name="T470" style:family="text">
      <style:text-properties officeooo:rsid="04c30664"/>
    </style:style>
    <style:style style:name="T471" style:family="text">
      <style:text-properties officeooo:rsid="04c42ac1"/>
    </style:style>
    <style:style style:name="T472" style:family="text">
      <style:text-properties officeooo:rsid="04c5614d"/>
    </style:style>
    <style:style style:name="T473" style:family="text">
      <style:text-properties officeooo:rsid="04c7d80d"/>
    </style:style>
    <style:style style:name="T474" style:family="text">
      <style:text-properties officeooo:rsid="04c8485c"/>
    </style:style>
    <style:style style:name="T475" style:family="text">
      <style:text-properties officeooo:rsid="04c86d94"/>
    </style:style>
    <style:style style:name="T476" style:family="text">
      <style:text-properties officeooo:rsid="04c926b5"/>
    </style:style>
    <style:style style:name="T477" style:family="text">
      <style:text-properties officeooo:rsid="04d19e1f"/>
    </style:style>
    <style:style style:name="T478" style:family="text">
      <style:text-properties officeooo:rsid="04d1e4ae"/>
    </style:style>
    <style:style style:name="T479" style:family="text">
      <style:text-properties officeooo:rsid="04d5a137"/>
    </style:style>
    <style:style style:name="T480" style:family="text">
      <style:text-properties officeooo:rsid="04d68898"/>
    </style:style>
    <style:style style:name="T481" style:family="text">
      <style:text-properties officeooo:rsid="04d7b34b"/>
    </style:style>
    <style:style style:name="T482" style:family="text">
      <style:text-properties officeooo:rsid="04dd63f2"/>
    </style:style>
    <style:style style:name="T483" style:family="text">
      <style:text-properties officeooo:rsid="04df4c2c"/>
    </style:style>
    <style:style style:name="T484" style:family="text">
      <style:text-properties officeooo:rsid="04e00508"/>
    </style:style>
    <style:style style:name="T485" style:family="text">
      <style:text-properties officeooo:rsid="04e1f8ed"/>
    </style:style>
    <style:style style:name="T486" style:family="text">
      <style:text-properties officeooo:rsid="04e220ef"/>
    </style:style>
    <style:style style:name="T487" style:family="text">
      <style:text-properties officeooo:rsid="04e664f7"/>
    </style:style>
    <style:style style:name="T488" style:family="text">
      <style:text-properties officeooo:rsid="04e76b9e"/>
    </style:style>
    <style:style style:name="T489" style:family="text">
      <style:text-properties officeooo:rsid="04ed3daa"/>
    </style:style>
    <style:style style:name="T490" style:family="text">
      <style:text-properties officeooo:rsid="04eda3fa"/>
    </style:style>
    <style:style style:name="T491" style:family="text">
      <style:text-properties officeooo:rsid="04f1a085"/>
    </style:style>
    <style:style style:name="T492" style:family="text">
      <style:text-properties officeooo:rsid="04f29d59"/>
    </style:style>
    <style:style style:name="T493" style:family="text">
      <style:text-properties officeooo:rsid="04f36a40"/>
    </style:style>
    <style:style style:name="T494" style:family="text">
      <style:text-properties officeooo:rsid="04f459e2"/>
    </style:style>
    <style:style style:name="T495" style:family="text">
      <style:text-properties officeooo:rsid="04f5fbb4"/>
    </style:style>
    <style:style style:name="T496" style:family="text">
      <style:text-properties officeooo:rsid="04f771ab"/>
    </style:style>
    <style:style style:name="T497" style:family="text">
      <style:text-properties officeooo:rsid="04fa086b"/>
    </style:style>
    <style:style style:name="T498" style:family="text">
      <style:text-properties officeooo:rsid="04fd4087"/>
    </style:style>
    <style:style style:name="T499" style:family="text">
      <style:text-properties officeooo:rsid="04fe377a"/>
    </style:style>
    <style:style style:name="T500" style:family="text">
      <style:text-properties officeooo:rsid="04ff8fd6"/>
    </style:style>
    <style:style style:name="T501" style:family="text">
      <style:text-properties officeooo:rsid="05002b88"/>
    </style:style>
    <style:style style:name="T502" style:family="text">
      <style:text-properties officeooo:rsid="0500c9c9"/>
    </style:style>
    <style:style style:name="T503" style:family="text">
      <style:text-properties officeooo:rsid="0502b965"/>
    </style:style>
    <style:style style:name="T504" style:family="text">
      <style:text-properties officeooo:rsid="050480bb"/>
    </style:style>
    <style:style style:name="T505" style:family="text">
      <style:text-properties officeooo:rsid="05099bcf"/>
    </style:style>
    <style:style style:name="T506" style:family="text">
      <style:text-properties officeooo:rsid="050a1074"/>
    </style:style>
    <style:style style:name="T507" style:family="text">
      <style:text-properties officeooo:rsid="050b4fa1"/>
    </style:style>
    <style:style style:name="T508" style:family="text">
      <style:text-properties officeooo:rsid="050d01d2"/>
    </style:style>
    <style:style style:name="T509" style:family="text">
      <style:text-properties officeooo:rsid="050d25e5"/>
    </style:style>
    <style:style style:name="T510" style:family="text">
      <style:text-properties officeooo:rsid="0515c215"/>
    </style:style>
    <style:style style:name="T511" style:family="text">
      <style:text-properties officeooo:rsid="05163fe1"/>
    </style:style>
    <style:style style:name="T512" style:family="text">
      <style:text-properties officeooo:rsid="051742bc"/>
    </style:style>
    <style:style style:name="T513" style:family="text">
      <style:text-properties officeooo:rsid="0517bfc5"/>
    </style:style>
    <style:style style:name="T514" style:family="text">
      <style:text-properties officeooo:rsid="05192264"/>
    </style:style>
    <style:style style:name="T515" style:family="text">
      <style:text-properties officeooo:rsid="051a8b69"/>
    </style:style>
    <style:style style:name="T516" style:family="text">
      <style:text-properties officeooo:rsid="051f6df3"/>
    </style:style>
    <style:style style:name="T517" style:family="text">
      <style:text-properties officeooo:rsid="0520c75a"/>
    </style:style>
    <style:style style:name="T518" style:family="text">
      <style:text-properties officeooo:rsid="052158fc"/>
    </style:style>
    <style:style style:name="T519" style:family="text">
      <style:text-properties officeooo:rsid="0527324d"/>
    </style:style>
    <style:style style:name="T520" style:family="text">
      <style:text-properties officeooo:rsid="05280d62"/>
    </style:style>
    <style:style style:name="T521" style:family="text">
      <style:text-properties officeooo:rsid="0528a9ee"/>
    </style:style>
    <style:style style:name="T522" style:family="text">
      <style:text-properties officeooo:rsid="052abd52"/>
    </style:style>
    <style:style style:name="T523" style:family="text">
      <style:text-properties officeooo:rsid="052bbdd0"/>
    </style:style>
    <style:style style:name="T524" style:family="text">
      <style:text-properties officeooo:rsid="052cd5ee"/>
    </style:style>
    <style:style style:name="T525" style:family="text">
      <style:text-properties officeooo:rsid="0530ef3a"/>
    </style:style>
    <style:style style:name="T526" style:family="text">
      <style:text-properties officeooo:rsid="05345842"/>
    </style:style>
    <style:style style:name="T527" style:family="text">
      <style:text-properties officeooo:rsid="053531f5"/>
    </style:style>
    <style:style style:name="T528" style:family="text">
      <style:text-properties officeooo:rsid="0539a3a0"/>
    </style:style>
    <style:style style:name="T529" style:family="text">
      <style:text-properties officeooo:rsid="053e3b4d"/>
    </style:style>
    <style:style style:name="T530" style:family="text">
      <style:text-properties officeooo:rsid="05404868"/>
    </style:style>
    <style:style style:name="T531" style:family="text">
      <style:text-properties officeooo:rsid="05408bdc"/>
    </style:style>
    <style:style style:name="T532" style:family="text">
      <style:text-properties officeooo:rsid="054501d7"/>
    </style:style>
    <style:style style:name="T533" style:family="text">
      <style:text-properties officeooo:rsid="0546ef67"/>
    </style:style>
    <style:style style:name="T534" style:family="text">
      <style:text-properties officeooo:rsid="054a3c7b"/>
    </style:style>
    <style:style style:name="T535" style:family="text">
      <style:text-properties officeooo:rsid="054ba055"/>
    </style:style>
    <style:style style:name="T536" style:family="text">
      <style:text-properties officeooo:rsid="054be011"/>
    </style:style>
    <style:style style:name="T537" style:family="text">
      <style:text-properties officeooo:rsid="0573c5f2"/>
    </style:style>
    <style:style style:name="T538" style:family="text">
      <style:text-properties officeooo:rsid="0575ae92"/>
    </style:style>
    <style:style style:name="T539" style:family="text">
      <style:text-properties officeooo:rsid="057989a5"/>
    </style:style>
    <style:style style:name="T540" style:family="text">
      <style:text-properties officeooo:rsid="057a20af"/>
    </style:style>
    <style:style style:name="T541" style:family="text">
      <style:text-properties officeooo:rsid="057b84e6"/>
    </style:style>
    <style:style style:name="T542" style:family="text">
      <style:text-properties officeooo:rsid="057c3a31"/>
    </style:style>
    <style:style style:name="T543" style:family="text">
      <style:text-properties officeooo:rsid="057dd965"/>
    </style:style>
    <style:style style:name="T544" style:family="text">
      <style:text-properties officeooo:rsid="057fac15"/>
    </style:style>
    <style:style style:name="T545" style:family="text">
      <style:text-properties officeooo:rsid="0580cfa7"/>
    </style:style>
    <style:style style:name="T546" style:family="text">
      <style:text-properties officeooo:rsid="0581cfde"/>
    </style:style>
    <style:style style:name="T547" style:family="text">
      <style:text-properties officeooo:rsid="05863570"/>
    </style:style>
    <style:style style:name="T548" style:family="text">
      <style:text-properties officeooo:rsid="0587c22c"/>
    </style:style>
    <style:style style:name="T549" style:family="text">
      <style:text-properties officeooo:rsid="05885049"/>
    </style:style>
    <style:style style:name="T550" style:family="text">
      <style:text-properties officeooo:rsid="0588c415"/>
    </style:style>
    <style:style style:name="T551" style:family="text">
      <style:text-properties officeooo:rsid="059172cf"/>
    </style:style>
    <style:style style:name="T552" style:family="text">
      <style:text-properties officeooo:rsid="0592766e"/>
    </style:style>
    <style:style style:name="T553" style:family="text">
      <style:text-properties officeooo:rsid="0592c1cd"/>
    </style:style>
    <style:style style:name="T554" style:family="text">
      <style:text-properties officeooo:rsid="05941fc2"/>
    </style:style>
    <style:style style:name="T555" style:family="text">
      <style:text-properties officeooo:rsid="0596d471"/>
    </style:style>
    <style:style style:name="T556" style:family="text">
      <style:text-properties officeooo:rsid="0597d6d2"/>
    </style:style>
    <style:style style:name="T557" style:family="text">
      <style:text-properties officeooo:rsid="059a284d"/>
    </style:style>
    <style:style style:name="T558" style:family="text">
      <style:text-properties officeooo:rsid="059b91bb"/>
    </style:style>
    <style:style style:name="T559" style:family="text">
      <style:text-properties officeooo:rsid="059c6d57"/>
    </style:style>
    <style:style style:name="T560" style:family="text">
      <style:text-properties officeooo:rsid="059d2639"/>
    </style:style>
    <style:style style:name="T561" style:family="text">
      <style:text-properties officeooo:rsid="059de263"/>
    </style:style>
    <style:style style:name="T562" style:family="text">
      <style:text-properties officeooo:rsid="05a009f7"/>
    </style:style>
    <style:style style:name="T563" style:family="text">
      <style:text-properties officeooo:rsid="05a1ec45"/>
    </style:style>
    <style:style style:name="T564" style:family="text">
      <style:text-properties officeooo:rsid="05a368d3"/>
    </style:style>
    <style:style style:name="T565" style:family="text">
      <style:text-properties officeooo:rsid="05a3cd61"/>
    </style:style>
    <style:style style:name="T566" style:family="text">
      <style:text-properties officeooo:rsid="05a4f885"/>
    </style:style>
    <style:style style:name="T567" style:family="text">
      <style:text-properties officeooo:rsid="05a6a956"/>
    </style:style>
    <style:style style:name="T568" style:family="text">
      <style:text-properties officeooo:rsid="05a791f5"/>
    </style:style>
    <style:style style:name="T569" style:family="text">
      <style:text-properties officeooo:rsid="05aa8d6e"/>
    </style:style>
    <style:style style:name="T570" style:family="text">
      <style:text-properties officeooo:rsid="05ac1c87"/>
    </style:style>
    <style:style style:name="T571" style:family="text">
      <style:text-properties officeooo:rsid="05ac747a"/>
    </style:style>
    <style:style style:name="T572" style:family="text">
      <style:text-properties officeooo:rsid="05ad6ca1"/>
    </style:style>
    <style:style style:name="T573" style:family="text">
      <style:text-properties officeooo:rsid="05b0a87b"/>
    </style:style>
    <style:style style:name="T574" style:family="text">
      <style:text-properties officeooo:rsid="05b360ec"/>
    </style:style>
    <style:style style:name="T575" style:family="text">
      <style:text-properties officeooo:rsid="05b38add"/>
    </style:style>
    <style:style style:name="T576" style:family="text">
      <style:text-properties officeooo:rsid="05b56c43"/>
    </style:style>
    <style:style style:name="T577" style:family="text">
      <style:text-properties officeooo:rsid="05b633a6"/>
    </style:style>
    <style:style style:name="T578" style:family="text">
      <style:text-properties officeooo:rsid="05ba6d31"/>
    </style:style>
    <style:style style:name="T579" style:family="text">
      <style:text-properties officeooo:rsid="05bc4572"/>
    </style:style>
    <style:style style:name="T580" style:family="text">
      <style:text-properties officeooo:rsid="05bda24a"/>
    </style:style>
    <style:style style:name="T581" style:family="text">
      <style:text-properties officeooo:rsid="05bedb62"/>
    </style:style>
    <style:style style:name="T582" style:family="text">
      <style:text-properties officeooo:rsid="05c09fc1"/>
    </style:style>
    <style:style style:name="T583" style:family="text">
      <style:text-properties officeooo:rsid="05c1ee9c"/>
    </style:style>
    <style:style style:name="T584" style:family="text">
      <style:text-properties officeooo:rsid="05c3c861"/>
    </style:style>
    <style:style style:name="T585" style:family="text">
      <style:text-properties officeooo:rsid="05c4345b"/>
    </style:style>
    <style:style style:name="T586" style:family="text">
      <style:text-properties officeooo:rsid="05c60a1a"/>
    </style:style>
    <style:style style:name="T587" style:family="text">
      <style:text-properties officeooo:rsid="05c96777"/>
    </style:style>
    <style:style style:name="T588" style:family="text">
      <style:text-properties officeooo:rsid="05c9ac88"/>
    </style:style>
    <style:style style:name="T589" style:family="text">
      <style:text-properties officeooo:rsid="05cb5a2a"/>
    </style:style>
    <style:style style:name="T590" style:family="text">
      <style:text-properties officeooo:rsid="05cc49c7"/>
    </style:style>
    <style:style style:name="T591" style:family="text">
      <style:text-properties officeooo:rsid="05cfa48e"/>
    </style:style>
    <style:style style:name="T592" style:family="text">
      <style:text-properties officeooo:rsid="05cffee0"/>
    </style:style>
    <style:style style:name="T593" style:family="text">
      <style:text-properties officeooo:rsid="05dec3e5"/>
    </style:style>
    <style:style style:name="T594" style:family="text">
      <style:text-properties officeooo:rsid="05e1a395"/>
    </style:style>
    <style:style style:name="T595" style:family="text">
      <style:text-properties officeooo:rsid="05e3ac83"/>
    </style:style>
    <style:style style:name="T596" style:family="text">
      <style:text-properties officeooo:rsid="05e4d5cc"/>
    </style:style>
    <style:style style:name="T597" style:family="text">
      <style:text-properties officeooo:rsid="05e5a659"/>
    </style:style>
    <style:style style:name="T598" style:family="text">
      <style:text-properties officeooo:rsid="05e6f1d4"/>
    </style:style>
    <style:style style:name="T599" style:family="text">
      <style:text-properties officeooo:rsid="05e715b7"/>
    </style:style>
    <style:style style:name="T600" style:family="text">
      <style:text-properties officeooo:rsid="05e964f3"/>
    </style:style>
    <style:style style:name="T601" style:family="text">
      <style:text-properties officeooo:rsid="05ea88d2"/>
    </style:style>
    <style:style style:name="T602" style:family="text">
      <style:text-properties officeooo:rsid="05f2cc02"/>
    </style:style>
    <style:style style:name="T603" style:family="text">
      <style:text-properties officeooo:rsid="05f4f684"/>
    </style:style>
    <style:style style:name="T604" style:family="text">
      <style:text-properties officeooo:rsid="05f6cbd1"/>
    </style:style>
    <style:style style:name="T605" style:family="text">
      <style:text-properties officeooo:rsid="06019b4f"/>
    </style:style>
    <style:style style:name="T606" style:family="text">
      <style:text-properties officeooo:rsid="0604d749"/>
    </style:style>
    <style:style style:name="T607" style:family="text">
      <style:text-properties officeooo:rsid="06064264"/>
    </style:style>
    <style:style style:name="T608" style:family="text">
      <style:text-properties officeooo:rsid="0606c41b"/>
    </style:style>
    <style:style style:name="T609" style:family="text">
      <style:text-properties officeooo:rsid="06077e30"/>
    </style:style>
    <style:style style:name="T610" style:family="text">
      <style:text-properties officeooo:rsid="0608181f"/>
    </style:style>
    <style:style style:name="T611" style:family="text">
      <style:text-properties officeooo:rsid="06092d4d"/>
    </style:style>
    <style:style style:name="T612" style:family="text">
      <style:text-properties officeooo:rsid="060b259a"/>
    </style:style>
    <style:style style:name="T613" style:family="text">
      <style:text-properties officeooo:rsid="060b5b71"/>
    </style:style>
    <style:style style:name="T614" style:family="text">
      <style:text-properties officeooo:rsid="060b9eb1"/>
    </style:style>
    <style:style style:name="T615" style:family="text">
      <style:text-properties officeooo:rsid="060bcf02"/>
    </style:style>
    <style:style style:name="T616" style:family="text">
      <style:text-properties officeooo:rsid="060bd083"/>
    </style:style>
    <style:style style:name="T617" style:family="text">
      <style:text-properties officeooo:rsid="060c2e4e"/>
    </style:style>
    <style:style style:name="T618" style:family="text">
      <style:text-properties officeooo:rsid="060cd0dc"/>
    </style:style>
    <style:style style:name="T619" style:family="text">
      <style:text-properties officeooo:rsid="060e0cef"/>
    </style:style>
    <style:style style:name="T620" style:family="text">
      <style:text-properties officeooo:rsid="060e83b1"/>
    </style:style>
    <style:style style:name="T621" style:family="text">
      <style:text-properties officeooo:rsid="060fce34"/>
    </style:style>
    <style:style style:name="T622" style:family="text">
      <style:text-properties officeooo:rsid="061062fb"/>
    </style:style>
    <style:style style:name="T623" style:family="text">
      <style:text-properties officeooo:rsid="0613f3ae"/>
    </style:style>
    <style:style style:name="T624" style:family="text">
      <style:text-properties officeooo:rsid="061489f1"/>
    </style:style>
    <style:style style:name="T625" style:family="text">
      <style:text-properties officeooo:rsid="06151382"/>
    </style:style>
    <style:style style:name="T626" style:family="text">
      <style:text-properties officeooo:rsid="0615b3bb"/>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9" text:outline-level="1">Теория управления</text:h>
      <text:p text:style-name="P6"><text:span text:style-name="T1">Поздин Владимир Николаевич. </text:span><text:span text:style-name="T30">1-228 там можно найти. Кафедра автоматики и телемеханики. </text:span><text:span text:style-name="T31">323872 —</text:span><text:span text:style-name="T32"> секретарь. </text:span><text:span text:style-name="T33">640570 — лаборатория, там тоже могут подсказать, где можно найти.</text:span></text:p>
      <text:p text:style-name="P21"><text:span text:style-name="T34">Теория автоматического управления – </text:span><text:span text:style-name="T36">курсач</text:span><text:span text:style-name="T34">. <text:s/></text:span><text:span text:style-name="T35">В библиотеке можно взять. Необязательно делать техническую реализацию, и всё, что касается дискретных систем. </text:span></text:p>
      <text:p text:style-name="P22"><text:span text:style-name="T51">Для структуры нужно будет сделать. Есть разные недостатки, и мы будем делать корректирующие устройства, которые будут улучшать работу устройства </text:span><text:span text:style-name="T52">для получения заданных характеристик.</text:span></text:p>
      <text:p text:style-name="P23">У меня 4 вариант.</text:p>
      <text:p text:style-name="P4">Будет курсовая, можно обратиться и перенести пары.</text:p>
      <text:p text:style-name="P5">Предполагает этот предмет обширное знание математики. </text:p>
      <text:p text:style-name="P5">Литература:</text:p>
      <text:list xml:id="list68353406132976157" text:style-name="L1">
        <text:list-item>
          <text:p text:style-name="P678">Бесекерский В. А., Попов Е.П. - Теория систем автоматического регулирования.</text:p>
        </text:list-item>
        <text:list-item>
          <text:p text:style-name="P678">Цыпкин Я. З. - Основы теории автоматических систем.</text:p>
        </text:list-item>
        <text:list-item>
          <text:p text:style-name="P678">Воронов Л.А. - Теория автоматического управления.</text:p>
        </text:list-item>
        <text:list-item>
          <text:p text:style-name="P678">Бесекерский В. А., Изранцев В.В. - Системы автоматического управления с микроЭВМ.</text:p>
        </text:list-item>
        <text:list-item>
          <text:p text:style-name="P679">Попов Е.П. - Теория линейных систем автоматического регулирования и управления.</text:p>
        </text:list-item>
        <text:list-item>
          <text:p text:style-name="P679">Первозванский А. А. - Курс теории автоматического управления.</text:p>
        </text:list-item>
      </text:list>
      <text:p text:style-name="P7"/>
      <text:h text:style-name="P668" text:outline-level="1">Вводная лекция. Цели и задачи управления, классификация систем управления.</text:h>
      <text:p text:style-name="P8">Теория управления — науказ,изучающая законы управления, принципы управления, принципы построения систем управления, а также методы анализа и синтеза систем управления.</text:p>
      <text:p text:style-name="P8"/>
      <text:p text:style-name="P8">В зависимости от участия человека в процессе управления, делится на 3 категории:</text:p>
      <text:list xml:id="list1196728280943382370" text:style-name="L2">
        <text:list-item>
          <text:p text:style-name="P680"><text:span text:style-name="T2">Ручное —</text:span><text:span text:style-name="T3"> закон управления формируется напрямую человеком. Управление велосипедом или машиной.</text:span></text:p>
        </text:list-item>
        <text:list-item>
          <text:p text:style-name="P680"><text:span text:style-name="T2">Автоматическое. </text:span><text:span text:style-name="T4">Без участия человека идёт управление. </text:span><text:span text:style-name="T5">Автопилот, например.</text:span></text:p>
        </text:list-item>
        <text:list-item>
          <text:p text:style-name="P680"><text:span text:style-name="T2">Автоматизированное. </text:span><text:span text:style-name="T5">Сочетание ручного и автоматического управления.</text:span></text:p>
        </text:list-item>
      </text:list>
      <text:p text:style-name="P9"/>
      <text:p text:style-name="P9">Любая система управления состоит из 2 частей: </text:p>
      <text:list xml:id="list3305717427787361868" text:style-name="L3">
        <text:list-item>
          <text:p text:style-name="P681"><text:soft-page-break/>объект управления (ОУ)</text:p>
        </text:list-item>
        <text:list-item>
          <text:p text:style-name="P681">управляющее устройство (УУ)</text:p>
        </text:list-item>
      </text:list>
      <text:p text:style-name="P9"><draw:frame text:anchor-type="paragraph" draw:z-index="5" draw:style-name="gr5" svg:width="2.012cm" svg:height="0.671cm" svg:x="7.645cm" svg:y="0.572cm"><draw:text-box><text:p>f(t)</text:p></draw:text-box></draw:frame></text:p>
      <text:p text:style-name="P9"><draw:frame text:anchor-type="paragraph" draw:z-index="6" draw:style-name="gr4" svg:width="1.235cm" svg:height="0.742cm" svg:x="10.432cm" svg:y="0.783cm"><draw:text-box><text:p>x(t)</text:p></draw:text-box></draw:frame><draw:frame text:anchor-type="paragraph" draw:z-index="4" draw:style-name="gr4" svg:width="1.094cm" svg:height="0.742cm" svg:x="4.999cm" svg:y="0.607cm"><draw:text-box><text:p>u(t)</text:p></draw:text-box></draw:frame><draw:frame text:anchor-type="paragraph" draw:z-index="3" draw:style-name="gr3" svg:width="1.024cm" svg:height="0.636cm" svg:x="0.307cm" svg:y="0.748cm"><draw:text-box><text:p>g(t)</text:p></draw:text-box></draw:frame><draw:rect text:anchor-type="paragraph" draw:z-index="1" draw:style-name="gr1" draw:text-style-name="P898" svg:width="3.176cm" svg:height="1.447cm" svg:x="6.445cm" svg:y="0.536cm"><text:p text:style-name="P898">ОУ</text:p></draw:rect><draw:line text:anchor-type="paragraph" draw:z-index="2" draw:style-name="gr2" draw:text-style-name="P898" svg:x1="0.66cm" svg:y1="1.418cm" svg:x2="11.138cm" svg:y2="1.383cm"><text:p/></draw:line><draw:rect text:anchor-type="paragraph" draw:z-index="0" draw:style-name="gr1" draw:text-style-name="P898" svg:width="2.752cm" svg:height="1.235cm" svg:x="1.577cm" svg:y="0.642cm"><text:p text:style-name="P898">УУ</text:p></draw:rect><draw:line text:anchor-type="paragraph" draw:z-index="37" draw:style-name="gr2" draw:text-style-name="P898" svg:x1="8.456cm" svg:y1="0.078cm" svg:x2="8.456cm" svg:y2="0.748cm"><text:p/></draw:line></text:p>
      <text:p text:style-name="P9"/>
      <text:p text:style-name="P9"/>
      <text:p text:style-name="P9"/>
      <text:p text:style-name="P9"><draw:polyline text:anchor-type="paragraph" draw:z-index="21" draw:style-name="gr2" draw:text-style-name="P898" svg:width="0.952cm" svg:height="0.034cm" draw:transform="rotate (1.5707963267949) translate (0.254cm 2.71991666666667cm)" svg:viewBox="0 0 953 35" draw:points="0,35 353,0 706,0 953,35"><text:p/></draw:polyline><draw:line text:anchor-type="paragraph" draw:z-index="20" draw:style-name="gr2" draw:text-style-name="P898" svg:x1="11.155cm" svg:y1="2.79cm" svg:x2="0.289cm" svg:y2="2.755cm"><text:p/></draw:line><draw:line text:anchor-type="paragraph" draw:z-index="19" draw:style-name="gr2" draw:text-style-name="P898" svg:x1="10.908cm" svg:y1="1.383cm" svg:x2="10.908cm" svg:y2="2.755cm"><text:p/></draw:line><draw:line text:anchor-type="paragraph" draw:z-index="18" draw:style-name="gr2" draw:text-style-name="P898" svg:x1="0.183cm" svg:y1="1.803cm" svg:x2="0.395cm" svg:y2="1.556cm"><text:p/></draw:line><draw:line text:anchor-type="paragraph" draw:z-index="17" draw:style-name="gr2" draw:text-style-name="P898" svg:x1="0.148cm" svg:y1="1.662cm" svg:x2="0.395cm" svg:y2="1.415cm"><text:p/></draw:line><draw:line text:anchor-type="paragraph" draw:z-index="16" draw:style-name="gr2" draw:text-style-name="P898" svg:x1="-0.028cm" svg:y1="0.956cm" svg:x2="0.642cm" svg:y2="1.662cm"><text:p/></draw:line><draw:line text:anchor-type="paragraph" draw:z-index="15" draw:style-name="gr2" draw:text-style-name="P898" svg:x1="-0.028cm" svg:y1="1.662cm" svg:x2="0.642cm" svg:y2="0.956cm"><text:p/></draw:line><draw:ellipse text:anchor-type="paragraph" draw:z-index="14" draw:style-name="gr2" draw:text-style-name="P898" svg:width="0.883cm" svg:height="0.918cm" svg:x="-0.24cm" svg:y="0.956cm"><text:p/></draw:ellipse><draw:frame text:anchor-type="paragraph" draw:z-index="13" draw:style-name="gr4" svg:width="1.235cm" svg:height="0.742cm" svg:x="10.432cm" svg:y="0.783cm"><draw:text-box><text:p>x(t)</text:p></draw:text-box></draw:frame><draw:frame text:anchor-type="paragraph" draw:z-index="12" draw:style-name="gr5" svg:width="2.012cm" svg:height="0.671cm" svg:x="7.433cm" svg:y="-0.452cm"><draw:text-box><text:p>f(t)</text:p></draw:text-box></draw:frame><draw:frame text:anchor-type="paragraph" draw:z-index="11" draw:style-name="gr4" svg:width="1.094cm" svg:height="0.742cm" svg:x="4.999cm" svg:y="0.607cm"><draw:text-box><text:p>u(t)</text:p></draw:text-box></draw:frame><draw:frame text:anchor-type="paragraph" draw:z-index="10" draw:style-name="gr3" svg:width="1.024cm" svg:height="0.636cm" svg:x="-1.263cm" svg:y="0.501cm"><draw:text-box><text:p>g(t)</text:p></draw:text-box></draw:frame><draw:line text:anchor-type="paragraph" draw:z-index="9" draw:style-name="gr2" draw:text-style-name="P898" svg:x1="-0.875cm" svg:y1="1.415cm" svg:x2="11.137cm" svg:y2="1.383cm"><text:p/></draw:line><draw:rect text:anchor-type="paragraph" draw:z-index="8" draw:style-name="gr1" draw:text-style-name="P898" svg:width="3.176cm" svg:height="1.447cm" svg:x="6.445cm" svg:y="0.536cm"><text:p text:style-name="P898">ОУ</text:p></draw:rect><draw:rect text:anchor-type="paragraph" draw:z-index="7" draw:style-name="gr1" draw:text-style-name="P898" svg:width="2.752cm" svg:height="1.235cm" svg:x="1.577cm" svg:y="0.642cm"><text:p text:style-name="P898">УУ</text:p></draw:rect><draw:frame text:anchor-type="paragraph" draw:z-index="22" draw:style-name="gr3" svg:width="1.482cm" svg:height="0.636cm" svg:x="0.642cm" svg:y="0.321cm"><draw:text-box><text:p>eps(t)</text:p></draw:text-box></draw:frame><draw:line text:anchor-type="paragraph" draw:z-index="38" draw:style-name="gr2" draw:text-style-name="P898" svg:x1="8.227cm" svg:y1="-0.452cm" svg:x2="8.227cm" svg:y2="0.536cm"><text:p/></draw:line></text:p>
      <text:p text:style-name="P9"/>
      <text:p text:style-name="P9"/>
      <text:p text:style-name="P9"/>
      <text:p text:style-name="P9"/>
      <text:p text:style-name="P9">x(t) — управляемая выходная величина.</text:p>
      <text:p text:style-name="P9">Лампочка разбитая – сумматор сигралов. Где закрашено, там отрицание.</text:p>
      <text:p text:style-name="P9">g(t) — задающее воздействие.</text:p>
      <text:p text:style-name="P9">f(t) — возсущающее воздействие (шум).</text:p>
      <text:p text:style-name="P9">u(t) — управляющее воздействие.</text:p>
      <text:p text:style-name="P9">eps(t) = g(t) — x(t) <text:s/>– <text:s/>ошибка системы.</text:p>
      <text:p text:style-name="P9"/>
      <text:h text:style-name="P861" text:outline-level="2">Классификация</text:h>
      <text:p text:style-name="P10">По количеству входов и выходов:</text:p>
      <text:list xml:id="list2114743823177373466" text:style-name="L4">
        <text:list-item>
          <text:p text:style-name="P682">одномерные системы. 1In 1out;</text:p>
        </text:list-item>
        <text:list-item>
          <text:p text:style-name="P682">многомерные системы. Несколько входов и выходов.</text:p>
        </text:list-item>
      </text:list>
      <text:p text:style-name="P13">Мы занимаемся одномерными системами. Многомертные по суперпозиции раскладваются.</text:p>
      <text:p text:style-name="P13"/>
      <text:p text:style-name="P11">По принципу действия (по принципу управления):</text:p>
      <text:list xml:id="list6066591640298778712" text:style-name="L5">
        <text:list-item>
          <text:p text:style-name="P683"><text:span text:style-name="T6">разомкнутые системы; Это первый график. </text:span><text:span text:style-name="T7"><text:s/></text:span></text:p>
          <text:list>
            <text:list-item>
              <text:p text:style-name="P685">Такие системы хорошо работают при выполнении условий:</text:p>
              <text:list>
                <text:list-item>
                  <text:p text:style-name="P685">достаточно информации о свойствах объекта;</text:p>
                </text:list-item>
                <text:list-item>
                  <text:p text:style-name="P685">незначительное количество или полное отсутствие шумов.</text:p>
                </text:list-item>
              </text:list>
            </text:list-item>
          </text:list>
        </text:list-item>
        <text:list-item>
          <text:p text:style-name="P683"><text:span text:style-name="T6">системы компенсации (управление по возмущению);</text:span><text:span text:style-name="T8"> Гасим шумы, в общем. Плохо что: необходимо измерения или априорного задания возмущения.</text:span></text:p>
        </text:list-item>
      </text:list>
      <text:p text:style-name="P13"><draw:rect text:anchor-type="paragraph" draw:z-index="23" draw:style-name="gr1" draw:text-style-name="P898" svg:width="2.752cm" svg:height="1.235cm" svg:x="1.577cm" svg:y="0.642cm"><text:p text:style-name="P898">УУ</text:p></draw:rect><draw:rect text:anchor-type="paragraph" draw:z-index="24" draw:style-name="gr1" draw:text-style-name="P898" svg:width="3.176cm" svg:height="1.447cm" svg:x="6.445cm" svg:y="0.536cm"><text:p text:style-name="P898">ОУ</text:p></draw:rect><draw:line text:anchor-type="paragraph" draw:z-index="25" draw:style-name="gr2" draw:text-style-name="P898" svg:x1="0.66cm" svg:y1="1.418cm" svg:x2="11.138cm" svg:y2="1.383cm"><text:p/></draw:line><draw:frame text:anchor-type="paragraph" draw:z-index="26" draw:style-name="gr3" svg:width="1.024cm" svg:height="0.636cm" svg:x="0.307cm" svg:y="0.748cm"><draw:text-box><text:p>g(t)</text:p></draw:text-box></draw:frame><draw:frame text:anchor-type="paragraph" draw:z-index="28" draw:style-name="gr4" svg:width="1.235cm" svg:height="0.742cm" svg:x="10.432cm" svg:y="0.783cm"><draw:text-box><text:p>x(t)</text:p></draw:text-box></draw:frame></text:p>
      <text:p text:style-name="P13"><draw:frame text:anchor-type="paragraph" draw:z-index="36" draw:style-name="gr4" svg:width="1.094cm" svg:height="0.742cm" svg:x="4.934cm" svg:y="-0.064cm"><draw:text-box><text:p>u(t)</text:p></draw:text-box></draw:frame></text:p>
      <text:p text:style-name="P13"/>
      <text:p text:style-name="P13"><draw:frame text:anchor-type="paragraph" draw:z-index="35" draw:style-name="gr4" svg:width="1.094cm" svg:height="0.742cm" svg:x="8.527cm" svg:y="-0.134cm"><draw:text-box><text:p>u2(t)</text:p></draw:text-box></draw:frame><draw:line text:anchor-type="paragraph" draw:z-index="34" draw:style-name="gr2" draw:text-style-name="P898" svg:x1="8.65cm" svg:y1="0.21cm" svg:x2="8.086cm" svg:y2="0.078cm"><text:p/></draw:line><draw:line text:anchor-type="paragraph" draw:z-index="33" draw:style-name="gr2" draw:text-style-name="P898" svg:x1="7.662cm" svg:y1="0.457cm" svg:x2="8.015cm" svg:y2="0.078cm"><text:p/></draw:line><draw:line text:anchor-type="paragraph" draw:z-index="32" draw:style-name="gr2" draw:text-style-name="P898" svg:x1="8.085cm" svg:y1="0.845cm" svg:x2="8.05cm" svg:y2="0.078cm"><text:p/></draw:line><draw:line text:anchor-type="paragraph" draw:z-index="30" draw:style-name="gr2" draw:text-style-name="P898" svg:x1="5.299cm" svg:y1="0.466cm" svg:x2="6.446cm" svg:y2="0.078cm"><text:p/></draw:line><draw:frame text:anchor-type="paragraph" draw:z-index="27" draw:style-name="gr5" svg:width="0.9cm" svg:height="0.671cm" svg:x="4.399cm" svg:y="0.466cm"><draw:text-box><text:p>f(t)</text:p></draw:text-box></draw:frame><text:soft-page-break/></text:p>
      <text:p text:style-name="P13"><draw:rect text:anchor-type="paragraph" draw:z-index="29" draw:style-name="gr1" draw:text-style-name="P898" svg:width="3.987cm" svg:height="1.235cm" svg:x="7.415cm" svg:y="-0.072cm"><text:p text:style-name="P898">УУ2</text:p><text:p text:style-name="P898">(гаситель шумов)</text:p></draw:rect><draw:line text:anchor-type="paragraph" draw:z-index="31" draw:style-name="gr2" draw:text-style-name="P898" svg:x1="5.299cm" svg:y1="0.034cm" svg:x2="7.416cm" svg:y2="0.669cm"><text:p/></draw:line></text:p>
      <text:p text:style-name="P13"/>
      <text:list xml:id="list1765683509" text:continue-numbering="true" text:style-name="L5">
        <text:list-item>
          <text:p text:style-name="P684"><text:span text:style-name="T6">замкнутые системы;</text:span><text:span text:style-name="T9">(рисовали тоже). </text:span></text:p>
          <text:list>
            <text:list-item>
              <text:p text:style-name="P684"><text:span text:style-name="T9">В первом варианте сигнал возвращался не в сумматор, а сразу в УУ. </text:span><text:span text:style-name="T10"><text:s/></text:span><text:span text:style-name="T11">Они принципиально разные идеалогически. В этом случае </text:span><text:span text:style-name="T11">канал обратной связи – наиболее уязвимое место. Нарушение его работы может привести к полностью неработоспособной системе. </text:span></text:p>
            </text:list-item>
            <text:list-item>
              <text:p text:style-name="P686">В связи с этим ввели сумматор этот. Зачем? Появляется сигнал ошибки eps(t), и по нему можем что-то уже рулить. То есть можем понять, что если eps = g, то произошла ошибка.</text:p>
            </text:list-item>
          </text:list>
        </text:list-item>
        <text:list-item>
          <text:p text:style-name="P683"><text:span text:style-name="T6">комбинированные системы; </text:span><text:span text:style-name="T11">Например, такой вот монстр:</text:span></text:p>
        </text:list-item>
      </text:list>
      <text:p text:style-name="P14"><draw:rect text:anchor-type="paragraph" draw:z-index="60" draw:style-name="gr1" draw:text-style-name="P898" svg:width="1.906cm" svg:height="1.729cm" svg:x="4.187cm" svg:y="0.007cm"><text:p text:style-name="P898">Д </text:p><text:p text:style-name="P898">(датчик)</text:p></draw:rect></text:p>
      <text:p text:style-name="P14"><draw:line text:anchor-type="paragraph" draw:z-index="61" draw:style-name="gr2" draw:text-style-name="P898" svg:x1="2.812cm" svg:y1="2.265cm" svg:x2="4.188cm" svg:y2="0.494cm"><text:p/></draw:line></text:p>
      <text:p text:style-name="P14"><draw:line text:anchor-type="paragraph" draw:z-index="62" draw:style-name="gr2" draw:text-style-name="P898" svg:x1="5.281cm" svg:y1="0.536cm" svg:x2="5.563cm" svg:y2="1.838cm"><text:p/></draw:line></text:p>
      <text:p text:style-name="P14"><draw:frame text:anchor-type="paragraph" draw:z-index="44" draw:style-name="gr5" svg:width="0.989cm" svg:height="0.671cm" svg:x="7.292cm" svg:y="-0.134cm"><draw:text-box><text:p>f(t)</text:p></draw:text-box></draw:frame><draw:line text:anchor-type="paragraph" draw:z-index="46" draw:style-name="gr2" draw:text-style-name="P898" svg:x1="8.456cm" svg:y1="0.078cm" svg:x2="8.456cm" svg:y2="0.748cm"><text:p/></draw:line><draw:frame text:anchor-type="paragraph" draw:z-index="45" draw:style-name="gr4" svg:width="1.235cm" svg:height="0.742cm" svg:x="10.432cm" svg:y="0.783cm"><draw:text-box><text:p>x(t)</text:p></draw:text-box></draw:frame><draw:frame text:anchor-type="paragraph" draw:z-index="43" draw:style-name="gr4" svg:width="1.094cm" svg:height="0.742cm" svg:x="4.999cm" svg:y="0.607cm"><draw:text-box><text:p>u(t)</text:p></draw:text-box></draw:frame><draw:frame text:anchor-type="paragraph" draw:z-index="42" draw:style-name="gr3" svg:width="1.024cm" svg:height="0.636cm" svg:x="0.307cm" svg:y="0.748cm"><draw:text-box><text:p>g(t)</text:p></draw:text-box></draw:frame><draw:line text:anchor-type="paragraph" draw:z-index="41" draw:style-name="gr2" draw:text-style-name="P898" svg:x1="0.66cm" svg:y1="1.418cm" svg:x2="11.138cm" svg:y2="1.383cm"><text:p/></draw:line><draw:rect text:anchor-type="paragraph" draw:z-index="40" draw:style-name="gr1" draw:text-style-name="P898" svg:width="3.176cm" svg:height="1.447cm" svg:x="6.445cm" svg:y="0.536cm"><text:p text:style-name="P898">ОУ</text:p></draw:rect><draw:rect text:anchor-type="paragraph" draw:z-index="39" draw:style-name="gr1" draw:text-style-name="P898" svg:width="2.752cm" svg:height="1.235cm" svg:x="1.577cm" svg:y="0.642cm"><text:p text:style-name="P898">УУ</text:p></draw:rect><draw:line text:anchor-type="paragraph" draw:z-index="68" draw:style-name="gr2" draw:text-style-name="P898" svg:x1="5.81cm" svg:y1="0.67cm" svg:x2="5.563cm" svg:y2="1.132cm"><text:p/></draw:line></text:p>
      <text:p text:style-name="P14"><draw:ellipse text:anchor-type="paragraph" draw:z-index="47" draw:style-name="gr2" draw:text-style-name="P898" svg:width="0.883cm" svg:height="0.918cm" svg:x="0.307cm" svg:y="0.25cm"><text:p/></draw:ellipse><draw:line text:anchor-type="paragraph" draw:z-index="48" draw:style-name="gr2" draw:text-style-name="P898" svg:x1="0.519cm" svg:y1="0.956cm" svg:x2="1.189cm" svg:y2="0.25cm"><text:p/></draw:line><draw:line text:anchor-type="paragraph" draw:z-index="49" draw:style-name="gr2" draw:text-style-name="P898" svg:x1="0.519cm" svg:y1="0.25cm" svg:x2="1.189cm" svg:y2="0.956cm"><text:p/></draw:line><draw:ellipse text:anchor-type="paragraph" draw:z-index="55" draw:style-name="gr2" draw:text-style-name="P898" svg:width="0.883cm" svg:height="0.918cm" svg:x="4.999cm" svg:y="0.215cm"><text:p/></draw:ellipse><draw:line text:anchor-type="paragraph" draw:z-index="56" draw:style-name="gr2" draw:text-style-name="P898" svg:x1="5.211cm" svg:y1="0.921cm" svg:x2="5.881cm" svg:y2="0.215cm"><text:p/></draw:line><draw:line text:anchor-type="paragraph" draw:z-index="57" draw:style-name="gr2" draw:text-style-name="P898" svg:x1="5.211cm" svg:y1="0.215cm" svg:x2="5.881cm" svg:y2="0.921cm"><text:p/></draw:line><draw:line text:anchor-type="paragraph" draw:z-index="67" draw:style-name="gr2" draw:text-style-name="P898" svg:x1="4.999cm" svg:y1="0.113cm" svg:x2="5.563cm" svg:y2="0.282cm"><text:p/></draw:line></text:p>
      <text:p text:style-name="P14"><draw:line text:anchor-type="paragraph" draw:z-index="50" draw:style-name="gr2" draw:text-style-name="P898" svg:x1="0.695cm" svg:y1="0.251cm" svg:x2="0.942cm" svg:y2="0.004cm"><text:p/></draw:line><draw:line text:anchor-type="paragraph" draw:z-index="51" draw:style-name="gr2" draw:text-style-name="P898" svg:x1="0.73cm" svg:y1="0.392cm" svg:x2="0.942cm" svg:y2="0.145cm"><text:p/></draw:line><draw:line text:anchor-type="paragraph" draw:z-index="63" draw:style-name="gr2" draw:text-style-name="P898" svg:x1="10.643cm" svg:y1="-0.028cm" svg:x2="13.43cm" svg:y2="1.341cm"><text:p/></draw:line></text:p>
      <text:p text:style-name="P14"><draw:line text:anchor-type="paragraph" draw:z-index="74" draw:style-name="gr2" draw:text-style-name="P898" svg:x1="3.976cm" svg:y1="-0.071cm" svg:x2="3.447cm" svg:y2="-0.071cm"><text:p/></draw:line><draw:line text:anchor-type="paragraph" draw:z-index="75" draw:style-name="gr2" draw:text-style-name="P898" svg:x1="10.167cm" svg:y1="1.623cm" svg:x2="1.012cm" svg:y2="0.247cm"><text:p/></draw:line><draw:line text:anchor-type="paragraph" draw:z-index="76" draw:style-name="gr2" draw:text-style-name="P898" svg:x1="1.259cm" svg:y1="0.847cm" svg:x2="1.012cm" svg:y2="0.459cm"><text:p/></draw:line><draw:line text:anchor-type="paragraph" draw:z-index="77" draw:style-name="gr2" draw:text-style-name="P898" svg:x1="1.506cm" svg:y1="0.247cm" svg:x2="1.012cm" svg:y2="0.459cm"><text:p/></draw:line><draw:line text:anchor-type="paragraph" draw:z-index="72" draw:style-name="gr2" draw:text-style-name="P898" svg:x1="6.34cm" svg:y1="3.069cm" svg:x2="3.447cm" svg:y2="-0.071cm"><text:p/></draw:line><draw:line text:anchor-type="paragraph" draw:z-index="73" draw:style-name="gr2" draw:text-style-name="P898" svg:x1="3.129cm" svg:y1="0.49cm" svg:x2="3.447cm" svg:y2="-0.071cm"><text:p/></draw:line></text:p>
      <text:list xml:id="list1007405196" text:continue-numbering="true" text:style-name="L5">
        <text:list-header>
          <text:p text:style-name="P688"><draw:line text:anchor-type="paragraph" draw:z-index="65" draw:style-name="gr2" draw:text-style-name="P898" svg:x1="11.49cm" svg:y1="0.494cm" svg:x2="11.049cm" svg:y2="0.988cm"><text:p/></draw:line><draw:rect text:anchor-type="paragraph" draw:z-index="58" draw:style-name="gr1" draw:text-style-name="P898" svg:width="1.906cm" svg:height="1.729cm" svg:x="12.831cm" svg:y="0.071cm"><text:p text:style-name="P898">Д </text:p><text:p text:style-name="P898">(датчик)</text:p></draw:rect><draw:line text:anchor-type="paragraph" draw:z-index="54" draw:style-name="gr2" draw:text-style-name="P898" svg:x1="10.379cm" svg:y1="0.145cm" svg:x2="11.049cm" svg:y2="0.851cm"><text:p/></draw:line><draw:line text:anchor-type="paragraph" draw:z-index="53" draw:style-name="gr2" draw:text-style-name="P898" svg:x1="10.379cm" svg:y1="0.851cm" svg:x2="11.049cm" svg:y2="0.145cm"><text:p/></draw:line><draw:ellipse text:anchor-type="paragraph" draw:z-index="52" draw:style-name="gr2" draw:text-style-name="P898" svg:width="0.883cm" svg:height="0.918cm" svg:x="10.167cm" svg:y="0.145cm"><text:p/></draw:ellipse></text:p>
          <text:p text:style-name="P688"><draw:line text:anchor-type="paragraph" draw:z-index="64" draw:style-name="gr2" draw:text-style-name="P898" svg:x1="12.831cm" svg:y1="0.212cm" svg:x2="11.049cm" svg:y2="0.283cm"><text:p/></draw:line><draw:line text:anchor-type="paragraph" draw:z-index="66" draw:style-name="gr2" draw:text-style-name="P898" svg:x1="11.49cm" svg:y1="0.741cm" svg:x2="11.084cm" svg:y2="0.282cm"><text:p/></draw:line></text:p>
          <text:p text:style-name="P688"><draw:rect text:anchor-type="paragraph" draw:z-index="59" draw:style-name="gr1" draw:text-style-name="P898" svg:width="1.906cm" svg:height="1.729cm" svg:x="6.516cm" svg:y="0cm"><text:p text:style-name="P898">Д </text:p><text:p text:style-name="P898">(датчик)</text:p></draw:rect><draw:line text:anchor-type="paragraph" draw:z-index="70" draw:style-name="gr2" draw:text-style-name="P898" svg:x1="10.679cm" svg:y1="0.004cm" svg:x2="10.891cm" svg:y2="1.447cm"><text:p/></draw:line><draw:line text:anchor-type="paragraph" draw:z-index="71" draw:style-name="gr2" draw:text-style-name="P898" svg:x1="11.084cm" svg:y1="0.389cm" svg:x2="10.714cm" svg:y2="0.004cm"><text:p/></draw:line><draw:line text:anchor-type="paragraph" draw:z-index="78" draw:style-name="gr2" draw:text-style-name="P898" svg:x1="10.432cm" svg:y1="0.494cm" svg:x2="10.679cm" svg:y2="0.004cm"><text:p/></draw:line></text:p>
          <text:p text:style-name="P688"/>
          <text:p text:style-name="P688"><draw:line text:anchor-type="paragraph" draw:z-index="69" draw:style-name="gr2" draw:text-style-name="P898" svg:x1="8.421cm" svg:y1="-0.176cm" svg:x2="10.89cm" svg:y2="-0.035cm"><text:p/></draw:line></text:p>
        </text:list-header>
        <text:list-item>
          <text:p text:style-name="P683"><text:span text:style-name="T6">адаптивные системы. </text:span><text:span text:style-name="T11">Адаптируются к изменяющимся внешним условиям. Для этого имеют дополнительные блоки и контуры, которые позволяют анализировать показатели качества процесса управления и показатели внешних условий.</text:span></text:p>
        </text:list-item>
      </text:list>
      <text:p text:style-name="P14"/>
      <text:p text:style-name="P12">По задачам управления.:</text:p>
      <text:list xml:id="list8506639070588739817" text:style-name="L6">
        <text:list-item>
          <text:p text:style-name="P687">Системы стабилизации. g(t) = const. Например, поддержка температуры.</text:p>
        </text:list-item>
        <text:list-item>
          <text:p text:style-name="P689">Системы програмного управления. g(t) — функция времени, и заранее известна.</text:p>
        </text:list-item>
        <text:list-item>
          <text:p text:style-name="P689">Следящие системы. g(t) изменяется во времени и неизвестна заранее.</text:p>
        </text:list-item>
      </text:list>
      <text:p text:style-name="P15"/>
      <text:p text:style-name="P1"><text:span text:style-name="T12">Системы автоматического управления/</text:span><text:span text:style-name="T13">регулирования</text:span><text:span text:style-name="T12"> (САУ/</text:span><text:span text:style-name="T13">САР</text:span><text:span text:style-name="T12">)</text:span></text:p>
      <text:list xml:id="list6993799566197685744" text:style-name="L7">
        <text:list-item>
          <text:p text:style-name="P693">По виду уравнений</text:p>
          <text:list>
            <text:list-item>
              <text:p text:style-name="P693">Стационарные. Все параметры ОУ и УУ постоянны.</text:p>
            </text:list-item>
            <text:list-item>
              <text:p text:style-name="P693"><text:soft-page-break/>Нестационарные.</text:p>
            </text:list-item>
          </text:list>
        </text:list-item>
        <text:list-item>
          <text:p text:style-name="P690"><text:span text:style-name="T14">По хараектеру линейности </text:span><text:span text:style-name="T15">уравнений</text:span><text:span text:style-name="T14">.</text:span></text:p>
          <text:list>
            <text:list-item>
              <text:p text:style-name="P691"><text:span text:style-name="T12">Линейные. </text:span><text:span text:style-name="T15">Системы, которые описываются линейными </text:span><text:span text:style-name="T16">диффурами.</text:span></text:p>
            </text:list-item>
            <text:list-item>
              <text:p text:style-name="P693">Нелинейные.</text:p>
            </text:list-item>
          </text:list>
        </text:list-item>
        <text:list-item>
          <text:p text:style-name="P691"><text:span text:style-name="T12"><text:s/></text:span><text:span text:style-name="T15">По характеру </text:span><text:span text:style-name="T17">пе</text:span><text:span text:style-name="T25">р</text:span><text:span text:style-name="T17">редачи</text:span><text:span text:style-name="T15"> сигналов.</text:span></text:p>
          <text:list>
            <text:list-item>
              <text:p text:style-name="P691"><text:span text:style-name="T12">Непрерывные. </text:span><text:span text:style-name="T19">Все координаты и переменные непрерывны от времени.</text:span></text:p>
            </text:list-item>
            <text:list-item>
              <text:p text:style-name="P691"><text:span text:style-name="T12">Дискретные. </text:span><text:span text:style-name="T20">Есть хоть один квантователь сигнала по времени.</text:span></text:p>
              <text:list>
                <text:list-item>
                  <text:p text:style-name="P693">Цифровые</text:p>
                </text:list-item>
                <text:list-item>
                  <text:p text:style-name="P693">Импульсные</text:p>
                </text:list-item>
              </text:list>
            </text:list-item>
          </text:list>
        </text:list-item>
        <text:list-item>
          <text:p text:style-name="P691"><text:span text:style-name="T12"><text:s/></text:span><text:span text:style-name="T18">По характеру </text:span><text:span text:style-name="T21">процессов в системе.</text:span></text:p>
          <text:list>
            <text:list-item>
              <text:p text:style-name="P691"><text:span text:style-name="T12">Детерменированные. </text:span><text:span text:style-name="T22">Нет случайных процессов.</text:span></text:p>
            </text:list-item>
            <text:list-item>
              <text:p text:style-name="P693">Стохастические.</text:p>
            </text:list-item>
          </text:list>
        </text:list-item>
        <text:list-item>
          <text:p text:style-name="P694">По критерию качества</text:p>
          <text:list>
            <text:list-item>
              <text:p text:style-name="P694">С заданным качеством. Управление без изменения принципа управления. Просто фиксируем ошибку.</text:p>
            </text:list-item>
            <text:list-item>
              <text:p text:style-name="P692"><text:span text:style-name="T22">Оптимальные. УУ или регулятор строится так, чтобы обеспечить <text:s/>минимум или максимум какого-то критерия качества. <text:s/></text:span><text:span text:style-name="T23">Например. Быстро сделать </text:span><text:span text:style-name="T24">расчёт управления, например.</text:span></text:p>
            </text:list-item>
            <text:list-item>
              <text:p text:style-name="P692"><text:span text:style-name="T22">Адаптивные. </text:span><text:span text:style-name="T23">Закон управления изменяется при измененнии условий.</text:span></text:p>
            </text:list-item>
          </text:list>
        </text:list-item>
      </text:list>
      <text:p text:style-name="P16"/>
      <text:h text:style-name="P862" text:outline-level="2">Функциональная схема системы управления.</text:h>
      <text:p text:style-name="P17">Для выполнения задач управления, любая система <text:s/>должна содержать минимально необходимый набор функциональных блоков.</text:p>
      <text:p text:style-name="P17"><draw:line text:anchor-type="paragraph" draw:z-index="94" draw:style-name="gr2" draw:text-style-name="P898" svg:x1="8.297cm" svg:y1="5.04cm" svg:x2="6.216cm" svg:y2="2.394cm"><text:p/></draw:line><draw:line text:anchor-type="paragraph" draw:z-index="93" draw:style-name="gr2" draw:text-style-name="P898" svg:x1="10.273cm" svg:y1="5.039cm" svg:x2="14.118cm" svg:y2="5.392cm"><text:p/></draw:line><draw:line text:anchor-type="paragraph" draw:z-index="91" draw:style-name="gr2" draw:text-style-name="P898" svg:x1="13.236cm" svg:y1="1.441cm" svg:x2="14.294cm" svg:y2="1.406cm"><text:p/></draw:line><draw:line text:anchor-type="paragraph" draw:z-index="90" draw:style-name="gr2" draw:text-style-name="P898" svg:x1="10.238cm" svg:y1="1.547cm" svg:x2="11.049cm" svg:y2="1.512cm"><text:p/></draw:line><draw:line text:anchor-type="paragraph" draw:z-index="89" draw:style-name="gr2" draw:text-style-name="P898" svg:x1="7.063cm" svg:y1="1.617cm" svg:x2="7.98cm" svg:y2="1.617cm"><text:p/></draw:line><draw:line text:anchor-type="paragraph" draw:z-index="88" draw:style-name="gr2" draw:text-style-name="P898" svg:x1="4.064cm" svg:y1="1.688cm" svg:x2="4.911cm" svg:y2="1.688cm"><text:p/></draw:line><draw:line text:anchor-type="paragraph" draw:z-index="87" draw:style-name="gr2" draw:text-style-name="P898" svg:x1="1.383cm" svg:y1="1.688cm" svg:x2="2.018cm" svg:y2="1.688cm"><text:p/></draw:line><draw:rect text:anchor-type="paragraph" draw:z-index="86" draw:style-name="gr1" draw:text-style-name="P898" svg:width="2.329cm" svg:height="1.447cm" svg:x="6.04cm" svg:y="7.262cm"><text:p text:style-name="P898">ИЗ</text:p></draw:rect><draw:rect text:anchor-type="paragraph" draw:z-index="85" draw:style-name="gr1" draw:text-style-name="P898" svg:width="1.976cm" svg:height="1.553cm" svg:x="8.297cm" svg:y="4.016cm"><text:p text:style-name="P898">КУ</text:p></draw:rect><draw:rect text:anchor-type="paragraph" draw:z-index="84" draw:style-name="gr1" draw:text-style-name="P898" svg:width="2.117cm" svg:height="1.694cm" svg:x="14.295cm" svg:y="0.489cm"><text:p text:style-name="P898">ОУ</text:p></draw:rect><draw:rect text:anchor-type="paragraph" draw:z-index="83" draw:style-name="gr1" draw:text-style-name="P898" svg:width="2.188cm" svg:height="1.624cm" svg:x="11.049cm" svg:y="0.559cm"><text:p text:style-name="P898">ИУ</text:p></draw:rect><draw:rect text:anchor-type="paragraph" draw:z-index="82" draw:style-name="gr1" draw:text-style-name="P898" svg:width="2.259cm" svg:height="1.553cm" svg:x="7.98cm" svg:y="0.594cm"><text:p text:style-name="P898">УС</text:p></draw:rect><draw:rect text:anchor-type="paragraph" draw:z-index="81" draw:style-name="gr1" draw:text-style-name="P898" svg:width="2.153cm" svg:height="1.447cm" svg:x="4.911cm" svg:y="0.736cm"><text:p text:style-name="P898">ПЭ</text:p></draw:rect><draw:rect text:anchor-type="paragraph" draw:z-index="80" draw:style-name="gr1" draw:text-style-name="P898" svg:width="2.047cm" svg:height="1.377cm" svg:x="2.018cm" svg:y="0.806cm"><text:p text:style-name="P898">СУ</text:p></draw:rect><draw:rect text:anchor-type="paragraph" draw:z-index="79" draw:style-name="gr1" draw:text-style-name="P898" svg:width="2.047cm" svg:height="1.306cm" svg:x="-0.663cm" svg:y="0.877cm"><text:p text:style-name="P898">ЗУ</text:p></draw:rect>ИУ</text:p>
      <text:p text:style-name="P17"/>
      <text:p text:style-name="P17"><draw:line text:anchor-type="paragraph" draw:z-index="92" draw:style-name="gr2" draw:text-style-name="P898" svg:x1="13.836cm" svg:y1="0.03cm" svg:x2="14.118cm" svg:y2="3.981cm"><text:p/></draw:line></text:p>
      <text:p text:style-name="P17"><draw:line text:anchor-type="paragraph" draw:z-index="97" draw:style-name="gr2" draw:text-style-name="P898" svg:x1="15.353cm" svg:y1="0.277cm" svg:x2="15.106cm" svg:y2="6.31cm"><text:p/></draw:line><draw:line text:anchor-type="paragraph" draw:z-index="99" draw:style-name="gr2" draw:text-style-name="P898" svg:x1="6.039cm" svg:y1="6.098cm" svg:x2="3.076cm" svg:y2="0.277cm"><text:p/></draw:line><draw:line text:anchor-type="paragraph" draw:z-index="100" draw:style-name="gr2" draw:text-style-name="P898" svg:x1="2.829cm" svg:y1="0.877cm" svg:x2="3.076cm" svg:y2="0.277cm"><text:p/></draw:line><draw:line text:anchor-type="paragraph" draw:z-index="101" draw:style-name="gr2" draw:text-style-name="P898" svg:x1="3.782cm" svg:y1="0.63cm" svg:x2="3.076cm" svg:y2="0.277cm"><text:p/></draw:line><draw:line text:anchor-type="paragraph" draw:z-index="96" draw:style-name="gr2" draw:text-style-name="P898" svg:x1="6.922cm" svg:y1="0.277cm" svg:x2="6.216cm" svg:y2="0.277cm"><text:p/></draw:line><draw:line text:anchor-type="paragraph" draw:z-index="95" draw:style-name="gr2" draw:text-style-name="P898" svg:x1="6.216cm" svg:y1="0.806cm" svg:x2="6.216cm" svg:y2="0.277cm"><text:p/></draw:line></text:p>
      <text:p text:style-name="P17"/>
      <text:p text:style-name="P17"/>
      <text:p text:style-name="P17"/>
      <text:p text:style-name="P17"/>
      <text:p text:style-name="P17"/>
      <text:p text:style-name="P17"/>
      <text:p text:style-name="P17"/>
      <text:p text:style-name="P17"><draw:line text:anchor-type="paragraph" draw:z-index="98" draw:style-name="gr2" draw:text-style-name="P898" svg:x1="8.368cm" svg:y1="0.595cm" svg:x2="15.106cm" svg:y2="0.666cm"><text:p/></draw:line></text:p>
      <text:p text:style-name="P17"><text:soft-page-break/></text:p>
      <text:p text:style-name="P17"/>
      <text:p text:style-name="P17"/>
      <text:p text:style-name="P17">ЗУ — задающее устройство.</text:p>
      <text:p text:style-name="P17">Су — сравнивающее устройство. Тот сумматор, например.</text:p>
      <text:p text:style-name="P17">ПЭ — преобразовательный элемент. Дя согласования различных частей системы.</text:p>
      <text:p text:style-name="P18">УС — усилитель сигнала.</text:p>
      <text:p text:style-name="P18">ИС — исполнительное устройство.</text:p>
      <text:p text:style-name="P2"><text:span text:style-name="T26">КУ — корректирующее устройство. Местная обратная связь. </text:span><text:span text:style-name="T27">Для улучшения динамических свойств систем. </text:span></text:p>
      <text:p text:style-name="P3"><text:span text:style-name="T28">ИЗ <text:s/>- измеритель. </text:span><text:span text:style-name="T29">Либо датчик.</text:span></text:p>
      <text:p text:style-name="P19"/>
      <text:p text:style-name="P20">Дальше пример системы управления разберём.</text:p>
      <text:p text:style-name="P24"/>
      <text:p text:style-name="P34">В блокнотике.</text:p>
      <text:p text:style-name="P34">Система та может представена быть в виде такой структуры: </text:p>
      <text:p text:style-name="P25">…. <text:span text:style-name="T53">Там же.</text:span></text:p>
      <text:p text:style-name="P35">Sum → усилитель → генератор →двигатель → Тактовый генератор → sum</text:p>
      <text:p text:style-name="P35"/>
      <text:p text:style-name="P35">Д описывается так: Tg dw/dt <text:s/>+ w = Kg Uя <text:s/>(Uя <text:s/>–напряж якоря)</text:p>
      <text:p text:style-name="P35">Tg – постоянная времени</text:p>
      <text:p text:style-name="P26"><text:span text:style-name="T54">Kg – коэффициент передачи </text:span><text:span text:style-name="T59">двигателя. У генератора свои есть</text:span></text:p>
      <text:p text:style-name="P27"><text:span text:style-name="T55">ТГ</text:span><text:span text:style-name="T56">: </text:span><text:span text:style-name="T55"><text:s/>u_тг = K_тг w</text:span></text:p>
      <text:p text:style-name="P36">w – частота круговая.</text:p>
      <text:p text:style-name="P36">Сумматор работает так: </text:p>
      <text:p text:style-name="P36">u2 = u1 — u_тг (напряж тактового генератора)</text:p>
      <text:p text:style-name="P36">УС: u3 = Ky u2 (коэфф усиления)</text:p>
      <text:p text:style-name="P36">Г: Тг du_я/dt + uя = Kt u3</text:p>
      <text:p text:style-name="P36"/>
      <text:p text:style-name="P28"><text:span text:style-name="T57">Решив систему относительно выходной величины w и входной u1 получим диффуру, которая описывает </text:span><text:span text:style-name="T58">работу </text:span><text:span text:style-name="T57">системы.</text:span></text:p>
      <text:p text:style-name="P35"/>
      <text:p text:style-name="P29"><text:span text:style-name="T59">Тут можно решить диффуры, но можем решить и в виде </text:span><text:span text:style-name="T37">передаточных функций</text:span><text:span text:style-name="T59">. </text:span></text:p>
      <text:p text:style-name="P37">ПФ</text:p>
      <text:p text:style-name="P37">W_D (p) = Kg/ (Tg p + 1)</text:p>
      <text:p text:style-name="P37"><text:soft-page-break/>W_tg(p) = K_tg</text:p>
      <text:p text:style-name="P37">W_amp(p) = K_amp</text:p>
      <text:p text:style-name="P38">W_G(p) = K_g / (T_g p + 1)</text:p>
      <text:p text:style-name="P38"/>
      <text:p text:style-name="P39">При преобразовании схемы получим схему такого вида:</text:p>
      <text:p text:style-name="P40">W(p) = K / (Tg (p) + 1)/ (Tg(p) + 1)</text:p>
      <text:p text:style-name="P41">K = <text:s/>произведение всех K[i]</text:p>
      <text:p text:style-name="P41"/>
      <text:p text:style-name="P41">Это передаточная функция разомкнутой системы.</text:p>
      <text:p text:style-name="P41"/>
      <text:p text:style-name="P42">Решая далее, получим для замкнутой системы:</text:p>
      <text:p text:style-name="P42">Ф(p) = W(p) / (1 + W(p))</text:p>
      <text:p text:style-name="P42"/>
      <text:p text:style-name="P42"/>
      <text:p text:style-name="P43">Определение:</text:p>
      <text:p text:style-name="P44">Передаточная функция <text:s/>- это отношение изображения по Лаплассу выходной величины к изображению по Лаплассу входной величины при нулевых начальных условиях.</text:p>
      <text:p text:style-name="P44"/>
      <text:h text:style-name="P669" text:outline-level="1">Преобразование по Лаплассу и его свойства</text:h>
      <text:p text:style-name="P45">Позволяет заменить решение диффур на алгебраические вычисления.</text:p>
      <text:p text:style-name="P46">X(p) = L{x(t)} = int (x(t) exp(-pt), dt=0..inf).</text:p>
      <text:p text:style-name="P46">Где p in C – комплексное число.</text:p>
      <text:p text:style-name="P47">Свойства какие требуются?</text:p>
      <text:p text:style-name="P48">1) линейность.</text:p>
      <text:p text:style-name="P48">2) дифференцирование оригинала.</text:p>
      <text:p text:style-name="P30"><text:span text:style-name="T61">L[dx/dt] = p X(p) — X(0)</text:span><text:span text:style-name="T62">(t=</text:span><text:span text:style-name="T63">=</text:span><text:span text:style-name="T62"> </text:span><text:span text:style-name="T64">0</text:span><text:span text:style-name="T62">)</text:span></text:p>
      <text:p text:style-name="P49">3) интегрирование оригинала.</text:p>
      <text:p text:style-name="P49"><text:s/>L[int(0..t, x(tau) d tau)] = 1/p x(p)</text:p>
      <text:p text:style-name="P50">4) свойство временного сдвига</text:p>
      <text:p text:style-name="P50">L[x(t-tau)] = exp(-p tau) X(p)</text:p>
      <text:p text:style-name="P51">5) теорема о конечном значении.</text:p>
      <text:p text:style-name="P31"><text:span text:style-name="T65">Lim X(t) <text:s/>(t-&gt;inf)</text:span><text:span text:style-name="T60"> </text:span><text:span text:style-name="T65">= <text:s/>p X(p) (p=0)</text:span></text:p>
      <text:p text:style-name="P31"><text:span text:style-name="T65">Lim X(t) <text:s/>(t-&gt;0)</text:span><text:span text:style-name="T60"> </text:span><text:span text:style-name="T65">= <text:s/>p X(p) (p-&gt; inf)</text:span></text:p>
      <text:p text:style-name="P52">6) свёртка</text:p>
      <text:p text:style-name="P52">int(0..inf, x1(t) x2(t-tau) dt) = x1(p) x2(p)</text:p>
      <text:p text:style-name="P53"><text:soft-page-break/>7) обратное преобразование Лапласса.</text:p>
      <text:p text:style-name="P54">х(t) = 1/(2pi j ) int (-j inf... +j inf, X(p) exp(pt) dp)</text:p>
      <text:p text:style-name="P54"/>
      <text:p text:style-name="P54"/>
      <text:p text:style-name="P54"/>
      <text:h text:style-name="P670" text:outline-level="1">Характеристики динамических звеньев</text:h>
      <text:p text:style-name="P32"><text:span text:style-name="T66">Все линейные звенья описываются линейными дифференциальными уравнениями и соответствующими им передаточными фнкциями.</text:span><text:span text:style-name="T67">2 вида характеристик:</text:span></text:p>
      <text:list xml:id="list1697947667593217477" text:style-name="L8">
        <text:list-item>
          <text:p text:style-name="P695">статические</text:p>
        </text:list-item>
        <text:list-item>
          <text:p text:style-name="P695">Динамические</text:p>
        </text:list-item>
      </text:list>
      <text:p text:style-name="P55">Статичечкая – отношение выхода системы ко входу в установившемся режиме.</text:p>
      <text:p text:style-name="P56">Все звенья можно тогда поделить на 3 типа:</text:p>
      <text:list xml:id="list1615547254005054423" text:style-name="L9">
        <text:list-item>
          <text:p text:style-name="P697">позиционного типа.x2 (t) = k x1(t) <text:s/>(1 – вход, 2 выход)</text:p>
        </text:list-item>
        <text:list-item>
          <text:p text:style-name="P696"><text:span text:style-name="T68">Интегрирующего типа. Там dx2(t)/dt = k x1(t) или x2 = int(0..t, k x1(tau) dtau</text:span><text:span text:style-name="T69">)</text:span></text:p>
        </text:list-item>
        <text:list-item>
          <text:p text:style-name="P698">Дифференцирующего типа. Там x2(t) = k dx1/dt</text:p>
        </text:list-item>
      </text:list>
      <text:p text:style-name="P57"/>
      <text:p text:style-name="P57">Динамические характеристики.</text:p>
      <text:p text:style-name="P57">Это реакция системы на типовое входное воздействие. </text:p>
      <text:p text:style-name="P58">Какие типовые воздействия бывают?</text:p>
      <text:list xml:id="list4297403684395570960" text:style-name="L10">
        <text:list-item>
          <text:p text:style-name="P701">Единичная ступенчатая функция. 0 (t&lt; 0), 1 (t &gt;= 0)</text:p>
        </text:list-item>
        <text:list-item>
          <text:p text:style-name="P699"><text:span text:style-name="T70">Единичная импульсная функция. delta(t) = inf (t=0), иначе 0. </text:span><text:span text:style-name="T71">(площадь 1)</text:span></text:p>
        </text:list-item>
        <text:list-item>
          <text:p text:style-name="P700"><text:span text:style-name="T71">Гармоническая функция. sin(w t </text:span><text:span text:style-name="T72">+ fi</text:span><text:span text:style-name="T71">).</text:span></text:p>
        </text:list-item>
      </text:list>
      <text:p text:style-name="P59"/>
      <text:p text:style-name="P60">В зависимости от вида воздействия типового, выделяют временные характеристики и частотные.</text:p>
      <text:list xml:id="list9015782491969397901" text:style-name="L11">
        <text:list-item>
          <text:p text:style-name="P703">Временные. </text:p>
          <text:list>
            <text:list-item>
              <text:p text:style-name="P703">Переходная характеристика (h(t)) реакция системы на единичную ступенчатую функцию. На входе она, а на выходе что-то там. (колебание, которое сходится к изначальному, например)</text:p>
            </text:list-item>
            <text:list-item>
              <text:p text:style-name="P703">Весовая функция (w(t)). Или импульсная переходная функция. Это реакция системы на (2)</text:p>
            </text:list-item>
            <text:list-item>
              <text:p text:style-name="P703">Переходная и весовая функции связаны. w(t) = dh/ dt</text:p>
            </text:list-item>
            <text:list-item>
              <text:p text:style-name="P702"><text:span text:style-name="T73">знание этих функций полностью определяет динамические свойства системы. Там x2 = int (0..t, x(t</text:span><text:span text:style-name="T75">au</text:span><text:span text:style-name="T73">) w (t-tau) d tau</text:span><text:span text:style-name="T74">)</text:span></text:p>
            </text:list-item>
            <text:list-item>
              <text:p text:style-name="P704">И передатоная функция тогда W(p) = int (0..inf w(t) exp (-pt) dt)</text:p>
            </text:list-item>
            <text:list-item>
              <text:p text:style-name="P705"><text:soft-page-break/>И так как с передаточной функцией есть связь, то она полностью тоже определяет систему.</text:p>
            </text:list-item>
          </text:list>
        </text:list-item>
        <text:list-item>
          <text:p text:style-name="P703">Частотные</text:p>
        </text:list-item>
      </text:list>
      <text:p text:style-name="P60"/>
      <text:h text:style-name="P863" text:outline-level="2">Рассмотрим основные параметры временнЫх функций.</text:h>
      <text:p text:style-name="P61">В блокнотике.</text:p>
      <text:p text:style-name="P62">Растущая прямая с волнами наверху.</text:p>
      <text:p text:style-name="P62"><draw:path text:anchor-type="paragraph" draw:z-index="102" draw:style-name="gr2" draw:text-style-name="P898" svg:width="11.549cm" svg:height="7.304cm" draw:transform="skewX (8.83042030643628E-017) rotate (0.785398163397448) translate (0.39785217794565cm 4.47067162239009cm)" svg:viewBox="0 0 11550 7305" svg:d="m0 146c501 10 997 106 1497 149 505 45 1015 3 1521-24 474-26 950-92 1422-125 443-32 1054-341 1347 50 263 350-309 636-124 1172 212 617 689 171 997 200 396 37 537 543 624 923 80 349-116 906 449 1047 358 90 770 209 948 599 176 385 521 676 673 1073 158 410 633 427 898 698 264 268 491 575 724 873l224 275 300 199 50 50"><text:p/></draw:path><draw:frame text:anchor-type="paragraph" draw:z-index="105" draw:style-name="gr6" svg:width="1.624cm" svg:height="2.01cm" svg:x="-0.699cm" svg:y="0.27cm"><draw:text-box><text:p>h_max1</text:p><text:p/><text:p>h_st</text:p><text:p>1</text:p></draw:text-box></draw:frame></text:p>
      <text:p text:style-name="P62"><draw:line text:anchor-type="paragraph" draw:z-index="106" draw:style-name="gr2" draw:text-style-name="P898" svg:x1="17.223cm" svg:y1="-0.123cm" svg:x2="1.524cm" svg:y2="-0.194cm"><text:p/></draw:line></text:p>
      <text:p text:style-name="P62"><draw:line text:anchor-type="paragraph" draw:z-index="103" draw:style-name="gr2" draw:text-style-name="P898" svg:x1="16.906cm" svg:y1="0.152cm" svg:x2="1.207cm" svg:y2="0.081cm"><text:p/></draw:line></text:p>
      <text:p text:style-name="P62"><draw:line text:anchor-type="paragraph" draw:z-index="104" draw:style-name="gr2" draw:text-style-name="P898" svg:x1="17.117cm" svg:y1="-0.048cm" svg:x2="0.501cm" svg:y2="-0.048cm"><text:p/></draw:line></text:p>
      <text:p text:style-name="P62"/>
      <text:p text:style-name="P62"/>
      <text:p text:style-name="P62"/>
      <text:p text:style-name="P33"><text:span text:style-name="T76">Параметры </text:span><text:span text:style-name="T87">(h_max[i] – это экстремумы, а не максимумы)</text:span></text:p>
      <text:list xml:id="list7881493622724665015" text:style-name="L12">
        <text:list-item>
          <text:p text:style-name="P706"><text:span text:style-name="T76">Статическая ошибка. Eps = |1 — h_stable| <text:s/>(установившееся значение). </text:span><text:span text:style-name="T77">Если eps != 0, то система статическая. </text:span><text:span text:style-name="T78">Иначе астатические.</text:span></text:p>
        </text:list-item>
        <text:list-item>
          <text:p text:style-name="P712">Динамическое отклонение (h_max — h_st)</text:p>
        </text:list-item>
        <text:list-item>
          <text:p text:style-name="P707"><text:span text:style-name="T79">Время регулирования </text:span><text:span text:style-name="T88">T_R</text:span><text:span text:style-name="T79">. Это время, после которого <text:s/>разность между текущим значением выходного сигнала и установившимся значением будет иметь величину, меньшую DELTA. <text:tab/><text:line-break/>Где DELTA <text:s/>= <text:s/>| (h(t) — h_st)/h_st| * 100%<text:tab/> </text:span><text:span text:style-name="T80"><text:line-break/>Обычно, берут 5%.</text:span></text:p>
        </text:list-item>
        <text:list-item>
          <text:p text:style-name="P708"><text:span text:style-name="T81">Перерегулирование. <text:s/></text:span><text:span text:style-name="T82">SIGMA = (h_max1 — h_st )/ h_st * 100%</text:span></text:p>
        </text:list-item>
        <text:list-item>
          <text:p text:style-name="P709"><text:span text:style-name="T83">Время нарастания. Время, за которое система достигает установившегося значения. </text:span><text:span text:style-name="T84">Просто первое совпадение.</text:span></text:p>
        </text:list-item>
        <text:list-item>
          <text:p text:style-name="P710"><text:span text:style-name="T85">Логарифмический декремент затухания. </text:span><text:span text:style-name="T86">Там <text:line-break/></text:span><text:span text:style-name="T38">d = ln | (h_max1 — h_st) / (h_max2 — h_st) | <text:s/><text:tab/></text:span></text:p>
        </text:list-item>
        <text:list-item>
          <text:p text:style-name="P711"><text:span text:style-name="T88">Число колебаний N, число максимумов функции h(t) на промежутке от 0 до t_</text:span><text:span text:style-name="T89">R</text:span></text:p>
        </text:list-item>
      </text:list>
      <text:p text:style-name="P245"/>
      <text:h text:style-name="P864" text:outline-level="2">часотные характеристики.</text:h>
      <text:p text:style-name="P63"><text:span text:style-name="T40">Амплитудо-фазово-частотная характеристика</text:span><text:span text:style-name="T90"> (АФЧХ) — кривая W(j w) на /С при изменении частоты (w) от 0 до inf.</text:span></text:p>
      <text:p text:style-name="P246">W(jw) =W(p) | [p = j w] (В операторе лапласса подставили просто.</text:p>
      <text:p text:style-name="P246"/>
      <text:p text:style-name="P246">Её всегда можно представить в виде отношеия полиномов:</text:p>
      <text:p text:style-name="P230">W(jw) <text:s/>= X1(jw) / X2(jw)</text:p>
      <text:p text:style-name="P246"><text:soft-page-break/></text:p>
      <text:p text:style-name="P84">W(jw) = U(w) + jV(w) = A(w) * exp(j psy(w))</text:p>
      <text:p text:style-name="P70"><text:span text:style-name="T90">A</text:span><text:span text:style-name="T91">(w)</text:span><text:span text:style-name="T90"> = sqrt(U^2(w) + V^2(w))</text:span></text:p>
      <text:p text:style-name="P70"><text:span text:style-name="T90">psy</text:span><text:span text:style-name="T91">(w)</text:span><text:span text:style-name="T90"> = artg (V / U)</text:span></text:p>
      <text:p text:style-name="P246"/>
      <text:p text:style-name="P247">Как можно представить?</text:p>
      <text:p text:style-name="P247">Нарисовано в блокнотике. Рис 1.</text:p>
      <text:p text:style-name="P247"/>
      <text:p text:style-name="P233"><text:span text:style-name="T41">А</text:span><text:span text:style-name="T39">мплитудо-частотная характеристика</text:span><text:span text:style-name="T92"> (</text:span><text:span text:style-name="T94">АЧХ</text:span><text:span text:style-name="T92">). А(w) просто.</text:span></text:p>
      <text:p text:style-name="P248">Показывает, как система пропускает сигналы различной частоты.</text:p>
      <text:p text:style-name="P248">Различают такие виды систем:</text:p>
      <text:list xml:id="list2621045655050763845" text:style-name="L13">
        <text:list-item>
          <text:p text:style-name="P713">Фильтры низких частот (ФНЧ) оставили низкие</text:p>
        </text:list-item>
        <text:list-item>
          <text:p text:style-name="P713">Фильтры высоких частот (ФВЧ) оставили высокие</text:p>
        </text:list-item>
        <text:list-item>
          <text:p text:style-name="P713">Полосовой фильтр (ПФ) полоса пропускается</text:p>
        </text:list-item>
        <text:list-item>
          <text:p text:style-name="P713">Режекторный фильтр (РФ) полоса не пропускается.</text:p>
        </text:list-item>
      </text:list>
      <text:p text:style-name="P248"/>
      <text:p text:style-name="P234"><text:span text:style-name="T41">Фазо-частотная характеристика</text:span><text:span text:style-name="T93"> (ФЧХ). Это psy(w) просто.</text:span></text:p>
      <text:p text:style-name="P248"/>
      <text:p text:style-name="P234"><text:span text:style-name="T41">Вещественная частотная характеристика</text:span><text:span text:style-name="T93"> (ВЧХ). Это U(w).</text:span></text:p>
      <text:p text:style-name="P234"><text:span text:style-name="T41">Мнимая частотная характеристика </text:span><text:span text:style-name="T93">(МЧХ). Это V(w).</text:span></text:p>
      <text:p text:style-name="P235"><text:span text:style-name="T93">Логарифмические частотные характеристики. (ЛАЧХ </text:span><text:span text:style-name="T96">(</text:span><text:span text:style-name="T93">Л</text:span><text:span text:style-name="T96">А</text:span><text:span text:style-name="T93">Х</text:span><text:span text:style-name="T96">) логарифмическая амплитудно-частотная зарактеристика</text:span><text:span text:style-name="T93">) </text:span><text:span text:style-name="T96">и ЛФЧХ (фазовая). Получаем так:</text:span></text:p>
      <text:p text:style-name="P64"><text:span text:style-name="T97">L(n) = 20 lg [A(w)]</text:span><text:span text:style-name="T96"> (децибеллы) (для амплитудной) </text:span><text:span text:style-name="T144">по оси абсцисс тоже логарифм w.</text:span></text:p>
      <text:p text:style-name="P249">для фазовой просто по оси х берутся логарифмы, а по значениям ничего не меняем.</text:p>
      <text:p text:style-name="P251">Логарифмические характеристики удобны для ручных вычислений и для визуального анализа.</text:p>
      <text:p text:style-name="P251"/>
      <text:p text:style-name="P251">Типовые случаи логарифмических характеристик.</text:p>
      <text:list xml:id="list5982870196895492633" text:style-name="L14">
        <text:list-item>
          <text:p text:style-name="P716">A(w) = k. Усилитель. L(w) = 20 lg [k]. Графически прямая.</text:p>
        </text:list-item>
        <text:list-item>
          <text:p text:style-name="P714"><text:span text:style-name="T144">A(w) = k/w. L(w) = 20 (lg [k] — lg [w]) . </text:span><text:span text:style-name="T145">Линейная.</text:span></text:p>
        </text:list-item>
        <text:list-item>
          <text:p text:style-name="P715"><text:span text:style-name="T144">A(w) = k/ w^2 =&gt; L = <text:s/>20 (lg [k] — 2 lg [w]). </text:span><text:span text:style-name="T145">Линейная.</text:span></text:p>
        </text:list-item>
        <text:list-item>
          <text:p text:style-name="P715"><text:span text:style-name="T144">A(w) = k w → L = 20 (lg [k] + lg [w]). </text:span><text:span text:style-name="T145">Линейная.</text:span></text:p>
        </text:list-item>
        <text:list-item>
          <text:p text:style-name="P715"><text:span text:style-name="T144">A(w) = k w</text:span><text:span text:style-name="T145">^2</text:span><text:span text:style-name="T144"> → L = 20 (lg [k] + </text:span><text:span text:style-name="T145">2</text:span><text:span text:style-name="T144"> lg [w]). </text:span><text:span text:style-name="T145">Линейная.</text:span></text:p>
        </text:list-item>
      </text:list>
      <text:p text:style-name="P252">Вот типовые, которые нам нужны.</text:p>
      <text:p text:style-name="P252"/>
      <text:p text:style-name="P253"><text:soft-page-break/>Любую сложную систему можно разбить на типовые.</text:p>
      <text:p text:style-name="P253"/>
      <text:h text:style-name="P671" text:outline-level="1">Типовые динамические звенья и их характеристики.</text:h>
      <text:p text:style-name="P253">Типовые звенья — минимально необходимый набор звеньев для описания систем управления произвольного вида.</text:p>
      <text:p text:style-name="P253">К ним относятся:</text:p>
      <text:list xml:id="list4131478605795252631" text:style-name="L15">
        <text:list-item>
          <text:p text:style-name="P717">Пропорциональное звено. </text:p>
        </text:list-item>
        <text:list-item>
          <text:p text:style-name="P717">Апериодическое первого порядка.</text:p>
        </text:list-item>
        <text:list-item>
          <text:p text:style-name="P717">Апериодическое 2 порядка.</text:p>
        </text:list-item>
        <text:list-item>
          <text:p text:style-name="P717">Колебательное.</text:p>
        </text:list-item>
        <text:list-item>
          <text:p text:style-name="P717">Консервативное</text:p>
        </text:list-item>
        <text:list-item>
          <text:p text:style-name="P717">Интегрирующее (идеальное интегрирующее)</text:p>
        </text:list-item>
        <text:list-item>
          <text:p text:style-name="P717">Реальное интегририющее</text:p>
        </text:list-item>
        <text:list-item>
          <text:p text:style-name="P717">Дифференцирующее (идеальное)</text:p>
        </text:list-item>
        <text:list-item>
          <text:p text:style-name="P717">Реальное дифференцирующее</text:p>
        </text:list-item>
        <text:list-item>
          <text:p text:style-name="P717">Звено с чистым запаздыванием.</text:p>
        </text:list-item>
      </text:list>
      <text:p text:style-name="P250"/>
      <text:p text:style-name="P253">На входе x1(t), на выходе x2(t).</text:p>
      <text:p text:style-name="P254">Рассмотрим их.</text:p>
      <text:h text:style-name="P865" text:outline-level="2">Пропорциональное</text:h>
      <text:p text:style-name="P255">Безинерционное, идеальное усилительное и тд.</text:p>
      <text:p text:style-name="P85">x2 = k x1</text:p>
      <text:p text:style-name="P250"/>
      <text:p text:style-name="P255">Передаточная функция: W(p) = k.</text:p>
      <text:p text:style-name="P255">Переходная функция: h(t) = k * 1(t) <text:s text:c="2"/>(1(t) – на t&gt;= 0 =&gt; 1 иначе ноль).</text:p>
      <text:p text:style-name="P255">Весовая функция: w(t) = k delta(t)</text:p>
      <text:p text:style-name="P255">АФЧХ: W(j w) = k. Просто точка, выходит. (k,0)</text:p>
      <text:p text:style-name="P255">АЧХ: A(w) = k</text:p>
      <text:p text:style-name="P256">ФЧХ: psy(w) = arctg 0/k = 0.</text:p>
      <text:p text:style-name="P257">ЛАЧХ: 20 lg [k]</text:p>
      <text:p text:style-name="P257">ЛФЧХ: 0</text:p>
      <text:p text:style-name="P257"/>
      <text:h text:style-name="P866" text:outline-level="2">Апериодическое первого порядка.</text:h>
      <text:p text:style-name="P259">T dx2(t)/dt + x2(t) = k x1(t)</text:p>
      <text:p text:style-name="P236"><text:span text:style-name="T146">Передаточная функция: </text:span><text:span text:style-name="T149">W(p) = k / (T p + 1)</text:span></text:p>
      <text:p text:style-name="P236"><text:soft-page-break/><text:span text:style-name="T146">Переходная функция: h(t) = k </text:span><text:span text:style-name="T149">(1 — exp[- t / T])</text:span><text:span text:style-name="T146"> 1(t) .</text:span></text:p>
      <text:p text:style-name="P260"><draw:line text:anchor-type="paragraph" draw:z-index="108" draw:style-name="gr2" draw:text-style-name="P898" svg:x1="14.559cm" svg:y1="0.762cm" svg:x2="14.594cm" svg:y2="4.043cm"><text:p/></draw:line>T получим, если продлим касательную отсюда в уромень k. И они сравняются в абсциссе с T.</text:p>
      <text:p text:style-name="P236"><text:span text:style-name="T146">Весовая функция: w(t) = k / </text:span><text:span text:style-name="T150">t exp(- t / T)</text:span></text:p>
      <text:p text:style-name="P237"><draw:line text:anchor-type="paragraph" draw:z-index="107" draw:style-name="gr2" draw:text-style-name="P898" svg:x1="11.102cm" svg:y1="0.092cm" svg:x2="17.84cm" svg:y2="0.092cm"><text:p/></draw:line><draw:path text:anchor-type="paragraph" draw:z-index="109" draw:style-name="gr2" draw:text-style-name="P898" svg:width="1.157cm" svg:height="2.776cm" draw:transform="rotate (-1.68145020137134) translate (17.3960652014692cm 0.0933559602236229cm)" svg:viewBox="0 0 1158 2777" svg:d="m0 15c466-103 767 356 997 670 234 318 167 737 86 1091l-206 378-312 389-187 234"><text:p/></draw:path><text:span text:style-name="T146">АФЧХ: W(j w) = </text:span><text:span text:style-name="T149">k / (T </text:span><text:span text:style-name="T150">j w</text:span><text:span text:style-name="T149"> + 1) </text:span><text:span text:style-name="T151">(нарисовал)</text:span></text:p>
      <text:p text:style-name="P236"><text:span text:style-name="T146">АЧХ: A(w) = </text:span><text:span text:style-name="T151">|W (j w)| = k / <text:s/>sqrt(T^2 w^2 + 1)</text:span></text:p>
      <text:p text:style-name="P236"><text:span text:style-name="T147">ФЧХ: psy(w) = arct</text:span><text:span text:style-name="T151">g V/U = - arctg Tw</text:span></text:p>
      <text:p text:style-name="P236"><text:span text:style-name="T148">ЛАЧХ: 20 </text:span><text:span text:style-name="T152">(</text:span><text:span text:style-name="T148">lg [k]</text:span><text:span text:style-name="T152"> — ½ lg [T^2 w^2 + 1]</text:span></text:p>
      <text:p text:style-name="P258"/>
      <text:h text:style-name="P867" text:outline-level="2"><text:span text:style-name="T149">Апериодическое</text:span><text:span text:style-name="T153"> второго</text:span><text:span text:style-name="T149"> порядка.</text:span></text:h>
      <text:p text:style-name="P238"><text:span text:style-name="T149">T</text:span><text:span text:style-name="T153">2^2</text:span><text:span text:style-name="T149"> d</text:span><text:span text:style-name="T153">^2 </text:span><text:span text:style-name="T149">x2(t)/dt</text:span><text:span text:style-name="T153">^2</text:span><text:span text:style-name="T149"> + </text:span><text:span text:style-name="T153">T1 d </text:span><text:span text:style-name="T149">x2(t)/</text:span><text:span text:style-name="T153">dt + x2</text:span><text:span text:style-name="T149"> = k x1(t)</text:span></text:p>
      <text:p text:style-name="P239"><text:span text:style-name="T146">Передаточная функция: </text:span><text:span text:style-name="T154">T2^2 p^2 x2(p) + T1 p x2(p) + x2(p) = k x1(p) =&gt; W(p) = k / (T2^2 p^2 + T1 p <text:s/>+ 1))</text:span></text:p>
      <text:p text:style-name="P262"/>
      <text:p text:style-name="P262">Корни определяются характеристическим полиномом.</text:p>
      <text:p text:style-name="P263">P1,2 = -T1/T2 ± sqrt (T1^2 / 4 - T2^2)</text:p>
      <text:p text:style-name="P263">если T1 &gt; 2 T2, тогда корни вещественные, и передаточная функция <text:s/>представляется последовательным соединением двух апериодических звеньев 1 порядка.</text:p>
      <text:p text:style-name="P264">W(p) = k / ((T3 p + 1) (T4 p + 1)).</text:p>
      <text:p text:style-name="P263"/>
      <text:p text:style-name="P240"><text:span text:style-name="T146">Переходная функция: h(t) = k </text:span><text:span text:style-name="T149">(1 — </text:span><text:span text:style-name="T156">T3/(T3 — T4) *</text:span><text:span text:style-name="T149">exp[- </text:span><text:span text:style-name="T156">t</text:span><text:span text:style-name="T149"> / T</text:span><text:span text:style-name="T156">3</text:span><text:span text:style-name="T149">] </text:span><text:span text:style-name="T156">+ T4/(T3 — T4) *</text:span><text:span text:style-name="T149">exp[- </text:span><text:span text:style-name="T156">t</text:span><text:span text:style-name="T149"> / T</text:span><text:span text:style-name="T156">4</text:span><text:span text:style-name="T149">])</text:span><text:span text:style-name="T146"> 1(t) .</text:span></text:p>
      <text:p text:style-name="P261">T получим, если продлим касательную отсюда в уромень k. И они сравняются в абсциссе с T.</text:p>
      <text:p text:style-name="P241"><text:span text:style-name="T146">Весовая функция: w(t) = k / </text:span><text:span text:style-name="T157">(T3 - T4)</text:span><text:span text:style-name="T150"> </text:span><text:span text:style-name="T157">(</text:span><text:span text:style-name="T150">exp(- t / T</text:span><text:span text:style-name="T157">3</text:span><text:span text:style-name="T150">) </text:span><text:span text:style-name="T157">- </text:span><text:span text:style-name="T150">exp(- t / T</text:span><text:span text:style-name="T157">4</text:span><text:span text:style-name="T150">)</text:span><text:span text:style-name="T157">) </text:span></text:p>
      <text:p text:style-name="P265"/>
      <text:p text:style-name="P242"><text:span text:style-name="T146">АФЧХ: </text:span><text:span text:style-name="T155">W(</text:span><text:span text:style-name="T158">j w</text:span><text:span text:style-name="T155">) = k / ((T3 </text:span><text:span text:style-name="T158">j w</text:span><text:span text:style-name="T155"> + 1) (T4 </text:span><text:span text:style-name="T158">j w</text:span><text:span text:style-name="T155"> + 1)).</text:span></text:p>
      <text:p text:style-name="P243"><text:span text:style-name="T146">АЧХ: A(w) = </text:span><text:span text:style-name="T151">k / <text:s/>sqrt(</text:span><text:span text:style-name="T159">(</text:span><text:span text:style-name="T151">T</text:span><text:span text:style-name="T159">3</text:span><text:span text:style-name="T151">^2 w^2 + 1</text:span><text:span text:style-name="T159">)(</text:span><text:span text:style-name="T151">T</text:span><text:span text:style-name="T159">4</text:span><text:span text:style-name="T151">^2 w^2 + 1</text:span><text:span text:style-name="T159">)</text:span><text:span text:style-name="T151">)</text:span></text:p>
      <text:p text:style-name="P238"><text:span text:style-name="T147">ФЧХ: psy(w) = arct</text:span><text:span text:style-name="T151">g V/U = - arctg </text:span><text:span text:style-name="T160">(T3 w) — arctg (T4 w) </text:span><text:span text:style-name="T161">(от 0 до - pi)</text:span></text:p>
      <text:p text:style-name="P244"><text:span text:style-name="T148">ЛАЧХ: 20 </text:span><text:span text:style-name="T152">(</text:span><text:span text:style-name="T148">lg [k]</text:span><text:span text:style-name="T152"> — ½ </text:span><text:span text:style-name="T162">(</text:span><text:span text:style-name="T152">lg [T</text:span><text:span text:style-name="T162">3</text:span><text:span text:style-name="T152">^</text:span><text:span text:style-name="T162">2</text:span><text:span text:style-name="T152"> w^2 + 1] </text:span><text:span text:style-name="T162">+ </text:span><text:span text:style-name="T152">lg [T</text:span><text:span text:style-name="T162">4</text:span><text:span text:style-name="T152">^</text:span><text:span text:style-name="T162">2</text:span><text:span text:style-name="T152"> w^2 + 1]</text:span><text:span text:style-name="T162">))</text:span></text:p>
      <text:p text:style-name="P266">Рассмотрим 3 участка. </text:p>
      <text:list xml:id="list3949375380486367925" text:style-name="L16">
        <text:list-item>
          <text:p text:style-name="P719">w &lt; 1/T3 =&gt; можно пренебречь =&gt; L = 20 lg [k ]</text:p>
        </text:list-item>
        <text:list-item>
          <text:p text:style-name="P719">w in 1/T3..1/T4 =&gt; L = 20 lg [k] — 10 lg [T3 w]</text:p>
        </text:list-item>
        <text:list-item>
          <text:p text:style-name="P718"><text:span text:style-name="T163">w &gt; 1/T4 =&gt; L = 20 lg [k] — </text:span><text:span text:style-name="T164">2</text:span><text:span text:style-name="T163">0 lg [T3 w] — </text:span><text:span text:style-name="T164">2</text:span><text:span text:style-name="T163">0 lg [T4 w] </text:span></text:p>
        </text:list-item>
      </text:list>
      <text:p text:style-name="P266"/>
      <text:h text:style-name="P868" text:outline-level="2"><text:soft-page-break/>Колебательное звено</text:h>
      <text:p text:style-name="P266"/>
      <text:p text:style-name="P250"><text:s/></text:p>
      <text:h text:style-name="P672" text:outline-level="1">Пропущена лекция <text:span text:style-name="T237">(непомните, чтобы с фоток с телефона заполнил)</text:span></text:h>
      <text:p text:style-name="P284"/>
      <text:p text:style-name="P285">9 правилпереноса в схемах.</text:p>
      <text:p text:style-name="P286"/>
      <text:p text:style-name="P286">Что к чему и почему?</text:p>
      <text:p text:style-name="P286">Картинки: </text:p>
      <text:p text:style-name="P267"><text:span text:style-name="T167">6</text:span><text:span text:style-name="T165">) сумматор, с него входит х1, х2 с ± снизу, <text:s/>выходят х3 и х4.</text:span></text:p>
      <text:p text:style-name="P285">Непонятно, что за правило.</text:p>
      <text:p text:style-name="P286"/>
      <text:p text:style-name="P267"><text:span text:style-name="T167">7</text:span><text:span text:style-name="T166">) </text:span><text:span text:style-name="T165">Перенос сумматора через сумматор – х2 в сумматор, х1 в него с ±, выход на второй сумматор, в него с+- входит х3, и всё на выход. Вот можно, наверно, поменять сумматоры местами.</text:span></text:p>
      <text:p text:style-name="P286"/>
      <text:p text:style-name="P267"><text:span text:style-name="T167">8</text:span><text:span text:style-name="T166">) </text:span><text:span text:style-name="T165">перенос звена через звено. W1 → W2 <text:s text:c="2"/>&lt;=&gt; W2 → W1</text:span></text:p>
      <text:p text:style-name="P286"/>
      <text:p text:style-name="P267"><text:span text:style-name="T167">9</text:span><text:span text:style-name="T166">) </text:span><text:span text:style-name="T165">Перенос узла через узел. </text:span><text:span text:style-name="T166">Если 2 узла идут подряд, то можно поменять местами.</text:span></text:p>
      <text:p text:style-name="P287"/>
      <text:p text:style-name="P287"/>
      <text:h text:style-name="P673" text:outline-level="1">Дифференцальные уравнения и передаточные функции систем управления.</text:h>
      <text:p text:style-name="P288">Описывали с отрицательной обратной связью. </text:p>
      <text:p text:style-name="P288">Передаточная функция любого звена представляет собой отношение 2 полиномов. </text:p>
      <text:p text:style-name="P289">Корни числителя – нули, знаменателя — полюсы.</text:p>
      <text:p text:style-name="P290">Любая система состоит из отдельных звеньев, т. е. Каждое описывается своим дифф ураввнением. Для описания системы целиком они объединяются, и после линеализации работа системы описывается с помощью системы дифф уравнений общего вида:</text:p>
      <text:p text:style-name="P268"><text:span text:style-name="T168">{ sum [a_ij(p) xj , j = 1..n] = f_</text:span><text:span text:style-name="T169">i</text:span><text:span text:style-name="T168"> , j=1..n}</text:span></text:p>
      <text:p text:style-name="P291">x_i — обобщённые координаты системы. Их подбирают чаще всего сигналами, которые фигурируют в системе. В том числе к ним относится выходная величина x(t) и ошибка eps(t)</text:p>
      <text:p text:style-name="P269"><text:span text:style-name="T170">f_i — задающее и возмущающее воздействие. </text:span><text:span text:style-name="T171">(g(t) и f(t))</text:span></text:p>
      <text:p text:style-name="P292"><text:soft-page-break/>Решая систему уравнений относительно выходного сигнала x(t) и задающего сигнала g(t) получим уравнение вида:</text:p>
      <text:p text:style-name="P292"/>
      <text:p text:style-name="P86">D(p) x(t) = R(p) g(t) + N(p) f(t)</text:p>
      <text:p text:style-name="P293"/>
      <text:p text:style-name="P293">(D, R, N – какее-то полиномы)</text:p>
      <text:p text:style-name="P293">Решая относительно выхода и ошибки, получим</text:p>
      <text:p text:style-name="P87">Q(p) x(f) = R(p) eps(t) + N(p) f(t)</text:p>
      <text:p text:style-name="P293"/>
      <text:p text:style-name="P293">Решая относительно ошибки и входа, получим</text:p>
      <text:p text:style-name="P293"/>
      <text:p text:style-name="P87">D(p) eps(t) = Q(p) g(t) + N(p) f(t)</text:p>
      <text:p text:style-name="P293"/>
      <text:p text:style-name="P294">Из них получим передаточные функции: </text:p>
      <text:p text:style-name="P270"><text:span text:style-name="T172">X — преобразование </text:span><text:span text:style-name="T173">Л</text:span><text:span text:style-name="T172">апласса выхода, G – входа</text:span></text:p>
      <text:p text:style-name="P65"><text:span text:style-name="T98">Ф</text:span><text:span text:style-name="T99">(p) = X(p) / G(p) = R(p)/D(p) </text:span></text:p>
      <text:p text:style-name="P295">Передаточная функция замкнутой системы.</text:p>
      <text:p text:style-name="P296">Куда пропало N(p) ? Пока что не учитываем её.</text:p>
      <text:p text:style-name="P296"><text:s/></text:p>
      <text:p text:style-name="P296">Далее получим ещё:</text:p>
      <text:p text:style-name="P88">W(p) = X(p)/E(p) = R(p)/Q(p)</text:p>
      <text:p text:style-name="P297">Передаточная функция разомкнутой системы</text:p>
      <text:p text:style-name="P294"/>
      <text:p text:style-name="P298">Из третьего:</text:p>
      <text:p text:style-name="P89">Ф_eps(p) = E(p)/G(p) = Q(p)/D(p)</text:p>
      <text:p text:style-name="P298">Передаточная функция системы по ошибке.</text:p>
      <text:p text:style-name="P298"/>
      <text:p text:style-name="P299">D(p) = характеристический полином замкнутой системы </text:p>
      <text:p text:style-name="P90">D = sum[a_k p^k, k = 0..n]</text:p>
      <text:p text:style-name="P281"><text:span text:style-name="T174">Q</text:span><text:span text:style-name="T175">(p)</text:span><text:span text:style-name="T174"> = характеристический полином разомкнутой системы </text:span></text:p>
      <text:p text:style-name="P90">D = sum[с_k p^k, k = 0..n]</text:p>
      <text:p text:style-name="P71"><text:span text:style-name="T175">R(p) <text:s/></text:span><text:span text:style-name="T174">= sum[с_k p^</text:span><text:span text:style-name="T175">k</text:span><text:span text:style-name="T174">, k = 0..</text:span><text:span text:style-name="T175">m</text:span><text:span text:style-name="T174">]</text:span></text:p>
      <text:p text:style-name="P300">Условие реализуемости системы – m &lt;= n</text:p>
      <text:p text:style-name="P294"/>
      <text:p text:style-name="P301">Они связаны:</text:p>
      <text:p text:style-name="P91">D = Q + R</text:p>
      <text:p text:style-name="P301"/>
      <text:p text:style-name="P302"><text:soft-page-break/>Докажем.</text:p>
      <text:p text:style-name="P302">Если будем искать у замкнутой системы, будет формура:</text:p>
      <text:p text:style-name="P72"><text:span text:style-name="T176">Ф = W(p) / (1 + W(p)) </text:span><text:span text:style-name="T177">=</text:span></text:p>
      <text:p text:style-name="P92"><text:s/>= (R/Q) / (1 + R/Q) =</text:p>
      <text:p text:style-name="P92"><text:s/>= (R) / (Q + R) = Ф = R/D =&gt;</text:p>
      <text:p text:style-name="P92">=&gt; D = Q + R</text:p>
      <text:p text:style-name="P315"/>
      <text:p text:style-name="P92">Ф_eps = 1/(1 + W) = 1/ (1 + R/Q) = Q / (Q + R) = </text:p>
      <text:p text:style-name="P92">= Ф_eps = Q/D =&gt; D = Q + R</text:p>
      <text:p text:style-name="P303"/>
      <text:p text:style-name="P316">Всё.</text:p>
      <text:p text:style-name="P316"/>
      <text:p text:style-name="P271"><text:span text:style-name="T178">Представим выхо</text:span><text:span text:style-name="T182">д</text:span><text:span text:style-name="T178"> как:</text:span></text:p>
      <text:p text:style-name="P317">X = Ф G</text:p>
      <text:p text:style-name="P271"><text:span text:style-name="T178">Если посмотрим </text:span><text:span text:style-name="T100">x(t) [t → inf установившееся вреvя] = </text:span></text:p>
      <text:p text:style-name="P93">= p X(p) [p → 0 ]</text:p>
      <text:p text:style-name="P316">Типа после переходного процесса так выйдет по свойствам преобразования Лапласса.</text:p>
      <text:p text:style-name="P316"/>
      <text:p text:style-name="P318">Ршибка задающего воздействия:</text:p>
      <text:p text:style-name="P73"><text:span text:style-name="T179">E_g = G Ф_eps </text:span><text:span text:style-name="T180">= G (1/(1+W))</text:span></text:p>
      <text:p text:style-name="P94">eps(t) [t → inf ] = p E_g(p) [p → 0]</text:p>
      <text:p text:style-name="P316"/>
      <text:p text:style-name="P319">Ошибка от возмущающего воздейсвия F:</text:p>
      <text:p text:style-name="P95"><text:s/>E_f = F ( W_f / (1 + W) )</text:p>
      <text:p text:style-name="P95">eps_f [t → inf] = p E_f(p) [p → 0]</text:p>
      <text:p text:style-name="P272"><text:span text:style-name="T181">W_f(p) передаточная функция от места приложения возмущающего воздействия </text:span><text:span text:style-name="T101">f</text:span><text:span text:style-name="T181"> до <text:s/>выхода системы.</text:span></text:p>
      <text:p text:style-name="P320"/>
      <text:p text:style-name="P321">Зная передаточную функцию системы, всегда можно получить диф уравнение, описывающее работу системы, и наоборот.</text:p>
      <text:p text:style-name="P303"/>
      <text:p text:style-name="P303"/>
      <text:h text:style-name="P677" text:outline-level="1">Анализ систем управления</text:h>
      <text:p text:style-name="P322">4 требования основные:</text:p>
      <text:list xml:id="list1392306206131002542" text:style-name="L17">
        <text:list-item>
          <text:p text:style-name="P720"><text:span text:style-name="T183">Точность. В установившемся режиме система должна поддерживать заданное значение выхода, </text:span><text:span text:style-name="T184">при этом ошибка (разница между задающим и выходным воздействием) не должна превышать допустимую.</text:span></text:p>
        </text:list-item>
        <text:list-item>
          <text:p text:style-name="P726">Устойчивость. Свойство системы возвращаться в исходный или близкий к нему установившийся режим после всякого выхода из него в результате какого-либо воздействия</text:p>
        </text:list-item>
        <text:list-item>
          <text:p text:style-name="P721"><text:span text:style-name="T185">Качество переходных процессов. При смене заданного значения система должна переходить в нужное состояние по возможности быстро и плавно </text:span><text:span text:style-name="T186">и без перескоков.</text:span></text:p>
        </text:list-item>
        <text:list-item>
          <text:p text:style-name="P727">Робастность. Система должна сохранять устойчивость и приемлемое качество даже в том случае, если динамика объекта и свойства внешних возмущающих воздействий отличаются от тех, которые использовались при проектировании системы.</text:p>
        </text:list-item>
      </text:list>
      <text:p text:style-name="P323"/>
      <text:h text:style-name="Heading_20_2" text:outline-level="2"><text:span text:style-name="T187">Статический режим работы систем. </text:span><text:span text:style-name="T188">Линейные законы управления.</text:span></text:h>
      <text:p text:style-name="P324">Систему с обратной связью представим в виде устройства управления (УУ) и объекта управления (ОУ).</text:p>
      <text:p text:style-name="P324">Сигналы: g входной, eps — ошибка, сумма входа и минуса выхода, u — после управляющего, f — входит в ОУ.</text:p>
      <text:p text:style-name="P324"/>
      <text:p text:style-name="P96">W_u = U / E</text:p>
      <text:p text:style-name="P96">W_o = X / U</text:p>
      <text:p text:style-name="P74"><text:span text:style-name="T189">W = X / E </text:span><text:span text:style-name="T190">= W_u W_o</text:span></text:p>
      <text:p text:style-name="P303"/>
      <text:p text:style-name="P325">В общем случае УУ вырабатывает </text:p>
      <text:p text:style-name="P97">u(t) = F_1(eps) + F_2(g) + F_3(f)</text:p>
      <text:p text:style-name="P273"><text:span text:style-name="T191">F_1 = характеризует управление по отклонению. </text:span><text:span text:style-name="T192">Это тот вариант, который рассмотрели на схеме.</text:span></text:p>
      <text:p text:style-name="P326">F_2 = управление по задающему воздействию.</text:p>
      <text:p text:style-name="P326">F_3 = управление по возмущению.</text:p>
      <text:p text:style-name="P326"/>
      <text:p text:style-name="P274"><text:span text:style-name="T193">Рассмотрим простейший случай </text:span><text:span text:style-name="T194">линейного закона управления </text:span><text:span text:style-name="T193">– </text:span><text:span text:style-name="T102">по отклонению</text:span><text:span text:style-name="T193">.</text:span></text:p>
      <text:p text:style-name="P327"/>
      <text:p text:style-name="P328">В общем виде, получим следующее:</text:p>
      <text:p text:style-name="P98"><text:soft-page-break/>u = k_1 eps(t) <text:s/>+ k_2 int(eps,, dt) + … + k_m int ^(m) (epd dt^m) + k_? * производные все.</text:p>
      <text:p text:style-name="P328"/>
      <text:p text:style-name="P329">Рассмотрим случаяй, когда объект управления – звено позиционного типа.</text:p>
      <text:p text:style-name="P99">W_o = k_0 A(p) / B(p)</text:p>
      <text:p text:style-name="P330">A and B are polinomials.</text:p>
      <text:p text:style-name="P99">A = sum am p^m, a_0 <text:s/>= 1</text:p>
      <text:p text:style-name="P99">B = sum bn p^n, b_0 = 1</text:p>
      <text:p text:style-name="P331"/>
      <text:p text:style-name="P332">Что на практике используется?</text:p>
      <text:h text:style-name="P883" text:outline-level="3">Пропорциональное управление.</text:h>
      <text:p text:style-name="P275"><text:span text:style-name="T195">Тут </text:span><text:span text:style-name="T103">u(t) = k_1 eps(t)</text:span></text:p>
      <text:p text:style-name="P331"/>
      <text:p text:style-name="P275"><text:span text:style-name="T195">Тогда </text:span><text:span text:style-name="T103">W_u = k_1</text:span></text:p>
      <text:p text:style-name="P276"><text:span text:style-name="T196">Тогда в установившемся режиме (</text:span><text:span text:style-name="T104">p → 0</text:span><text:span text:style-name="T196">)</text:span></text:p>
      <text:p text:style-name="P100">W_o = k_0</text:p>
      <text:p text:style-name="P101">W = k_0 k_1</text:p>
      <text:p text:style-name="P303"/>
      <text:p text:style-name="P333">Входной сигнал пусть g = const = g_0</text:p>
      <text:p text:style-name="P334">Тогда </text:p>
      <text:p text:style-name="P102">E(p) = (1/ (1 + k_1 k_0)) * G(p)</text:p>
      <text:p text:style-name="P103">G = L{g_0, t} = g_0 / p</text:p>
      <text:p text:style-name="P75"><text:span text:style-name="T197">E(p</text:span><text:span text:style-name="T198">)</text:span><text:span text:style-name="T197"> = g_0 / (p (1 + k_0 k_1))</text:span></text:p>
      <text:p text:style-name="P76"><text:span text:style-name="T198">eps(t) [t → inf] = eps_st (</text:span><text:span text:style-name="T42">статическая ошибка</text:span><text:span text:style-name="T198">) = p <text:s/>E(p) [p → <text:s/>0] = </text:span></text:p>
      <text:p text:style-name="P66"><text:span text:style-name="T198">= </text:span><text:span text:style-name="T105">g_0 / (1 + k_0 k_1) </text:span><text:span text:style-name="T106">= g_0 <text:s/>/ (1 + K)</text:span></text:p>
      <text:p text:style-name="P335"/>
      <text:p text:style-name="P277"><text:span text:style-name="T199">При данном управлении всегда есть ненулевая </text:span><text:span text:style-name="T107">статическая ошибка</text:span><text:span text:style-name="T199">, она тем меньше, чем больше значение коэффициента усиления K.</text:span></text:p>
      <text:p text:style-name="P336"/>
      <text:p text:style-name="P337">Тогда W = R / Q = k (1 + B1 p +...+.B_m p^m) / (1 + B1 p +...+.B_n p^n)</text:p>
      <text:p text:style-name="P278"><text:span text:style-name="T200">Такое управление называется статическим, </text:span><text:span text:style-name="T201">и система статической называется</text:span></text:p>
      <text:p text:style-name="P338"/>
      <text:h text:style-name="P884" text:outline-level="3">Интегральное управление</text:h>
      <text:p text:style-name="P339">Тут u = k_2 int [eps(t) dt]</text:p>
      <text:p text:style-name="P340">W_u = k_2 / p</text:p>
      <text:p text:style-name="P340"><text:soft-page-break/>Тогда для статического режима</text:p>
      <text:p text:style-name="P104">W(p) = (k2 k_0) / p = K_v / p</text:p>
      <text:p text:style-name="P344">Тогда</text:p>
      <text:p text:style-name="P106"><text:s/>E(p) = Ф_e G = 1 / (1 + W(p)) <text:s/>* g_0 / p</text:p>
      <text:p text:style-name="P107">eps_st = e(t) [t → inf] = p E(p) [p → 0] = 0</text:p>
      <text:p text:style-name="P343"/>
      <text:p text:style-name="P282"><text:span text:style-name="T202">Такую систему называют </text:span><text:span text:style-name="T108">астатической со статизмом первого порядка</text:span></text:p>
      <text:p text:style-name="P343"/>
      <text:p text:style-name="P343">Передаточная функция в общем виде такая:</text:p>
      <text:p text:style-name="P77"><text:span text:style-name="T202">W(p) = K_v </text:span><text:span text:style-name="T200">(1 + B1 p +...+.B_m p^m) / </text:span><text:span text:style-name="T202">(p </text:span><text:span text:style-name="T200">(1 + B1 p +...+.B_n p^n) </text:span><text:span text:style-name="T202">)</text:span></text:p>
      <text:p text:style-name="P343"/>
      <text:p text:style-name="P283"><text:span text:style-name="T43">Доб</text:span><text:span text:style-name="T44">h</text:span><text:span text:style-name="T43">отность системы по скорости</text:span><text:span text:style-name="T203"> – K_v.</text:span></text:p>
      <text:p text:style-name="P345"/>
      <text:p text:style-name="P346">Если поставим двойной интеграл, получим здесь p^2, и будет добротность по ускорению. Получим астатическую систему со статизмом второго порядка.</text:p>
      <text:p text:style-name="P346"/>
      <text:p text:style-name="P347">Вывод: введение интеграла в закон управления улучшает статическую точность, но, забегая вперрёд, ухудшается быстродействие и устойчивость.</text:p>
      <text:p text:style-name="P340"/>
      <text:h text:style-name="P885" text:outline-level="3">Изодромное управление</text:h>
      <text:p text:style-name="P350">Закон управления состоит из пропорциональной и интегральной</text:p>
      <text:p text:style-name="P350">u(t) = k1 eps(t) + k2 int (eps(t) d t)</text:p>
      <text:p text:style-name="P351">W_u(p) = k1 + k2/p = (k1 p + k2) / p</text:p>
      <text:p text:style-name="P350">Вывод: при таком законе получаем улучшение точности при <text:s/>сохранении быстродействия.</text:p>
      <text:p text:style-name="P350"/>
      <text:h text:style-name="P885" text:outline-level="3">Управление по производным</text:h>
      <text:p text:style-name="P350">u(t) = K4 deps(t)/dt</text:p>
      <text:p text:style-name="P350">W_u = K4 p</text:p>
      <text:p text:style-name="P350">Для статического режима не имеет смысла, т. к. сигнал управления равен нулю. u_st = 0.</text:p>
      <text:p text:style-name="P350">Имеет смысл в динамике, т. е при переходных процессах. При этом УУ реагирует не только на ошибку, но и на тенденцию к её появлению.</text:p>
      <text:p text:style-name="P350">Таким образом, улучшаем качество переходрых процессов.</text:p>
      <text:p text:style-name="P350"/>
      <text:p text:style-name="P352"><text:soft-page-break/>Эти все методы реализованы в виде готовых блоков. Выпускаются типовые регуляторы (УУ), реализующие различные законы управления.</text:p>
      <text:p text:style-name="P352">П-регулятор. Реализует W_u = K1</text:p>
      <text:p text:style-name="P352">ПИ-регулятор. Пропорционально-интегральное. W_u = k1 + k2/p</text:p>
      <text:p text:style-name="P352">ПИД-регулятор. W_u = K1+ K2/p + K4p</text:p>
      <text:p text:style-name="P352"/>
      <text:p text:style-name="P352">Таким образом, для любого типа УУ, общая передаточная функция разомкнутой системы равна:</text:p>
      <text:p text:style-name="P110">W(p) = K_r (1 + B1 p + ...+ Bm p^m)/ (p^r (1 + C1 p + ...+ Cn p^n))</text:p>
      <text:p text:style-name="P352">где r — порядок астатизма, </text:p>
      <text:p text:style-name="P352">Ещё можно представить как:</text:p>
      <text:p text:style-name="P110">W(p) = K_r mult( T_i p + 1, i=1..m) /( p^r mult (T*_i p + 1, i=1..n) )</text:p>
      <text:p text:style-name="P352">Если есть комплексно-сопряжённые корни, то есть <text:s/></text:p>
      <text:p text:style-name="P110">T^2 p^2 + 2eps T p + 1</text:p>
      <text:p text:style-name="P352">Как в колебательных схемах.</text:p>
      <text:p text:style-name="P352"/>
      <text:h text:style-name="P869" text:outline-level="2">Устойчивость линейных систем.</text:h>
      <text:p text:style-name="P352">Необходимое условие работоспособности это. Без них не нужна.</text:p>
      <text:p text:style-name="P352">Понимается способность системы возвращаться в исходное состояние после прекращения воздействия, которое вывело систему из этого состояния.</text:p>
      <text:p text:style-name="P341"><text:span text:style-name="T204">Шарик к тазике </text:span><text:span text:style-name="T206">(устойчивое)</text:span><text:span text:style-name="T204"> для иллюстрации, шарик на горке </text:span><text:span text:style-name="T206">(неустойчивое)</text:span><text:span text:style-name="T204">, </text:span><text:span text:style-name="T205">ну и шарик на плоскости </text:span><text:span text:style-name="T206">(нейтральное положение)</text:span><text:span text:style-name="T205">. </text:span></text:p>
      <text:p text:style-name="P342"><text:span text:style-name="T45">Важно</text:span><text:span text:style-name="T207">: Устойчивость линейной системы определяется её характеристиками и не зависит от действующих воздействий.</text:span></text:p>
      <text:p text:style-name="P353">Дифференциальное уравнение, описывающее систему относительно входа g(t) и выхода x(t):</text:p>
      <text:p text:style-name="P111">D(p) x(t) = R(p) g(t)</text:p>
      <text:p text:style-name="P111">sum (a_i p^i, i= 0..n) x(t) = sum (b_i p^i, i= 0..m) g(t)</text:p>
      <text:p text:style-name="P340"/>
      <text:p text:style-name="P111">x(t) = x_общ + х_част</text:p>
      <text:p text:style-name="P353">общее – однородное решаем. _x</text:p>
      <text:p text:style-name="P353">частное – для неоднородного нашего. ~x</text:p>
      <text:p text:style-name="P112">x = _x + ~x</text:p>
      <text:p text:style-name="P354">Cвободное движение системы (когда выключили воздействие) определяется _x</text:p>
      <text:p text:style-name="P105"><text:span text:style-name="T208">sum (a_i d^i x(t) / dt^i, i=0..n) = </text:span><text:span text:style-name="T209">0</text:span></text:p>
      <text:p text:style-name="P355">Тогда:</text:p>
      <text:p text:style-name="P231"><text:soft-page-break/>x = sum( c_i exp (p_i t), i=1..n)</text:p>
      <text:p text:style-name="P355">p_i = корни D</text:p>
      <text:p text:style-name="P304"><text:span text:style-name="T109">Устойчивость </text:span><text:span text:style-name="T209">&lt;=&gt; _x → 0 (t → inf)</text:span></text:p>
      <text:p text:style-name="P355">Т.е. Необходимое и достаточное условие, чтобы все корни характеристического уравнения D находились в левой полуплоскости корней.</text:p>
      <text:p text:style-name="P355">И чем меньше они, тем быстрее система успокаивается.</text:p>
      <text:p text:style-name="P356">Наличие корней на мнимой оси сооветствует границе устойчивости, при этом возможны 2 случая:</text:p>
      <text:p text:style-name="P356"/>
      <text:p text:style-name="P305"><text:span text:style-name="T210">1) p_i = 0. Если один, то имеем границу апериодической устойчивости, систему называют нейтрально устойчивой. Устойчива </text:span><text:span text:style-name="T211">не относительно сигнала x(t), а относительно производной. При этом значение в установившемся режиме имеет произвольное постоянное значение. </text:span></text:p>
      <text:p text:style-name="P306"><text:span text:style-name="T210">2) p_ij = ± j beta. </text:span><text:span text:style-name="T212">Граница колебательной устойчивости, при этом имеют место незатухающие колебания с частотой beta.</text:span></text:p>
      <text:p text:style-name="P357"/>
      <text:p text:style-name="P307"><text:span text:style-name="T213">Для определения устойчивости без нахождения корней, разработаны </text:span><text:span text:style-name="T46">критерии устойчивости</text:span><text:span text:style-name="T213">, которые позволяют по косвенным признакам, не считая корни, судить об устойчивости. </text:span></text:p>
      <text:p text:style-name="P358">Делятся на </text:p>
      <text:list xml:id="list2895317576393878813" text:style-name="L18">
        <text:list-item>
          <text:p text:style-name="P722"><text:span text:style-name="T217">А</text:span><text:span text:style-name="T213">лгебраические</text:span></text:p>
        </text:list-item>
        <text:list-item>
          <text:p text:style-name="P722"><text:span text:style-name="T216">Ч</text:span><text:span text:style-name="T213">астотные.</text:span></text:p>
        </text:list-item>
      </text:list>
      <text:p text:style-name="P303"/>
      <text:h text:style-name="Heading_20_2" text:outline-level="2"><text:span text:style-name="T214">Алгебраические критерии </text:span><text:span text:style-name="T215">устойчивости</text:span></text:h>
      <text:list xml:id="list5878452626059448869" text:style-name="L19">
        <text:list-item>
          <text:p text:style-name="P728">Критерий Рауса</text:p>
        </text:list-item>
        <text:list-item>
          <text:p text:style-name="P728">Критерий Гурвица.</text:p>
        </text:list-item>
      </text:list>
      <text:p text:style-name="P348"><text:span text:style-name="T216">Позволяют связать устойчивость системы </text:span><text:span text:style-name="T217">с коеффициентами характеристического уравнения.</text:span></text:p>
      <text:p text:style-name="P359"/>
      <text:h text:style-name="Heading_20_3" text:outline-level="3"><text:span text:style-name="T49">Критерий </text:span><text:span text:style-name="T47">Рауса</text:span><text:span text:style-name="T218">. </text:span></text:h>
      <text:p text:style-name="P360">D (p) = sum (a_i p^i, i=0..n)</text:p>
      <text:p text:style-name="P361">Составляется матрица вида:</text:p>
      <text:p text:style-name="P349"><text:span text:style-name="T218">с_ij = a_(n - i - 2j), </text:span><text:span text:style-name="T219">или ноль, если не задан. </text:span><text:span text:style-name="T220">Первые 2 строки.</text:span></text:p>
      <text:p text:style-name="P362"/>
      <text:p text:style-name="P362">a_n <text:s text:c="3"/>a_n-2 <text:s/>a_n-4 <text:s/>… a_n-2k </text:p>
      <text:p text:style-name="P362">a_n-1 a_n-3 ….</text:p>
      <text:p text:style-name="P363"/>
      <text:p text:style-name="P313"><text:soft-page-break/><text:span text:style-name="T220">Потом </text:span><text:span text:style-name="T231">для третьей строки:</text:span></text:p>
      <text:p text:style-name="P113">r_3 = c_11/c_21</text:p>
      <text:p text:style-name="P114">c_31 = c_12 — r_3 c_22</text:p>
      <text:p text:style-name="P114">c_32 = c_13 — r_3 c_23</text:p>
      <text:p text:style-name="P114">c_33 = c_14 — r_3 c_24</text:p>
      <text:p text:style-name="P114">c_3 j = c_(1 j+1) — r_3 c_(2 j+1)</text:p>
      <text:p text:style-name="P114">r_4 = c_21/c_31</text:p>
      <text:p text:style-name="P303"/>
      <text:p text:style-name="P364">i &lt; 3 =&gt;</text:p>
      <text:p text:style-name="P115">с_ij = a_(n - i — 2j)</text:p>
      <text:p text:style-name="P365">i &gt;= 3 =&gt; </text:p>
      <text:p text:style-name="P116">r_i = c(i-2 1)/c_(i-1 1)</text:p>
      <text:p text:style-name="P117">с_ij = c(i-2 j+1) — r_i c(i-1 j+1)</text:p>
      <text:p text:style-name="P366"/>
      <text:p text:style-name="P366">Условие: a_n &gt; 0</text:p>
      <text:p text:style-name="P308"><text:span text:style-name="T221">для устойчивости системы необходимо и достаточно, чтобы элементы первого столбца были положительными. </text:span><text:span text:style-name="T222">Vj С_1 j &gt; 0 </text:span></text:p>
      <text:p text:style-name="P367"/>
      <text:h text:style-name="Heading_20_3" text:outline-level="3"><text:span text:style-name="T48">Критерий Гурвица</text:span><text:span text:style-name="T223">.</text:span></text:h>
      <text:p text:style-name="P368">a_n &gt; 0 Обязательное условие.</text:p>
      <text:p text:style-name="P368">На главной диагонали все коэффициенты ,начиная с a_n-1</text:p>
      <text:p text:style-name="P309"><text:span text:style-name="T224">Дальше заполняются строки чётными коэффициентами по порядку, если на диагонали чётный коэффициент, и нечётными, если нечётный. </text:span><text:span text:style-name="T225">Если какой-то отсутствует, то вместо него пишется ноль.</text:span></text:p>
      <text:p text:style-name="P369"/>
      <text:p text:style-name="P369">с_ii = a_(n — 1 — i)</text:p>
      <text:p text:style-name="P369"/>
      <text:p text:style-name="P370">a_n-1 <text:s/>a_n-3 a_n-5 …</text:p>
      <text:p text:style-name="P370">a_n <text:s text:c="4"/>a_n-2 a_n-4 …</text:p>
      <text:p text:style-name="P370">0 <text:s text:c="8"/>a_n-1 a_n-3 ...</text:p>
      <text:p text:style-name="P370">0 <text:s text:c="8"/>0 <text:s text:c="7"/>a_n-4 a_n-6</text:p>
      <text:p text:style-name="P370"/>
      <text:p text:style-name="P310"><text:span text:style-name="T226">Необходимо и достаточно, чтобы все определители Гурвица были положительными. То есть главные миноры. </text:span><text:span text:style-name="T227">Delta 1... Delta n</text:span></text:p>
      <text:p text:style-name="P371">Delta_n = a_0 * Delta_n-1</text:p>
      <text:p text:style-name="P311"><text:span text:style-name="T228">То есть они </text:span><text:span text:style-name="T229">оба положительные должны быть.</text:span></text:p>
      <text:p text:style-name="P372">Если Delta_n == 0, то система на границе устойчивости</text:p>
      <text:p text:style-name="P312"><text:soft-page-break/><text:span text:style-name="T230">Если a_0 = 0, то соотвествует </text:span><text:span text:style-name="T110">попаданию корня в начало координат</text:span><text:span text:style-name="T230">. А если Delta_n-1 == 0, то будет </text:span><text:span text:style-name="T110">условие колебательной устойчивости</text:span><text:span text:style-name="T230">.</text:span></text:p>
      <text:p text:style-name="P373"/>
      <text:p text:style-name="P375">Пример:</text:p>
      <text:p text:style-name="P118">W1 = k1/(T1 p + 1)</text:p>
      <text:p text:style-name="P118">W2 = k2/(T2 p + 1)</text:p>
      <text:p text:style-name="P118">W3 = k3 /p</text:p>
      <text:p text:style-name="P118">W = K / (p (T1p + 1) (T2 p + 1))</text:p>
      <text:p text:style-name="P120">Ф(p) = W(p) / (1 + W(p)) = K / <text:s/>(T1 T2 p^3 + (T1 + T2) p^2 + p + K) = Q/ D</text:p>
      <text:p text:style-name="P373"/>
      <text:p text:style-name="P376">Получили</text:p>
      <text:p text:style-name="P108"><text:span text:style-name="T232">D(p) = <text:s/></text:span><text:span text:style-name="T232">T1 T2 p^3 + (T1 + T2) p^2 + p + K</text:span></text:p>
      <text:p text:style-name="P377">T1+T2 <text:s/>K <text:s text:c="9"/>0</text:p>
      <text:p text:style-name="P555">T1T2 <text:s text:c="4"/>1 <text:s text:c="9"/>0</text:p>
      <text:p text:style-name="P555">0 <text:s text:c="10"/>T1+T2 K</text:p>
      <text:p text:style-name="P121">Delta_1 = T1 + T2 &gt; 0</text:p>
      <text:p text:style-name="P121">Delta_2 = T1 + T2 — K T1 T2 &gt; 0</text:p>
      <text:p text:style-name="P121">Delta_3 = K Delta_2</text:p>
      <text:p text:style-name="P314"><text:span text:style-name="T233">Поэтому </text:span><text:span text:style-name="T111">K &lt; 1/T1 + 1/T2</text:span><text:span text:style-name="T233"> Такой выбирается.</text:span></text:p>
      <text:p text:style-name="P373"/>
      <text:p text:style-name="P556">Ещё показательный пример рассмотрим.</text:p>
      <text:p text:style-name="P119">W1 = k1/(T1 p + 1)</text:p>
      <text:p text:style-name="P119">W2 = k2/(T2 p + 1)</text:p>
      <text:p text:style-name="P119">W = K / ((T1p + 1) (T2 p + 1))</text:p>
      <text:p text:style-name="P109"><text:span text:style-name="T232">Ф(p) = W(p) / (1 + W(p)) = K / <text:s/>(T1 T2 p^</text:span><text:span text:style-name="T234">2</text:span><text:span text:style-name="T232"> + (T1 + T2) p + </text:span><text:span text:style-name="T235">K </text:span><text:span text:style-name="T236">+ 1</text:span><text:span text:style-name="T232">) = Q/ </text:span><text:span text:style-name="T235">D</text:span></text:p>
      <text:p text:style-name="P378"/>
      <text:p text:style-name="P379">Составим матрицу.</text:p>
      <text:p text:style-name="P379">T1+T2 0</text:p>
      <text:p text:style-name="P379">T1T2 <text:s text:c="3"/>K+1</text:p>
      <text:p text:style-name="P379"/>
      <text:p text:style-name="P557">T1+T2 &gt; 0</text:p>
      <text:p text:style-name="P557">(T1 + T2 ) (K + 1) &gt; 0</text:p>
      <text:p text:style-name="P558">Все коэффициеты положительны, так что выпонянтся всегда.</text:p>
      <text:p text:style-name="P559">Лин/ейная система первого и второго порядка устойчива при любых параметрах.</text:p>
      <text:p text:style-name="P373"/>
      <text:p text:style-name="P373"/>
      <text:h text:style-name="P870" text:outline-level="2"><text:soft-page-break/>Частотные критерии.</text:h>
      <text:p text:style-name="P373"/>
      <text:p text:style-name="P560">Основаны на связи расположения корней характеристического полинома с годографом полинома на комплексной плоскости.</text:p>
      <text:p text:style-name="P567">D(p) = 0 &lt;=&gt; D(jw), 0 &lt; w &lt; +inf</text:p>
      <text:p text:style-name="P568">Сюда относят:</text:p>
      <text:list xml:id="list4929646927075167767" text:style-name="L20">
        <text:list-item>
          <text:p text:style-name="P729">Критерий Михайлова</text:p>
        </text:list-item>
        <text:list-item>
          <text:p text:style-name="P729">Критерий Найквиста</text:p>
        </text:list-item>
      </text:list>
      <text:p text:style-name="P570"/>
      <text:h text:style-name="P886" text:outline-level="3">Критерий Михайлова.</text:h>
      <text:p text:style-name="P583">Рассмотрим характеристический полином замкнутой системы </text:p>
      <text:p text:style-name="P123">D(p) = sum [a_i p^i, i=0..n]</text:p>
      <text:p text:style-name="P583">При замене p на jw получим характеристический комплекс системы.</text:p>
      <text:p text:style-name="P123">D(p) = sum [a_k (jw)^k, k=0..n] = X(w) + j Y(w) = D(w) exp[j fi(w) ]</text:p>
      <text:p text:style-name="P569"/>
      <text:p text:style-name="P584"><draw:line text:anchor-type="paragraph" draw:z-index="111" draw:style-name="gr2" draw:text-style-name="P898" svg:x1="15.212cm" svg:y1="1.018cm" svg:x2="15.247cm" svg:y2="6.557cm"><text:p/></draw:line>Меняя частоту от 0 до inf получим кривую на комплексной плоскости, которая и называется кривой Михайлова.</text:p>
      <text:p text:style-name="P571"><text:span text:style-name="T238">Кривая имеет всегда плавный вид. </text:span><text:span text:style-name="T239">Начинается на вещественной оси всегда.</text:span></text:p>
      <text:p text:style-name="P560"><draw:path text:anchor-type="paragraph" draw:z-index="112" draw:style-name="gr2" draw:text-style-name="P898" svg:width="2.765cm" svg:height="3.377cm" draw:transform="rotate (2.07781447449925) translate (14.0123333333333cm 4.2633194444445cm)" svg:viewBox="0 0 2766 3378" svg:d="m977 3327c423-170 797 257 1220-89 333-273 355-650 517-1004 246-537-443-608-703-915-236-280-600-420-904-624-298-198-621-338-891-575l-216-120"><text:p/></draw:path></text:p>
      <text:p text:style-name="P560"/>
      <text:p text:style-name="P560"><draw:line text:anchor-type="paragraph" draw:z-index="110" draw:style-name="gr2" draw:text-style-name="P898" svg:x1="12.39cm" svg:y1="0.136cm" svg:x2="17.999cm" svg:y2="0.242cm"><text:p/></draw:line></text:p>
      <text:p text:style-name="P585">У каждой точки есть модуль и фаза.</text:p>
      <text:p text:style-name="P586">Критерий Михайлова заключается в чём:</text:p>
      <text:list xml:id="list8330324034605836717" text:style-name="L21">
        <text:list-item>
          <text:p text:style-name="P730"><text:span text:style-name="T240">Для устойчивости линейной системы N порядка необходимо и достаточно, чтобы изменение аргумента D(jw) <text:s/>(фаза, </text:span><text:span text:style-name="T112">fi(w)</text:span><text:span text:style-name="T240"> ) <text:s text:c="2"/>при изменении частоты от 0 до inf <text:s/>было равным </text:span><text:span text:style-name="T50">n PI / 2</text:span><text:span text:style-name="T95">.</text:span></text:p>
        </text:list-item>
        <text:list-item>
          <text:p text:style-name="P731"><text:span text:style-name="T241">Система устойчива, если кривая Михайлова, начинаясь на действиетльной оси положительной стороны огибает против часовой стрелки начало координат, проходя последовательно </text:span><text:span text:style-name="T243">n</text:span><text:span text:style-name="T241"> квадрантов, </text:span><text:span text:style-name="T242">где n — порядок уравнения системы.</text:span></text:p>
        </text:list-item>
      </text:list>
      <text:p text:style-name="P554">Докажем. </text:p>
      <text:p text:style-name="P124">D(p) = a_0 П [(p — p_k), k = 0..n]</text:p>
      <text:p text:style-name="P122"><text:span text:style-name="T244">D(</text:span><text:span text:style-name="T245">jw</text:span><text:span text:style-name="T244">) = a_0 П [(</text:span><text:span text:style-name="T245">jw</text:span><text:span text:style-name="T244"> — p_k), k = 0..n]</text:span></text:p>
      <text:p text:style-name="P587">Тогда полный фазовый сдвиг определяется как: </text:p>
      <text:p text:style-name="P125">fi(w) =fi_1(w) + … + fi_n(w), </text:p>
      <text:p text:style-name="P588">где fi_k определяется сомножителем D(jw).</text:p>
      <text:p text:style-name="P589">Разберём варианты.</text:p>
      <text:p text:style-name="P561"><text:soft-page-break/><text:span text:style-name="T246">Пусть есть корень, </text:span><text:span text:style-name="T113">p_1 = - alpha</text:span><text:span text:style-name="T246">. Тогда </text:span><text:span text:style-name="T113">fi_1(w) = arctg (w / alpha)</text:span></text:p>
      <text:p text:style-name="P562"><text:span text:style-name="T247">Тогда полный фазовый сдвиг = pi/2.</text:span><text:span text:style-name="T249"> При w = 0 будет 0 угол, при Inf будет pi/2</text:span></text:p>
      <text:p text:style-name="P590"/>
      <text:p text:style-name="P563"><text:span text:style-name="T248">Если корень </text:span><text:span text:style-name="T114">p_1 = alpha</text:span><text:span text:style-name="T248">, тогда </text:span><text:span text:style-name="T114">fi_1(w) = - arctg(w/alpha)</text:span><text:span text:style-name="T248"> сдвиг будет -pi/2</text:span></text:p>
      <text:p text:style-name="P591"/>
      <text:p text:style-name="P564"><text:span text:style-name="T250">Если есть комплексный корень </text:span><text:span text:style-name="T115">p_12 = — alpha ± </text:span><text:span text:style-name="T116">j </text:span><text:span text:style-name="T115">beta</text:span><text:span text:style-name="T250">, </text:span><text:span text:style-name="T251">тогда </text:span></text:p>
      <text:p text:style-name="P126">fi_1 + fi_2 =arctg ((w — beta) / alpha) + arctg ((w + beta) / alpha)</text:p>
      <text:p text:style-name="P592"/>
      <text:p text:style-name="P565"><text:span text:style-name="T250">Если есть комплексный корень </text:span><text:span text:style-name="T115">p_12 = alpha ± </text:span><text:span text:style-name="T116">j </text:span><text:span text:style-name="T115">beta</text:span><text:span text:style-name="T250">, </text:span><text:span text:style-name="T251">тогда </text:span><text:span text:style-name="T252">суммарный фазовый сдвиг будет -Pi</text:span></text:p>
      <text:p text:style-name="P593"/>
      <text:p text:style-name="P566"><text:span text:style-name="T253">Таким образом, каждый левый корень даёт сдвиг +pi/2, а каждый правый -pi/2.</text:span><text:span text:style-name="T254"> Ну и всё прнятно.</text:span></text:p>
      <text:p text:style-name="P373"/>
      <text:p text:style-name="P594">Для устойчивой системы необходимо, чтобы кривая Михайлова охватывала квадранты последовательно. Нарушение правил прохождения квадрантов ля-ля-ля, всё и так понятно.</text:p>
      <text:p text:style-name="P373"/>
      <text:p text:style-name="P374"><text:span text:style-name="T255">Тогда корни X(w) = 0 и <text:s/>Y(w) = 0 чередоваться должны. </text:span><text:span text:style-name="T256">Быть упорядочены.</text:span></text:p>
      <text:p text:style-name="P595">Корни X Лежат на оси RE. Это w_0, w_2, .. Корни Y = на IM, это w_1, w_3...</text:p>
      <text:p text:style-name="P595"/>
      <text:p text:style-name="P596">Пример. W(p) = K / (p (T_1 p + 1) (T_2 p + 1) )</text:p>
      <text:p text:style-name="P596">D(p) = K p (T_1 p + 1) (T_2 p + 1) = T_1 T_2 K p (p — 1/T_1) (p — 1/T_2)</text:p>
      <text:p text:style-name="P596">D(jw) = T_1 T_2 K jw (jw — 1/T_1) (jw — 1/T_2).</text:p>
      <text:p text:style-name="P597">X(w) = k — (T_1 + T_2) w^2</text:p>
      <text:p text:style-name="P597">Y(w) = -T_1 T_2 w^3 + w</text:p>
      <text:p text:style-name="P598">И тут k &lt; 1/T_1 + 1/T_2 , что точно совпадает с критерием Гурвица.</text:p>
      <text:p text:style-name="P373"/>
      <text:h text:style-name="P887" text:outline-level="3">Критерий Найквиста</text:h>
      <text:p text:style-name="P599">Позволяет определить устойчивость замкнутой системы по передаточной функции размокнутой системы.</text:p>
      <text:p text:style-name="P67"><text:span text:style-name="T117">W = R/Q</text:span><text:span text:style-name="T257">, </text:span><text:span text:style-name="T117">deg(R) &lt;= deg(Q)</text:span><text:span text:style-name="T257"> должен быть.</text:span></text:p>
      <text:p text:style-name="P600">Заменой p = jw получим АФЧХ разомкнутой системы</text:p>
      <text:p text:style-name="P78"><text:span text:style-name="T258">W(jw) = R(jw) / Q(jw) </text:span><text:span text:style-name="T259">= </text:span><text:span text:style-name="T260">u (w) + j v(w)</text:span></text:p>
      <text:p text:style-name="P380">Введём вспомогательную функцию W_1(jw) = 1 + W(jw)</text:p>
      <text:p text:style-name="P79"><text:span text:style-name="T261">W_1(jw) = (R + Q) / Q </text:span><text:span text:style-name="T262">= D / Q</text:span></text:p>
      <text:p text:style-name="P601"/>
      <text:p text:style-name="P572"><text:soft-page-break/><text:span text:style-name="T263">Пусть система </text:span><text:span text:style-name="T120">статическая</text:span><text:span text:style-name="T263">, тогда в знаменателе нет p или корня нулевого, и пусть разомкнутая система <text:s/>устойчива, </text:span><text:span text:style-name="T264">т. е. Корни полинома Q – левые. </text:span><text:span text:style-name="T265">Порядок полиномов Q и D одинаков и равен n.</text:span></text:p>
      <text:p text:style-name="P573"><text:span text:style-name="T266">Рассмотрим полный фазовый сдвиг W_1(jw) </text:span><text:span text:style-name="T267">при изменении частоты от 0 до inf.</text:span></text:p>
      <text:p text:style-name="P620">fi(w) = fi_1(w) — fi_2(w)</text:p>
      <text:p text:style-name="P574"><text:span text:style-name="T268">Где первый – фазовый сдвиг функции D</text:span><text:span text:style-name="T270">(jw)</text:span><text:span text:style-name="T268">. Вторая — фазовый сдвиг Q</text:span><text:span text:style-name="T269">(jw)</text:span></text:p>
      <text:p text:style-name="P621">В устойчивой замкнутой системе по критерию Михайлова полное изменение фазы будет n pi /2.</text:p>
      <text:p text:style-name="P575"><text:span text:style-name="T271">Короче, говорит, что у W_1 будет с</text:span><text:span text:style-name="T273">м</text:span><text:span text:style-name="T271">ещение 0</text:span><text:span text:style-name="T272">. </text:span><text:span text:style-name="T275">Начало и конец в RE.</text:span></text:p>
      <text:p text:style-name="P576"><text:span text:style-name="T274">Так же можем получить из W её, сместив на 1.</text:span><text:span text:style-name="T276"> То есть надо, чтобы АФЧХ разомкнутой системы не охватывала точку с координатами (-1,0)</text:span></text:p>
      <text:p text:style-name="P622"/>
      <text:p text:style-name="P623">Внимание: оси – функции u и v!</text:p>
      <text:p text:style-name="P624"/>
      <text:p text:style-name="P625">Пусть разомкнутая система неустойчива.</text:p>
      <text:p text:style-name="P626">Тогда там l правых корней и n-l левых.</text:p>
      <text:p text:style-name="P577"><text:span text:style-name="T277">Тогда суммарный сдвиг должен быть </text:span><text:span text:style-name="T118">l pi</text:span><text:span text:style-name="T278">. </text:span><text:span text:style-name="T279"><text:s/>Всё просто! Просто сложил фазы, и всё.</text:span></text:p>
      <text:p text:style-name="P381">Fi_2 = (n-l) pi/2 — l pi/2</text:p>
      <text:p text:style-name="P381"/>
      <text:p text:style-name="P382">Вывод:</text:p>
      <text:p text:style-name="P382">Если разомкнутая система устойчива, то для устойчивости замкнутой необходимо <text:s/>и достаточно, чтобы афчх разомкнутой системы не охватывало точку (-1,0)</text:p>
      <text:p text:style-name="P578"><text:span text:style-name="T280">Если же разомкнутая система неустойчива, то для устойчипости замкнутой системы необходимо и достаточно, чтобы АФЧХ разомкнутой системы <text:s/>охватывала точку (-1,0) и </text:span><text:span text:style-name="T281">при изменении частоты от 0 до inf оборачивалась вокруг неё l раз, где l <text:s/>- число полюсов разомкнутой системы с <text:s/>положительной вещественной частью.</text:span></text:p>
      <text:p text:style-name="P383"/>
      <text:p text:style-name="P579"><text:span text:style-name="T282">Рассмотрим </text:span><text:span text:style-name="T119">астатическую </text:span><text:span text:style-name="T282">систему.</text:span></text:p>
      <text:p text:style-name="P627">Получим, что в знаменателе есть p^r. </text:p>
      <text:p text:style-name="P628"><draw:line text:anchor-type="paragraph" draw:z-index="113" draw:style-name="gr2" draw:text-style-name="P898" svg:x1="13.695cm" svg:y1="1.058cm" svg:x2="13.73cm" svg:y2="5.997cm"><text:p/></draw:line><draw:path text:anchor-type="paragraph" draw:z-index="115" draw:style-name="gr2" draw:text-style-name="P898" svg:width="5.834cm" svg:height="2.157cm" draw:transform="rotate (-1.24913214565234) translate (13.3645720337692cm 0.733330001445994cm)" svg:viewBox="0 0 5835 2158" svg:d="m0 24c388-116 665 229 1026 267 383 41 775 389 703 792-160 906 634 40 815-100 333-259 989-263 970 323-10 318 313 1216 737 692 248-308 624-630 992-413l346 78 246 45"><text:p/></draw:path>При изменении частоты на всём диапазоне фаза функции W(jw) скачком меняется от pi/2 до -pi/2</text:p>
      <text:p text:style-name="P628"/>
      <text:p text:style-name="P629">Сверху w &lt; 0, снизу больше</text:p>
      <text:p text:style-name="P628"/>
      <text:p text:style-name="P628"><draw:line text:anchor-type="paragraph" draw:z-index="114" draw:style-name="gr2" draw:text-style-name="P898" svg:x1="10.061cm" svg:y1="0.459cm" svg:x2="17.787cm" svg:y2="0.459cm"><text:p/></draw:line></text:p>
      <text:p text:style-name="P628"/>
      <text:p text:style-name="P629"><text:soft-page-break/>Для устойчивости замкнутой системы необходимо и достаточно, чтобы АФЧХ разомкнутой системы вместе с дополнением не охватывала точку (-1,0).</text:p>
      <text:p text:style-name="P630"><draw:path text:anchor-type="paragraph" draw:z-index="118" draw:style-name="gr2" draw:text-style-name="P898" svg:width="4.703cm" svg:height="5.129cm" draw:transform="rotate (0.358839694210034) translate (8.91503212740532cm 0.78133722522492cm)" svg:viewBox="0 0 4704 5130" svg:d="m3834 4142c429 153 758-287 851-661 136-546-476-540-797-487-428 70-788 326-1008 677-219 349-541 624-805 941-260 313-692 654-1078 462-377-187-783-463-904-904-105-384-154-819 33-1193 165-328 212-699 351-1036 161-387 94-817 157-1223l62-466 133-252"><text:p/></draw:path></text:p>
      <text:p text:style-name="P630">Оценка устойчивости по логрифмическим часотным характеристикам.</text:p>
      <text:p text:style-name="P601"/>
      <text:p text:style-name="P631"><draw:path text:anchor-type="paragraph" draw:z-index="117" draw:style-name="gr2" draw:text-style-name="P898" svg:width="5.352cm" svg:height="2.149cm" draw:transform="rotate (0.218689755274889) translate (9.3004025224795cm 1.06205341556872cm)" svg:viewBox="0 0 5353 2150" svg:d="m4458 1092c298-57 894 105 895-452 1-441-401-658-761-639-469 25-704 460-869 819-164 359-324 727-624 1018-390 379-879 323-1327 283-424-38-847-87-1255-207l-379-84-138-30"><text:p/></draw:path></text:p>
      <text:p text:style-name="P631"><draw:path text:anchor-type="paragraph" draw:z-index="116" draw:style-name="gr2" draw:text-style-name="P898" svg:width="2.707cm" svg:height="2.573cm" draw:transform="rotate (0.660956187730253) translate (11.9205261657177cm 1.38626416381458cm)" svg:viewBox="0 0 2708 2574" svg:d="m2209 538c551 496 724-793 114-492-331 164-534 507-782 777-278 302-557 606-814 931-225 285-523 514-727 820v0"><text:p/></draw:path>Построение АФЧХ связано с большими вычислениями.</text:p>
      <text:p text:style-name="P580"><text:span text:style-name="T358">Оценить устойчивость системы можно по логарифмическим характеристикам. </text:span><text:span text:style-name="T359">А их можно ассимптотически построить без вычислений </text:span><text:span text:style-name="T360">особых.</text:span></text:p>
      <text:p text:style-name="P632">Частота среза <text:s/>- когда ЛАХ = 0.</text:p>
      <text:p text:style-name="P581"><text:span text:style-name="T361">Частота критическая — когда Ф</text:span><text:span text:style-name="T365">Ч</text:span><text:span text:style-name="T361">Х = -Pi</text:span></text:p>
      <text:p text:style-name="P582"><text:span text:style-name="T362">Когда АФЧХ не имеет точек пересечения с вещественной осью слева от точки (-1,0) (т. е. Не обхватывает её, и система устойчива. </text:span><text:span text:style-name="T363">То необходимо и достаточно, чтобы выполнялось условие: частота среза меньше критической </text:span><text:span text:style-name="T364">частоты.</text:span><text:span text:style-name="T363"> </text:span><text:span text:style-name="T366">То есть замкнутая система абсолютно устойчива, если ЛАХ разомкнутой системы пересекает ось абсцисс раньше, чем ЛФЧХ линию -</text:span><text:span text:style-name="T367">Pi.</text:span></text:p>
      <text:p text:style-name="P633">Может быть такое, что фаза скачет. Если число положительных переходов равно числу отрицительных переходов, то система в замкнутом состоянии будет устойчива.</text:p>
      <text:p text:style-name="P633"/>
      <text:h text:style-name="P871" text:outline-level="2">Устойчивость систем с запаздыванием.</text:h>
      <text:p text:style-name="P634"/>
      <text:p text:style-name="P638">x_out = x_in (t — tau)</text:p>
      <text:p text:style-name="P635"><text:span text:style-name="T368">W_</text:span><text:span text:style-name="T369">lat</text:span><text:span text:style-name="T368">(p) = exp(-p tau)</text:span></text:p>
      <text:p text:style-name="P635"><text:span text:style-name="T368">Схема простая. Обычная возвратная схема с 2 звеньями. Первое – звено запаздывания, второн – просто звено какое-то </text:span><text:span text:style-name="T369">W</text:span><text:span text:style-name="T368">.</text:span></text:p>
      <text:p text:style-name="P639">Тогда </text:p>
      <text:p text:style-name="P640">W_tau (передат ф-я разомкн систеемы) = </text:p>
      <text:p text:style-name="P127"><text:span text:style-name="T371">W_tau = </text:span><text:span text:style-name="T369">W_lat W = exp(- p tau) R(p) / Q(p)</text:span></text:p>
      <text:p text:style-name="P641">Ф_tau (передат ф-я замкн сист) = </text:p>
      <text:p text:style-name="P128"><text:span text:style-name="T369">Ф_tau </text:span><text:span text:style-name="T370">= </text:span><text:span text:style-name="T369">W_tau / (1 + W_tau) </text:span><text:span text:style-name="T370">= R exp(- p tau)/(R exp(- p tau) + Q) = </text:span></text:p>
      <text:p text:style-name="P128"><text:span text:style-name="T369">Ф_tau </text:span><text:span text:style-name="T370">= R_tau / D_tau</text:span></text:p>
      <text:p text:style-name="P642">Тогда характеристическое уравнение замкнутой <text:s/>системы = </text:p>
      <text:p text:style-name="P129"><text:span text:style-name="T371">D_tau = </text:span><text:span text:style-name="T370">R</text:span><text:span text:style-name="T371">(p)</text:span><text:span text:style-name="T370"> exp(- p tau) + Q</text:span><text:span text:style-name="T371">(p)</text:span></text:p>
      <text:p text:style-name="P602"/>
      <text:p text:style-name="P602"/>
      <text:p text:style-name="P603"><text:soft-page-break/><text:span text:style-name="T372">Данное выражение имеет бесконечное </text:span><text:span text:style-name="T373">к</text:span><text:span text:style-name="T372">оличество корней, и алгебраические критерии неприменимы здесь.</text:span></text:p>
      <text:p text:style-name="P643"/>
      <text:p text:style-name="P644">Частотный критерий Михайлова предполагает построение</text:p>
      <text:p text:style-name="P604"><text:span text:style-name="T374">D_tau(j w) =</text:span><text:span text:style-name="T122"> </text:span><text:span text:style-name="T121">R</text:span><text:span text:style-name="T122">(</text:span><text:span text:style-name="T123">j w</text:span><text:span text:style-name="T122">)</text:span><text:span text:style-name="T121"> exp(- </text:span><text:span text:style-name="T123">j w</text:span><text:span text:style-name="T121"> tau) + Q</text:span><text:span text:style-name="T122">(</text:span><text:span text:style-name="T123">j w</text:span><text:span text:style-name="T122">)</text:span></text:p>
      <text:p text:style-name="P384">Но так как есть экспонента, кривая имеет сложный вид, и сам критерий сложно реализуется.</text:p>
      <text:p text:style-name="P384"/>
      <text:p text:style-name="P384">Получается, что наиболее удобен критерий Найквиста.</text:p>
      <text:p text:style-name="P141">W_tau = W(j w) exp ( - j w tau)</text:p>
      <text:p text:style-name="P385">Амплитуда:</text:p>
      <text:p text:style-name="P130"><text:span text:style-name="T375">A_tau(w) exp (j psy_tau(w)</text:span><text:span text:style-name="T376">)</text:span><text:span text:style-name="T375"> = A(w) exp (j psy(w)) exp(- j w tau)</text:span></text:p>
      <text:p text:style-name="P605"><text:span text:style-name="T283">Получается, что амплитуды равны, </text:span><text:span text:style-name="T284">а фазы запаздывают.</text:span></text:p>
      <text:p text:style-name="P131"><text:span text:style-name="T375">psy_tau(w) </text:span><text:span text:style-name="T376">= </text:span><text:span text:style-name="T375">psy(w) —</text:span><text:span text:style-name="T376"> w tau</text:span></text:p>
      <text:p text:style-name="P386">Так что зная АФЧХ системы без запаздывания легко построить АФЧХ с запаздыванием.</text:p>
      <text:p text:style-name="P606"><text:span text:style-name="T285">Поэтому на частотах от 0 до inf надо вектор A_w дополнительно повернуть <text:s/>по часовой стрелке на </text:span><text:span text:style-name="T124">w tau</text:span><text:span text:style-name="T285">. </text:span><text:span text:style-name="T286">Отрицательный фазовый сдвиг будет расти, а амплитуда уменьшаться и стремиться к нулю.</text:span></text:p>
      <text:p text:style-name="P607"><text:span text:style-name="T287">Получается, </text:span><text:span text:style-name="T125">АФЧХ системы с запаздыванием </text:span><text:span text:style-name="T287">будет иметь вид </text:span><text:span text:style-name="T125">спирали</text:span><text:span text:style-name="T287">, которая закручивается в начало координат.</text:span></text:p>
      <text:p text:style-name="P387"/>
      <text:p text:style-name="P387"><draw:line text:anchor-type="paragraph" draw:z-index="119" draw:style-name="gr2" draw:text-style-name="P898" svg:x1="2.547cm" svg:y1="0.42cm" svg:x2="2.547cm" svg:y2="5.324cm"><text:p/></draw:line><draw:line text:anchor-type="paragraph" draw:z-index="123" draw:style-name="gr2" draw:text-style-name="P898" svg:x1="12.566cm" svg:y1="0.314cm" svg:x2="12.566cm" svg:y2="5.218cm"><text:p/></draw:line></text:p>
      <text:p text:style-name="P387"/>
      <text:p text:style-name="P387"/>
      <text:p text:style-name="P387"><draw:path text:anchor-type="paragraph" draw:z-index="124" draw:style-name="gr2" draw:text-style-name="P898" svg:width="2.027cm" svg:height="2.324cm" draw:transform="rotate (-1.89246050793745) translate (14.3183272767889cm 0.528110419472516cm)" svg:viewBox="0 0 2028 2325" svg:d="m562 22c359-36 890-83 1049 357 125 343 369 650 413 1015 49 415-354 730-726 837-354 102-889 222-1082-235-121-287-474-853 112-1004 315-81 821-305 982 157l78 345-268 313-123-257"><text:p/></draw:path></text:p>
      <text:p text:style-name="P387"><draw:line text:anchor-type="paragraph" draw:z-index="120" draw:style-name="gr2" draw:text-style-name="P898" svg:x1="0.148cm" svg:y1="0.173cm" svg:x2="6.427cm" svg:y2="0.067cm"><text:p/></draw:line><draw:path text:anchor-type="paragraph" draw:z-index="121" draw:style-name="gr2" draw:text-style-name="P898" svg:width="1.908cm" svg:height="1.588cm" draw:transform="rotate (-2.23175251452515) translate (4.50847740685526cm 0.0834702167959177cm)" svg:viewBox="0 0 1909 1589" svg:d="m0 27c420-9 911-119 1259 182 264 229 612 445 650 836l-127 411-343 133-242-80"><text:p/></draw:path><draw:line text:anchor-type="paragraph" draw:z-index="122" draw:style-name="gr2" draw:text-style-name="P898" svg:x1="9.356cm" svg:y1="0.279cm" svg:x2="15.635cm" svg:y2="0.173cm"><text:p/></draw:line><draw:line text:anchor-type="paragraph" draw:z-index="126" draw:style-name="gr2" draw:text-style-name="P898" svg:x1="8.438cm" svg:y1="0.067cm" svg:x2="8.826cm" svg:y2="0.526cm"><text:p/></draw:line><draw:line text:anchor-type="paragraph" draw:z-index="127" draw:style-name="gr2" draw:text-style-name="P898" svg:x1="8.403cm" svg:y1="1.267cm" svg:x2="8.826cm" svg:y2="0.526cm"><text:p/></draw:line></text:p>
      <text:p text:style-name="P387"><draw:line text:anchor-type="paragraph" draw:z-index="125" draw:style-name="gr2" draw:text-style-name="P898" svg:x1="7.133cm" svg:y1="-0.18cm" svg:x2="8.826cm" svg:y2="-0.145cm"><text:p/></draw:line></text:p>
      <text:p text:style-name="P387"/>
      <text:p text:style-name="P387"/>
      <text:p text:style-name="P387"/>
      <text:p text:style-name="P388">Может быть так, что при достаточно большой задержке может система потерять устойчивость, то есть W_tau(j w) охватит точку (-1, 0).</text:p>
      <text:p text:style-name="P389">Определим tau_crit – при нём система находится на границе устойчивости. То есть характеристика W_tau(j w) проходит через точку (-1,0).</text:p>
      <text:p text:style-name="P132"><text:span text:style-name="T377">A_tau(w_crit) = 1 </text:span><text:span text:style-name="T378">= A</text:span><text:span text:style-name="T379">(w_crit)</text:span><text:span text:style-name="T378">.</text:span></text:p>
      <text:p text:style-name="P132"><text:span text:style-name="T377">psy_tau(w_ctir) = - PI </text:span><text:span text:style-name="T379">= psy(w_ctir) — w_crit tau_crit</text:span></text:p>
      <text:p text:style-name="P142">tau_crit = (PI + psy(w_crit)) / w_crit</text:p>
      <text:p text:style-name="P390"/>
      <text:h text:style-name="P872" text:outline-level="2"><text:soft-page-break/>Оценка влияния параметров системы на устойчивость. <text:line-break/>Метод D-разбиений.</text:h>
      <text:p text:style-name="P391">Исходными данными были везде алгебраические формулы. Как найти полиномы и коэффициенты. Как связаны с реальными системами и параметрами.</text:p>
      <text:p text:style-name="P392">Позволяет построить графически в координатах параметров системы область устойчивости. Пусть хар. уравнение замкнутой системы имеет вид </text:p>
      <text:p text:style-name="P133"><text:span text:style-name="T380">D(p) </text:span><text:span text:style-name="T381">= p^n + a_n-1 p^(n-1) + … + a_0 </text:span><text:span text:style-name="T382">= sum (a_k p_k, k=0..n) | a_n = 1</text:span></text:p>
      <text:p text:style-name="P393">Рассмотрим n-мерное пространство параметров системы, при этом каждому набору параметров <text:s/>будет соответствовать конкретная точка. И одновременно рассмотрим комплексную плоскость корней уравнения.</text:p>
      <text:p text:style-name="P608"><text:span text:style-name="T288">Рассмотрим n = 3. </text:span><text:span text:style-name="T289">Три оси, т. к. коэффициента три.</text:span></text:p>
      <text:p text:style-name="P609"><text:span text:style-name="T290">Одновременно хотели рассмотреть комплексную плоскость корней системы. </text:span><text:span text:style-name="T291">Для каждой точки того пространства имеется 3 корня где-то.</text:span></text:p>
      <text:p text:style-name="P394">При изменении параметров точка будет перемещаться там, и корни на комплексной плоскости тоже.</text:p>
      <text:p text:style-name="P610"><text:span text:style-name="T292">В общем, двигаются корни,и можем испортить устойчивость, образуются области устойчивости. </text:span><text:span text:style-name="T293">Карманы устойчивости, что ли.</text:span></text:p>
      <text:p text:style-name="P395">Пусть есть комплексный корень j w_k.</text:p>
      <text:p text:style-name="P395">Так как корни могут переходить в любой точке мнимой оси через ноль действительной, то есть частота меняется по всему |R, то при таком изменении частоты в пространстве параметров <text:s/>получим поверхность, при переходе через которую будем иметь различное расположение корней.</text:p>
      <text:p text:style-name="P611"><text:span text:style-name="T294">Построение таких поверхностей и </text:span><text:span text:style-name="T126">называется методом D-разбиений</text:span><text:span text:style-name="T294">.</text:span></text:p>
      <text:p text:style-name="P396">Как правило, в пространствах 1-2 параметров.</text:p>
      <text:p text:style-name="P396"/>
      <text:h text:style-name="P888" text:outline-level="3">Метод D-разбиений в области одного параметра.</text:h>
      <text:p text:style-name="P397">Возьмём n-мерный D(p).</text:p>
      <text:p text:style-name="P134"><text:span text:style-name="T383">D(j w) </text:span><text:span text:style-name="T384">= N(jw) + A M(j w) </text:span><text:span text:style-name="T385">= 0</text:span></text:p>
      <text:p text:style-name="P398">А – параметр, который мы будем варьировать.</text:p>
      <text:p text:style-name="P399">В общем-то, значение тоже знаем.</text:p>
      <text:p text:style-name="P143">A = N / M = X(w) + j Y(w).</text:p>
      <text:p text:style-name="P612"><text:span text:style-name="T295">Получим кривую на комплексной плоскости, если будем менять частоту. </text:span><text:span text:style-name="T296">Она делит плоскость на области с различным расположением корней.</text:span></text:p>
      <text:p text:style-name="P400"><draw:line text:anchor-type="paragraph" draw:z-index="128" draw:style-name="gr2" draw:text-style-name="P898" svg:x1="5.175cm" svg:y1="0.508cm" svg:x2="5.175cm" svg:y2="4.036cm"><text:p/></draw:line></text:p>
      <text:p text:style-name="P400"><draw:path text:anchor-type="paragraph" draw:z-index="130" draw:style-name="gr2" draw:text-style-name="P898" svg:width="3.787cm" svg:height="1.706cm" draw:transform="rotate (-2.29737689440014) translate (8.45608333333354cm 0.331611111111111cm)" svg:viewBox="0 0 3788 1707" svg:d="m3076 1655c454 235 915-388 618-738-287-339-773-315-1172-469-476-183-1007-161-1508-263l-419-100-446-76-149-9"><text:p/></draw:path></text:p>
      <text:p text:style-name="P400"/>
      <text:p text:style-name="P400"><draw:line text:anchor-type="paragraph" draw:z-index="129" draw:style-name="gr2" draw:text-style-name="P898" svg:x1="2.741cm" svg:y1="0.085cm" svg:x2="8.385cm" svg:y2="0.085cm"><text:p/></draw:line></text:p>
      <text:p text:style-name="P400"/>
      <text:p text:style-name="P401"><text:soft-page-break/>На картинке симметрично относительно действительной оси идёт тот же график в частоты меньше нуля.</text:p>
      <text:p text:style-name="P401"/>
      <text:p text:style-name="P613"><text:span text:style-name="T297">Область устойчивости по правилу штриховки выявляется. <text:s/>При движении по кривой в сторону увеличения частоты </text:span><text:span text:style-name="T298">штрихуем слева. Претендент на область устойчивости – область с внутренней штриховкой.</text:span></text:p>
      <text:p text:style-name="P402">Есть точки a и b – где пересекаются плюсовые и минусовые кривые. </text:p>
      <text:p text:style-name="P614"><text:span text:style-name="T299">Тут a – действительный параметр, как правило, так что для устойчивости надо рассматривать не всю область, а тоолько участок на действительной оси. </text:span><text:span text:style-name="T300">Только участок [a,b]</text:span><text:span text:style-name="T301"> Так как параметр A всё же в общем случае действительный.</text:span></text:p>
      <text:p text:style-name="P403"/>
      <text:h text:style-name="P889" text:outline-level="3">Для случая двух параметров.</text:h>
      <text:p text:style-name="P80"><text:span text:style-name="T386">D(j w) = X(w, A, B) + j Y(w, A, B) </text:span><text:span text:style-name="T387">= 0</text:span></text:p>
      <text:p text:style-name="P636"><text:span text:style-name="T304">Границе – решение </text:span><text:span text:style-name="T305">системы </text:span><text:span text:style-name="T306">параметрических </text:span><text:span text:style-name="T304">уравнений</text:span></text:p>
      <text:p text:style-name="P81"><text:span text:style-name="T302">X(w, A, B) <text:s/></text:span><text:span text:style-name="T303">= 0</text:span></text:p>
      <text:p text:style-name="P81"><text:span text:style-name="T302">Y(w, A, B) </text:span><text:span text:style-name="T303">= 0</text:span></text:p>
      <text:p text:style-name="P404">Определитель есть там</text:p>
      <text:p text:style-name="P637"><text:span text:style-name="T308">| </text:span><text:span text:style-name="T307">dX/dA <text:s text:c="2"/>dX/dB <text:s text:c="2"/></text:span><text:span text:style-name="T308">|</text:span></text:p>
      <text:p text:style-name="P637"><text:span text:style-name="T308">| </text:span><text:span text:style-name="T307">dY/dA <text:s text:c="2"/>dY/dB <text:s text:c="2"/></text:span><text:span text:style-name="T308">|</text:span></text:p>
      <text:p text:style-name="P404"/>
      <text:p text:style-name="P404">Область устойчивости определяется также правилом штриховки, кривую штрихуют слева в сторону увеличения частоты, если определитель больше нуля, и справа, если меньше.</text:p>
      <text:p text:style-name="P387"/>
      <text:p text:style-name="P405">Пример.</text:p>
      <text:p text:style-name="P135"><text:span text:style-name="T388">W(p) = K / </text:span><text:span text:style-name="T389">(p (T1 p + 1) (T2 p + 1))</text:span></text:p>
      <text:p text:style-name="P406">Типовая следящая система.</text:p>
      <text:p text:style-name="P136"><text:span text:style-name="T390">Ф = </text:span><text:span text:style-name="T391">K / (</text:span><text:span text:style-name="T389">p (T1 p + 1) (T2 p + 1) <text:s/></text:span><text:span text:style-name="T390">+K</text:span><text:span text:style-name="T391">)</text:span></text:p>
      <text:p text:style-name="P137"><text:span text:style-name="T392">D = </text:span><text:span text:style-name="T392">T1 T2 p^3 + (T1 + T2) p^2 + p + K</text:span></text:p>
      <text:p text:style-name="P138"><text:span text:style-name="T392">D</text:span><text:span text:style-name="T393">(j w)</text:span><text:span text:style-name="T392"> = T1 T2 </text:span><text:span text:style-name="T393">(j w)</text:span><text:span text:style-name="T392">^3 + (T1 + T2) </text:span><text:span text:style-name="T393">(j w)</text:span><text:span text:style-name="T392">^2 + </text:span><text:span text:style-name="T393">(j w)</text:span><text:span text:style-name="T392"> + K </text:span><text:span text:style-name="T394">= </text:span></text:p>
      <text:p text:style-name="P139"><text:span text:style-name="T392"><text:s/>= </text:span><text:span text:style-name="T394">-</text:span><text:span text:style-name="T392"> T1 T2</text:span><text:span text:style-name="T393"> </text:span><text:span text:style-name="T394">j </text:span><text:span text:style-name="T393">w</text:span><text:span text:style-name="T392">^3 </text:span><text:span text:style-name="T394">-</text:span><text:span text:style-name="T392"> (T1 + T2) </text:span><text:span text:style-name="T393">w</text:span><text:span text:style-name="T392">^2 + </text:span><text:span text:style-name="T393">j w</text:span><text:span text:style-name="T392"> + K</text:span></text:p>
      <text:p text:style-name="P384"/>
      <text:p text:style-name="P615"><text:span text:style-name="T309">Пусть A = K, B = T1. </text:span><text:span text:style-name="T310">T2 = const.</text:span></text:p>
      <text:p text:style-name="P407">Система: </text:p>
      <text:p text:style-name="P140"><text:span text:style-name="T395">X = K - </text:span><text:span text:style-name="T392">(T1 + T2) </text:span><text:span text:style-name="T393">w</text:span><text:span text:style-name="T392">^2</text:span></text:p>
      <text:p text:style-name="P144">Y = w — T1 T2 w^3</text:p>
      <text:p text:style-name="P408">Тогда выразим параметры:</text:p>
      <text:p text:style-name="P409"><text:soft-page-break/>K = (T1 + T2) w^2</text:p>
      <text:p text:style-name="P409">T1 = 1/T2/w^2</text:p>
      <text:p text:style-name="P384"/>
      <text:p text:style-name="P410">Определитель:</text:p>
      <text:p text:style-name="P410">|1 <text:s text:c="2"/>-w^2|</text:p>
      <text:p text:style-name="P616"><text:span text:style-name="T311">|</text:span><text:span text:style-name="T312">0</text:span><text:span text:style-name="T311"> <text:s text:c="2"/></text:span><text:span text:style-name="T312">- </text:span><text:span text:style-name="T314">T2 </text:span><text:span text:style-name="T312">w^3</text:span><text:span text:style-name="T311"> | </text:span><text:span text:style-name="T313">= - </text:span><text:span text:style-name="T314">T2 </text:span><text:span text:style-name="T313">w^3 </text:span><text:span text:style-name="T315">Оно отрицательное при положельных w.</text:span></text:p>
      <text:p text:style-name="P411"><draw:path text:anchor-type="paragraph" draw:z-index="134" draw:style-name="gr2" draw:text-style-name="P898" svg:width="3.926cm" svg:height="5.338cm" draw:transform="rotate (-1.46014245221846) translate (15.2543842664991cm -0.103493939308033cm)" svg:viewBox="0 0 3927 5339" svg:d="m0 5314c366 73 713-31 1075-94 411-71 694-171 1103-339 541-401 767-914 997-1309 213-363 193-860 386-1235 208-404 89-689 163-1153l152-728 51-456"><text:p/></draw:path></text:p>
      <text:p text:style-name="P617"><text:span text:style-name="T314">График с осями </text:span><text:span text:style-name="T315">K, T1;</text:span></text:p>
      <text:p text:style-name="P384"><draw:line text:anchor-type="paragraph" draw:z-index="131" draw:style-name="gr2" draw:text-style-name="P898" svg:x1="7.997cm" svg:y1="0.025cm" svg:x2="7.997cm" svg:y2="4.646cm"><text:p/></draw:line></text:p>
      <text:p text:style-name="P384"><draw:line text:anchor-type="paragraph" draw:z-index="133" draw:style-name="gr2" draw:text-style-name="P898" svg:x1="9.62cm" svg:y1="0.272cm" svg:x2="9.655cm" svg:y2="3.412cm"><text:p/></draw:line></text:p>
      <text:p text:style-name="P384"/>
      <text:p text:style-name="P384"><draw:line text:anchor-type="paragraph" draw:z-index="132" draw:style-name="gr2" draw:text-style-name="P898" svg:x1="4.681cm" svg:y1="0.589cm" svg:x2="12.16cm" svg:y2="0.589cm"><text:p/></draw:line></text:p>
      <text:p text:style-name="P384"/>
      <text:p text:style-name="P384"/>
      <text:p text:style-name="P384"/>
      <text:p text:style-name="P384"/>
      <text:h text:style-name="P674" text:outline-level="1">Качество процессов управления.</text:h>
      <text:p text:style-name="P618"><text:span text:style-name="T316">Устойчивость – необходимое, но недостаточное условие работоспособности. </text:span><text:span text:style-name="T317">Например, точности нет. Или медленно отрабатывает входное воздействие. </text:span><text:span text:style-name="T318">Или запас устойчивости мал.</text:span></text:p>
      <text:p text:style-name="P412">Достаточное условие работоспособности – качество систем, которое оценивается качеством переходных процессов и ошибками в установившихся режимах.</text:p>
      <text:p text:style-name="P412"/>
      <text:p text:style-name="P413">Оценивается качество с помощью критериев, которые делятся на 4 группы: </text:p>
      <text:list xml:id="list7289916825857965279" text:style-name="L22">
        <text:list-item>
          <text:p text:style-name="P732">Определяющие точность систем.</text:p>
        </text:list-item>
        <text:list-item>
          <text:p text:style-name="P732">Быстродействие систем.</text:p>
        </text:list-item>
        <text:list-item>
          <text:p text:style-name="P733">Запас устойчивости определяющие.</text:p>
        </text:list-item>
        <text:list-item>
          <text:p text:style-name="P734">Интегральные критерии качества.</text:p>
        </text:list-item>
      </text:list>
      <text:p text:style-name="P414"/>
      <text:p text:style-name="P619"><text:span text:style-name="T319">Есть прямые и косвенные методы определения качеств</text:span><text:span text:style-name="T320">енных</text:span><text:span text:style-name="T319"> показателей. </text:span></text:p>
      <text:list xml:id="list5130827676863102928" text:style-name="L23">
        <text:list-item>
          <text:p text:style-name="P818"><text:span text:style-name="T321">Прямые методы – <text:s/>аналитическое определение точности системы и построения переходной функции. </text:span><text:span text:style-name="T322">Это математика.</text:span></text:p>
        </text:list-item>
        <text:list-item>
          <text:p text:style-name="P735">Косвенные – определяют качество системы без аналитического решения.</text:p>
          <text:list>
            <text:list-item>
              <text:p text:style-name="P819"><text:span text:style-name="T323">Корневые </text:span><text:span text:style-name="T324">методы</text:span></text:p>
            </text:list-item>
            <text:list-item>
              <text:p text:style-name="P820"><text:soft-page-break/><text:span text:style-name="T323">Частотные </text:span><text:span text:style-name="T324">методы</text:span></text:p>
            </text:list-item>
            <text:list-item>
              <text:p text:style-name="P820"><text:span text:style-name="T323">Интегральные </text:span><text:span text:style-name="T324">методы</text:span></text:p>
            </text:list-item>
          </text:list>
        </text:list-item>
      </text:list>
      <text:p text:style-name="P416">Для переходных процессов уже где-то писали.</text:p>
      <text:p text:style-name="P416"/>
      <text:p text:style-name="P416"/>
      <text:h text:style-name="P873" text:outline-level="2">Точность систем в типовы<text:span text:style-name="T396">х</text:span> режимах.</text:h>
      <text:p text:style-name="P432">Точность. Нас интересует ошибка </text:p>
      <text:p text:style-name="P145"><text:span text:style-name="T397">E(p) = Ф_eps(p) G(p) + Ф_f(p) F(p) </text:span><text:span text:style-name="T398">= </text:span></text:p>
      <text:p text:style-name="P161">= G/ (1 + W) <text:s/>+ F W_f / (1 + <text:s/>W)</text:p>
      <text:p text:style-name="P433">Интересует точность в типовых режимах</text:p>
      <text:p text:style-name="P162">eps(t), t → inf = e_st = p E(p) | <text:s/>p → 0</text:p>
      <text:p text:style-name="P433">Получаем </text:p>
      <text:p text:style-name="P163">eps_st = eps_stg + eps_stf</text:p>
      <text:p text:style-name="P433"/>
      <text:h text:style-name="P892" text:outline-level="3">Рассмотрим неподвижное состояние.</text:h>
      <text:p text:style-name="P164">g(t) = const = g0</text:p>
      <text:p text:style-name="P165">f(t) = cost = f0</text:p>
      <text:p text:style-name="P165">G = g0/p</text:p>
      <text:p text:style-name="P165">F = f0/p</text:p>
      <text:p text:style-name="P434">тогда </text:p>
      <text:p text:style-name="P146"><text:span text:style-name="T399">e_st =</text:span><text:span text:style-name="T398"> </text:span><text:span text:style-name="T400">g0</text:span><text:span text:style-name="T398">/ (1 + W) </text:span><text:span text:style-name="T401">| p → 0</text:span><text:span text:style-name="T398"> + </text:span><text:span text:style-name="T400">f0</text:span><text:span text:style-name="T398"> W_f / (1 + <text:s/>W) </text:span><text:span text:style-name="T400">| p → 0</text:span></text:p>
      <text:p text:style-name="P419"><text:span text:style-name="T402">Для статических систем (у W нет нулевых полюсов) всегда есть ошибка. </text:span><text:span text:style-name="T403">То есть </text:span><text:span text:style-name="T128">eps_st != 0</text:span><text:span text:style-name="T403">.</text:span></text:p>
      <text:p text:style-name="P420"><text:span text:style-name="T404">Введение астатизма первого порядка приводит к ликвидации ошибки от задающего воздействия </text:span><text:span text:style-name="T405">(первый элемент суммы</text:span><text:span text:style-name="T405">), </text:span><text:span text:style-name="T406">eps_stg</text:span><text:span text:style-name="T407">)</text:span><text:span text:style-name="T404">.</text:span></text:p>
      <text:p text:style-name="P421"><text:span text:style-name="T405">Для eps_stf будет всё зависеть от места приложения возмущающего сигнала </text:span><text:span text:style-name="T127">f(t)</text:span><text:span text:style-name="T405">.</text:span></text:p>
      <text:p text:style-name="P437"/>
      <text:p text:style-name="P422"><text:span text:style-name="T408">Расмотрим систему, как в третьей лабе. </text:span><text:span text:style-name="T409">W1 до приложения f <text:s/>и W2 после, а затем обратная связь.</text:span></text:p>
      <text:p text:style-name="P438">Пусть </text:p>
      <text:p text:style-name="P167">W1 = k1 / (T_1 p + 1) </text:p>
      <text:p text:style-name="P167">W2 = k2/p.</text:p>
      <text:p text:style-name="P147"><text:span text:style-name="T411">W = </text:span><text:span text:style-name="T410">k1 </text:span><text:span text:style-name="T411">k2 </text:span><text:span text:style-name="T410"><text:s/>/ </text:span><text:span text:style-name="T411">p / </text:span><text:span text:style-name="T410">(T_1 p + 1) </text:span></text:p>
      <text:p text:style-name="P169">W_f = k2 / p</text:p>
      <text:p text:style-name="P439">Тогда </text:p>
      <text:p text:style-name="P439"/>
      <text:p text:style-name="P148"><text:soft-page-break/><text:span text:style-name="T413">eps_stf = p k2 / p / (1 + k1 k2 / </text:span><text:span text:style-name="T418">p /</text:span><text:span text:style-name="T413"> (</text:span><text:span text:style-name="T410">T_1 p + 1</text:span><text:span text:style-name="T413">)) * f0 / p | p → 0</text:span></text:p>
      <text:p text:style-name="P148"><text:span text:style-name="T413">eps_stf = k2 (T_1 p + 1) f0 / (p (T_1 p + 1) + k1 k2) | p → 0 </text:span><text:span text:style-name="T414">= f0/k1 != 0</text:span></text:p>
      <text:p text:style-name="P170"/>
      <text:p text:style-name="P171">Рассотрим похожий пример.</text:p>
      <text:p text:style-name="P149"><text:span text:style-name="T410">W1 = k1 / </text:span><text:span text:style-name="T415">p</text:span></text:p>
      <text:p text:style-name="P168">W2 = k2/ (T_1 p + 1) </text:p>
      <text:p text:style-name="P150"><text:span text:style-name="T411">W = </text:span><text:span text:style-name="T410">k1 </text:span><text:span text:style-name="T411">k2 </text:span><text:span text:style-name="T410"><text:s/>/ </text:span><text:span text:style-name="T411">p / </text:span><text:span text:style-name="T410">(T_1 p + 1) </text:span></text:p>
      <text:p text:style-name="P150"><text:span text:style-name="T412">W_f = </text:span><text:span text:style-name="T410">k2/ (T_1 p + 1)</text:span></text:p>
      <text:p text:style-name="P150"><text:span text:style-name="T416">eps_stf = p k2 f0 / p / (</text:span><text:span text:style-name="T413">1 + k1 k2 / <text:s/></text:span><text:span text:style-name="T419">p / </text:span><text:span text:style-name="T413">(</text:span><text:span text:style-name="T410">T_1 p + 1</text:span><text:span text:style-name="T413">)</text:span><text:span text:style-name="T416">) / <text:s/>(</text:span><text:span text:style-name="T410">T_1 p + 1</text:span><text:span text:style-name="T416">)</text:span><text:span text:style-name="T410"> </text:span><text:span text:style-name="T416">= </text:span></text:p>
      <text:p text:style-name="P150"><text:span text:style-name="T416">eps_stf = k2 </text:span><text:span text:style-name="T417">p </text:span><text:span text:style-name="T416"><text:s/>f0 / (</text:span><text:span text:style-name="T420">p (</text:span><text:span text:style-name="T410">T_1 p + 1</text:span><text:span text:style-name="T420">)</text:span><text:span text:style-name="T413"> + k1 k2 /</text:span><text:span text:style-name="T416">)</text:span><text:span text:style-name="T410"> </text:span><text:span text:style-name="T416">= </text:span><text:span text:style-name="T421">0</text:span></text:p>
      <text:p text:style-name="P434"/>
      <text:p text:style-name="P440">Таким образом, интегрирующее звено надо ставить до места приложения этого возмущения.</text:p>
      <text:p text:style-name="P440"/>
      <text:h text:style-name="P893" text:outline-level="3">Режим с постоянной скоростью</text:h>
      <text:p text:style-name="P172">g(t) = v * t</text:p>
      <text:p text:style-name="P172">G = V / p^2</text:p>
      <text:p text:style-name="P423"><text:span text:style-name="T422">Данный режим имеет смысл только для астатических систем, </text:span><text:span text:style-name="T423">так как для статических </text:span><text:span text:style-name="T129">e</text:span><text:span text:style-name="T130">ps</text:span><text:span text:style-name="T129">_st = inf </text:span><text:span text:style-name="T423">всегда.</text:span></text:p>
      <text:p text:style-name="P441">А для астатических получится</text:p>
      <text:p text:style-name="P173">eps_stg = p E(p) | p → 0 = p 1/ (1 + W) * V / p^2 = V / k != 0</text:p>
      <text:p text:style-name="P442">Так как в знаменателе W есть как минимум p.</text:p>
      <text:p text:style-name="P443">Для ликвидации этой ошибки надо ввести астатизм второго порядка.</text:p>
      <text:p text:style-name="P443"/>
      <text:h text:style-name="P894" text:outline-level="3">Режим с постоянным ускорением</text:h>
      <text:p text:style-name="P446">g(t) = a t^2 / 2</text:p>
      <text:p text:style-name="P446">G = a / p^3</text:p>
      <text:p text:style-name="P454">В астатизме второго порядка получим ошибку a / K. При больших ноль, при меньших бесконечность.</text:p>
      <text:p text:style-name="P448"/>
      <text:h text:style-name="P895" text:outline-level="3">Гармонический режим</text:h>
      <text:p text:style-name="P68"><text:span text:style-name="T424">g(t) = g_max * sin(w</text:span><text:span text:style-name="T425">_</text:span><text:span text:style-name="T424">k t)</text:span></text:p>
      <text:p text:style-name="P649">eps_g(t) = eps_max sin(w_k t + fi_k)</text:p>
      <text:p text:style-name="P650">Так как система линейная, то частота не меняется, изменяется только амплитуда и сдвиг по фазе, зазве что.</text:p>
      <text:p text:style-name="P279"><text:span text:style-name="T426">Ошибка тут характеризуется eps_max, определяющееся </text:span><text:span text:style-name="T427">с помощью АФЧХ </text:span><text:span text:style-name="T428">по ошибке.</text:span></text:p>
      <text:p text:style-name="P651"><text:soft-page-break/>esp_max = g_max |1 / (1 + W(j w_k))|</text:p>
      <text:p text:style-name="P280"><text:span text:style-name="T429">Так как e_max </text:span><text:span text:style-name="T430">&lt;&lt; </text:span><text:span text:style-name="T429"><text:s/>g_max или W(j w_k) </text:span><text:span text:style-name="T430">&gt;&gt; </text:span><text:span text:style-name="T429"><text:s/>1</text:span></text:p>
      <text:p text:style-name="P652">Пренебрегаем единичкой и получим</text:p>
      <text:p text:style-name="P69"><text:span text:style-name="T429">esp_max =</text:span><text:span text:style-name="T431">~</text:span><text:span text:style-name="T429"> g_max |1 / <text:s/>W(j w_k)| </text:span><text:span text:style-name="T431">= g_max / A(w_k)</text:span></text:p>
      <text:p text:style-name="P653">А – АЧХ разомкнутой системы.</text:p>
      <text:p text:style-name="P653"/>
      <text:h text:style-name="P896" text:outline-level="3">Коэффициенты ошибок</text:h>
      <text:p text:style-name="P645"><text:span text:style-name="T432">Позволяют определить ошибку системы при произвольном входном воздействии, </text:span><text:span text:style-name="T433">которое содержит постоянную составляющую и конечное число производных.</text:span></text:p>
      <text:p text:style-name="P646"><text:span text:style-name="T434">Разложим Ф_eps(p) в ряд Тейлора </text:span><text:span text:style-name="T435">по p.</text:span></text:p>
      <text:p text:style-name="P654">Получим, что </text:p>
      <text:p text:style-name="P82"><text:span text:style-name="T435">E(p) = sum (c_k/</text:span><text:span text:style-name="T439">k!</text:span><text:span text:style-name="T435"> p^k G(p), k = 0..inf)</text:span></text:p>
      <text:p text:style-name="P430"><text:span text:style-name="T436">Для установившихся ошибок (t-&gt;inf), p-&gt;0. </text:span><text:span text:style-name="T437">При этом получим, что ряд сходится.</text:span></text:p>
      <text:p text:style-name="P455">Переходя к оригиналам, получим </text:p>
      <text:p text:style-name="P431"><text:span text:style-name="T438">eps(t) = sum (c_k/</text:span><text:span text:style-name="T439">k!</text:span><text:span text:style-name="T438"> d^kg/dt^k, k=0..inf)</text:span></text:p>
      <text:p text:style-name="P456">эти коэффициенты и есть коэффициенты ошибок, позволяют определить ошибку при заданном входном воздействии.</text:p>
      <text:p text:style-name="P457">Определяются они двумя способами.</text:p>
      <text:list xml:id="list2983372239440946445" text:style-name="L24">
        <text:list-item>
          <text:p text:style-name="P736">Разложение в ряд Тейлора по p Ф_eps(p).с_k = d^k Ф_eps/dp^k |p-&gt;0</text:p>
        </text:list-item>
        <text:list-item>
          <text:p text:style-name="P737">Так как она дробно-рациональна, то коэффиценты можно найти путём делителя числителя на знаменатель.</text:p>
        </text:list-item>
      </text:list>
      <text:p text:style-name="P458"/>
      <text:h text:style-name="P876" text:outline-level="2">Корневые методы оценки качества.</text:h>
      <text:p text:style-name="P655">Оценка быстродействия и запаса устойчивости системы по расположению корней характеристического уравнения замкнутой системы.</text:p>
      <text:p text:style-name="P647"><text:span text:style-name="T440">Рассмотрим корни, которые наиболее близко расположены к мнимой оси </text:span><text:span text:style-name="T444">(P)</text:span><text:span text:style-name="T440">, так как они дают в переходном процессе составляющие, которые наиболее медленно затухают, </text:span><text:span text:style-name="T441">и определяют переходной процесс.</text:span></text:p>
      <text:p text:style-name="P656"/>
      <text:p text:style-name="P648"><text:span text:style-name="T442">Возможны 2 случая. </text:span><text:span text:style-name="T443">Естественно, только для устойчивых систем.</text:span></text:p>
      <text:list xml:id="list3228519153481203237" text:style-name="L25">
        <text:list-item>
          <text:p text:style-name="P821">Он вещественный.</text:p>
        </text:list-item>
        <text:list-item>
          <text:p text:style-name="P822">Мнимый</text:p>
        </text:list-item>
      </text:list>
      <text:p text:style-name="P424"><text:span text:style-name="T444">Nu – степень устойчивости системы. </text:span><text:span text:style-name="T446">- </text:span><text:span text:style-name="T444">Re(</text:span><text:span text:style-name="T445">P</text:span><text:span text:style-name="T444">)</text:span></text:p>
      <text:p text:style-name="P459">переходной процесс определяется примерно как </text:p>
      <text:p text:style-name="P417"><text:span text:style-name="T448">x(t) =~ x_P(t) = </text:span><text:span text:style-name="T447">c exp(- Nu t)</text:span></text:p>
      <text:p text:style-name="P460">Переходной процесс считается законченным, если верно, что</text:p>
      <text:p text:style-name="P174"><text:soft-page-break/>x_P(t) = DELTA c = c exp(-Nu t_p)</text:p>
      <text:p text:style-name="P174">DELTA = 5%</text:p>
      <text:p text:style-name="P461">t_p – время переходного процесса.</text:p>
      <text:p text:style-name="P461">То есть если попадает в коридор 5% и не покидает его потом.</text:p>
      <text:p text:style-name="P462">Время регулирования получается <text:s/></text:p>
      <text:p text:style-name="P151"><text:span text:style-name="T449">t_p = 1/Nu ln 1/DELTA ~ 3/N</text:span><text:span text:style-name="T450">u</text:span></text:p>
      <text:p text:style-name="P463"/>
      <text:p text:style-name="P464">Пара комплексно-сопряжённых корней.</text:p>
      <text:p text:style-name="P175">P_12 = - nu ± j beta</text:p>
      <text:p text:style-name="P175">x_P (t) = c exp(- nu t) sin(beta t + fi)</text:p>
      <text:p text:style-name="P425"><text:span text:style-name="T451">Аналитического решения для времени регулирования не имеет, </text:span><text:span text:style-name="T452">но для оценки премени переходного процесса t_p можно ограничить sin единицей, </text:span><text:span text:style-name="T453">и получим то же самое.</text:span></text:p>
      <text:p text:style-name="P426"><text:span text:style-name="T454">Таким образом, знание nu помогает оценить </text:span><text:span text:style-name="T131">быстродействие </text:span><text:span text:style-name="T454">системы.</text:span></text:p>
      <text:p text:style-name="P448"/>
      <text:p text:style-name="P465">Запас устойчивости давай те рассмотрим. Он определяется склонностью системы к колебаниям.</text:p>
      <text:p text:style-name="P466">Пусть корни, ближайшие к мнимой оси имеют мнимую часть beta.</text:p>
      <text:p text:style-name="P467">Тогда переходной процесс будет колебаться.</text:p>
      <text:p text:style-name="P427"><text:span text:style-name="T455">И если взять первые 2 максимума x1 и x2, </text:span><text:span text:style-name="T456"><text:s/></text:span><text:span text:style-name="T457">(t1 и t2 по времени), </text:span><text:span text:style-name="T458">период то есть рассмотрим.</text:span></text:p>
      <text:p text:style-name="P468">Запас устойчивости можно оценить по степени затухания</text:p>
      <text:p text:style-name="P468"/>
      <text:p text:style-name="P418"><text:span text:style-name="T132">mu = beta / nu </text:span><text:span text:style-name="T459">(колебательность)</text:span></text:p>
      <text:p text:style-name="P469">Связь между mu и степенью затухания какая?</text:p>
      <text:p text:style-name="P152"><text:span text:style-name="T469">eps1 = </text:span><text:span text:style-name="T460">(x1 — x2) / x1 </text:span><text:span text:style-name="T325">(степень затухания</text:span><text:span text:style-name="T326">)</text:span></text:p>
      <text:p text:style-name="P176">x(t) = c exp(- nu t) sin (beta t + fi)</text:p>
      <text:p text:style-name="P153"><text:span text:style-name="T462">T = </text:span><text:span text:style-name="T327">период </text:span><text:span text:style-name="T462">= 2 Pi / beta</text:span></text:p>
      <text:p text:style-name="P154"><text:span text:style-name="T461">x</text:span><text:span text:style-name="T463">1</text:span><text:span text:style-name="T461">(t) = c exp(- nu t</text:span><text:span text:style-name="T463">1</text:span><text:span text:style-name="T461">) sin (beta </text:span><text:span text:style-name="T463">t1</text:span><text:span text:style-name="T461"> + fi) <text:s/></text:span><text:span text:style-name="T464">= </text:span><text:span text:style-name="T461">c exp(- nu t</text:span><text:span text:style-name="T463">1</text:span><text:span text:style-name="T461">) </text:span></text:p>
      <text:p text:style-name="P155"><text:span text:style-name="T461">x</text:span><text:span text:style-name="T463">1</text:span><text:span text:style-name="T461">(t) <text:s text:c="2"/></text:span><text:span text:style-name="T464">= </text:span><text:span text:style-name="T461">c exp(- nu t</text:span><text:span text:style-name="T465">2</text:span><text:span text:style-name="T461">)</text:span><text:span text:style-name="T466"> = </text:span><text:span text:style-name="T461">c exp(- nu </text:span><text:span text:style-name="T466">(</text:span><text:span text:style-name="T461">t</text:span><text:span text:style-name="T466">1 + 2 Pi / beta)</text:span><text:span text:style-name="T461">) </text:span><text:span text:style-name="T466">= x1 *exp(- 2 Pi </text:span><text:span text:style-name="T467">nu</text:span><text:span text:style-name="T466"> /beta)</text:span></text:p>
      <text:p text:style-name="P156"><text:span text:style-name="T468">= </text:span><text:span text:style-name="T466"><text:s/>x1 *exp(- 2 Pi / </text:span><text:span text:style-name="T468">mu</text:span><text:span text:style-name="T466">)</text:span></text:p>
      <text:p text:style-name="P157"><text:span text:style-name="T469">eps1 = 1 — x2 / x1 = 1 - </text:span><text:span text:style-name="T466">exp(- 2 Pi / </text:span><text:span text:style-name="T468">mu</text:span><text:span text:style-name="T466">)</text:span></text:p>
      <text:p text:style-name="P158"><text:span text:style-name="T470">mu = </text:span><text:span text:style-name="T471">- </text:span><text:span text:style-name="T470">2 Pi / ln (1 — eps1)</text:span></text:p>
      <text:p text:style-name="P470">У систем с хорошим запасом устойчивости, значение eps1 = 0.95-0.98.</text:p>
      <text:p text:style-name="P470">Или mu = 2.7 — 1.5</text:p>
      <text:p text:style-name="P428"><text:span text:style-name="T472">Таким образом, введя показатели nu и mu, можно указать область на комплексной плоскости корней, <text:s/>где они должны находиться, чтобы </text:span><text:soft-page-break/><text:span text:style-name="T472">система удовлетворяла заданному запасу устойчивости и заданному быстродействию.</text:span></text:p>
      <text:p text:style-name="P471">Выбираем левее nu и при угле меньше arctg mu.</text:p>
      <text:p text:style-name="P471"/>
      <text:p text:style-name="P472">В общем случае для определения качества переходного процесса существенны не только корни характеристического уроавнения, но и нули передаточной функции.</text:p>
      <text:p text:style-name="P429"><text:span text:style-name="T473">Запишем пару рекомендаций </text:span><text:span text:style-name="T474">по расположению нулей и полюсов.</text:span></text:p>
      <text:list xml:id="list3676952143415182368" text:style-name="L26">
        <text:list-item>
          <text:p text:style-name="P738"><text:span text:style-name="T475">Распологать нули вблизи области расположения полюсов. </text:span><text:span text:style-name="T476">Удаление ведёт к увеличению амплитуды переходного процесса.</text:span></text:p>
        </text:list-item>
        <text:list-item>
          <text:p text:style-name="P739">Для уменьшения отклонения в переходном процессе выгодно удалять полюсы друг от друга. </text:p>
        </text:list-item>
        <text:list-item>
          <text:p text:style-name="P740">Приближение друг к другу не представляет опасности для тех полюсов, которые расположены далеко от мнимой оси.</text:p>
        </text:list-item>
      </text:list>
      <text:p text:style-name="P473"/>
      <text:p text:style-name="P473"/>
      <text:h text:style-name="P877" text:outline-level="2">Частотные методы оценки качества.</text:h>
      <text:p text:style-name="P474">Для определения запаса устойчивости и быстродействия.</text:p>
      <text:p text:style-name="P474">В процессе работы параметры быстродействия могут отличаться от рассчитанных.</text:p>
      <text:p text:style-name="P474">При определённых усиловиях система может стать неустойчивой.</text:p>
      <text:p text:style-name="P475">Для исключенния этого явления следует делать определённый запас устойчивости.</text:p>
      <text:p text:style-name="P475"/>
      <text:p text:style-name="P449"><text:span text:style-name="T143">Запас устойчивости</text:span><text:span text:style-name="T477"> – количественная оценка Отлонения от значений параметов системы от зоны, опасной с точки зрения </text:span><text:span text:style-name="T478">у</text:span><text:span text:style-name="T477">стойчивости.</text:span></text:p>
      <text:p text:style-name="P476">Обычно, рассматривают запас устойчивости по амплитуде и по фазе.</text:p>
      <text:p text:style-name="P476"/>
      <text:p text:style-name="P477">Рассмотри АФЧХ разомкнутой системы.</text:p>
      <text:p text:style-name="P187">W(j w) = U(w) + j B (w)= A(w) exp(j psi(w))</text:p>
      <text:p text:style-name="P477">Она не должна озватывать точку (-1.0).</text:p>
      <text:p text:style-name="P478">То есть есть некоторая область, внутри которой при изменении небольшом параметров будет запас устойвости.</text:p>
      <text:p text:style-name="P479">Два параметра потребуются.</text:p>
      <text:p text:style-name="P479"/>
      <text:p text:style-name="P479">A_st – точка, где W пересекает ось Re близ (-1,0)</text:p>
      <text:p text:style-name="P479">И psy_st – угол, при котором пересекаем окружность радиуса 1.</text:p>
      <text:p text:style-name="P480">Запас устойчивости по амплитуде</text:p>
      <text:p text:style-name="P481">L_st = 20 lg |1 — A_st| , psy → 180 deg</text:p>
      <text:p text:style-name="P480"><text:soft-page-break/>Запас по фазе</text:p>
      <text:p text:style-name="P177"><text:span text:style-name="T480">psy_st = </text:span><text:span text:style-name="T479">180 + psy(w) | A(w) = 1</text:span></text:p>
      <text:p text:style-name="P188">L_st = 6..20 Db</text:p>
      <text:p text:style-name="P188">psy_st = 30..60 deg</text:p>
      <text:p text:style-name="P482"/>
      <text:p text:style-name="P450"><text:span text:style-name="T481">Удобно определять по </text:span><text:span text:style-name="T133">логарифмическим</text:span><text:span text:style-name="T481"> частотным характеристикам.</text:span></text:p>
      <text:p text:style-name="P483">w_s <text:s/>– частота среза. Где L(w) пересекает ноль.</text:p>
      <text:p text:style-name="P483">w_cr – критическая частота. – PSY(w) = - Pi</text:p>
      <text:p text:style-name="P483">Запас по амплитуде – модуль |L(w_cr)|</text:p>
      <text:p text:style-name="P483">А по фазе |180 — PSY(w_s)|</text:p>
      <text:p text:style-name="P484">Это по Найквисту был критерий.</text:p>
      <text:p text:style-name="P483"/>
      <text:p text:style-name="P485">По критерию Михайлова давайте теперь.</text:p>
      <text:p text:style-name="P451"><text:span text:style-name="T483">Запас устойчивости по амплитуде равен </text:span><text:span text:style-name="T482">радиусу окружности, которую не должна заходить кривая Михайлова.</text:span></text:p>
      <text:p text:style-name="P484"/>
      <text:p text:style-name="P486">Но между двумя величинами неприятно прыгать. Удобнее одну величиу оптимизировать.</text:p>
      <text:p text:style-name="P452"><text:span text:style-name="T484">M_max – показатель колебательности.</text:span><text:span text:style-name="T485">Этот показатель определяется по АЧХ замкнутой системы как отношение максимального значения к значению на нулевой частоте.</text:span></text:p>
      <text:p text:style-name="P487">|Ф(j w)| = A_замкн(w) = |W / (1 + W)|</text:p>
      <text:p text:style-name="P447"><text:span text:style-name="T485">M = sqrt(U^2 + V^2) / sqrt(</text:span><text:span text:style-name="T486">(</text:span><text:span text:style-name="T485">1 + U</text:span><text:span text:style-name="T486">)</text:span><text:span text:style-name="T485">^2 + V^2)</text:span></text:p>
      <text:p text:style-name="P488">(U — C)^2 + V^2 = R^2</text:p>
      <text:p text:style-name="P488">C = M^2 / (M^2 — 1)</text:p>
      <text:p text:style-name="P488">R = M / (M^2 — 1)</text:p>
      <text:p text:style-name="P489">Получили окружность с радиусом R и центром, сдвинутым по действительной оси на величину C.</text:p>
      <text:p text:style-name="P490">Получим границы запретных областей.</text:p>
      <text:p text:style-name="P453"><text:span text:style-name="T487">M = 1 – прямая через (-0,5,0)</text:span><text:span text:style-name="T488"> отрогональная. Потом к -1 схродится окружность. Внутри запрет.</text:span></text:p>
      <text:p text:style-name="P491">Упрощаем. Центр всегда в -1. Радиус M_max</text:p>
      <text:p text:style-name="P492">Берут M_max = 1.1 … 1.5</text:p>
      <text:p text:style-name="P491"/>
      <text:p text:style-name="P493">Быстродействие. </text:p>
      <text:p text:style-name="P493">По фиду АЧХ можно оценить <text:s/>быстродействие t_p.</text:p>
      <text:p text:style-name="P492">t_p = 1..2 * Pi / w_s</text:p>
      <text:p text:style-name="P492"/>
      <text:h text:style-name="P878" text:outline-level="2"><text:soft-page-break/>Интегральные методы оценки качества</text:h>
      <text:p text:style-name="P657">Позволяют одновременно оценить быстродействие и точность системы с помощью одной общей оценки, которая, как правило, задаётся в виде определённого интеграла.</text:p>
      <text:p text:style-name="P657"/>
      <text:p text:style-name="P658">Рассмотрим переходную функцию и её ошибку.</text:p>
      <text:p text:style-name="P658">Ошибка – разница между задающим и входным воздействием.</text:p>
      <text:p text:style-name="P189">eps(t) = g(t) - x(t)</text:p>
      <text:p text:style-name="P494">Очевидно, что чем меньше текущая ошибка, тем качественнее система.</text:p>
      <text:p text:style-name="P494">Тогда полную ошибку можно определить выражением: </text:p>
      <text:p text:style-name="P178"><text:span text:style-name="T490">I_1 = </text:span><text:span text:style-name="T489">int[0..inf](eps(t), dt)</text:span></text:p>
      <text:p text:style-name="P495">Если вычислить аналитическое выражение eps для конкретной системы, то получим некоторую функцию, которая зависит от параметров системы.</text:p>
      <text:p text:style-name="P496">Оптимизируя эту функцию по параметрам, можно подобрать такие, при которых ошибка будет минимальна.</text:p>
      <text:p text:style-name="P496"/>
      <text:p text:style-name="P497">Но эта оценка пригодна только для апериодических переходных процессов. Для колебательных она получается заниженной.</text:p>
      <text:p text:style-name="P498">Что делать? Интегрировать модуль.</text:p>
      <text:p text:style-name="P179"><text:span text:style-name="T490">I_</text:span><text:span text:style-name="T492">2</text:span><text:span text:style-name="T490"> = </text:span><text:span text:style-name="T489">int[0..inf](</text:span><text:span text:style-name="T491">|</text:span><text:span text:style-name="T489">eps(t</text:span><text:span text:style-name="T491">)|</text:span><text:span text:style-name="T489">, dt)</text:span></text:p>
      <text:p text:style-name="P499">Считать не очень приятно, так что применяют квадратичкную оценку.</text:p>
      <text:p text:style-name="P180"><text:span text:style-name="T490">I_</text:span><text:span text:style-name="T492">3</text:span><text:span text:style-name="T490"> = </text:span><text:span text:style-name="T489">int[0..inf](eps</text:span><text:span text:style-name="T492">^2</text:span><text:span text:style-name="T489">(t</text:span><text:span text:style-name="T491">)</text:span><text:span text:style-name="T489">, dt)</text:span></text:p>
      <text:p text:style-name="P444"><text:span text:style-name="T493">Он берётся без вычистилетльной работы с и</text:span><text:span text:style-name="T494">с</text:span><text:span text:style-name="T493">пользованием равенства Парсеваля.</text:span></text:p>
      <text:p text:style-name="P190">I_3 = 1/ (2 Pi j) int[-j inf.. +j inf] (|E(j w)|^2, dw)</text:p>
      <text:p text:style-name="P445"><text:span text:style-name="T495">Он табличный и легко считается. </text:span><text:span text:style-name="T496">Можно посчитать через коэффициенты дифференциального уравнения замкнутой системы.</text:span></text:p>
      <text:p text:style-name="P500">Чем она плоха? Даётся минимальная ошибка, но при этом переходной процесс, как правило, получается, колебательным с большим перерегулированием.</text:p>
      <text:p text:style-name="P501">Из-за чего? Не учтена скорость изменения ошибки в I_3.</text:p>
      <text:p text:style-name="P502">Для получения плавных переходных процессов используют следующую оценку.</text:p>
      <text:p text:style-name="P181"><text:span text:style-name="T490">I_</text:span><text:span text:style-name="T498">4</text:span><text:span text:style-name="T490"> = </text:span><text:span text:style-name="T489">int[0..inf](eps</text:span><text:span text:style-name="T492">^2</text:span><text:span text:style-name="T489">(t</text:span><text:span text:style-name="T491">) </text:span><text:span text:style-name="T497">+ tau^2 diff(eps)^2</text:span><text:span text:style-name="T489">, dt)</text:span></text:p>
      <text:p text:style-name="P503">Где tau – весовой коэфициент, учитывающий величину ограничения скорости протекания переходных процессов.</text:p>
      <text:p text:style-name="P504">Преобразуем. </text:p>
      <text:p text:style-name="P182"><text:span text:style-name="T490">I_</text:span><text:span text:style-name="T498">4</text:span><text:span text:style-name="T490"> = </text:span><text:span text:style-name="T489">int[0..inf](</text:span><text:span text:style-name="T498">[</text:span><text:span text:style-name="T489">eps(t</text:span><text:span text:style-name="T491">) </text:span><text:span text:style-name="T497">+ tau diff(eps)</text:span><text:span text:style-name="T498">]^2 — 2 tau eps diff(eps)</text:span><text:span text:style-name="T489">, dt) </text:span><text:span text:style-name="T499">= </text:span></text:p>
      <text:p text:style-name="P183"><text:span text:style-name="T499">= </text:span><text:span text:style-name="T489">int[0..inf](</text:span><text:span text:style-name="T498">[</text:span><text:span text:style-name="T489">eps(t</text:span><text:span text:style-name="T491">) </text:span><text:span text:style-name="T497">+ tau diff(eps)</text:span><text:span text:style-name="T498">]^2</text:span><text:span text:style-name="T489">, dt) </text:span><text:span text:style-name="T499">- </text:span><text:span text:style-name="T489">int[0..inf]</text:span><text:span text:style-name="T499">(</text:span><text:span text:style-name="T498"> 2 tau eps diff(eps)</text:span><text:span text:style-name="T489">, dt) </text:span><text:span text:style-name="T500">=</text:span></text:p>
      <text:p text:style-name="P184"><text:soft-page-break/><text:span text:style-name="T499">= </text:span><text:span text:style-name="T489">int[0..inf](</text:span><text:span text:style-name="T498">[</text:span><text:span text:style-name="T489">eps(t</text:span><text:span text:style-name="T491">) </text:span><text:span text:style-name="T497">+ tau diff(eps)</text:span><text:span text:style-name="T498">]^2</text:span><text:span text:style-name="T489">, dt) —</text:span><text:span text:style-name="T499"> </text:span><text:span text:style-name="T500">2 tau </text:span><text:span text:style-name="T489">int[0..inf]</text:span><text:span text:style-name="T499">(</text:span><text:span text:style-name="T498"> eps</text:span><text:span text:style-name="T489">, d </text:span><text:span text:style-name="T500">eps</text:span><text:span text:style-name="T489">) </text:span><text:span text:style-name="T501">=</text:span></text:p>
      <text:p text:style-name="P185"><text:span text:style-name="T499">= </text:span><text:span text:style-name="T489">int[0..inf](</text:span><text:span text:style-name="T498">[</text:span><text:span text:style-name="T489">eps(t</text:span><text:span text:style-name="T491">) </text:span><text:span text:style-name="T497">+ tau diff(eps)</text:span><text:span text:style-name="T498">]^2</text:span><text:span text:style-name="T489">, dt) </text:span><text:span text:style-name="T501">+</text:span><text:span text:style-name="T499"> </text:span><text:span text:style-name="T500">tau </text:span><text:span text:style-name="T501">eps</text:span><text:span text:style-name="T502">^2(</text:span><text:span text:style-name="T501">0)</text:span><text:span text:style-name="T489"> </text:span><text:span text:style-name="T501">=</text:span></text:p>
      <text:p text:style-name="P166"><text:span text:style-name="T503">min(I_4) = </text:span><text:span text:style-name="T499"><text:s/></text:span><text:span text:style-name="T500">tau </text:span><text:span text:style-name="T501">eps</text:span><text:span text:style-name="T502">^2(</text:span><text:span text:style-name="T501">0)</text:span></text:p>
      <text:p text:style-name="P505">Это только при </text:p>
      <text:p text:style-name="P186"><text:span text:style-name="T489">eps(t</text:span><text:span text:style-name="T491">) </text:span><text:span text:style-name="T497">+ tau diff(eps) </text:span><text:span text:style-name="T503">= 0</text:span></text:p>
      <text:p text:style-name="P186"><text:span text:style-name="T503">e</text:span><text:span text:style-name="T504">p</text:span><text:span text:style-name="T503">s(t) = eps(0) exp(- t/tau)</text:span></text:p>
      <text:p text:style-name="P506">Это решение – экстремаль.</text:p>
      <text:p text:style-name="P507">Подстановка экстремали в I_4 даст ему минимум.</text:p>
      <text:p text:style-name="P435"><text:span text:style-name="T505">При минимизации I_4 ошибка системы будет не ниже, чем такая во</text:span><text:span text:style-name="T506">т и будет стремиться к ней.</text:span></text:p>
      <text:p text:style-name="P436"><text:span text:style-name="T507">Выбирают </text:span><text:span text:style-name="T134">tau </text:span><text:span text:style-name="T135">= </text:span><text:span text:style-name="T134">1/6...1/3 t_p</text:span></text:p>
      <text:p text:style-name="P433"/>
      <text:p text:style-name="P508">Для ещё более плавных перехрдных процессов можно использовать интеграл, который включает не только скорость, но и <text:s/>производные более высокиз порядков со своими весовыми коэффициентами.</text:p>
      <text:p text:style-name="P159"><text:span text:style-name="T508"><text:s/>I_5 = int[0..inf](eps^2 + sum</text:span><text:span text:style-name="T509">[i=1..MAX]</text:span><text:span text:style-name="T508">(tau_i^2 diff(eps,i)), dt)</text:span></text:p>
      <text:p text:style-name="P415"/>
      <text:h text:style-name="P676" text:outline-level="1">Улучшение качества работы систем. Корректирующее устройство.</text:h>
      <text:p text:style-name="P659"/>
      <text:p text:style-name="P660">При построении системы управления решаются задачи такие</text:p>
      <text:list xml:id="list8682667040787684021" text:style-name="L27">
        <text:list-item>
          <text:p text:style-name="P823">Обеспечение устойчивости.</text:p>
        </text:list-item>
        <text:list-item>
          <text:p text:style-name="P823">Обеспечение необходимого запаса устойчивости.</text:p>
        </text:list-item>
        <text:list-item>
          <text:p text:style-name="P823">Обеспечение заданной точности.</text:p>
        </text:list-item>
        <text:list-item>
          <text:p text:style-name="P823">Обеспечение требуемого быстродействия.</text:p>
        </text:list-item>
      </text:list>
      <text:p text:style-name="P661">Иногда можно перебором параметров решить. Однако не всегда возможно, т. к. Многие требования противоречивы.</text:p>
      <text:p text:style-name="P662">Другой вариант – в систему вводят дополнительные устройства. Корректирующие.</text:p>
      <text:p text:style-name="P663">Три типа.</text:p>
      <text:list xml:id="list5456150677257374709" text:style-name="L28">
        <text:list-item>
          <text:p text:style-name="P824"><text:span text:style-name="T510">Последовательно корректирующие </text:span><text:span text:style-name="T511">Просто дополнительный блок последовательно. </text:span></text:p>
          <text:list>
            <text:list-item>
              <text:p text:style-name="P824"><text:span text:style-name="T511">Ставится после предварительного усилителя. </text:span><text:span text:style-name="T512">Обычно, в цепях, где входной сигнал – напряжение постоянного тока, </text:span><text:span text:style-name="T513">так как она функционально связана с сигналом рассогласования. </text:span></text:p>
            </text:list-item>
            <text:list-item>
              <text:p text:style-name="P827">Хороши? Простые очень.</text:p>
            </text:list-item>
            <text:list-item>
              <text:p text:style-name="P824"><text:span text:style-name="T514">Чем плохи? Не ослабляют влияние изменения параметров элементов системы на её показатели качества. </text:span><text:span text:style-name="T515">Поэтому </text:span><text:soft-page-break/><text:span text:style-name="T515">применять его можно только в системах, в которых и элементы имеют достаточно стабильные параметры.</text:span></text:p>
            </text:list-item>
          </text:list>
        </text:list-item>
        <text:list-item>
          <text:p text:style-name="P825"><text:span text:style-name="T510">Параллельное. </text:span><text:span text:style-name="T511">Под каким-то блоком через сумму. </text:span><text:span text:style-name="T517">W = W1 (W2 + W22) W3</text:span></text:p>
          <text:list>
            <text:list-item>
              <text:p text:style-name="P828">Применяются в случае, когда требуется формировать сложные законы управления с введением производных и интегралов <text:s/>от сигналов ошибки.</text:p>
            </text:list-item>
            <text:list-item>
              <text:p text:style-name="P829">Классический пример – теплорегуляторы.</text:p>
            </text:list-item>
          </text:list>
        </text:list-item>
        <text:list-item>
          <text:p text:style-name="P825"><text:span text:style-name="T516">С</text:span><text:span text:style-name="T510"> обратной связью. </text:span><text:span text:style-name="T511">На обратной связи у блока </text:span><text:span text:style-name="T516">(положительной или отрицательной, как уж хотите. Отрицательная проще)</text:span></text:p>
          <text:list>
            <text:list-item>
              <text:p text:style-name="P830">W = W1 W2 (W3 / ( 1 + W3 W33))</text:p>
            </text:list-item>
            <text:list-item>
              <text:p text:style-name="P826"><text:span text:style-name="T518">В практике <text:s text:c="2"/></text:span><text:span text:style-name="T517">W3 W33 </text:span><text:span text:style-name="T518"><text:s/>&gt;&gt; 1, поэтому получим</text:span></text:p>
            </text:list-item>
            <text:list-item>
              <text:p text:style-name="P826"><text:span text:style-name="T517">W = W1 W2 (</text:span><text:span text:style-name="T518">1 </text:span><text:span text:style-name="T517">/ <text:s/>W33)</text:span></text:p>
            </text:list-item>
            <text:list-item>
              <text:p text:style-name="P831">Таким образом, каким бы ни было плохим звено, сможем его подправить.</text:p>
            </text:list-item>
            <text:list-item>
              <text:p text:style-name="P832">Охватывать лучше те элементы, которые в процессе работы могут менять свои параметры или имеют большой коэффициент передачи.</text:p>
            </text:list-item>
          </text:list>
        </text:list-item>
      </text:list>
      <text:p text:style-name="P664"/>
      <text:p text:style-name="P665"><text:span text:style-name="T519">О</text:span>братная связь бывает двух типов:</text:p>
      <text:list xml:id="list5334150310665590763" text:style-name="L29">
        <text:list-item>
          <text:p text:style-name="P833">Жёсткая. ЖОС.</text:p>
          <text:list>
            <text:list-item>
              <text:p text:style-name="P834"><text:span text:style-name="T520">При ней W_k – (корректирующее) звено позиционного типа. То есть в стационарном режиме W_k(0) != 0. </text:span><text:span text:style-name="T521">При этом обратная свясь действует как в переходных процессах, так и в установившемся режиме.</text:span></text:p>
            </text:list-item>
          </text:list>
        </text:list-item>
        <text:list-item>
          <text:p text:style-name="P833">Гибкая. ГОС.</text:p>
          <text:list>
            <text:list-item>
              <text:p text:style-name="P835">W_k — звено дифференцирующего типа. <text:s/>W_k(0) = 0. <text:s/>То есть действует только в переходных процессах, а в установившемся режиме не действует.</text:p>
            </text:list-item>
          </text:list>
        </text:list-item>
      </text:list>
      <text:p text:style-name="P666"/>
      <text:h text:style-name="P879" text:outline-level="2">Примеры</text:h>
      <text:h text:style-name="P897" text:outline-level="3">Жёсткая обратная связь</text:h>
      <text:p text:style-name="P509">Вот есть у нас обратная связь корректирующая. </text:p>
      <text:p text:style-name="P204">W(p) = K / (T p + 1)</text:p>
      <text:p text:style-name="P204">W0(p) = K0.</text:p>
      <text:p text:style-name="P509">W0 – корректирующее. Получили жёсткую обратную связь.</text:p>
      <text:p text:style-name="P191"><text:span text:style-name="T523">W_eq = W / (1 + W W0) = K / (T p + K K 0 + 1) </text:span><text:span text:style-name="T524">= K_eq / (T_eq + 1)</text:span></text:p>
      <text:p text:style-name="P510"/>
      <text:p text:style-name="P523">Получили такую вот эквивалентную схему.</text:p>
      <text:p text:style-name="P201"><text:soft-page-break/><text:span text:style-name="T329">Данная обратная связь не меняет тип звена, но при этом уменьшает коэффициент передачи и постоянную времени. </text:span><text:span text:style-name="T330">Уменьшает инерционность звена, то есть улучшает качество переходного процесса в системе.</text:span></text:p>
      <text:p text:style-name="P524">Уменьшение коэффициента усиления может быть скомпенсировано за счёт других звеньев.</text:p>
      <text:p text:style-name="P524"/>
      <text:p text:style-name="P525">Пример 2.</text:p>
      <text:p text:style-name="P525">Возьмём интегратор и ЖОС.</text:p>
      <text:p text:style-name="P206">W = K / p</text:p>
      <text:p text:style-name="P206">W0 = K0</text:p>
      <text:p text:style-name="P206">W_eq = K_eq / (T_eq p + 1)</text:p>
      <text:p text:style-name="P206">K_eq =1/k0</text:p>
      <text:p text:style-name="P206">T_eq = 1/(K K0)</text:p>
      <text:p text:style-name="P510"/>
      <text:p text:style-name="P526">Тут ЖОС преобразует интегрирующее звено в впериодическое с коэффициентом передачи, полностью опредеяющимся обратной связью.</text:p>
      <text:p text:style-name="P527">Используют, когда надо понизить степень астатизма, то есть исключить влияние интегрирующего звена.</text:p>
      <text:p text:style-name="P527"/>
      <text:p text:style-name="P528">Посмотрим, как действует на колебательные звенья.</text:p>
      <text:p text:style-name="P192"><text:span text:style-name="T525">W = K / </text:span><text:span text:style-name="T526">(T^2 p^2 + 2 eps T p + 1)</text:span></text:p>
      <text:p text:style-name="P207">W0 = K0</text:p>
      <text:p text:style-name="P193"><text:span text:style-name="T525">W_</text:span><text:span text:style-name="T527">eq</text:span><text:span text:style-name="T525"> = K / </text:span><text:span text:style-name="T526">(T_</text:span><text:span text:style-name="T527">eq</text:span><text:span text:style-name="T526">^2 p^2 + 2 eps_</text:span><text:span text:style-name="T527">eq</text:span><text:span text:style-name="T526"> T_</text:span><text:span text:style-name="T527">eq</text:span><text:span text:style-name="T526"> p + 1)</text:span></text:p>
      <text:p text:style-name="P209">K_eq = K/ (1 <text:s/>+ K0)</text:p>
      <text:p text:style-name="P209">T_eq = T / (sqrt(1 + K K0))</text:p>
      <text:p text:style-name="P209">eps_eq = eps / (sqrt(1 + K K0))</text:p>
      <text:p text:style-name="P529"/>
      <text:p text:style-name="P202"><text:span text:style-name="T331">Тут структура звена не меняется, но уменьшается постоянная времени, и уменьшает колебательность </text:span><text:span text:style-name="T332">eps.</text:span></text:p>
      <text:p text:style-name="P530"/>
      <text:h text:style-name="P874" text:outline-level="2">Гибкую рассмотрим сейчас.</text:h>
      <text:p text:style-name="P531">Возьмём апериодическое звено.</text:p>
      <text:p text:style-name="Text_20_body"><text:span text:style-name="T529">Теперь в</text:span><text:span text:style-name="T522">от есть у нас обратная связь корректирующая. </text:span></text:p>
      <text:p text:style-name="P205">W(p) = K / (T p + 1)</text:p>
      <text:p text:style-name="P160"><text:span text:style-name="T522">W0(p) = K0</text:span><text:span text:style-name="T528"> p</text:span></text:p>
      <text:p text:style-name="P210">W_eq = k / (T_eq + 1)</text:p>
      <text:p text:style-name="P211">T_eq = T + K K0</text:p>
      <text:p text:style-name="P532"/>
      <text:p text:style-name="P533"><text:soft-page-break/>Не меняет тип звена, но увеличивает постоянную времени.</text:p>
      <text:p text:style-name="P533"/>
      <text:p text:style-name="P534">Интегрирующая.</text:p>
      <text:p text:style-name="P208">W = K / p</text:p>
      <text:p text:style-name="P194"><text:span text:style-name="T525">W0 = K0 </text:span><text:span text:style-name="T530">p</text:span></text:p>
      <text:p text:style-name="P195"><text:span text:style-name="T530">W_eq = </text:span><text:span text:style-name="T531">K_eq / p</text:span></text:p>
      <text:p text:style-name="P195"><text:span text:style-name="T531">K_eq = </text:span><text:span text:style-name="T530">K / (1 + K K0)</text:span></text:p>
      <text:p text:style-name="P535">Структура звена не меняется, но уменьшается коэффициент передачи.</text:p>
      <text:p text:style-name="P535"/>
      <text:p text:style-name="P536">Колебательное.</text:p>
      <text:p text:style-name="P196"><text:span text:style-name="T525">W = K / </text:span><text:span text:style-name="T526">(T^2 p^2 + 2 eps T p + 1)</text:span></text:p>
      <text:p text:style-name="P196"><text:span text:style-name="T525">W0 = K0 </text:span><text:span text:style-name="T532">p</text:span></text:p>
      <text:p text:style-name="P203"><text:span text:style-name="T333">Если </text:span><text:span text:style-name="T533">K0 &lt; 2T (1 — eps) / K</text:span><text:span text:style-name="T333">, то </text:span></text:p>
      <text:p text:style-name="P197"><text:span text:style-name="T533">W_eq = <text:s/>K / </text:span><text:span text:style-name="T526">(T^2 p^2 + 2 eps_</text:span><text:span text:style-name="T533">eps</text:span><text:span text:style-name="T526"> T p + 1)</text:span></text:p>
      <text:p text:style-name="P212">eps_eq = eps + K K0 / (2 T)</text:p>
      <text:p text:style-name="P537">Увеличивается коэффициент затухания.</text:p>
      <text:p text:style-name="P538">Иначе же</text:p>
      <text:p text:style-name="P198"><text:span text:style-name="T533">W_eq = <text:s/>K / </text:span><text:span text:style-name="T534">((T1 p + 1)(T2 p + 1))</text:span></text:p>
      <text:p text:style-name="P539">В этом случае гибкая обратная связь с большим коэффициентом усиления превращает колебательное звено в апериодическое.</text:p>
      <text:p text:style-name="P539"/>
      <text:h text:style-name="P890" text:outline-level="3">Инерционная жёсткая обратная связь.</text:h>
      <text:p text:style-name="P213">W = K</text:p>
      <text:p text:style-name="P199"><text:span text:style-name="T535">W0 = K0 / (T</text:span><text:span text:style-name="T536">0</text:span><text:span text:style-name="T535"> p + 1)</text:span></text:p>
      <text:p text:style-name="P213">W_eq = K_eq (T0 p + 1) / (T_eq p + 1)</text:p>
      <text:p text:style-name="P529"/>
      <text:p text:style-name="P540">Превращает усилитель в форсирующее звено. Оно возволяет получить производную входного сигнала в определённом диапазоне частот.</text:p>
      <text:p text:style-name="P540"/>
      <text:h text:style-name="P891" text:outline-level="3">Инерционная гибкая обратная связь</text:h>
      <text:p text:style-name="P214">W = K/p</text:p>
      <text:p text:style-name="P214">W0 = K0 p / (T0 p + 1)</text:p>
      <text:p text:style-name="P215">W_eq = K_eq <text:s/>(T0 p + 1) / (p (T_eq p + 1))</text:p>
      <text:p text:style-name="P852">K_eq = K / (1 <text:s/>+ K K0)</text:p>
      <text:p text:style-name="P852">T_eq = T0 / (1 + K K0)</text:p>
      <text:p text:style-name="P541"><text:soft-page-break/>При использовании инерционной гибкой обратной связи получаем эквивалент последовательного включения интегрирующе-дифференцирующего звена.</text:p>
      <text:p text:style-name="P542">При большом коэффициенте передачи интегрирующее звено приближённо становится изодромным.</text:p>
      <text:p text:style-name="P542"/>
      <text:p text:style-name="P542"/>
      <text:h text:style-name="P875" text:outline-level="2">Реализация корректирующих устройств</text:h>
      <text:p text:style-name="P543">Для получения передаточной функции корректирующего устройства W0 его техническая реализация осуществляется с помощью пассивных и активных четырёхполюсников.</text:p>
      <text:p text:style-name="P544">Корректирующие стройства бывают трёх типов:</text:p>
      <text:list xml:id="list7544850781478885695" text:style-name="L30">
        <text:list-item>
          <text:p text:style-name="P836"><text:span text:style-name="T336">Д</text:span><text:span text:style-name="T334">ифференцир</text:span><text:span text:style-name="T335">у</text:span><text:span text:style-name="T334">ющие, </text:span></text:p>
        </text:list-item>
        <text:list-item>
          <text:p text:style-name="P836"><text:span text:style-name="T336">И</text:span><text:span text:style-name="T334">нтегрирующие</text:span></text:p>
        </text:list-item>
        <text:list-item>
          <text:p text:style-name="P836"><text:span text:style-name="T336">И</text:span><text:span text:style-name="T334">нт</text:span><text:span text:style-name="T336">егрально</text:span><text:span text:style-name="T334">-дифф-е.</text:span></text:p>
        </text:list-item>
      </text:list>
      <text:p text:style-name="P200"><text:span text:style-name="T328"><text:s/></text:span><text:span text:style-name="T337">Пассивные реализуются с помощью. Четырёхполюсника. </text:span><text:span text:style-name="T338">Pис1.</text:span></text:p>
      <text:p text:style-name="P545">Ну и рисуночки в тетради смотреть надо.</text:p>
      <text:p text:style-name="P546">Рис2,3,4</text:p>
      <text:p text:style-name="P546">Пассивные все понижают коэфициент усиления.</text:p>
      <text:p text:style-name="P546">Активного типа на базе операционных усилителей делаются <text:s/>с большим коэффициентом усиления.</text:p>
      <text:p text:style-name="P546"/>
      <text:h text:style-name="P675" text:outline-level="1">Повышение точности систем в статическом режиме.</text:h>
      <text:p text:style-name="P547">Что делать?</text:p>
      <text:list xml:id="list918182635515005681" text:style-name="L31">
        <text:list-item>
          <text:p text:style-name="P837"><text:span text:style-name="T339">Точность определяется коэффициентами ошибок. Для статических систем определяется C0_g = 1/(1 + K), C0_f = Kf / (1 + K). </text:span><text:span text:style-name="T340">K – усиление разомкнутой системы, Kf – от места приложения до выхода. </text:span></text:p>
          <text:list>
            <text:list-item>
              <text:p text:style-name="P741">Очевидно, что повысить точность можно, увеличив коэффициент усиления. </text:p>
            </text:list-item>
            <text:list-item>
              <text:p text:style-name="P837"><text:span text:style-name="T341">Но при повышении точности понижается </text:span><text:span text:style-name="T342">запас устойчивости, </text:span><text:span text:style-name="T343">или устойчивость теряется совсем.</text:span></text:p>
            </text:list-item>
            <text:list-item>
              <text:p text:style-name="P838"><text:span text:style-name="T344">Графически как выглядит? ЛАЧХ подняли, и может пересекать ноль позже пересечения -PI </text:span><text:span text:style-name="T345">ФЧХ.</text:span></text:p>
            </text:list-item>
          </text:list>
        </text:list-item>
        <text:list-item>
          <text:p text:style-name="P742">Ввести астатизм можно. Прокатит? Погрешность нулевой станет.</text:p>
          <text:list>
            <text:list-item>
              <text:p text:style-name="P743">С0_g = 0, C1_g = 1/K.</text:p>
            </text:list-item>
            <text:list-item>
              <text:p text:style-name="P838"><text:span text:style-name="T344">Графически как выглядит? </text:span><text:span text:style-name="T346">Введение астатизма наклоняет всё на -20 дб. Этим ухудшет быстродействие из-за сжатия, и снижает запас устойчивости.</text:span></text:p>
            </text:list-item>
          </text:list>
        </text:list-item>
        <text:list-item>
          <text:p text:style-name="P839"><text:soft-page-break/><text:span text:style-name="T347">Избежать недостатков предыдущих вариантов можно, введя изодромное звено. </text:span><text:span text:style-name="T348">W = K1 + K2 / p/</text:span></text:p>
          <text:list>
            <text:list-item>
              <text:p text:style-name="P744">Будет коэффициент усиления увеличивать, и астатизм присутствует.</text:p>
            </text:list-item>
          </text:list>
        </text:list-item>
      </text:list>
      <text:p text:style-name="P548"/>
      <text:h text:style-name="P880" text:outline-level="2"><text:span text:style-name="T349">Уменьшение ошибок от возмущений</text:span><text:span text:style-name="T350">. Инвариантность.</text:span></text:h>
      <text:p text:style-name="P549">Это управление по возмущающей функции f.</text:p>
      <text:p text:style-name="P549">Если возмущение можно измерить (поставить сётчик, прибор), получаем комбинированную схему следующего вида: Рисунок в тетради где-то.</text:p>
      <text:p text:style-name="P216">E(p) = E_g(p) + E_f(p)</text:p>
      <text:p text:style-name="P216">E_g(p) = Ф_eps(p) G(p) = G / (1 + W)</text:p>
      <text:p text:style-name="P550">От f считывает сигнал W_компенсации. И кидает куда-нибудь в середину перед.</text:p>
      <text:p text:style-name="P551">Образуется цепь компенсации.</text:p>
      <text:p text:style-name="P551">Без неё </text:p>
      <text:p text:style-name="P217">E_f = F(p) W_f / (1 + W)</text:p>
      <text:p text:style-name="P552">С ней:</text:p>
      <text:p text:style-name="P218">W_f_1(p) = (1 <text:s/>- W_комп * W_от_места_прил_до_сумматора_f ) W_f</text:p>
      <text:p text:style-name="P83"><text:span text:style-name="T537">E_f_</text:span><text:span text:style-name="T538">1</text:span><text:span text:style-name="T537"> = F(p) W_f_</text:span><text:span text:style-name="T538">1</text:span><text:span text:style-name="T537"> / (1 + W)</text:span></text:p>
      <text:p text:style-name="P553"/>
      <text:p text:style-name="P745">Для полной компенсации возмущения, нужно вот что:</text:p>
      <text:p text:style-name="P840">W_f_1(p) = 0</text:p>
      <text:p text:style-name="P746">Отсюда</text:p>
      <text:p text:style-name="P219"><text:span text:style-name="T539">W_от_места_прил_до_сумматора_f = 1/ </text:span>W_комп</text:p>
      <text:p text:style-name="P511"><text:span text:style-name="T540">Тогда система будет подавлять любые возмущающие воздействия </text:span><text:span text:style-name="T541">f(t)</text:span></text:p>
      <text:p text:style-name="P512"><text:span text:style-name="T542">На практике этоне всегда выполнимо, полная компенсация возможна только в том случае, когда </text:span><text:span text:style-name="T136">W_от_места_прил_до_сумматора_f </text:span><text:span text:style-name="T542">состоит из </text:span><text:span text:style-name="T543">б</text:span><text:span text:style-name="T542">езынерционных звеньев. </text:span><text:span text:style-name="T543">(K1, K2 и тд)</text:span></text:p>
      <text:p text:style-name="P747">Если же они инерционные, то тогда в сети компенсации нужна реализация функции дифференцирования.</text:p>
      <text:p text:style-name="P513"><text:span text:style-name="T543">То есть порядок числителя передаточной функции больше порядка знаменателя, что физически нереализуем</text:span><text:span text:style-name="T544">о.</text:span></text:p>
      <text:p text:style-name="P748">В этом случае подбирают цепь компенсации так, чтобы она была физически реализуема, а условие инвариантности выполнялось приближённо в наиболее важном диапазоне частот.</text:p>
      <text:p text:style-name="P748"/>
      <text:p text:style-name="P748">Возьмём</text:p>
      <text:p text:style-name="P841">W2 = K2</text:p>
      <text:p text:style-name="P841">W3 = K3 / (T p + 1)</text:p>
      <text:p text:style-name="P510"><text:soft-page-break/></text:p>
      <text:p text:style-name="P748">Тогда</text:p>
      <text:p text:style-name="P841">W_комп = (T p + 1) / (K2 K3)</text:p>
      <text:p text:style-name="P748">Что делать?</text:p>
      <text:p text:style-name="P749">Сделаем так:</text:p>
      <text:p text:style-name="P220"><text:span text:style-name="T545">W_комп = (T p + 1) / (K2 K3 </text:span><text:span text:style-name="T546">(T2 p + 1)</text:span><text:span text:style-name="T545">)</text:span></text:p>
      <text:p text:style-name="P750"/>
      <text:p text:style-name="P750"/>
      <text:h text:style-name="P860" text:outline-level="1">Синтез линейных систем управления</text:h>
      <text:p text:style-name="P853">Это основная задача построения систем управления, которая заключается в построении структурных схем и выборе технических средств таким образом, чтобы <text:s/>обеспечивалась устойчивость и заданные показатели качества.</text:p>
      <text:p text:style-name="P853">Условно любую систему можно разделить на 2 части: </text:p>
      <text:list xml:id="list154735569631493154" text:style-name="L32">
        <text:list-item>
          <text:p text:style-name="P854"><text:span text:style-name="T547">Неизменяемая. </text:span><text:span text:style-name="T548">Относят сам объект управления, исполнительные мезанизмы, датчики и тд.</text:span></text:p>
        </text:list-item>
        <text:list-item>
          <text:p text:style-name="P854"><text:span text:style-name="T547">Изменяемая. </text:span><text:span text:style-name="T549">Усилители и корректирую</text:span><text:span text:style-name="T550">щ</text:span><text:span text:style-name="T549">ие устройства.</text:span></text:p>
        </text:list-item>
      </text:list>
      <text:p text:style-name="P751">Выбор структуры и параметров изменяемой части – основа синтеза систем.</text:p>
      <text:p text:style-name="P752">Один из методов – метод ЛАЧХ.</text:p>
      <text:h text:style-name="P881" text:outline-level="2">Метод ЛАЧХ</text:h>
      <text:p text:style-name="P753">Писали на практике. Ли 355 страница Бесекерского.</text:p>
      <text:p text:style-name="P753"/>
      <text:p text:style-name="P754">При синтезе систем можно помимо последовательной коррекции применять параллельную или с обратной связью.</text:p>
      <text:p text:style-name="P754"/>
      <text:p text:style-name="P754">Обычно, пересчитывают последовательное устройство из ЛАЧХ в аналогичное параллельное.</text:p>
      <text:p text:style-name="P221"><text:span text:style-name="T551">W_res_seq = </text:span><text:span text:style-name="T555">W </text:span><text:span text:style-name="T551">W_corr</text:span></text:p>
      <text:p text:style-name="P221"><text:span text:style-name="T551">W_res_</text:span><text:span text:style-name="T553">par</text:span><text:span text:style-name="T551"> = </text:span><text:span text:style-name="T555">W + </text:span><text:span text:style-name="T551">W_corr_</text:span><text:span text:style-name="T552">par</text:span><text:span text:style-name="T551"> </text:span><text:span text:style-name="T553">= W_res_seq</text:span></text:p>
      <text:p text:style-name="P222"><text:span text:style-name="T551">W_res_</text:span><text:span text:style-name="T554">backLink</text:span><text:span text:style-name="T551"> </text:span><text:span text:style-name="T554">=</text:span><text:span text:style-name="T551"> W/ </text:span><text:span text:style-name="T554">(1 + W W_corr_backLink)</text:span><text:span text:style-name="T551"> </text:span><text:span text:style-name="T553">= W_res_seq</text:span></text:p>
      <text:p text:style-name="P755">Отсюда:</text:p>
      <text:p text:style-name="P223"><text:span text:style-name="T555">W </text:span><text:span text:style-name="T551">W_corr </text:span><text:span text:style-name="T556">= <text:s/></text:span><text:span text:style-name="T555">W +</text:span><text:span text:style-name="T552"> </text:span><text:span text:style-name="T551">W_corr_</text:span><text:span text:style-name="T552">par</text:span><text:span text:style-name="T556">=&gt;</text:span></text:p>
      <text:p text:style-name="P223"><text:span text:style-name="T551">W_corr_</text:span><text:span text:style-name="T552">par </text:span><text:span text:style-name="T556">= </text:span><text:span text:style-name="T555">W <text:s/></text:span><text:span text:style-name="T556">(</text:span><text:span text:style-name="T551">W_corr —</text:span><text:span text:style-name="T556"> 1)</text:span></text:p>
      <text:p text:style-name="P842"/>
      <text:p text:style-name="P224"><text:span text:style-name="T555">W </text:span><text:span text:style-name="T551">W_corr </text:span><text:span text:style-name="T556">= <text:s/></text:span><text:span text:style-name="T551">W / </text:span><text:span text:style-name="T554">(1 + W W_corr_backLink) </text:span><text:span text:style-name="T556">=&gt;</text:span></text:p>
      <text:p text:style-name="P224"><text:span text:style-name="T557">1 / </text:span><text:span text:style-name="T551">W_corr </text:span><text:span text:style-name="T556">= <text:s/></text:span><text:span text:style-name="T554">(1 + W W_corr_backLink) </text:span><text:span text:style-name="T556">=&gt;</text:span></text:p>
      <text:p text:style-name="P225"><text:span text:style-name="T554">W_corr_backLink </text:span><text:span text:style-name="T558">= </text:span><text:span text:style-name="T559">(</text:span><text:span text:style-name="T557">1 </text:span><text:span text:style-name="T559">- </text:span><text:span text:style-name="T551">W_corr</text:span><text:span text:style-name="T559">)</text:span><text:span text:style-name="T557"> / </text:span><text:span text:style-name="T559">(W </text:span><text:span text:style-name="T557"><text:s/></text:span><text:span text:style-name="T551">W_corr</text:span><text:span text:style-name="T559">)</text:span><text:span text:style-name="T551"> </text:span><text:span text:style-name="T558">)</text:span></text:p>
      <text:p text:style-name="P510"><text:soft-page-break/></text:p>
      <text:h text:style-name="P881" text:outline-level="2">Метод корневых годографов</text:h>
      <text:p text:style-name="P756">Характер системы полностью определяется распределением корней.</text:p>
      <text:p text:style-name="P757">Зная корни, можно расположить их на комплекской плоскости, и при расчёте системы можно проследить, как меняется картина расположения корней при изменении отдельных параметров.</text:p>
      <text:p text:style-name="P757"/>
      <text:p text:style-name="P226"><text:span text:style-name="T560">W(p) = K B(p) / A(p) = </text:span><text:span text:style-name="T562">k</text:span><text:span text:style-name="T560"> (p^m <text:s/>+ b_(m-1) p^(m-1) + …) / (….</text:span><text:span text:style-name="T561">deg = n</text:span><text:span text:style-name="T560">)</text:span></text:p>
      <text:p text:style-name="P843">K = k b_0 / a_0</text:p>
      <text:p text:style-name="P844">Ф(p) = W / (1 + W) = K B / (K B + A)</text:p>
      <text:p text:style-name="P227"><text:span text:style-name="T564">D = <text:s/></text:span><text:span text:style-name="T563">K B + A </text:span><text:span text:style-name="T564">= 0</text:span></text:p>
      <text:p text:style-name="P758">Очевидно, что расположение корней этого уравнения зависит от K.</text:p>
      <text:p text:style-name="P514"><text:span text:style-name="T565">При изменении корни двигаются в комплексной плоскости, образуя соотвествующие траектории. </text:span><text:span text:style-name="T566">Совокупность этих траекторий и называется корневым годографом системы.</text:span></text:p>
      <text:p text:style-name="P759">Они просто строятся для систем 1-2 порядка, а для более высоких есть специальные методы.</text:p>
      <text:p text:style-name="P759"/>
      <text:p text:style-name="P760">Пример.</text:p>
      <text:p text:style-name="P228"><text:span text:style-name="T567">W = K / (p (T p + 1)) </text:span><text:span text:style-name="T568">= k / (p (p + a))</text:span></text:p>
      <text:p text:style-name="P845">k =K/T, a = 1/T</text:p>
      <text:p text:style-name="P846">D = p^2 + a p + k = 0</text:p>
      <text:p text:style-name="P847">p_12 = -a ± sqrt(a^2 — 4 k) / 2</text:p>
      <text:p text:style-name="P515"><text:span text:style-name="T569">В общем, корни – симметричны относительно </text:span><text:span text:style-name="T137">-a/2</text:span><text:span text:style-name="T569"> на </text:span><text:span text:style-name="T570">расстоянии до </text:span><text:span text:style-name="T138">a/</text:span><text:span text:style-name="T139">2</text:span><text:span text:style-name="T571">. </text:span><text:span text:style-name="T572">При малых К, выходит, процесс апериодический, корни действительные. А при больших будут корни комплексные </text:span><text:span text:style-name="T140">-a/2 ± j w</text:span><text:span text:style-name="T572">.</text:span></text:p>
      <text:p text:style-name="P761">Как рисовать? Стрелки по пути увеличения K с линиями — решениями уравнения.</text:p>
      <text:p text:style-name="P761"/>
      <text:h text:style-name="P882" text:outline-level="2">Построение корневых годографов.</text:h>
      <text:p text:style-name="P855">Интересуют только корнизамкнутой системы.</text:p>
      <text:p text:style-name="P667"><text:span text:style-name="T573">Передаточная функция замкнутой системы </text:span><text:span text:style-name="T141">Ф(p)</text:span><text:span text:style-name="T573">.</text:span></text:p>
      <text:p text:style-name="P667"><text:span text:style-name="T573">Уравнение наше – </text:span><text:span text:style-name="T141">D = 0 </text:span><text:span text:style-name="T142">или W(p) = -1</text:span></text:p>
      <text:p text:style-name="P762">Так как значение корня комплексно, то последнее уравнение можно записать как </text:p>
      <text:p text:style-name="P786">arg(W(p)) = ± Pi (2 r + 1)</text:p>
      <text:p text:style-name="P786">|W(p)| = 1</text:p>
      <text:p text:style-name="P786">r –натуральное</text:p>
      <text:p text:style-name="P793"><text:soft-page-break/>Получили уравнение модулей и уравнение фаз.</text:p>
      <text:p text:style-name="P794">W == k mult( ( p — N_i)) / mult((p - q_i))</text:p>
      <text:p text:style-name="P795">Получили вектора из нулей и полюсов в некоторую точку комплексной плоскости.</text:p>
      <text:p text:style-name="P521"><text:span text:style-name="T575">l1_i = |</text:span><text:span text:style-name="T574"> p — N_i</text:span><text:span text:style-name="T575">|</text:span></text:p>
      <text:p text:style-name="P521"><text:span text:style-name="T575">l2_i = |</text:span><text:span text:style-name="T574"> p — </text:span><text:span text:style-name="T575">q</text:span><text:span text:style-name="T574">_i</text:span><text:span text:style-name="T575">|</text:span></text:p>
      <text:p text:style-name="P521"><text:span text:style-name="T575">nu1_i = arg(</text:span><text:span text:style-name="T574">p — N_i</text:span><text:span text:style-name="T575">)</text:span></text:p>
      <text:p text:style-name="P521"><text:span text:style-name="T575">nu2_i = arg(</text:span><text:span text:style-name="T574">p — </text:span><text:span text:style-name="T575">q</text:span><text:span text:style-name="T574">_i</text:span><text:span text:style-name="T575">)</text:span></text:p>
      <text:p text:style-name="P796"/>
      <text:p text:style-name="P797">sum(nu2) — sum (nu1) = ± Pi (2 r + 1)</text:p>
      <text:p text:style-name="P522"><text:span text:style-name="T577">K</text:span><text:span text:style-name="T576"> = mult l1 / mult l2</text:span></text:p>
      <text:p text:style-name="P510"/>
      <text:p text:style-name="P798">К меняем только на отдельных участках, которые нас интересуют.</text:p>
      <text:p text:style-name="P799">Построение облегчается, если использовать правила:</text:p>
      <text:p text:style-name="P799">1) число траекторий равно степени характеристического уравнения.</text:p>
      <text:p text:style-name="P800">2) при К = 0 траектории корней начинаются в полюсах разомкнутой системы.</text:p>
      <text:p text:style-name="P801">3) при K → inf m корней вливаются в предельные точки, соответствующие нулям разомкнутой системы, а остальные n-m уходят в бесконечность.</text:p>
      <text:p text:style-name="P516"><text:span text:style-name="T578">4) ассимптоты траенторий корней при K → inf полупрямые, исходящими из точки вещестенной оси </text:span><text:span text:style-name="T579">с</text:span></text:p>
      <text:p text:style-name="P848">Re = (sum q — sum N) / (n-m) </text:p>
      <text:p text:style-name="P802">5) углы наклона ассимптоты относительно вещественной оси</text:p>
      <text:p text:style-name="P229"><text:span text:style-name="T580">Pi (2 r + 1) / </text:span><text:span text:style-name="T581">(</text:span><text:span text:style-name="T580">n — m), </text:span><text:span text:style-name="T582">r = 0..n-m-1</text:span></text:p>
      <text:p text:style-name="P510"/>
      <text:p text:style-name="P517"><text:span text:style-name="T584">6)</text:span><text:span text:style-name="T583">Траектории корней являются непрерывными и симметричными относительно вещественной оси.</text:span></text:p>
      <text:p text:style-name="P803">7) точки пересечения с вещественной осью, где траектории покидают вещественную ось, соответствуют кратным корням уравнения A + KB = 0</text:p>
      <text:p text:style-name="P518"><text:span text:style-name="T585">Для определения кратности корня используют условие: корень удовлетворяет производной от характеристического уравнения. </text:span><text:span text:style-name="T586">D'(p) = 0</text:span></text:p>
      <text:p text:style-name="P804">Исключая K, получим уравнение: </text:p>
      <text:p text:style-name="P849">k = -A/B = -A'/B' =&gt;</text:p>
      <text:p text:style-name="P849">A B' — B A' = 0</text:p>
      <text:p text:style-name="P805">Так сможем найти все кратные корни.</text:p>
      <text:p text:style-name="P805"/>
      <text:p text:style-name="P519"><text:span text:style-name="T587">Мы специалисты по управлению в рамках линейных <text:s/></text:span><text:span text:style-name="T588">непрерывных систем.</text:span></text:p>
      <text:p text:style-name="P806"/>
      <text:h text:style-name="Heading_20_1" text:outline-level="1"><text:soft-page-break/><text:span text:style-name="T589">Дискретные системы </text:span><text:span text:style-name="T590">управления</text:span></text:h>
      <text:p text:style-name="P807">Что же такое это? Это система, в которой кроме не прерываных звеньев (описывающихся линейными диффурами) есть импульсное звено, преобразующее входное воздействие в дискретное – последовательность импульсов.</text:p>
      <text:p text:style-name="P520"><text:span text:style-name="T591">Импульсный элемент – либо самостоятельное устройство, либо составная часть цифроаналоговых преобразователей </text:span><text:span text:style-name="T592">(эвм)</text:span></text:p>
      <text:p text:style-name="P808">Выполняется 2 операции: </text:p>
      <text:list xml:id="list6454030179084308682" text:style-name="L33">
        <text:list-item>
          <text:p text:style-name="P723"><text:span text:style-name="T352">К</text:span><text:span text:style-name="T351">вантование по времени. </text:span><text:span text:style-name="T353">Сигнал появляется в дискретные моменты времени.</text:span></text:p>
        </text:list-item>
        <text:list-item>
          <text:p text:style-name="P723"><text:span text:style-name="T352">И</text:span><text:span text:style-name="T351">мпульсная модуляция. </text:span><text:span text:style-name="T353">Изменяется какой-либо параметр импульса.</text:span></text:p>
          <text:list>
            <text:list-item>
              <text:p text:style-name="P724"><text:span text:style-name="T355">АИМ. </text:span><text:span text:style-name="T354">Амплитудно-импульсная модуляция. </text:span><text:span text:style-name="T355">Высота зависит от величины, ширина одинаковая.</text:span></text:p>
            </text:list-item>
            <text:list-item>
              <text:p text:style-name="P810">ШИМ. Широтно-импульсная модуляция. В зависимости от высоты именяется ширина импульса. Высота одинаковая.</text:p>
            </text:list-item>
            <text:list-item>
              <text:p text:style-name="P725"><text:span text:style-name="T356">ЧИМ. </text:span><text:span text:style-name="T355">Частотно-импульсная модуляция. </text:span><text:span text:style-name="T357">В зависимости от измеряемой величины меняется частота подачи импульсов при равной амплитуде и ширине.</text:span></text:p>
            </text:list-item>
          </text:list>
        </text:list-item>
      </text:list>
      <text:p text:style-name="P811"/>
      <text:p text:style-name="P811">Мы начнём с АИМ.</text:p>
      <text:p text:style-name="P812">Тут импульсный элемент можно рассмотреть как ключ.</text:p>
      <text:p text:style-name="P813">Вход – непрерывный, выход – дискретный, ключ закрывается по интервалу.</text:p>
      <text:p text:style-name="P809"><draw:line text:anchor-type="paragraph" draw:z-index="137" draw:style-name="gr7" draw:text-style-name="P898" svg:x1="5.017cm" svg:y1="1.292cm" svg:x2="6.463cm" svg:y2="0.198cm"><text:p/></draw:line></text:p>
      <text:p text:style-name="P510"><draw:line text:anchor-type="paragraph" draw:z-index="135" draw:style-name="gr7" draw:text-style-name="P898" svg:x1="0.713cm" svg:y1="0.586cm" svg:x2="5.017cm" svg:y2="0.586cm"><text:p/></draw:line></text:p>
      <text:p text:style-name="P510"><draw:line text:anchor-type="paragraph" draw:z-index="136" draw:style-name="gr7" draw:text-style-name="P898" svg:x1="7.239cm" svg:y1="-0.085cm" svg:x2="11.578cm" svg:y2="-0.085cm"><text:p/></draw:line></text:p>
      <text:p text:style-name="P814"><text:span text:style-name="T593">На выходе идеального ключа x*(t) имеем мгновенное значение x(t) в моменты времени </text:span><text:span text:style-name="T594">k </text:span><text:span text:style-name="T593">T.</text:span></text:p>
      <text:p text:style-name="P815"><text:span text:style-name="T595">Можно представить выход ключа в виде последовательности <text:s/>дельта-функций, площадь которых есть значение функции.</text:span></text:p>
      <text:p text:style-name="P816"><text:span text:style-name="T596">Тогда структуру можем представить <text:s/>вот так:</text:span></text:p>
      <text:p text:style-name="P816"><text:span text:style-name="T596"/></text:p>
      <text:p text:style-name="P816"><draw:line text:anchor-type="paragraph" draw:z-index="139" draw:style-name="gr7" draw:text-style-name="P898" svg:x1="4.064cm" svg:y1="0.021cm" svg:x2="2.759cm" svg:y2="0.797cm"><text:p/></draw:line><draw:rect text:anchor-type="paragraph" draw:z-index="142" draw:style-name="gr7" draw:text-style-name="P898" svg:width="4.446cm" svg:height="2.012cm" svg:x="6.216cm" svg:y="0.021cm"><text:p/></draw:rect><draw:ellipse text:anchor-type="paragraph" draw:z-index="141" draw:style-name="gr8" draw:text-style-name="P898" svg:width="0.918cm" svg:height="0.742cm" svg:x="1.524cm" svg:y="0.445cm"><text:p text:style-name="P898">±</text:p></draw:ellipse><text:span text:style-name="T596"/></text:p>
      <text:p text:style-name="P510"><draw:line text:anchor-type="paragraph" draw:z-index="138" draw:style-name="gr7" draw:text-style-name="P898" svg:x1="0.36cm" svg:y1="0.127cm" svg:x2="2.759cm" svg:y2="0.092cm"><text:p/></draw:line><draw:line text:anchor-type="paragraph" draw:z-index="140" draw:style-name="gr7" draw:text-style-name="P898" svg:x1="4.064cm" svg:y1="0.162cm" svg:x2="6.357cm" svg:y2="0.162cm"><text:p/></draw:line><draw:line text:anchor-type="paragraph" draw:z-index="143" draw:style-name="gr7" draw:text-style-name="P898" svg:x1="1.912cm" svg:y1="0.691cm" svg:x2="1.912cm" svg:y2="2.067cm"><text:p/></draw:line><draw:line text:anchor-type="paragraph" draw:z-index="145" draw:style-name="gr7" draw:text-style-name="P898" svg:x1="10.661cm" svg:y1="0.339cm" svg:x2="13.907cm" svg:y2="0.339cm"><text:p/></draw:line><draw:line text:anchor-type="paragraph" draw:z-index="146" draw:style-name="gr7" draw:text-style-name="P898" svg:x1="12.954cm" svg:y1="2.49cm" svg:x2="13.025cm" svg:y2="0.55cm"><text:p/></draw:line></text:p>
      <text:p text:style-name="P510"/>
      <text:p text:style-name="P510"/>
      <text:p text:style-name="P510"><draw:line text:anchor-type="paragraph" draw:z-index="144" draw:style-name="gr7" draw:text-style-name="P898" svg:x1="1.912cm" svg:y1="0.162cm" svg:x2="12.954cm" svg:y2="0.162cm"><text:p/></draw:line></text:p>
      <text:p text:style-name="P816"><text:span text:style-name="T596">Считаем, что выходной сигнал x(t) определён в те же моменты времени, что и вход g(t) и ошибке eps(t) дискретной ошибке eps*(t) . Тогда вместо непрерывной функции можно рассматривать решетчатые.</text:span></text:p>
      <text:p text:style-name="P817"><text:soft-page-break/><text:span text:style-name="T596">x[kT] = x(t) | t = kT</text:span></text:p>
      <text:p text:style-name="P763"><text:span text:style-name="T597">Работа систем монт быть описана разностными уранениями. Аналог производной тут будет прямая и обратная разность.</text:span></text:p>
      <text:p text:style-name="P763"><text:span text:style-name="T597">Прямая разность:</text:span></text:p>
      <text:p text:style-name="P787"><text:span text:style-name="T597">delta x[kT] = x[(k+1) T] — x[k T]</text:span></text:p>
      <text:p text:style-name="P764"><text:span text:style-name="T598">Обратная:</text:span></text:p>
      <text:p text:style-name="P788"><text:span text:style-name="T597"><draw:frame draw:style-name="fr1" draw:name="Объект1" text:anchor-type="as-char" svg:y="-0.386cm" svg:width="5.477cm" svg:height="0.508cm" draw:z-index="147"><draw:object xlink:href="./Object 1" xlink:type="simple" xlink:show="embed" xlink:actuate="onLoad"/><draw:image xlink:href="./ObjectReplacements/Object 1" xlink:type="simple" xlink:show="embed" xlink:actuate="onLoad"/></draw:frame></text:span></text:p>
      <text:p text:style-name="P765"><text:span text:style-name="T599">Аналог второй производной – вторая разность.</text:span></text:p>
      <text:p text:style-name="P766"><text:span text:style-name="T600">Коэффициенты по биному Ньютона, и коэффициенты бегут вперёд или назад.</text:span></text:p>
      <text:p text:style-name="P767"><text:span text:style-name="T601">Аналог интеграла:</text:span></text:p>
      <text:p text:style-name="P789"><text:span text:style-name="T601"><draw:frame draw:style-name="fr1" draw:name="Объект2" text:anchor-type="as-char" svg:y="-0.75cm" svg:width="3.623cm" svg:height="1.628cm" draw:z-index="148"><draw:object xlink:href="./Object 2" xlink:type="simple" xlink:show="embed" xlink:actuate="onLoad"/><draw:image xlink:href="./ObjectReplacements/Object 2" xlink:type="simple" xlink:show="embed" xlink:actuate="onLoad"/></draw:frame></text:span></text:p>
      <text:p text:style-name="P790"><text:span text:style-name="T602"><draw:frame draw:style-name="fr1" draw:name="Объект3" text:anchor-type="as-char" svg:y="-1.685cm" svg:width="7.114cm" svg:height="3.219cm" draw:z-index="149"><draw:object xlink:href="./Object 3" xlink:type="simple" xlink:show="embed" xlink:actuate="onLoad"/><draw:image xlink:href="./ObjectReplacements/Object 3" xlink:type="simple" xlink:show="embed" xlink:actuate="onLoad"/><svg:desc>формула</svg:desc></draw:frame></text:span></text:p>
      <text:p text:style-name="P762"/>
      <text:h text:style-name="Heading_20_2" text:outline-level="2"><text:span text:style-name="T603">Z- преобразование и его свойства.</text:span></text:h>
      <text:p text:style-name="P856"><text:span text:style-name="T604"><draw:frame draw:style-name="fr1" draw:name="Объект4" text:anchor-type="as-char" svg:y="-1.503cm" svg:width="5.045cm" svg:height="2.854cm" draw:z-index="150"><draw:object xlink:href="./Object 4" xlink:type="simple" xlink:show="embed" xlink:actuate="onLoad"/><draw:image xlink:href="./ObjectReplacements/Object 4" xlink:type="simple" xlink:show="embed" xlink:actuate="onLoad"/></draw:frame></text:span></text:p>
      <text:p text:style-name="Text_20_body"><text:span text:style-name="T603"/></text:p>
      <text:p text:style-name="P768"><text:span text:style-name="T605">Свойства:</text:span></text:p>
      <text:list xml:id="list4542435366227299215" text:style-name="L34">
        <text:list-item>
          <text:p text:style-name="P769"><text:span text:style-name="T605">Линейность.</text:span></text:p>
        </text:list-item>
        <text:list-item>
          <text:p text:style-name="P770"><text:span text:style-name="T606">Теорема запаздывания или </text:span><text:span text:style-name="T607">упр</text:span><text:span text:style-name="T608">е</text:span><text:span text:style-name="T607">ждения.</text:span></text:p>
          <text:list>
            <text:list-item>
              <text:p text:style-name="P771"><text:span text:style-name="T608">Z-преобразование от функции с запаздывающим аргументом определяется так:</text:span></text:p>
            </text:list-item>
            <text:list-item>
              <text:p text:style-name="P771"><text:span text:style-name="T608"><draw:frame draw:style-name="fr1" draw:name="Объект5" text:anchor-type="as-char" svg:y="-0.437cm" svg:width="7.84cm" svg:height="0.559cm" draw:z-index="151"><draw:object xlink:href="./Object 5" xlink:type="simple" xlink:show="embed" xlink:actuate="onLoad"/><draw:image xlink:href="./ObjectReplacements/Object 5" xlink:type="simple" xlink:show="embed" xlink:actuate="onLoad"/></draw:frame></text:span></text:p>
            </text:list-item>
          </text:list>
        </text:list-item>
        <text:list-item>
          <text:p text:style-name="P772"><text:span text:style-name="T609">Z-преобразование разностей.</text:span></text:p>
          <text:list>
            <text:list-item>
              <text:p text:style-name="P772"><text:soft-page-break/><text:span text:style-name="T609"><draw:frame draw:style-name="fr1" draw:name="Объект6" text:anchor-type="as-char" svg:y="-0.437cm" svg:width="5.225cm" svg:height="0.559cm" draw:z-index="152"><draw:object xlink:href="./Object 6" xlink:type="simple" xlink:show="embed" xlink:actuate="onLoad"/><draw:image xlink:href="./ObjectReplacements/Object 6" xlink:type="simple" xlink:show="embed" xlink:actuate="onLoad"/></draw:frame></text:span></text:p>
            </text:list-item>
          </text:list>
        </text:list-item>
        <text:list-item>
          <text:p text:style-name="P773"><text:span text:style-name="T610">Теорема об установившемся значении.</text:span></text:p>
          <text:list>
            <text:list-item>
              <text:p text:style-name="P773"><text:span text:style-name="T610"><draw:frame draw:style-name="fr1" draw:name="Объект7" text:anchor-type="as-char" svg:y="-0.437cm" svg:width="6.685cm" svg:height="0.591cm" draw:z-index="153"><draw:object xlink:href="./Object 7" xlink:type="simple" xlink:show="embed" xlink:actuate="onLoad"/><draw:image xlink:href="./ObjectReplacements/Object 7" xlink:type="simple" xlink:show="embed" xlink:actuate="onLoad"/></draw:frame></text:span></text:p>
            </text:list-item>
          </text:list>
        </text:list-item>
        <text:list-item>
          <text:p text:style-name="P774"><text:span text:style-name="T611">Z- преобразование свёртки есть произведение Z-преобразований.</text:span></text:p>
        </text:list-item>
        <text:list-item>
          <text:p text:style-name="P775"><text:span text:style-name="T612">Формула обращения.</text:span></text:p>
        </text:list-item>
        <text:list-item>
          <text:p text:style-name="P775"><text:span text:style-name="T612"><draw:frame draw:style-name="fr1" draw:name="Объект8" text:anchor-type="as-char" svg:y="-0.619cm" svg:width="5.436cm" svg:height="0.998cm" draw:z-index="154"><draw:object xlink:href="./Object 8" xlink:type="simple" xlink:show="embed" xlink:actuate="onLoad"/><draw:image xlink:href="./ObjectReplacements/Object 8" xlink:type="simple" xlink:show="embed" xlink:actuate="onLoad"/></draw:frame></text:span></text:p>
        </text:list-item>
        <text:list-item>
          <text:p text:style-name="P775"><text:span text:style-name="T612">Разложение в ряд Лорана.</text:span></text:p>
          <text:list>
            <text:list-item>
              <text:p text:style-name="P776"><text:span text:style-name="T613">Прямо из формулы будет: </text:span><text:span text:style-name="T613"><draw:frame draw:style-name="fr1" draw:name="Объект9" text:anchor-type="as-char" svg:y="-0.437cm" svg:width="5.911cm" svg:height="0.559cm" draw:z-index="155"><draw:object xlink:href="./Object 9" xlink:type="simple" xlink:show="embed" xlink:actuate="onLoad"/><draw:image xlink:href="./ObjectReplacements/Object 9" xlink:type="simple" xlink:show="embed" xlink:actuate="onLoad"/></draw:frame></text:span></text:p>
            </text:list-item>
            <text:list-item>
              <text:p text:style-name="P776"><text:span text:style-name="T613">При любом разложении получим те же самые аргументы.</text:span></text:p>
            </text:list-item>
            <text:list-item>
              <text:p text:style-name="P777"><text:span text:style-name="T614">Получается, что коэффициенты степенного ряда в точности соврадают со значениями решетчатой фунции в моменты времени k T.</text:span></text:p>
            </text:list-item>
          </text:list>
        </text:list-item>
      </text:list>
      <text:p text:style-name="P778"><text:span text:style-name="T614"/></text:p>
      <text:h text:style-name="Heading_20_2" text:outline-level="2"><text:span text:style-name="T615">Передаточные функции дискретных систем.</text:span></text:h>
      <text:p text:style-name="P857"><text:span text:style-name="T616">Структура дискретной системы имеет следующий вид:</text:span></text:p>
      <text:p text:style-name="P857"><text:span text:style-name="T616">Вход g, потом суммартор с отрицительной обратной связью, потом ключ (на нём с eps на eps* переходит всё, затем блок Э (экстраполятор) потом непрерывная часть НЧ и с неё выход x(t). В НЧ W_c будет, а переди ним W_e(p) (его выход – x_e(t))</text:span></text:p>
      <text:p text:style-name="P858"><text:span text:style-name="T617">А полностью W_p будет. </text:span></text:p>
      <text:p text:style-name="P779"><text:span text:style-name="T618">Экстраполятов фотмирующий реальные импульсы (идеального ключа нет ведь).</text:span></text:p>
      <text:p text:style-name="P779"><text:span text:style-name="T618">W_c – непрерывная часть системы.</text:span></text:p>
      <text:p text:style-name="P779"><text:span text:style-name="T618">W_p – Приведённая непрерывная часть.</text:span></text:p>
      <text:p text:style-name="P779"><text:span text:style-name="T618"/></text:p>
      <text:p text:style-name="P780"><text:span text:style-name="T619">Сигнал на выходе идеального ключа может быть записан так:</text:span></text:p>
      <text:list xml:id="list5749940208109076231" text:style-name="L35">
        <text:list-item>
          <text:p text:style-name="P851"><text:span text:style-name="T619">eps* = eps[n T] </text:span></text:p>
        </text:list-item>
        <text:list-item>
          <text:p text:style-name="P851"><text:span text:style-name="T619">eps* = e(t) * sum (delta(t — nT))</text:span></text:p>
        </text:list-item>
      </text:list>
      <text:p text:style-name="P781"><text:span text:style-name="T620">Введём понятие весовой функции приведённой непрервыной системы.</text:span></text:p>
      <text:p text:style-name="P850"><text:span text:style-name="T620">w_p(t)</text:span></text:p>
      <text:p text:style-name="P781"><text:span text:style-name="T620">Ей соответствует дискретная весовая функция</text:span></text:p>
      <text:p text:style-name="P850"><text:span text:style-name="T620">w_p[n T]</text:span></text:p>
      <text:p text:style-name="P782"><text:span text:style-name="T621">eps[0]:</text:span></text:p>
      <text:p text:style-name="P782"><text:soft-page-break/><text:span text:style-name="T621">x[0] = eps[0] w_p(t)</text:span></text:p>
      <text:p text:style-name="P782"><text:span text:style-name="T621">x[T] = eps[T] w_p(t- T)</text:span></text:p>
      <text:p text:style-name="P782"><text:span text:style-name="T621">x[k T] = eps[k T] w_p(t — k T)</text:span></text:p>
      <text:p text:style-name="P782"><text:span text:style-name="T621"/></text:p>
      <text:p text:style-name="P783"><text:span text:style-name="T622">То есть на выходе системы имеем</text:span></text:p>
      <text:p text:style-name="P791"><text:span text:style-name="T622"><draw:frame draw:style-name="fr1" draw:name="Объект10" text:anchor-type="as-char" svg:y="-2.604cm" svg:width="6.9cm" svg:height="5.085cm" draw:z-index="156"><draw:object xlink:href="./Object 10" xlink:type="simple" xlink:show="embed" xlink:actuate="onLoad"/><draw:image xlink:href="./ObjectReplacements/Object 10" xlink:type="simple" xlink:show="embed" xlink:actuate="onLoad"/></draw:frame></text:span></text:p>
      <text:p text:style-name="P784"><text:span text:style-name="T623">То есть передаточная функция тут – отношение Z-преобразования выхода ко входу. </text:span><text:span text:style-name="T624">Всё точно так же, как и для непрерывных.</text:span></text:p>
      <text:p text:style-name="P792"><text:span text:style-name="T624"><draw:frame draw:style-name="fr1" draw:name="Объект11" text:anchor-type="as-char" svg:y="-0.713cm" svg:width="4.03cm" svg:height="1.139cm" draw:z-index="157"><draw:object xlink:href="./Object 11" xlink:type="simple" xlink:show="embed" xlink:actuate="onLoad"/><draw:image xlink:href="./ObjectReplacements/Object 11" xlink:type="simple" xlink:show="embed" xlink:actuate="onLoad"/></draw:frame></text:span></text:p>
      <text:p text:style-name="P785"><text:span text:style-name="T625">Чтобы найти её, <text:s/>нужно найти W_p и W_e.</text:span></text:p>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762"/>
      <text:p text:style-name="P510"/>
      <text:p text:style-name="P510"/>
      <text:p text:style-name="P232">Конец текс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1632</meta:editing-cycles>
    <meta:creation-date>2012-10-08T07:35:00</meta:creation-date>
    <dc:date>2013-12-02T13:06:04</dc:date>
    <meta:editing-duration>P1DT8H26M26S</meta:editing-duration>
    <meta:generator>LibreOffice/4.0.2.2$Linux_X86_64 LibreOffice_project/400m0$Build-2</meta:generator>
    <meta:document-statistic meta:table-count="0" meta:image-count="0" meta:object-count="11" meta:page-count="49" meta:paragraph-count="1133" meta:word-count="9828" meta:character-count="60010" meta:non-whitespace-character-count="509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o stretchy="false">∇</mo>
      <mi>x</mi>
      <mrow>
        <mrow>
          <mo stretchy="false">[</mo>
          <mrow>
            <mi mathvariant="italic">kT</mi>
          </mrow>
          <mo stretchy="false">]</mo>
        </mrow>
        <mo stretchy="false">=</mo>
        <mi>x</mi>
      </mrow>
      <mrow>
        <mrow>
          <mo stretchy="false">[</mo>
          <mrow>
            <mi mathvariant="italic">kT</mi>
          </mrow>
          <mo stretchy="false">]</mo>
        </mrow>
        <mo stretchy="false">−</mo>
        <mi>x</mi>
      </mrow>
      <mrow>
        <mo stretchy="false">[</mo>
        <mrow>
          <mrow>
            <mo stretchy="false">(</mo>
            <mrow>
              <mrow>
                <mi>k</mi>
                <mo stretchy="false">−</mo>
                <mn>1</mn>
              </mrow>
            </mrow>
            <mo stretchy="false">)</mo>
          </mrow>
          <mi>T</mi>
        </mrow>
        <mo stretchy="false">]</mo>
      </mrow>
    </mrow>
    <annotation encoding="StarMath 5.0">nabla  x[kT] = x[kT] - x[(k - 1) T]</annotation>
  </semantics>
</math>
</file>

<file path=Object 10/content.xml><?xml version="1.0" encoding="utf-8"?>
<math xmlns="http://www.w3.org/1998/Math/MathML">
  <semantics>
    <mtable>
      <mtr>
        <mtd>
          <mrow>
            <mi>x</mi>
            <mrow>
              <mrow>
                <mo stretchy="false">(</mo>
                <mrow>
                  <mi>t</mi>
                </mrow>
                <mo stretchy="false">)</mo>
              </mrow>
              <mo stretchy="false">=</mo>
              <mrow>
                <munderover>
                  <mo stretchy="false">∑</mo>
                  <mrow>
                    <mi>k</mi>
                    <mo stretchy="false">=</mo>
                    <mn>0</mn>
                  </mrow>
                  <mi>n</mi>
                </munderover>
                <mo stretchy="false">ϵ</mo>
              </mrow>
            </mrow>
            <mrow>
              <mo stretchy="false">[</mo>
              <mrow>
                <mi>k</mi>
                <mi>T</mi>
              </mrow>
              <mo stretchy="false">]</mo>
            </mrow>
            <msub>
              <mo stretchy="false">ω</mo>
              <mi>p</mi>
            </msub>
            <mrow>
              <mo stretchy="false">(</mo>
              <mrow>
                <mrow>
                  <mi>t</mi>
                  <mo stretchy="false">−</mo>
                  <mi>k</mi>
                </mrow>
                <mi>T</mi>
              </mrow>
              <mo stretchy="false">)</mo>
            </mrow>
          </mrow>
        </mtd>
      </mtr>
      <mtr>
        <mtd>
          <mrow>
            <mi>x</mi>
            <mrow>
              <mrow>
                <mo stretchy="false">[</mo>
                <mrow>
                  <mi>n</mi>
                  <mi>T</mi>
                </mrow>
                <mo stretchy="false">]</mo>
              </mrow>
              <mo stretchy="false">=</mo>
              <mrow>
                <munderover>
                  <mo stretchy="false">∑</mo>
                  <mrow>
                    <mi>k</mi>
                    <mo stretchy="false">=</mo>
                    <mn>0</mn>
                  </mrow>
                  <mi>n</mi>
                </munderover>
                <mo stretchy="false">ϵ</mo>
              </mrow>
            </mrow>
            <mrow>
              <mo stretchy="false">[</mo>
              <mrow>
                <mi>k</mi>
                <mi>T</mi>
              </mrow>
              <mo stretchy="false">]</mo>
            </mrow>
            <msub>
              <mo stretchy="false">ω</mo>
              <mi>p</mi>
            </msub>
            <mrow>
              <mo stretchy="false">[</mo>
              <mrow>
                <mrow>
                  <mo stretchy="false">(</mo>
                  <mrow>
                    <mrow>
                      <mi>n</mi>
                      <mo stretchy="false">−</mo>
                      <mi>k</mi>
                    </mrow>
                  </mrow>
                  <mo stretchy="false">)</mo>
                </mrow>
                <mi>T</mi>
              </mrow>
              <mo stretchy="false">]</mo>
            </mrow>
          </mrow>
        </mtd>
      </mtr>
      <mtr>
        <mtd>
          <mrow>
            <mi>Z</mi>
            <mrow>
              <mrow>
                <mo stretchy="false">[</mo>
                <mrow>
                  <mi>x</mi>
                  <mrow>
                    <mo stretchy="false">[</mo>
                    <mrow>
                      <mi>n</mi>
                      <mi>T</mi>
                    </mrow>
                    <mo stretchy="false">]</mo>
                  </mrow>
                </mrow>
                <mo stretchy="false">]</mo>
              </mrow>
              <mo stretchy="false">=</mo>
              <mi>Z</mi>
            </mrow>
            <mrow>
              <mo stretchy="false">[</mo>
              <mrow>
                <mrow>
                  <munderover>
                    <mo stretchy="false">∑</mo>
                    <mrow>
                      <mi>k</mi>
                      <mo stretchy="false">=</mo>
                      <mn>0</mn>
                    </mrow>
                    <mi>n</mi>
                  </munderover>
                  <mo stretchy="false">ϵ</mo>
                </mrow>
                <mrow>
                  <mo stretchy="false">[</mo>
                  <mrow>
                    <mi>k</mi>
                    <mi>T</mi>
                  </mrow>
                  <mo stretchy="false">]</mo>
                </mrow>
                <msub>
                  <mo stretchy="false">ω</mo>
                  <mi>p</mi>
                </msub>
                <mrow>
                  <mo stretchy="false">[</mo>
                  <mrow>
                    <mrow>
                      <mo stretchy="false">(</mo>
                      <mrow>
                        <mrow>
                          <mi>n</mi>
                          <mo stretchy="false">−</mo>
                          <mi>k</mi>
                        </mrow>
                      </mrow>
                      <mo stretchy="false">)</mo>
                    </mrow>
                    <mi>T</mi>
                  </mrow>
                  <mo stretchy="false">]</mo>
                </mrow>
              </mrow>
              <mo stretchy="false">]</mo>
            </mrow>
          </mrow>
        </mtd>
      </mtr>
      <mtr>
        <mtd>
          <mrow>
            <mi>X</mi>
            <mrow>
              <mrow>
                <mo stretchy="false">(</mo>
                <mrow>
                  <mi>z</mi>
                </mrow>
                <mo stretchy="false">)</mo>
              </mrow>
              <mo stretchy="false">=</mo>
              <mo stretchy="false">Ε</mo>
            </mrow>
            <mrow>
              <mo stretchy="false">(</mo>
              <mrow>
                <mi>z</mi>
              </mrow>
              <mo stretchy="false">)</mo>
            </mrow>
            <mi>W</mi>
            <mrow>
              <mo stretchy="false">(</mo>
              <mrow>
                <mi>z</mi>
              </mrow>
              <mo stretchy="false">)</mo>
            </mrow>
            <mtext>=&gt;</mtext>
          </mrow>
        </mtd>
      </mtr>
      <mtr>
        <mtd>
          <mrow>
            <mi>W</mi>
            <mrow>
              <mrow>
                <mo stretchy="false">(</mo>
                <mrow>
                  <mi>z</mi>
                </mrow>
                <mo stretchy="false">)</mo>
              </mrow>
              <mo stretchy="false">=</mo>
              <mfrac>
                <mrow>
                  <mi>X</mi>
                  <mrow>
                    <mo stretchy="false">(</mo>
                    <mrow>
                      <mi>z</mi>
                    </mrow>
                    <mo stretchy="false">)</mo>
                  </mrow>
                </mrow>
                <mrow>
                  <mi>E</mi>
                  <mrow>
                    <mo stretchy="false">(</mo>
                    <mrow>
                      <mi>z</mi>
                    </mrow>
                    <mo stretchy="false">)</mo>
                  </mrow>
                </mrow>
              </mfrac>
            </mrow>
          </mrow>
        </mtd>
      </mtr>
    </mtable>
    <annotation encoding="StarMath 5.0">x(t) = sum from k = 0 to n %iepsilon [k T] %iomega_p(t - k T) newline
x[n T] = sum from k = 0 to n %iepsilon [k T] %iomega_p[(n - k)T] newline 
Z[x[n T]] = Z[sum from k = 0 to n %iepsilon [k T] %iomega_p[(n - k)T]] newline
X(z) = %iEPSILON(z) W(z) "=&gt;" newline
W(z) = {X(z)} over {E(z)}</annotation>
  </semantics>
</math>
</file>

<file path=Object 11/content.xml><?xml version="1.0" encoding="utf-8"?>
<math xmlns="http://www.w3.org/1998/Math/MathML">
  <semantics>
    <mrow>
      <mi>W</mi>
      <mrow>
        <mrow>
          <mo stretchy="false">(</mo>
          <mrow>
            <mi>z</mi>
          </mrow>
          <mo stretchy="false">)</mo>
        </mrow>
        <mo stretchy="false">=</mo>
        <mrow>
          <munderover>
            <mo stretchy="false">∑</mo>
            <mrow>
              <mi>k</mi>
              <mo stretchy="false">=</mo>
              <mn>0</mn>
            </mrow>
            <mi mathvariant="italic">inf</mi>
          </munderover>
          <mrow>
            <msub>
              <mi>w</mi>
              <mi>p</mi>
            </msub>
            <mrow>
              <mo stretchy="false">[</mo>
              <mrow>
                <mi>k</mi>
                <mi>T</mi>
              </mrow>
              <mo stretchy="false">]</mo>
            </mrow>
            <msup>
              <mi>z</mi>
              <mrow>
                <mo stretchy="false">−</mo>
                <mi>t</mi>
              </mrow>
            </msup>
          </mrow>
        </mrow>
      </mrow>
    </mrow>
    <annotation encoding="StarMath 5.0">W(z) = sum from k = 0 to inf {w_p[k T] z^-t}</annotation>
  </semantics>
</math>
</file>

<file path=Object 2/content.xml><?xml version="1.0" encoding="utf-8"?>
<math xmlns="http://www.w3.org/1998/Math/MathML">
  <semantics>
    <mtable>
      <mtr>
        <mtd>
          <mrow>
            <mi mathvariant="italic">Аналог</mi>
            <mi mathvariant="italic">интеграла</mi>
            <mi mathvariant="normal">:</mi>
          </mrow>
        </mtd>
      </mtr>
      <mtr>
        <mtd>
          <mrow>
            <mrow>
              <munderover>
                <mo stretchy="false">∑</mo>
                <mrow>
                  <mi>m</mi>
                  <mo stretchy="false">=</mo>
                  <mn>1</mn>
                </mrow>
                <mi>n</mi>
              </munderover>
              <mi>x</mi>
            </mrow>
            <mrow>
              <mo stretchy="false">[</mo>
              <mrow>
                <mi>m</mi>
                <mi>T</mi>
              </mrow>
              <mo stretchy="false">]</mo>
            </mrow>
          </mrow>
        </mtd>
      </mtr>
    </mtable>
    <annotation encoding="StarMath 5.0">Аналог интеграла: newline
sum from m=1 to n x[m T]
</annotation>
  </semantics>
</math>
</file>

<file path=Object 3/content.xml><?xml version="1.0" encoding="utf-8"?>
<math xmlns="http://www.w3.org/1998/Math/MathML">
  <semantics>
    <mtable>
      <mtr>
        <mtd>
          <mrow>
            <mi mathvariant="italic">Тогда</mi>
            <mi mathvariant="italic">получим</mi>
            <mi mathvariant="italic">разностное</mi>
            <mi mathvariant="italic">уравнение</mi>
            <mi mathvariant="normal">:</mi>
          </mrow>
        </mtd>
      </mtr>
      <mtr>
        <mtd>
          <mrow>
            <mrow>
              <mrow>
                <mo stretchy="false">∑</mo>
                <mi>f</mi>
              </mrow>
              <mi mathvariant="italic">rom</mi>
              <mrow>
                <mi>i</mi>
                <mo stretchy="false">=</mo>
                <mn>1</mn>
              </mrow>
            </mrow>
            <mrow>
              <mrow/>
              <mi>m</mi>
              <msub>
                <mi>a</mi>
                <mi>m</mi>
              </msub>
              <msup>
                <mo stretchy="false">Δ</mo>
                <mi>i</mi>
              </msup>
              <mi>x</mi>
              <mrow>
                <mrow>
                  <mo stretchy="false">[</mo>
                  <mrow>
                    <mi>n</mi>
                    <mi>T</mi>
                  </mrow>
                  <mo stretchy="false">]</mo>
                </mrow>
                <mo stretchy="false">=</mo>
                <mo stretchy="false">ϵ</mo>
              </mrow>
              <mrow>
                <mo stretchy="false">[</mo>
                <mrow>
                  <mi>n</mi>
                  <mi>T</mi>
                </mrow>
                <mo stretchy="false">]</mo>
              </mrow>
            </mrow>
          </mrow>
        </mtd>
      </mtr>
      <mtr>
        <mtd>
          <mrow>
            <mi mathvariant="italic">Или</mi>
          </mrow>
        </mtd>
      </mtr>
      <mtr>
        <mtd>
          <mrow>
            <mrow>
              <munderover>
                <mo stretchy="false">∑</mo>
                <mrow>
                  <mi>i</mi>
                  <mo stretchy="false">=</mo>
                  <mn>0</mn>
                </mrow>
                <mi>m</mi>
              </munderover>
              <msub>
                <mi>b</mi>
                <mi>i</mi>
              </msub>
            </mrow>
            <mi>x</mi>
            <mrow>
              <mrow>
                <mo stretchy="false">[</mo>
                <mrow>
                  <mrow>
                    <mo stretchy="false">(</mo>
                    <mrow>
                      <mrow>
                        <mi>n</mi>
                        <mo stretchy="false">+</mo>
                        <mi>i</mi>
                      </mrow>
                    </mrow>
                    <mo stretchy="false">)</mo>
                  </mrow>
                  <mi>T</mi>
                </mrow>
                <mo stretchy="false">]</mo>
              </mrow>
              <mo stretchy="false">=</mo>
              <mo stretchy="false">ϵ</mo>
            </mrow>
            <mrow>
              <mo stretchy="false">[</mo>
              <mrow>
                <mi>n</mi>
                <mi>T</mi>
              </mrow>
              <mo stretchy="false">]</mo>
            </mrow>
          </mrow>
        </mtd>
      </mtr>
      <mtr>
        <mtd>
          <mrow/>
        </mtd>
      </mtr>
    </mtable>
    <annotation encoding="StarMath 5.0">Тогда получим разностное уравнение: newline
sum f rom i= 1 to m a_m %iDELTA^i x[n T] = %iepsilon[n T] newline
Или newline

sum from i= 0 to m b_i x[ (n + i) T] = %iepsilon[n T] newline</annotation>
  </semantics>
</math>
</file>

<file path=Object 4/content.xml><?xml version="1.0" encoding="utf-8"?>
<math xmlns="http://www.w3.org/1998/Math/MathML">
  <semantics>
    <mtable>
      <mtr>
        <mtd>
          <mrow>
            <msup>
              <mi>X</mi>
              <mtext>*</mtext>
            </msup>
            <mrow>
              <mrow>
                <mo stretchy="false">(</mo>
                <mrow>
                  <mi>p</mi>
                </mrow>
                <mo stretchy="false">)</mo>
              </mrow>
              <mo stretchy="false">=</mo>
              <mrow>
                <munderover>
                  <mo stretchy="false">∑</mo>
                  <mrow>
                    <mi>k</mi>
                    <mo stretchy="false">=</mo>
                    <mn>0</mn>
                  </mrow>
                  <mi mathvariant="italic">inf</mi>
                </munderover>
                <mi>x</mi>
              </mrow>
            </mrow>
            <mrow>
              <mo stretchy="false">[</mo>
              <mrow>
                <mi>k</mi>
                <mi>T</mi>
              </mrow>
              <mo stretchy="false">]</mo>
            </mrow>
            <msup>
              <mi>e</mi>
              <mrow>
                <mo stretchy="false">(</mo>
                <mrow>
                  <mrow>
                    <mo stretchy="false">−</mo>
                    <mi>p</mi>
                  </mrow>
                  <mrow>
                    <mo stretchy="false">(</mo>
                    <mrow>
                      <mi>k</mi>
                      <mi>T</mi>
                    </mrow>
                    <mo stretchy="false">)</mo>
                  </mrow>
                </mrow>
                <mo stretchy="false">)</mo>
              </mrow>
            </msup>
            <mtext>=</mtext>
          </mrow>
        </mtd>
      </mtr>
      <mtr>
        <mtd>
          <mrow>
            <mtext>=</mtext>
            <mrow>
              <munderover>
                <mo stretchy="false">∑</mo>
                <mrow>
                  <mi>k</mi>
                  <mo stretchy="false">=</mo>
                  <mn>0</mn>
                </mrow>
                <mi mathvariant="italic">inf</mi>
              </munderover>
              <mi>x</mi>
            </mrow>
            <mrow>
              <mo stretchy="false">[</mo>
              <mrow>
                <mi>k</mi>
                <mi>T</mi>
              </mrow>
              <mo stretchy="false">]</mo>
            </mrow>
            <msup>
              <mi>z</mi>
              <mrow>
                <mo stretchy="false">(</mo>
                <mrow>
                  <mi>k</mi>
                </mrow>
                <mo stretchy="false">)</mo>
              </mrow>
            </msup>
            <mi>,</mi>
          </mrow>
        </mtd>
      </mtr>
      <mtr>
        <mtd>
          <mrow>
            <mrow>
              <mi>z</mi>
              <mo stretchy="false">=</mo>
              <msup>
                <mi>e</mi>
                <mrow>
                  <mo stretchy="false">(</mo>
                  <mrow>
                    <mi>p</mi>
                    <mi>T</mi>
                  </mrow>
                  <mo stretchy="false">)</mo>
                </mrow>
              </msup>
            </mrow>
          </mrow>
        </mtd>
      </mtr>
    </mtable>
    <annotation encoding="StarMath 5.0">X^"*"(p) = sum from k=0 to inf x[k T] e^(- p (k T)) "="
newline 
"=" sum from k=0 to inf x[k T] z^(k), newline
z = e^(p T)</annotation>
  </semantics>
</math>
</file>

<file path=Object 5/content.xml><?xml version="1.0" encoding="utf-8"?>
<math xmlns="http://www.w3.org/1998/Math/MathML">
  <semantics>
    <mrow>
      <mi>Z</mi>
      <mrow>
        <mrow>
          <mo stretchy="false">[</mo>
          <mrow>
            <mi>x</mi>
            <mrow>
              <mo stretchy="false">[</mo>
              <mrow>
                <mrow>
                  <mo stretchy="false">(</mo>
                  <mrow>
                    <mrow>
                      <mi>n</mi>
                      <mo stretchy="false">−</mo>
                      <mi>m</mi>
                    </mrow>
                  </mrow>
                  <mo stretchy="false">)</mo>
                </mrow>
                <mi>T</mi>
              </mrow>
              <mo stretchy="false">]</mo>
            </mrow>
          </mrow>
          <mo stretchy="false">]</mo>
        </mrow>
        <mo stretchy="false">=</mo>
        <msup>
          <mi>z</mi>
          <mrow>
            <mo stretchy="false">−</mo>
            <mi>m</mi>
          </mrow>
        </msup>
      </mrow>
      <mi>Z</mi>
      <mrow>
        <mrow>
          <mo stretchy="false">[</mo>
          <mrow>
            <mi>x</mi>
            <mrow>
              <mo stretchy="false">[</mo>
              <mrow>
                <mi>n</mi>
                <mi>T</mi>
              </mrow>
              <mo stretchy="false">]</mo>
            </mrow>
          </mrow>
          <mo stretchy="false">]</mo>
        </mrow>
        <mo stretchy="false">=</mo>
        <msup>
          <mi>z</mi>
          <mrow>
            <mo stretchy="false">−</mo>
            <mi>m</mi>
          </mrow>
        </msup>
      </mrow>
      <mrow>
        <mi>X</mi>
        <mo stretchy="false">∗</mo>
        <mrow>
          <mo stretchy="false">(</mo>
          <mrow>
            <mi>z</mi>
          </mrow>
          <mo stretchy="false">)</mo>
        </mrow>
      </mrow>
    </mrow>
    <annotation encoding="StarMath 5.0">Z[x[(n - m) T]] = z^-m Z[x[n T]]= z^-m X*(z)</annotation>
  </semantics>
</math>
</file>

<file path=Object 6/content.xml><?xml version="1.0" encoding="utf-8"?>
<math xmlns="http://www.w3.org/1998/Math/MathML">
  <semantics>
    <mrow>
      <mi>Z</mi>
      <mrow>
        <mrow>
          <mo stretchy="false">[</mo>
          <mrow>
            <msup>
              <mo stretchy="false">Δ</mo>
              <mi>n</mi>
            </msup>
            <mi>x</mi>
            <mrow>
              <mo stretchy="false">[</mo>
              <mrow>
                <mi>k</mi>
                <mi>T</mi>
              </mrow>
              <mo stretchy="false">]</mo>
            </mrow>
          </mrow>
          <mo stretchy="false">]</mo>
        </mrow>
        <mo stretchy="false">=</mo>
        <msup>
          <mrow>
            <mo stretchy="false">(</mo>
            <mrow>
              <mrow>
                <mi>z</mi>
                <mo stretchy="false">−</mo>
                <mn>1</mn>
              </mrow>
            </mrow>
            <mo stretchy="false">)</mo>
          </mrow>
          <mi>n</mi>
        </msup>
      </mrow>
      <mrow>
        <mi>X</mi>
        <mo stretchy="false">∗</mo>
        <mrow>
          <mo stretchy="false">(</mo>
          <mrow>
            <mi>z</mi>
          </mrow>
          <mo stretchy="false">)</mo>
        </mrow>
      </mrow>
    </mrow>
    <annotation encoding="StarMath 5.0">Z[%iDELTA^n x[k T]] = (z - 1)^n X*(z)</annotation>
  </semantics>
</math>
</file>

<file path=Object 7/content.xml><?xml version="1.0" encoding="utf-8"?>
<math xmlns="http://www.w3.org/1998/Math/MathML">
  <semantics>
    <mrow>
      <mrow>
        <msub>
          <mi>lim</mi>
          <mtext>n-&gt;inf</mtext>
        </msub>
        <mi>x</mi>
      </mrow>
      <mrow>
        <mrow>
          <mo stretchy="false">[</mo>
          <mrow>
            <mi>n</mi>
            <mi>T</mi>
          </mrow>
          <mo stretchy="false">]</mo>
        </mrow>
        <mo stretchy="false">=</mo>
        <mrow>
          <msub>
            <mi>lim</mi>
            <mtext>z-&gt;1</mtext>
          </msub>
          <mrow>
            <mo stretchy="false">(</mo>
            <mrow>
              <mrow>
                <mo stretchy="false">(</mo>
                <mrow>
                  <mrow>
                    <mi>z</mi>
                    <mo stretchy="false">−</mo>
                    <mn>1</mn>
                  </mrow>
                </mrow>
                <mo stretchy="false">)</mo>
              </mrow>
              <msup>
                <mi>X</mi>
                <mtext>*</mtext>
              </msup>
              <mrow>
                <mo stretchy="false">(</mo>
                <mrow>
                  <mi>z</mi>
                </mrow>
                <mo stretchy="false">)</mo>
              </mrow>
            </mrow>
            <mo stretchy="false">)</mo>
          </mrow>
        </mrow>
      </mrow>
    </mrow>
    <annotation encoding="StarMath 5.0">lim_"n-&gt;inf" x[n T] = lim_"z-&gt;1"((z - 1) X^"*"(z))</annotation>
  </semantics>
</math>
</file>

<file path=Object 8/content.xml><?xml version="1.0" encoding="utf-8"?>
<math xmlns="http://www.w3.org/1998/Math/MathML">
  <semantics>
    <mrow>
      <mi>x</mi>
      <mrow>
        <mrow>
          <mo stretchy="false">[</mo>
          <mrow>
            <mi>n</mi>
            <mi>T</mi>
          </mrow>
          <mo stretchy="false">]</mo>
        </mrow>
        <mo stretchy="false">=</mo>
        <mfrac>
          <mn>1</mn>
          <mrow>
            <mn>2</mn>
            <mo stretchy="false">π</mo>
            <mi>j</mi>
          </mrow>
        </mfrac>
      </mrow>
      <mrow>
        <mo stretchy="false">∮</mo>
        <mi>X</mi>
      </mrow>
      <mrow>
        <mo stretchy="false">(</mo>
        <mrow>
          <mi>z</mi>
        </mrow>
        <mo stretchy="false">)</mo>
      </mrow>
      <msup>
        <mi>z</mi>
        <mrow>
          <mo stretchy="false">(</mo>
          <mrow>
            <mrow>
              <mi>n</mi>
              <mo stretchy="false">−</mo>
              <mn>1</mn>
            </mrow>
          </mrow>
          <mo stretchy="false">)</mo>
        </mrow>
      </msup>
      <mi>d</mi>
      <mi>z</mi>
    </mrow>
    <annotation encoding="StarMath 5.0">x[n T] = 1 over {2 %ipi j} lint X(z) z^(n-1)  d z</annotation>
  </semantics>
</math>
</file>

<file path=Object 9/content.xml><?xml version="1.0" encoding="utf-8"?>
<math xmlns="http://www.w3.org/1998/Math/MathML">
  <semantics>
    <mrow>
      <mn>1.</mn>
      <mi>X</mi>
      <mrow>
        <mrow>
          <mo stretchy="false">(</mo>
          <mrow>
            <mi>z</mi>
          </mrow>
          <mo stretchy="false">)</mo>
        </mrow>
        <mo stretchy="false">=</mo>
        <mi>x</mi>
      </mrow>
      <mrow>
        <mrow>
          <mrow>
            <mo stretchy="false">[</mo>
            <mrow>
              <mn>0</mn>
            </mrow>
            <mo stretchy="false">]</mo>
          </mrow>
          <mo stretchy="false">+</mo>
          <mi>…</mi>
        </mrow>
        <mo stretchy="false">+</mo>
        <mi>z</mi>
      </mrow>
      <mrow>
        <mo stretchy="false">[</mo>
        <mrow>
          <mi>k</mi>
          <mi>T</mi>
        </mrow>
        <mo stretchy="false">]</mo>
      </mrow>
      <mrow>
        <msup>
          <mi>z</mi>
          <mrow>
            <mo stretchy="false">−</mo>
            <mi>k</mi>
          </mrow>
        </msup>
        <mo stretchy="false">+</mo>
        <mn>...</mn>
      </mrow>
    </mrow>
    <annotation encoding="StarMath 5.0">1. X(z) = x[0] + … + z[k T] z^-k + ...</annotation>
  </semantics>
</math>
</file>